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6.027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3.939cm"/>
    </style:style>
    <style:style style:name="co10" style:family="table-column">
      <style:table-column-properties fo:break-before="auto" style:column-width="5.736cm"/>
    </style:style>
    <style:style style:name="co11" style:family="table-column">
      <style:table-column-properties fo:break-before="auto" style:column-width="4.738cm"/>
    </style:style>
    <style:style style:name="co12" style:family="table-column">
      <style:table-column-properties fo:break-before="auto" style:column-width="4.429cm"/>
    </style:style>
    <style:style style:name="co13" style:family="table-column">
      <style:table-column-properties fo:break-before="auto" style:column-width="5.228cm"/>
    </style:style>
    <style:style style:name="co14" style:family="table-column">
      <style:table-column-properties fo:break-before="auto" style:column-width="5.136cm"/>
    </style:style>
    <style:style style:name="co15" style:family="table-column">
      <style:table-column-properties fo:break-before="auto" style:column-width="3.702cm"/>
    </style:style>
    <style:style style:name="co16" style:family="table-column">
      <style:table-column-properties fo:break-before="auto" style:column-width="4.755cm"/>
    </style:style>
    <style:style style:name="co17" style:family="table-column">
      <style:table-column-properties fo:break-before="auto" style:column-width="5.283cm"/>
    </style:style>
    <style:style style:name="co18" style:family="table-column">
      <style:table-column-properties fo:break-before="auto" style:column-width="3.849cm"/>
    </style:style>
    <style:style style:name="co19" style:family="table-column">
      <style:table-column-properties fo:break-before="auto" style:column-width="4.083cm"/>
    </style:style>
    <style:style style:name="co20" style:family="table-column">
      <style:table-column-properties fo:break-before="auto" style:column-width="3.956cm"/>
    </style:style>
    <style:style style:name="co21" style:family="table-column">
      <style:table-column-properties fo:break-before="auto" style:column-width="4.411cm"/>
    </style:style>
    <style:style style:name="co22" style:family="table-column">
      <style:table-column-properties fo:break-before="auto" style:column-width="3.54cm"/>
    </style:style>
    <style:style style:name="co23" style:family="table-column">
      <style:table-column-properties fo:break-before="auto" style:column-width="3.993cm"/>
    </style:style>
    <style:style style:name="co24" style:family="table-column">
      <style:table-column-properties fo:break-before="auto" style:column-width="4.029cm"/>
    </style:style>
    <style:style style:name="co25" style:family="table-column">
      <style:table-column-properties fo:break-before="auto" style:column-width="7.37cm"/>
    </style:style>
    <style:style style:name="co26" style:family="table-column">
      <style:table-column-properties fo:break-before="auto" style:column-width="3.522cm"/>
    </style:style>
    <style:style style:name="co27" style:family="table-column">
      <style:table-column-properties fo:break-before="auto" style:column-width="3.7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5" style:family="table-cell" style:parent-style-name="Default" style:data-style-name="N0"/>
    <style:style style:name="ce6" style:family="table-cell" style:parent-style-name="Default" style:data-style-name="N2"/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xyBA12C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187064706735419" calcext:value-type="float">
            <text:p>-0.187064706735419</text:p>
          </table:table-cell>
          <table:table-cell office:value-type="float" office:value="-0.367718562614869" calcext:value-type="float">
            <text:p>-0.367718562614869</text:p>
          </table:table-cell>
          <table:table-cell office:value-type="float" office:value="-0.00641085085596921" calcext:value-type="float">
            <text:p>-0.00641085085596921</text:p>
          </table:table-cell>
          <table:table-cell office:value-type="float" office:value="0.829390067525396" calcext:value-type="float">
            <text:p>0.829390067525396</text:p>
          </table:table-cell>
          <table:table-cell office:value-type="float" office:value="0.692311996751384" calcext:value-type="float">
            <text:p>0.692311996751384</text:p>
          </table:table-cell>
          <table:table-cell office:value-type="float" office:value="0.993609654805401" calcext:value-type="float">
            <text:p>0.993609654805401</text:p>
          </table:table-cell>
          <table:table-cell office:value-type="float" office:value="0.170609932474604" calcext:value-type="float">
            <text:p>0.170609932474604</text:p>
          </table:table-cell>
          <table:table-cell office:value-type="float" office:value="0.307688003248616" calcext:value-type="float">
            <text:p>0.307688003248616</text:p>
          </table:table-cell>
          <table:table-cell office:value-type="float" office:value="0.00639034519459947" calcext:value-type="float">
            <text:p>0.00639034519459947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2.08016706854587" calcext:value-type="float">
            <text:p>-2.08016706854587</text:p>
          </table:table-cell>
          <table:table-cell office:value-type="float" office:value="-2.17948059321223" calcext:value-type="float">
            <text:p>-2.17948059321223</text:p>
          </table:table-cell>
          <table:table-cell office:value-type="float" office:value="-1.98085354387951" calcext:value-type="float">
            <text:p>-1.98085354387951</text:p>
          </table:table-cell>
          <table:table-cell office:value-type="float" office:value="0.124909342033118" calcext:value-type="float">
            <text:p>0.124909342033118</text:p>
          </table:table-cell>
          <table:table-cell office:value-type="float" office:value="0.11310026042977" calcext:value-type="float">
            <text:p>0.11310026042977</text:p>
          </table:table-cell>
          <table:table-cell office:value-type="float" office:value="0.137951439438416" calcext:value-type="float">
            <text:p>0.137951439438416</text:p>
          </table:table-cell>
          <table:table-cell office:value-type="float" office:value="0.875090657966882" calcext:value-type="float">
            <text:p>0.875090657966882</text:p>
          </table:table-cell>
          <table:table-cell office:value-type="float" office:value="0.88689973957023" calcext:value-type="float">
            <text:p>0.88689973957023</text:p>
          </table:table-cell>
          <table:table-cell office:value-type="float" office:value="0.862048560561584" calcext:value-type="float">
            <text:p>0.862048560561584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77443257591872" calcext:value-type="float">
            <text:p>-1.77443257591872</text:p>
          </table:table-cell>
          <table:table-cell office:value-type="float" office:value="-1.83887559958384" calcext:value-type="float">
            <text:p>-1.83887559958384</text:p>
          </table:table-cell>
          <table:table-cell office:value-type="float" office:value="-1.7099895522536" calcext:value-type="float">
            <text:p>-1.7099895522536</text:p>
          </table:table-cell>
          <table:table-cell office:value-type="float" office:value="0.169579645779557" calcext:value-type="float">
            <text:p>0.169579645779557</text:p>
          </table:table-cell>
          <table:table-cell office:value-type="float" office:value="0.158996100919122" calcext:value-type="float">
            <text:p>0.158996100919122</text:p>
          </table:table-cell>
          <table:table-cell office:value-type="float" office:value="0.180867682266928" calcext:value-type="float">
            <text:p>0.180867682266928</text:p>
          </table:table-cell>
          <table:table-cell office:value-type="float" office:value="0.830420354220443" calcext:value-type="float">
            <text:p>0.830420354220443</text:p>
          </table:table-cell>
          <table:table-cell office:value-type="float" office:value="0.841003899080878" calcext:value-type="float">
            <text:p>0.841003899080878</text:p>
          </table:table-cell>
          <table:table-cell office:value-type="float" office:value="0.819132317733072" calcext:value-type="float">
            <text:p>0.819132317733072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1.19033614032617" calcext:value-type="float">
            <text:p>-1.19033614032617</text:p>
          </table:table-cell>
          <table:table-cell office:value-type="float" office:value="-1.28533621056448" calcext:value-type="float">
            <text:p>-1.28533621056448</text:p>
          </table:table-cell>
          <table:table-cell office:value-type="float" office:value="-1.09533607008785" calcext:value-type="float">
            <text:p>-1.09533607008785</text:p>
          </table:table-cell>
          <table:table-cell office:value-type="float" office:value="0.304119020216877" calcext:value-type="float">
            <text:p>0.304119020216877</text:p>
          </table:table-cell>
          <table:table-cell office:value-type="float" office:value="0.276557586417286" calcext:value-type="float">
            <text:p>0.276557586417286</text:p>
          </table:table-cell>
          <table:table-cell office:value-type="float" office:value="0.334427197083364" calcext:value-type="float">
            <text:p>0.334427197083364</text:p>
          </table:table-cell>
          <table:table-cell office:value-type="float" office:value="0.695880979783123" calcext:value-type="float">
            <text:p>0.695880979783123</text:p>
          </table:table-cell>
          <table:table-cell office:value-type="float" office:value="0.723442413582714" calcext:value-type="float">
            <text:p>0.723442413582714</text:p>
          </table:table-cell>
          <table:table-cell office:value-type="float" office:value="0.665572802916636" calcext:value-type="float">
            <text:p>0.665572802916636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94181481595608" calcext:value-type="float">
            <text:p>-0.94181481595608</text:p>
          </table:table-cell>
          <table:table-cell office:value-type="float" office:value="-1.4074760084133" calcext:value-type="float">
            <text:p>-1.4074760084133</text:p>
          </table:table-cell>
          <table:table-cell office:value-type="float" office:value="-0.476153623498863" calcext:value-type="float">
            <text:p>-0.476153623498863</text:p>
          </table:table-cell>
          <table:table-cell office:value-type="float" office:value="0.389919560618568" calcext:value-type="float">
            <text:p>0.389919560618568</text:p>
          </table:table-cell>
          <table:table-cell office:value-type="float" office:value="0.244760277062235" calcext:value-type="float">
            <text:p>0.244760277062235</text:p>
          </table:table-cell>
          <table:table-cell office:value-type="float" office:value="0.621168048908193" calcext:value-type="float">
            <text:p>0.621168048908193</text:p>
          </table:table-cell>
          <table:table-cell office:value-type="float" office:value="0.610080439381432" calcext:value-type="float">
            <text:p>0.610080439381432</text:p>
          </table:table-cell>
          <table:table-cell office:value-type="float" office:value="0.755239722937765" calcext:value-type="float">
            <text:p>0.755239722937765</text:p>
          </table:table-cell>
          <table:table-cell office:value-type="float" office:value="0.378831951091807" calcext:value-type="float">
            <text:p>0.378831951091807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665083143197329" calcext:value-type="float">
            <text:p>-0.665083143197329</text:p>
          </table:table-cell>
          <table:table-cell office:value-type="float" office:value="-0.851155341032252" calcext:value-type="float">
            <text:p>-0.851155341032252</text:p>
          </table:table-cell>
          <table:table-cell office:value-type="float" office:value="-0.479010945362407" calcext:value-type="float">
            <text:p>-0.479010945362407</text:p>
          </table:table-cell>
          <table:table-cell office:value-type="float" office:value="0.51423077113872" calcext:value-type="float">
            <text:p>0.51423077113872</text:p>
          </table:table-cell>
          <table:table-cell office:value-type="float" office:value="0.426921407089706" calcext:value-type="float">
            <text:p>0.426921407089706</text:p>
          </table:table-cell>
          <table:table-cell office:value-type="float" office:value="0.619395705145231" calcext:value-type="float">
            <text:p>0.619395705145231</text:p>
          </table:table-cell>
          <table:table-cell office:value-type="float" office:value="0.48576922886128" calcext:value-type="float">
            <text:p>0.48576922886128</text:p>
          </table:table-cell>
          <table:table-cell office:value-type="float" office:value="0.573078592910294" calcext:value-type="float">
            <text:p>0.573078592910294</text:p>
          </table:table-cell>
          <table:table-cell office:value-type="float" office:value="0.380604294854769" calcext:value-type="float">
            <text:p>0.380604294854769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541432662565728" calcext:value-type="float">
            <text:p>-0.541432662565728</text:p>
          </table:table-cell>
          <table:table-cell office:value-type="float" office:value="-0.702241823126104" calcext:value-type="float">
            <text:p>-0.702241823126104</text:p>
          </table:table-cell>
          <table:table-cell office:value-type="float" office:value="-0.380623502005353" calcext:value-type="float">
            <text:p>-0.380623502005353</text:p>
          </table:table-cell>
          <table:table-cell office:value-type="float" office:value="0.581913968533882" calcext:value-type="float">
            <text:p>0.581913968533882</text:p>
          </table:table-cell>
          <table:table-cell office:value-type="float" office:value="0.495473294303305" calcext:value-type="float">
            <text:p>0.495473294303305</text:p>
          </table:table-cell>
          <table:table-cell office:value-type="float" office:value="0.683435153151892" calcext:value-type="float">
            <text:p>0.683435153151892</text:p>
          </table:table-cell>
          <table:table-cell office:value-type="float" office:value="0.418086031466118" calcext:value-type="float">
            <text:p>0.418086031466118</text:p>
          </table:table-cell>
          <table:table-cell office:value-type="float" office:value="0.504526705696695" calcext:value-type="float">
            <text:p>0.504526705696695</text:p>
          </table:table-cell>
          <table:table-cell office:value-type="float" office:value="0.316564846848108" calcext:value-type="float">
            <text:p>0.316564846848108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46949189691864" calcext:value-type="float">
            <text:p>-0.46949189691864</text:p>
          </table:table-cell>
          <table:table-cell office:value-type="float" office:value="-0.616960417794892" calcext:value-type="float">
            <text:p>-0.616960417794892</text:p>
          </table:table-cell>
          <table:table-cell office:value-type="float" office:value="-0.322023376042387" calcext:value-type="float">
            <text:p>-0.322023376042387</text:p>
          </table:table-cell>
          <table:table-cell office:value-type="float" office:value="0.625319914552763" calcext:value-type="float">
            <text:p>0.625319914552763</text:p>
          </table:table-cell>
          <table:table-cell office:value-type="float" office:value="0.53958205150474" calcext:value-type="float">
            <text:p>0.53958205150474</text:p>
          </table:table-cell>
          <table:table-cell office:value-type="float" office:value="0.724681249952288" calcext:value-type="float">
            <text:p>0.724681249952288</text:p>
          </table:table-cell>
          <table:table-cell office:value-type="float" office:value="0.374680085447237" calcext:value-type="float">
            <text:p>0.374680085447237</text:p>
          </table:table-cell>
          <table:table-cell office:value-type="float" office:value="0.46041794849526" calcext:value-type="float">
            <text:p>0.46041794849526</text:p>
          </table:table-cell>
          <table:table-cell office:value-type="float" office:value="0.275318750047712" calcext:value-type="float">
            <text:p>0.275318750047712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458788116253595" calcext:value-type="float">
            <text:p>-0.458788116253595</text:p>
          </table:table-cell>
          <table:table-cell office:value-type="float" office:value="-0.555883472399876" calcext:value-type="float">
            <text:p>-0.555883472399876</text:p>
          </table:table-cell>
          <table:table-cell office:value-type="float" office:value="-0.361692760107314" calcext:value-type="float">
            <text:p>-0.361692760107314</text:p>
          </table:table-cell>
          <table:table-cell office:value-type="float" office:value="0.632049151654827" calcext:value-type="float">
            <text:p>0.632049151654827</text:p>
          </table:table-cell>
          <table:table-cell office:value-type="float" office:value="0.573565308170612" calcext:value-type="float">
            <text:p>0.573565308170612</text:p>
          </table:table-cell>
          <table:table-cell office:value-type="float" office:value="0.696496326428369" calcext:value-type="float">
            <text:p>0.696496326428369</text:p>
          </table:table-cell>
          <table:table-cell office:value-type="float" office:value="0.367950848345173" calcext:value-type="float">
            <text:p>0.367950848345173</text:p>
          </table:table-cell>
          <table:table-cell office:value-type="float" office:value="0.426434691829388" calcext:value-type="float">
            <text:p>0.426434691829388</text:p>
          </table:table-cell>
          <table:table-cell office:value-type="float" office:value="0.303503673571631" calcext:value-type="float">
            <text:p>0.303503673571631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401250194156131" calcext:value-type="float">
            <text:p>-0.401250194156131</text:p>
          </table:table-cell>
          <table:table-cell office:value-type="float" office:value="-0.514272549744714" calcext:value-type="float">
            <text:p>-0.514272549744714</text:p>
          </table:table-cell>
          <table:table-cell office:value-type="float" office:value="-0.288227838567547" calcext:value-type="float">
            <text:p>-0.288227838567547</text:p>
          </table:table-cell>
          <table:table-cell office:value-type="float" office:value="0.669482539463344" calcext:value-type="float">
            <text:p>0.669482539463344</text:p>
          </table:table-cell>
          <table:table-cell office:value-type="float" office:value="0.597935404710508" calcext:value-type="float">
            <text:p>0.597935404710508</text:p>
          </table:table-cell>
          <table:table-cell office:value-type="float" office:value="0.749590787090603" calcext:value-type="float">
            <text:p>0.749590787090603</text:p>
          </table:table-cell>
          <table:table-cell office:value-type="float" office:value="0.330517460536656" calcext:value-type="float">
            <text:p>0.330517460536656</text:p>
          </table:table-cell>
          <table:table-cell office:value-type="float" office:value="0.402064595289492" calcext:value-type="float">
            <text:p>0.402064595289492</text:p>
          </table:table-cell>
          <table:table-cell office:value-type="float" office:value="0.250409212909397" calcext:value-type="float">
            <text:p>0.250409212909397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0365811154028639" calcext:value-type="float">
            <text:p>0.0365811154028639</text:p>
          </table:table-cell>
          <table:table-cell office:value-type="float" office:value="-0.106544524367757" calcext:value-type="float">
            <text:p>-0.106544524367757</text:p>
          </table:table-cell>
          <table:table-cell office:value-type="float" office:value="0.179706755173485" calcext:value-type="float">
            <text:p>0.179706755173485</text:p>
          </table:table-cell>
          <table:table-cell office:value-type="float" office:value="1.0372584382415" calcext:value-type="float">
            <text:p>1.0372584382415</text:p>
          </table:table-cell>
          <table:table-cell office:value-type="float" office:value="0.898935022756642" calcext:value-type="float">
            <text:p>0.898935022756642</text:p>
          </table:table-cell>
          <table:table-cell office:value-type="float" office:value="1.1968663367947" calcext:value-type="float">
            <text:p>1.1968663367947</text:p>
          </table:table-cell>
          <table:table-cell office:value-type="float" office:value="-0.0372584382415049" calcext:value-type="float">
            <text:p>-0.0372584382415049</text:p>
          </table:table-cell>
          <table:table-cell office:value-type="float" office:value="0.101064977243358" calcext:value-type="float">
            <text:p>0.101064977243358</text:p>
          </table:table-cell>
          <table:table-cell office:value-type="float" office:value="-0.196866336794703" calcext:value-type="float">
            <text:p>-0.196866336794703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323378968172884" calcext:value-type="float">
            <text:p>0.323378968172884</text:p>
          </table:table-cell>
          <table:table-cell office:value-type="float" office:value="0.0264277897488028" calcext:value-type="float">
            <text:p>0.0264277897488028</text:p>
          </table:table-cell>
          <table:table-cell office:value-type="float" office:value="0.620330146596964" calcext:value-type="float">
            <text:p>0.620330146596964</text:p>
          </table:table-cell>
          <table:table-cell office:value-type="float" office:value="1.38178890571097" calcext:value-type="float">
            <text:p>1.38178890571097</text:p>
          </table:table-cell>
          <table:table-cell office:value-type="float" office:value="1.02678010053565" calcext:value-type="float">
            <text:p>1.02678010053565</text:p>
          </table:table-cell>
          <table:table-cell office:value-type="float" office:value="1.85954186193309" calcext:value-type="float">
            <text:p>1.85954186193309</text:p>
          </table:table-cell>
          <table:table-cell office:value-type="float" office:value="-0.381788905710968" calcext:value-type="float">
            <text:p>-0.381788905710968</text:p>
          </table:table-cell>
          <table:table-cell office:value-type="float" office:value="-0.0267801005356536" calcext:value-type="float">
            <text:p>-0.0267801005356536</text:p>
          </table:table-cell>
          <table:table-cell office:value-type="float" office:value="-0.85954186193309" calcext:value-type="float">
            <text:p>-0.85954186193309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0182119840391952" calcext:value-type="float">
            <text:p>0.0182119840391952</text:p>
          </table:table-cell>
          <table:table-cell office:value-type="float" office:value="-1.94696935325424" calcext:value-type="float">
            <text:p>-1.94696935325424</text:p>
          </table:table-cell>
          <table:table-cell office:value-type="float" office:value="1.98339332133263" calcext:value-type="float">
            <text:p>1.98339332133263</text:p>
          </table:table-cell>
          <table:table-cell office:value-type="float" office:value="1.01837883356842" calcext:value-type="float">
            <text:p>1.01837883356842</text:p>
          </table:table-cell>
          <table:table-cell office:value-type="float" office:value="0.142705908079977" calcext:value-type="float">
            <text:p>0.142705908079977</text:p>
          </table:table-cell>
          <table:table-cell office:value-type="float" office:value="7.26736168539673" calcext:value-type="float">
            <text:p>7.26736168539673</text:p>
          </table:table-cell>
          <table:table-cell office:value-type="float" office:value="-0.0183788335684179" calcext:value-type="float">
            <text:p>-0.0183788335684179</text:p>
          </table:table-cell>
          <table:table-cell office:value-type="float" office:value="0.857294091920023" calcext:value-type="float">
            <text:p>0.857294091920023</text:p>
          </table:table-cell>
          <table:table-cell office:value-type="float" office:value="-6.26736168539673" calcext:value-type="float">
            <text:p>-6.26736168539673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4.77736667128695" calcext:value-type="float">
            <text:p>-4.77736667128695</text:p>
          </table:table-cell>
          <table:table-cell office:value-type="float" office:value="-5.3982616251204" calcext:value-type="float">
            <text:p>-5.3982616251204</text:p>
          </table:table-cell>
          <table:table-cell office:value-type="float" office:value="-4.15647171745351" calcext:value-type="float">
            <text:p>-4.15647171745351</text:p>
          </table:table-cell>
          <table:table-cell office:value-type="float" office:value="0.00841813752890884" calcext:value-type="float">
            <text:p>0.00841813752890884</text:p>
          </table:table-cell>
          <table:table-cell office:value-type="float" office:value="0.00452443928185581" calcext:value-type="float">
            <text:p>0.00452443928185581</text:p>
          </table:table-cell>
          <table:table-cell office:value-type="float" office:value="0.0156627230560505" calcext:value-type="float">
            <text:p>0.0156627230560505</text:p>
          </table:table-cell>
          <table:table-cell office:value-type="float" office:value="0.991581862471091" calcext:value-type="float">
            <text:p>0.991581862471091</text:p>
          </table:table-cell>
          <table:table-cell office:value-type="float" office:value="0.995475560718144" calcext:value-type="float">
            <text:p>0.995475560718144</text:p>
          </table:table-cell>
          <table:table-cell office:value-type="float" office:value="0.98433727694395" calcext:value-type="float">
            <text:p>0.98433727694395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4.27798491191067" calcext:value-type="float">
            <text:p>-4.27798491191067</text:p>
          </table:table-cell>
          <table:table-cell office:value-type="float" office:value="-4.80304679614426" calcext:value-type="float">
            <text:p>-4.80304679614426</text:p>
          </table:table-cell>
          <table:table-cell office:value-type="float" office:value="-3.75292302767708" calcext:value-type="float">
            <text:p>-3.75292302767708</text:p>
          </table:table-cell>
          <table:table-cell office:value-type="float" office:value="0.0138705843934804" calcext:value-type="float">
            <text:p>0.0138705843934804</text:p>
          </table:table-cell>
          <table:table-cell office:value-type="float" office:value="0.00820471084691241" calcext:value-type="float">
            <text:p>0.00820471084691241</text:p>
          </table:table-cell>
          <table:table-cell office:value-type="float" office:value="0.0234491032050279" calcext:value-type="float">
            <text:p>0.0234491032050279</text:p>
          </table:table-cell>
          <table:table-cell office:value-type="float" office:value="0.98612941560652" calcext:value-type="float">
            <text:p>0.98612941560652</text:p>
          </table:table-cell>
          <table:table-cell office:value-type="float" office:value="0.991795289153088" calcext:value-type="float">
            <text:p>0.991795289153088</text:p>
          </table:table-cell>
          <table:table-cell office:value-type="float" office:value="0.976550896794972" calcext:value-type="float">
            <text:p>0.976550896794972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5.22995080557062" calcext:value-type="float">
            <text:p>-5.22995080557062</text:p>
          </table:table-cell>
          <table:table-cell office:value-type="float" office:value="-7.19061845552717" calcext:value-type="float">
            <text:p>-7.19061845552717</text:p>
          </table:table-cell>
          <table:table-cell office:value-type="float" office:value="-3.26928315561408" calcext:value-type="float">
            <text:p>-3.26928315561408</text:p>
          </table:table-cell>
          <table:table-cell office:value-type="float" office:value="0.00535378867276044" calcext:value-type="float">
            <text:p>0.00535378867276044</text:p>
          </table:table-cell>
          <table:table-cell office:value-type="float" office:value="0.000753622894093993" calcext:value-type="float">
            <text:p>0.000753622894093993</text:p>
          </table:table-cell>
          <table:table-cell office:value-type="float" office:value="0.0380336815364889" calcext:value-type="float">
            <text:p>0.0380336815364889</text:p>
          </table:table-cell>
          <table:table-cell office:value-type="float" office:value="0.99464621132724" calcext:value-type="float">
            <text:p>0.99464621132724</text:p>
          </table:table-cell>
          <table:table-cell office:value-type="float" office:value="0.999246377105906" calcext:value-type="float">
            <text:p>0.999246377105906</text:p>
          </table:table-cell>
          <table:table-cell office:value-type="float" office:value="0.961966318463511" calcext:value-type="float">
            <text:p>0.961966318463511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4.69429022655379" calcext:value-type="float">
            <text:p>-4.69429022655379</text:p>
          </table:table-cell>
          <table:table-cell office:value-type="float" office:value="-5.82665554358204" calcext:value-type="float">
            <text:p>-5.82665554358204</text:p>
          </table:table-cell>
          <table:table-cell office:value-type="float" office:value="-3.56192490952555" calcext:value-type="float">
            <text:p>-3.56192490952555</text:p>
          </table:table-cell>
          <table:table-cell office:value-type="float" office:value="0.00914735761585347" calcext:value-type="float">
            <text:p>0.00914735761585347</text:p>
          </table:table-cell>
          <table:table-cell office:value-type="float" office:value="0.00294791970073686" calcext:value-type="float">
            <text:p>0.00294791970073686</text:p>
          </table:table-cell>
          <table:table-cell office:value-type="float" office:value="0.0283841352026642" calcext:value-type="float">
            <text:p>0.0283841352026642</text:p>
          </table:table-cell>
          <table:table-cell office:value-type="float" office:value="0.990852642384146" calcext:value-type="float">
            <text:p>0.990852642384146</text:p>
          </table:table-cell>
          <table:table-cell office:value-type="float" office:value="0.997052080299263" calcext:value-type="float">
            <text:p>0.997052080299263</text:p>
          </table:table-cell>
          <table:table-cell office:value-type="float" office:value="0.971615864797336" calcext:value-type="float">
            <text:p>0.971615864797336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3.19800752519861" calcext:value-type="float">
            <text:p>-3.19800752519861</text:p>
          </table:table-cell>
          <table:table-cell office:value-type="float" office:value="-3.66147921569624" calcext:value-type="float">
            <text:p>-3.66147921569624</text:p>
          </table:table-cell>
          <table:table-cell office:value-type="float" office:value="-2.73453583470099" calcext:value-type="float">
            <text:p>-2.73453583470099</text:p>
          </table:table-cell>
          <table:table-cell office:value-type="float" office:value="0.040843502608482" calcext:value-type="float">
            <text:p>0.040843502608482</text:p>
          </table:table-cell>
          <table:table-cell office:value-type="float" office:value="0.0256944769281417" calcext:value-type="float">
            <text:p>0.0256944769281417</text:p>
          </table:table-cell>
          <table:table-cell office:value-type="float" office:value="0.0649241356418509" calcext:value-type="float">
            <text:p>0.0649241356418509</text:p>
          </table:table-cell>
          <table:table-cell office:value-type="float" office:value="0.959156497391518" calcext:value-type="float">
            <text:p>0.959156497391518</text:p>
          </table:table-cell>
          <table:table-cell office:value-type="float" office:value="0.974305523071858" calcext:value-type="float">
            <text:p>0.974305523071858</text:p>
          </table:table-cell>
          <table:table-cell office:value-type="float" office:value="0.935075864358149" calcext:value-type="float">
            <text:p>0.935075864358149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3.00140908401086" calcext:value-type="float">
            <text:p>-3.00140908401086</text:p>
          </table:table-cell>
          <table:table-cell office:value-type="float" office:value="-3.59361220185628" calcext:value-type="float">
            <text:p>-3.59361220185628</text:p>
          </table:table-cell>
          <table:table-cell office:value-type="float" office:value="-2.40920596616543" calcext:value-type="float">
            <text:p>-2.40920596616543</text:p>
          </table:table-cell>
          <table:table-cell office:value-type="float" office:value="0.0497169636092261" calcext:value-type="float">
            <text:p>0.0497169636092261</text:p>
          </table:table-cell>
          <table:table-cell office:value-type="float" office:value="0.0274988195178043" calcext:value-type="float">
            <text:p>0.0274988195178043</text:p>
          </table:table-cell>
          <table:table-cell office:value-type="float" office:value="0.0898866392763056" calcext:value-type="float">
            <text:p>0.0898866392763056</text:p>
          </table:table-cell>
          <table:table-cell office:value-type="float" office:value="0.950283036390774" calcext:value-type="float">
            <text:p>0.950283036390774</text:p>
          </table:table-cell>
          <table:table-cell office:value-type="float" office:value="0.972501180482196" calcext:value-type="float">
            <text:p>0.972501180482196</text:p>
          </table:table-cell>
          <table:table-cell office:value-type="float" office:value="0.910113360723694" calcext:value-type="float">
            <text:p>0.910113360723694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2.7345175423378" calcext:value-type="float">
            <text:p>-2.7345175423378</text:p>
          </table:table-cell>
          <table:table-cell office:value-type="float" office:value="-3.35564506501736" calcext:value-type="float">
            <text:p>-3.35564506501736</text:p>
          </table:table-cell>
          <table:table-cell office:value-type="float" office:value="-2.11339001965824" calcext:value-type="float">
            <text:p>-2.11339001965824</text:p>
          </table:table-cell>
          <table:table-cell office:value-type="float" office:value="0.0649253232685818" calcext:value-type="float">
            <text:p>0.0649253232685818</text:p>
          </table:table-cell>
          <table:table-cell office:value-type="float" office:value="0.0348868586027789" calcext:value-type="float">
            <text:p>0.0348868586027789</text:p>
          </table:table-cell>
          <table:table-cell office:value-type="float" office:value="0.120827663204794" calcext:value-type="float">
            <text:p>0.120827663204794</text:p>
          </table:table-cell>
          <table:table-cell office:value-type="float" office:value="0.935074676731418" calcext:value-type="float">
            <text:p>0.935074676731418</text:p>
          </table:table-cell>
          <table:table-cell office:value-type="float" office:value="0.965113141397221" calcext:value-type="float">
            <text:p>0.965113141397221</text:p>
          </table:table-cell>
          <table:table-cell office:value-type="float" office:value="0.879172336795206" calcext:value-type="float">
            <text:p>0.879172336795206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4.2105895115302" calcext:value-type="float">
            <text:p>-4.2105895115302</text:p>
          </table:table-cell>
          <table:table-cell office:value-type="float" office:value="-6.17094333695161" calcext:value-type="float">
            <text:p>-6.17094333695161</text:p>
          </table:table-cell>
          <table:table-cell office:value-type="float" office:value="-2.25023568610878" calcext:value-type="float">
            <text:p>-2.25023568610878</text:p>
          </table:table-cell>
          <table:table-cell office:value-type="float" office:value="0.0148376188119966" calcext:value-type="float">
            <text:p>0.0148376188119966</text:p>
          </table:table-cell>
          <table:table-cell office:value-type="float" office:value="0.00208926419050813" calcext:value-type="float">
            <text:p>0.00208926419050813</text:p>
          </table:table-cell>
          <table:table-cell office:value-type="float" office:value="0.105374386355884" calcext:value-type="float">
            <text:p>0.105374386355884</text:p>
          </table:table-cell>
          <table:table-cell office:value-type="float" office:value="0.985162381188003" calcext:value-type="float">
            <text:p>0.985162381188003</text:p>
          </table:table-cell>
          <table:table-cell office:value-type="float" office:value="0.997910735809492" calcext:value-type="float">
            <text:p>0.997910735809492</text:p>
          </table:table-cell>
          <table:table-cell office:value-type="float" office:value="0.894625613644116" calcext:value-type="float">
            <text:p>0.894625613644116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2.00161600766086" calcext:value-type="float">
            <text:p>-2.00161600766086</text:p>
          </table:table-cell>
          <table:table-cell office:value-type="float" office:value="-3.13380965236996" calcext:value-type="float">
            <text:p>-3.13380965236996</text:p>
          </table:table-cell>
          <table:table-cell office:value-type="float" office:value="-0.869422362951752" calcext:value-type="float">
            <text:p>-0.869422362951752</text:p>
          </table:table-cell>
          <table:table-cell office:value-type="float" office:value="0.135116756999711" calcext:value-type="float">
            <text:p>0.135116756999711</text:p>
          </table:table-cell>
          <table:table-cell office:value-type="float" office:value="0.0435515644884106" calcext:value-type="float">
            <text:p>0.0435515644884106</text:p>
          </table:table-cell>
          <table:table-cell office:value-type="float" office:value="0.419193621092007" calcext:value-type="float">
            <text:p>0.419193621092007</text:p>
          </table:table-cell>
          <table:table-cell office:value-type="float" office:value="0.864883243000289" calcext:value-type="float">
            <text:p>0.864883243000289</text:p>
          </table:table-cell>
          <table:table-cell office:value-type="float" office:value="0.956448435511589" calcext:value-type="float">
            <text:p>0.956448435511589</text:p>
          </table:table-cell>
          <table:table-cell office:value-type="float" office:value="0.580806378907993" calcext:value-type="float">
            <text:p>0.580806378907993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69612738181348" calcext:value-type="float">
            <text:p>-2.69612738181348</text:p>
          </table:table-cell>
          <table:table-cell office:value-type="float" office:value="-3.22173212049298" calcext:value-type="float">
            <text:p>-3.22173212049298</text:p>
          </table:table-cell>
          <table:table-cell office:value-type="float" office:value="-2.17052264313398" calcext:value-type="float">
            <text:p>-2.17052264313398</text:p>
          </table:table-cell>
          <table:table-cell office:value-type="float" office:value="0.0674662786280853" calcext:value-type="float">
            <text:p>0.0674662786280853</text:p>
          </table:table-cell>
          <table:table-cell office:value-type="float" office:value="0.0398859111882612" calcext:value-type="float">
            <text:p>0.0398859111882612</text:p>
          </table:table-cell>
          <table:table-cell office:value-type="float" office:value="0.11411795835473" calcext:value-type="float">
            <text:p>0.11411795835473</text:p>
          </table:table-cell>
          <table:table-cell office:value-type="float" office:value="0.932533721371915" calcext:value-type="float">
            <text:p>0.932533721371915</text:p>
          </table:table-cell>
          <table:table-cell office:value-type="float" office:value="0.960114088811739" calcext:value-type="float">
            <text:p>0.960114088811739</text:p>
          </table:table-cell>
          <table:table-cell office:value-type="float" office:value="0.885882041645271" calcext:value-type="float">
            <text:p>0.885882041645271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2.40796011527777" calcext:value-type="float">
            <text:p>-2.40796011527777</text:p>
          </table:table-cell>
          <table:table-cell office:value-type="float" office:value="-3.2860204110023" calcext:value-type="float">
            <text:p>-3.2860204110023</text:p>
          </table:table-cell>
          <table:table-cell office:value-type="float" office:value="-1.52989981955323" calcext:value-type="float">
            <text:p>-1.52989981955323</text:p>
          </table:table-cell>
          <table:table-cell office:value-type="float" office:value="0.0899986944131393" calcext:value-type="float">
            <text:p>0.0899986944131393</text:p>
          </table:table-cell>
          <table:table-cell office:value-type="float" office:value="0.0374023997941086" calcext:value-type="float">
            <text:p>0.0374023997941086</text:p>
          </table:table-cell>
          <table:table-cell office:value-type="float" office:value="0.216557361042525" calcext:value-type="float">
            <text:p>0.216557361042525</text:p>
          </table:table-cell>
          <table:table-cell office:value-type="float" office:value="0.910001305586861" calcext:value-type="float">
            <text:p>0.910001305586861</text:p>
          </table:table-cell>
          <table:table-cell office:value-type="float" office:value="0.962597600205891" calcext:value-type="float">
            <text:p>0.962597600205891</text:p>
          </table:table-cell>
          <table:table-cell office:value-type="float" office:value="0.783442638957475" calcext:value-type="float">
            <text:p>0.783442638957475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91296173444035" calcext:value-type="float">
            <text:p>-1.91296173444035</text:p>
          </table:table-cell>
          <table:table-cell office:value-type="float" office:value="-2.42068022970947" calcext:value-type="float">
            <text:p>-2.42068022970947</text:p>
          </table:table-cell>
          <table:table-cell office:value-type="float" office:value="-1.40524323917123" calcext:value-type="float">
            <text:p>-1.40524323917123</text:p>
          </table:table-cell>
          <table:table-cell office:value-type="float" office:value="0.147642460644846" calcext:value-type="float">
            <text:p>0.147642460644846</text:p>
          </table:table-cell>
          <table:table-cell office:value-type="float" office:value="0.0888611509012821" calcext:value-type="float">
            <text:p>0.0888611509012821</text:p>
          </table:table-cell>
          <table:table-cell office:value-type="float" office:value="0.245307380831486" calcext:value-type="float">
            <text:p>0.245307380831486</text:p>
          </table:table-cell>
          <table:table-cell office:value-type="float" office:value="0.852357539355154" calcext:value-type="float">
            <text:p>0.852357539355154</text:p>
          </table:table-cell>
          <table:table-cell office:value-type="float" office:value="0.911138849098718" calcext:value-type="float">
            <text:p>0.911138849098718</text:p>
          </table:table-cell>
          <table:table-cell office:value-type="float" office:value="0.754692619168514" calcext:value-type="float">
            <text:p>0.754692619168514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2.26768593075455" calcext:value-type="float">
            <text:p>-2.26768593075455</text:p>
          </table:table-cell>
          <table:table-cell office:value-type="float" office:value="-2.83491684828475" calcext:value-type="float">
            <text:p>-2.83491684828475</text:p>
          </table:table-cell>
          <table:table-cell office:value-type="float" office:value="-1.70045501322434" calcext:value-type="float">
            <text:p>-1.70045501322434</text:p>
          </table:table-cell>
          <table:table-cell office:value-type="float" office:value="0.10355152844925" calcext:value-type="float">
            <text:p>0.10355152844925</text:p>
          </table:table-cell>
          <table:table-cell office:value-type="float" office:value="0.0587234085830138" calcext:value-type="float">
            <text:p>0.0587234085830138</text:p>
          </table:table-cell>
          <table:table-cell office:value-type="float" office:value="0.182600419541681" calcext:value-type="float">
            <text:p>0.182600419541681</text:p>
          </table:table-cell>
          <table:table-cell office:value-type="float" office:value="0.89644847155075" calcext:value-type="float">
            <text:p>0.89644847155075</text:p>
          </table:table-cell>
          <table:table-cell office:value-type="float" office:value="0.941276591416986" calcext:value-type="float">
            <text:p>0.941276591416986</text:p>
          </table:table-cell>
          <table:table-cell office:value-type="float" office:value="0.81739958045832" calcext:value-type="float">
            <text:p>0.81739958045832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3.85660100464227" calcext:value-type="float">
            <text:p>-3.85660100464227</text:p>
          </table:table-cell>
          <table:table-cell office:value-type="float" office:value="-5.24315543002645" calcext:value-type="float">
            <text:p>-5.24315543002645</text:p>
          </table:table-cell>
          <table:table-cell office:value-type="float" office:value="-2.47004657925809" calcext:value-type="float">
            <text:p>-2.47004657925809</text:p>
          </table:table-cell>
          <table:table-cell office:value-type="float" office:value="0.0211397313947054" calcext:value-type="float">
            <text:p>0.0211397313947054</text:p>
          </table:table-cell>
          <table:table-cell office:value-type="float" office:value="0.00528355860520679" calcext:value-type="float">
            <text:p>0.00528355860520679</text:p>
          </table:table-cell>
          <table:table-cell office:value-type="float" office:value="0.0845809191933443" calcext:value-type="float">
            <text:p>0.0845809191933443</text:p>
          </table:table-cell>
          <table:table-cell office:value-type="float" office:value="0.978860268605295" calcext:value-type="float">
            <text:p>0.978860268605295</text:p>
          </table:table-cell>
          <table:table-cell office:value-type="float" office:value="0.994716441394793" calcext:value-type="float">
            <text:p>0.994716441394793</text:p>
          </table:table-cell>
          <table:table-cell office:value-type="float" office:value="0.915419080806656" calcext:value-type="float">
            <text:p>0.915419080806656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3.8030883315919" calcext:value-type="float">
            <text:p>-3.8030883315919</text:p>
          </table:table-cell>
          <table:table-cell office:value-type="float" office:value="-5.7636654870677" calcext:value-type="float">
            <text:p>-5.7636654870677</text:p>
          </table:table-cell>
          <table:table-cell office:value-type="float" office:value="-1.84251117611609" calcext:value-type="float">
            <text:p>-1.84251117611609</text:p>
          </table:table-cell>
          <table:table-cell office:value-type="float" office:value="0.0223017900688515" calcext:value-type="float">
            <text:p>0.0223017900688515</text:p>
          </table:table-cell>
          <table:table-cell office:value-type="float" office:value="0.00313958238263586" calcext:value-type="float">
            <text:p>0.00313958238263586</text:p>
          </table:table-cell>
          <table:table-cell office:value-type="float" office:value="0.158419107912547" calcext:value-type="float">
            <text:p>0.158419107912547</text:p>
          </table:table-cell>
          <table:table-cell office:value-type="float" office:value="0.977698209931149" calcext:value-type="float">
            <text:p>0.977698209931149</text:p>
          </table:table-cell>
          <table:table-cell office:value-type="float" office:value="0.996860417617364" calcext:value-type="float">
            <text:p>0.996860417617364</text:p>
          </table:table-cell>
          <table:table-cell office:value-type="float" office:value="0.841580892087453" calcext:value-type="float">
            <text:p>0.841580892087453</text:p>
          </table:table-cell>
        </table:table-row>
        <table:table-row table:style-name="ro1">
          <table:table-cell office:value-type="string" calcext:value-type="string">
            <text:p>DCCI1</text:p>
          </table:table-cell>
          <table:table-cell office:value-type="float" office:value="0.549009986101841" calcext:value-type="float">
            <text:p>0.549009986101841</text:p>
          </table:table-cell>
          <table:table-cell office:value-type="float" office:value="0.462482440812508" calcext:value-type="float">
            <text:p>0.462482440812508</text:p>
          </table:table-cell>
          <table:table-cell office:value-type="float" office:value="0.635537531391175" calcext:value-type="float">
            <text:p>0.635537531391175</text:p>
          </table:table-cell>
          <table:table-cell office:value-type="float" office:value="1.73153792241493" calcext:value-type="float">
            <text:p>1.73153792241493</text:p>
          </table:table-cell>
          <table:table-cell office:value-type="float" office:value="1.58801123988403" calcext:value-type="float">
            <text:p>1.58801123988403</text:p>
          </table:table-cell>
          <table:table-cell office:value-type="float" office:value="1.88803674776255" calcext:value-type="float">
            <text:p>1.88803674776255</text:p>
          </table:table-cell>
          <table:table-cell office:value-type="float" office:value="-0.731537922414933" calcext:value-type="float">
            <text:p>-0.731537922414933</text:p>
          </table:table-cell>
          <table:table-cell office:value-type="float" office:value="-0.588011239884029" calcext:value-type="float">
            <text:p>-0.588011239884029</text:p>
          </table:table-cell>
          <table:table-cell office:value-type="float" office:value="-0.888036747762553" calcext:value-type="float">
            <text:p>-0.888036747762553</text:p>
          </table:table-cell>
        </table:table-row>
        <table:table-row table:style-name="ro1">
          <table:table-cell office:value-type="string" calcext:value-type="string">
            <text:p>DCCI2</text:p>
          </table:table-cell>
          <table:table-cell office:value-type="float" office:value="0.798400868054076" calcext:value-type="float">
            <text:p>0.798400868054076</text:p>
          </table:table-cell>
          <table:table-cell office:value-type="float" office:value="0.71025672676384" calcext:value-type="float">
            <text:p>0.71025672676384</text:p>
          </table:table-cell>
          <table:table-cell office:value-type="float" office:value="0.886545009344311" calcext:value-type="float">
            <text:p>0.886545009344311</text:p>
          </table:table-cell>
          <table:table-cell office:value-type="float" office:value="2.22198483898273" calcext:value-type="float">
            <text:p>2.22198483898273</text:p>
          </table:table-cell>
          <table:table-cell office:value-type="float" office:value="2.03451350567479" calcext:value-type="float">
            <text:p>2.03451350567479</text:p>
          </table:table-cell>
          <table:table-cell office:value-type="float" office:value="2.42673081839857" calcext:value-type="float">
            <text:p>2.42673081839857</text:p>
          </table:table-cell>
          <table:table-cell office:value-type="float" office:value="-1.22198483898273" calcext:value-type="float">
            <text:p>-1.22198483898273</text:p>
          </table:table-cell>
          <table:table-cell office:value-type="float" office:value="-1.03451350567479" calcext:value-type="float">
            <text:p>-1.03451350567479</text:p>
          </table:table-cell>
          <table:table-cell office:value-type="float" office:value="-1.42673081839857" calcext:value-type="float">
            <text:p>-1.42673081839857</text:p>
          </table:table-cell>
        </table:table-row>
        <table:table-row table:style-name="ro1">
          <table:table-cell office:value-type="string" calcext:value-type="string">
            <text:p>DCCI3</text:p>
          </table:table-cell>
          <table:table-cell office:value-type="float" office:value="1.06512846710111" calcext:value-type="float">
            <text:p>1.06512846710111</text:p>
          </table:table-cell>
          <table:table-cell office:value-type="float" office:value="0.9750205661711" calcext:value-type="float">
            <text:p>0.9750205661711</text:p>
          </table:table-cell>
          <table:table-cell office:value-type="float" office:value="1.15523636803113" calcext:value-type="float">
            <text:p>1.15523636803113</text:p>
          </table:table-cell>
          <table:table-cell office:value-type="float" office:value="2.90121167037317" calcext:value-type="float">
            <text:p>2.90121167037317</text:p>
          </table:table-cell>
          <table:table-cell office:value-type="float" office:value="2.65122173590176" calcext:value-type="float">
            <text:p>2.65122173590176</text:p>
          </table:table-cell>
          <table:table-cell office:value-type="float" office:value="3.17477374386664" calcext:value-type="float">
            <text:p>3.17477374386664</text:p>
          </table:table-cell>
          <table:table-cell office:value-type="float" office:value="-1.90121167037317" calcext:value-type="float">
            <text:p>-1.90121167037317</text:p>
          </table:table-cell>
          <table:table-cell office:value-type="float" office:value="-1.65122173590176" calcext:value-type="float">
            <text:p>-1.65122173590176</text:p>
          </table:table-cell>
          <table:table-cell office:value-type="float" office:value="-2.17477374386664" calcext:value-type="float">
            <text:p>-2.17477374386664</text:p>
          </table:table-cell>
        </table:table-row>
        <table:table-row table:style-name="ro1">
          <table:table-cell office:value-type="string" calcext:value-type="string">
            <text:p>DCCI4</text:p>
          </table:table-cell>
          <table:table-cell office:value-type="float" office:value="1.17690439269289" calcext:value-type="float">
            <text:p>1.17690439269289</text:p>
          </table:table-cell>
          <table:table-cell office:value-type="float" office:value="1.08087218541768" calcext:value-type="float">
            <text:p>1.08087218541768</text:p>
          </table:table-cell>
          <table:table-cell office:value-type="float" office:value="1.27293659996809" calcext:value-type="float">
            <text:p>1.27293659996809</text:p>
          </table:table-cell>
          <table:table-cell office:value-type="float" office:value="3.24431551523315" calcext:value-type="float">
            <text:p>3.24431551523315</text:p>
          </table:table-cell>
          <table:table-cell office:value-type="float" office:value="2.94724897797517" calcext:value-type="float">
            <text:p>2.94724897797517</text:p>
          </table:table-cell>
          <table:table-cell office:value-type="float" office:value="3.57132473063537" calcext:value-type="float">
            <text:p>3.57132473063537</text:p>
          </table:table-cell>
          <table:table-cell office:value-type="float" office:value="-2.24431551523315" calcext:value-type="float">
            <text:p>-2.24431551523315</text:p>
          </table:table-cell>
          <table:table-cell office:value-type="float" office:value="-1.94724897797517" calcext:value-type="float">
            <text:p>-1.94724897797517</text:p>
          </table:table-cell>
          <table:table-cell office:value-type="float" office:value="-2.57132473063537" calcext:value-type="float">
            <text:p>-2.57132473063537</text:p>
          </table:table-cell>
        </table:table-row>
        <table:table-row table:style-name="ro1">
          <table:table-cell office:value-type="string" calcext:value-type="string">
            <text:p>DCCI5</text:p>
          </table:table-cell>
          <table:table-cell office:value-type="float" office:value="1.4091817002318" calcext:value-type="float">
            <text:p>1.4091817002318</text:p>
          </table:table-cell>
          <table:table-cell office:value-type="float" office:value="1.30794734225228" calcext:value-type="float">
            <text:p>1.30794734225228</text:p>
          </table:table-cell>
          <table:table-cell office:value-type="float" office:value="1.51041605821133" calcext:value-type="float">
            <text:p>1.51041605821133</text:p>
          </table:table-cell>
          <table:table-cell office:value-type="float" office:value="4.09260505569509" calcext:value-type="float">
            <text:p>4.09260505569509</text:p>
          </table:table-cell>
          <table:table-cell office:value-type="float" office:value="3.69857400848919" calcext:value-type="float">
            <text:p>3.69857400848919</text:p>
          </table:table-cell>
          <table:table-cell office:value-type="float" office:value="4.52861456968462" calcext:value-type="float">
            <text:p>4.52861456968462</text:p>
          </table:table-cell>
          <table:table-cell office:value-type="float" office:value="-3.09260505569509" calcext:value-type="float">
            <text:p>-3.09260505569509</text:p>
          </table:table-cell>
          <table:table-cell office:value-type="float" office:value="-2.69857400848919" calcext:value-type="float">
            <text:p>-2.69857400848919</text:p>
          </table:table-cell>
          <table:table-cell office:value-type="float" office:value="-3.52861456968462" calcext:value-type="float">
            <text:p>-3.52861456968462</text:p>
          </table:table-cell>
        </table:table-row>
        <table:table-row table:style-name="ro1">
          <table:table-cell office:value-type="string" calcext:value-type="string">
            <text:p>DCCI6+</text:p>
          </table:table-cell>
          <table:table-cell office:value-type="float" office:value="1.44398628968087" calcext:value-type="float">
            <text:p>1.44398628968087</text:p>
          </table:table-cell>
          <table:table-cell office:value-type="float" office:value="1.35325010807977" calcext:value-type="float">
            <text:p>1.35325010807977</text:p>
          </table:table-cell>
          <table:table-cell office:value-type="float" office:value="1.53472247128197" calcext:value-type="float">
            <text:p>1.53472247128197</text:p>
          </table:table-cell>
          <table:table-cell office:value-type="float" office:value="4.23755431227666" calcext:value-type="float">
            <text:p>4.23755431227666</text:p>
          </table:table-cell>
          <table:table-cell office:value-type="float" office:value="3.8699829760548" calcext:value-type="float">
            <text:p>3.8699829760548</text:p>
          </table:table-cell>
          <table:table-cell office:value-type="float" office:value="4.64003760755568" calcext:value-type="float">
            <text:p>4.64003760755568</text:p>
          </table:table-cell>
          <table:table-cell office:value-type="float" office:value="-3.23755431227666" calcext:value-type="float">
            <text:p>-3.23755431227666</text:p>
          </table:table-cell>
          <table:table-cell office:value-type="float" office:value="-2.8699829760548" calcext:value-type="float">
            <text:p>-2.8699829760548</text:p>
          </table:table-cell>
          <table:table-cell office:value-type="float" office:value="-3.64003760755568" calcext:value-type="float">
            <text:p>-3.64003760755568</text:p>
          </table:table-cell>
        </table:table-row>
        <table:table-row table:style-name="ro1">
          <table:table-cell office:value-type="string" calcext:value-type="string">
            <text:p>DCCInodcci</text:p>
          </table:table-cell>
          <table:table-cell office:value-type="float" office:value="1.43110143153911" calcext:value-type="float">
            <text:p>1.43110143153911</text:p>
          </table:table-cell>
          <table:table-cell office:value-type="float" office:value="1.23645423586329" calcext:value-type="float">
            <text:p>1.23645423586329</text:p>
          </table:table-cell>
          <table:table-cell office:value-type="float" office:value="1.62574862721492" calcext:value-type="float">
            <text:p>1.62574862721492</text:p>
          </table:table-cell>
          <table:table-cell office:value-type="float" office:value="4.18330427863399" calcext:value-type="float">
            <text:p>4.18330427863399</text:p>
          </table:table-cell>
          <table:table-cell office:value-type="float" office:value="3.44338237156936" calcext:value-type="float">
            <text:p>3.44338237156936</text:p>
          </table:table-cell>
          <table:table-cell office:value-type="float" office:value="5.08222230331673" calcext:value-type="float">
            <text:p>5.08222230331673</text:p>
          </table:table-cell>
          <table:table-cell office:value-type="float" office:value="-3.18330427863399" calcext:value-type="float">
            <text:p>-3.18330427863399</text:p>
          </table:table-cell>
          <table:table-cell office:value-type="float" office:value="-2.44338237156936" calcext:value-type="float">
            <text:p>-2.44338237156936</text:p>
          </table:table-cell>
          <table:table-cell office:value-type="float" office:value="-4.08222230331673" calcext:value-type="float">
            <text:p>-4.08222230331673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00010361323271" calcext:value-type="float">
            <text:p>-1.00010361323271</text:p>
          </table:table-cell>
          <table:table-cell office:value-type="float" office:value="-1.38934024032634" calcext:value-type="float">
            <text:p>-1.38934024032634</text:p>
          </table:table-cell>
          <table:table-cell office:value-type="float" office:value="-0.610866986139077" calcext:value-type="float">
            <text:p>-0.610866986139077</text:p>
          </table:table-cell>
          <table:table-cell office:value-type="float" office:value="0.367841325967949" calcext:value-type="float">
            <text:p>0.367841325967949</text:p>
          </table:table-cell>
          <table:table-cell office:value-type="float" office:value="0.249239688694394" calcext:value-type="float">
            <text:p>0.249239688694394</text:p>
          </table:table-cell>
          <table:table-cell office:value-type="float" office:value="0.54287999555226" calcext:value-type="float">
            <text:p>0.54287999555226</text:p>
          </table:table-cell>
          <table:table-cell office:value-type="float" office:value="0.632158674032051" calcext:value-type="float">
            <text:p>0.632158674032051</text:p>
          </table:table-cell>
          <table:table-cell office:value-type="float" office:value="0.750760311305606" calcext:value-type="float">
            <text:p>0.750760311305606</text:p>
          </table:table-cell>
          <table:table-cell office:value-type="float" office:value="0.45712000444774" calcext:value-type="float">
            <text:p>0.45712000444774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1.98315583092102" calcext:value-type="float">
            <text:p>-1.98315583092102</text:p>
          </table:table-cell>
          <table:table-cell office:value-type="float" office:value="-2.82208410189316" calcext:value-type="float">
            <text:p>-2.82208410189316</text:p>
          </table:table-cell>
          <table:table-cell office:value-type="float" office:value="-1.14422755994888" calcext:value-type="float">
            <text:p>-1.14422755994888</text:p>
          </table:table-cell>
          <table:table-cell office:value-type="float" office:value="0.137634200954192" calcext:value-type="float">
            <text:p>0.137634200954192</text:p>
          </table:table-cell>
          <table:table-cell office:value-type="float" office:value="0.0594818472096461" calcext:value-type="float">
            <text:p>0.0594818472096461</text:p>
          </table:table-cell>
          <table:table-cell office:value-type="float" office:value="0.318469821650512" calcext:value-type="float">
            <text:p>0.318469821650512</text:p>
          </table:table-cell>
          <table:table-cell office:value-type="float" office:value="0.862365799045808" calcext:value-type="float">
            <text:p>0.862365799045808</text:p>
          </table:table-cell>
          <table:table-cell office:value-type="float" office:value="0.940518152790354" calcext:value-type="float">
            <text:p>0.940518152790354</text:p>
          </table:table-cell>
          <table:table-cell office:value-type="float" office:value="0.681530178349488" calcext:value-type="float">
            <text:p>0.681530178349488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1.48055451473478" calcext:value-type="float">
            <text:p>-1.48055451473478</text:p>
          </table:table-cell>
          <table:table-cell office:value-type="float" office:value="-2.4925093041776" calcext:value-type="float">
            <text:p>-2.4925093041776</text:p>
          </table:table-cell>
          <table:table-cell office:value-type="float" office:value="-0.468599725291958" calcext:value-type="float">
            <text:p>-0.468599725291958</text:p>
          </table:table-cell>
          <table:table-cell office:value-type="float" office:value="0.227511494922713" calcext:value-type="float">
            <text:p>0.227511494922713</text:p>
          </table:table-cell>
          <table:table-cell office:value-type="float" office:value="0.0827021810572434" calcext:value-type="float">
            <text:p>0.0827021810572434</text:p>
          </table:table-cell>
          <table:table-cell office:value-type="float" office:value="0.625878056180166" calcext:value-type="float">
            <text:p>0.625878056180166</text:p>
          </table:table-cell>
          <table:table-cell office:value-type="float" office:value="0.772488505077287" calcext:value-type="float">
            <text:p>0.772488505077287</text:p>
          </table:table-cell>
          <table:table-cell office:value-type="float" office:value="0.917297818942757" calcext:value-type="float">
            <text:p>0.917297818942757</text:p>
          </table:table-cell>
          <table:table-cell office:value-type="float" office:value="0.374121943819834" calcext:value-type="float">
            <text:p>0.374121943819834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622174367646765" calcext:value-type="float">
            <text:p>-0.622174367646765</text:p>
          </table:table-cell>
          <table:table-cell office:value-type="float" office:value="-1.04634512499391" calcext:value-type="float">
            <text:p>-1.04634512499391</text:p>
          </table:table-cell>
          <table:table-cell office:value-type="float" office:value="-0.198003610299616" calcext:value-type="float">
            <text:p>-0.198003610299616</text:p>
          </table:table-cell>
          <table:table-cell office:value-type="float" office:value="0.53677601935956" calcext:value-type="float">
            <text:p>0.53677601935956</text:p>
          </table:table-cell>
          <table:table-cell office:value-type="float" office:value="0.35121906794783" calcext:value-type="float">
            <text:p>0.35121906794783</text:p>
          </table:table-cell>
          <table:table-cell office:value-type="float" office:value="0.820366891362212" calcext:value-type="float">
            <text:p>0.820366891362212</text:p>
          </table:table-cell>
          <table:table-cell office:value-type="float" office:value="0.46322398064044" calcext:value-type="float">
            <text:p>0.46322398064044</text:p>
          </table:table-cell>
          <table:table-cell office:value-type="float" office:value="0.64878093205217" calcext:value-type="float">
            <text:p>0.64878093205217</text:p>
          </table:table-cell>
          <table:table-cell office:value-type="float" office:value="0.179633108637788" calcext:value-type="float">
            <text:p>0.179633108637788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02710674899808" calcext:value-type="float">
            <text:p>-0.402710674899808</text:p>
          </table:table-cell>
          <table:table-cell office:value-type="float" office:value="-0.826465605465696" calcext:value-type="float">
            <text:p>-0.826465605465696</text:p>
          </table:table-cell>
          <table:table-cell office:value-type="float" office:value="0.0210442556660802" calcext:value-type="float">
            <text:p>0.0210442556660802</text:p>
          </table:table-cell>
          <table:table-cell office:value-type="float" office:value="0.668505486763228" calcext:value-type="float">
            <text:p>0.668505486763228</text:p>
          </table:table-cell>
          <table:table-cell office:value-type="float" office:value="0.437593183299128" calcext:value-type="float">
            <text:p>0.437593183299128</text:p>
          </table:table-cell>
          <table:table-cell office:value-type="float" office:value="1.02126724749972" calcext:value-type="float">
            <text:p>1.02126724749972</text:p>
          </table:table-cell>
          <table:table-cell office:value-type="float" office:value="0.331494513236772" calcext:value-type="float">
            <text:p>0.331494513236772</text:p>
          </table:table-cell>
          <table:table-cell office:value-type="float" office:value="0.562406816700872" calcext:value-type="float">
            <text:p>0.562406816700872</text:p>
          </table:table-cell>
          <table:table-cell office:value-type="float" office:value="-0.0212672474997189" calcext:value-type="float">
            <text:p>-0.0212672474997189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621223317809361" calcext:value-type="float">
            <text:p>-0.621223317809361</text:p>
          </table:table-cell>
          <table:table-cell office:value-type="float" office:value="-1.04912894380584" calcext:value-type="float">
            <text:p>-1.04912894380584</text:p>
          </table:table-cell>
          <table:table-cell office:value-type="float" office:value="-0.193317691812878" calcext:value-type="float">
            <text:p>-0.193317691812878</text:p>
          </table:table-cell>
          <table:table-cell office:value-type="float" office:value="0.537286762938296" calcext:value-type="float">
            <text:p>0.537286762938296</text:p>
          </table:table-cell>
          <table:table-cell office:value-type="float" office:value="0.350242697349332" calcext:value-type="float">
            <text:p>0.350242697349332</text:p>
          </table:table-cell>
          <table:table-cell office:value-type="float" office:value="0.824220084568347" calcext:value-type="float">
            <text:p>0.824220084568347</text:p>
          </table:table-cell>
          <table:table-cell office:value-type="float" office:value="0.462713237061704" calcext:value-type="float">
            <text:p>0.462713237061704</text:p>
          </table:table-cell>
          <table:table-cell office:value-type="float" office:value="0.649757302650668" calcext:value-type="float">
            <text:p>0.649757302650668</text:p>
          </table:table-cell>
          <table:table-cell office:value-type="float" office:value="0.175779915431653" calcext:value-type="float">
            <text:p>0.175779915431653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236255208048534" calcext:value-type="float">
            <text:p>-0.236255208048534</text:p>
          </table:table-cell>
          <table:table-cell office:value-type="float" office:value="-0.619027975768986" calcext:value-type="float">
            <text:p>-0.619027975768986</text:p>
          </table:table-cell>
          <table:table-cell office:value-type="float" office:value="0.146517559671918" calcext:value-type="float">
            <text:p>0.146517559671918</text:p>
          </table:table-cell>
          <table:table-cell office:value-type="float" office:value="0.789579141265712" calcext:value-type="float">
            <text:p>0.789579141265712</text:p>
          </table:table-cell>
          <table:table-cell office:value-type="float" office:value="0.538467586838636" calcext:value-type="float">
            <text:p>0.538467586838636</text:p>
          </table:table-cell>
          <table:table-cell office:value-type="float" office:value="1.15779526114489" calcext:value-type="float">
            <text:p>1.15779526114489</text:p>
          </table:table-cell>
          <table:table-cell office:value-type="float" office:value="0.210420858734288" calcext:value-type="float">
            <text:p>0.210420858734288</text:p>
          </table:table-cell>
          <table:table-cell office:value-type="float" office:value="0.461532413161364" calcext:value-type="float">
            <text:p>0.461532413161364</text:p>
          </table:table-cell>
          <table:table-cell office:value-type="float" office:value="-0.157795261144893" calcext:value-type="float">
            <text:p>-0.157795261144893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498456897028008" calcext:value-type="float">
            <text:p>0.498456897028008</text:p>
          </table:table-cell>
          <table:table-cell office:value-type="float" office:value="0.186527873994288" calcext:value-type="float">
            <text:p>0.186527873994288</text:p>
          </table:table-cell>
          <table:table-cell office:value-type="float" office:value="0.810385920061729" calcext:value-type="float">
            <text:p>0.810385920061729</text:p>
          </table:table-cell>
          <table:table-cell office:value-type="float" office:value="1.6461790859382" calcext:value-type="float">
            <text:p>1.6461790859382</text:p>
          </table:table-cell>
          <table:table-cell office:value-type="float" office:value="1.20505821140326" calcext:value-type="float">
            <text:p>1.20505821140326</text:p>
          </table:table-cell>
          <table:table-cell office:value-type="float" office:value="2.24877566688228" calcext:value-type="float">
            <text:p>2.24877566688228</text:p>
          </table:table-cell>
          <table:table-cell office:value-type="float" office:value="-0.646179085938203" calcext:value-type="float">
            <text:p>-0.646179085938203</text:p>
          </table:table-cell>
          <table:table-cell office:value-type="float" office:value="-0.205058211403261" calcext:value-type="float">
            <text:p>-0.205058211403261</text:p>
          </table:table-cell>
          <table:table-cell office:value-type="float" office:value="-1.24877566688228" calcext:value-type="float">
            <text:p>-1.24877566688228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914228959660195" calcext:value-type="float">
            <text:p>0.914228959660195</text:p>
          </table:table-cell>
          <table:table-cell office:value-type="float" office:value="0.613690932872123" calcext:value-type="float">
            <text:p>0.613690932872123</text:p>
          </table:table-cell>
          <table:table-cell office:value-type="float" office:value="1.21476698644827" calcext:value-type="float">
            <text:p>1.21476698644827</text:p>
          </table:table-cell>
          <table:table-cell office:value-type="float" office:value="2.49485087944598" calcext:value-type="float">
            <text:p>2.49485087944598</text:p>
          </table:table-cell>
          <table:table-cell office:value-type="float" office:value="1.84723685905291" calcext:value-type="float">
            <text:p>1.84723685905291</text:p>
          </table:table-cell>
          <table:table-cell office:value-type="float" office:value="3.36950883161978" calcext:value-type="float">
            <text:p>3.36950883161978</text:p>
          </table:table-cell>
          <table:table-cell office:value-type="float" office:value="-1.49485087944598" calcext:value-type="float">
            <text:p>-1.49485087944598</text:p>
          </table:table-cell>
          <table:table-cell office:value-type="float" office:value="-0.847236859052912" calcext:value-type="float">
            <text:p>-0.847236859052912</text:p>
          </table:table-cell>
          <table:table-cell office:value-type="float" office:value="-2.36950883161978" calcext:value-type="float">
            <text:p>-2.36950883161978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4409109406292" calcext:value-type="float">
            <text:p>1.4409109406292</text:p>
          </table:table-cell>
          <table:table-cell office:value-type="float" office:value="1.15937828521264" calcext:value-type="float">
            <text:p>1.15937828521264</text:p>
          </table:table-cell>
          <table:table-cell office:value-type="float" office:value="1.72244359604576" calcext:value-type="float">
            <text:p>1.72244359604576</text:p>
          </table:table-cell>
          <table:table-cell office:value-type="float" office:value="4.22454237202537" calcext:value-type="float">
            <text:p>4.22454237202537</text:p>
          </table:table-cell>
          <table:table-cell office:value-type="float" office:value="3.18795066380128" calcext:value-type="float">
            <text:p>3.18795066380128</text:p>
          </table:table-cell>
          <table:table-cell office:value-type="float" office:value="5.59819148259887" calcext:value-type="float">
            <text:p>5.59819148259887</text:p>
          </table:table-cell>
          <table:table-cell office:value-type="float" office:value="-3.22454237202537" calcext:value-type="float">
            <text:p>-3.22454237202537</text:p>
          </table:table-cell>
          <table:table-cell office:value-type="float" office:value="-2.18795066380128" calcext:value-type="float">
            <text:p>-2.18795066380128</text:p>
          </table:table-cell>
          <table:table-cell office:value-type="float" office:value="-4.59819148259887" calcext:value-type="float">
            <text:p>-4.59819148259887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89194884445218" calcext:value-type="float">
            <text:p>1.89194884445218</text:p>
          </table:table-cell>
          <table:table-cell office:value-type="float" office:value="1.61891440426196" calcext:value-type="float">
            <text:p>1.61891440426196</text:p>
          </table:table-cell>
          <table:table-cell office:value-type="float" office:value="2.1649832846424" calcext:value-type="float">
            <text:p>2.1649832846424</text:p>
          </table:table-cell>
          <table:table-cell office:value-type="float" office:value="6.6322813793074" calcext:value-type="float">
            <text:p>6.6322813793074</text:p>
          </table:table-cell>
          <table:table-cell office:value-type="float" office:value="5.04760767975432" calcext:value-type="float">
            <text:p>5.04760767975432</text:p>
          </table:table-cell>
          <table:table-cell office:value-type="float" office:value="8.7144562503813" calcext:value-type="float">
            <text:p>8.7144562503813</text:p>
          </table:table-cell>
          <table:table-cell office:value-type="float" office:value="-5.6322813793074" calcext:value-type="float">
            <text:p>-5.6322813793074</text:p>
          </table:table-cell>
          <table:table-cell office:value-type="float" office:value="-4.04760767975432" calcext:value-type="float">
            <text:p>-4.04760767975432</text:p>
          </table:table-cell>
          <table:table-cell office:value-type="float" office:value="-7.7144562503813" calcext:value-type="float">
            <text:p>-7.7144562503813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38026394519001" calcext:value-type="float">
            <text:p>2.38026394519001</text:p>
          </table:table-cell>
          <table:table-cell office:value-type="float" office:value="2.11651481461706" calcext:value-type="float">
            <text:p>2.11651481461706</text:p>
          </table:table-cell>
          <table:table-cell office:value-type="float" office:value="2.64401307576296" calcext:value-type="float">
            <text:p>2.64401307576296</text:p>
          </table:table-cell>
          <table:table-cell office:value-type="float" office:value="10.8077551424768" calcext:value-type="float">
            <text:p>10.8077551424768</text:p>
          </table:table-cell>
          <table:table-cell office:value-type="float" office:value="8.30215246751555" calcext:value-type="float">
            <text:p>8.30215246751555</text:p>
          </table:table-cell>
          <table:table-cell office:value-type="float" office:value="14.0695526463498" calcext:value-type="float">
            <text:p>14.0695526463498</text:p>
          </table:table-cell>
          <table:table-cell office:value-type="float" office:value="-9.80775514247677" calcext:value-type="float">
            <text:p>-9.80775514247677</text:p>
          </table:table-cell>
          <table:table-cell office:value-type="float" office:value="-7.30215246751555" calcext:value-type="float">
            <text:p>-7.30215246751555</text:p>
          </table:table-cell>
          <table:table-cell office:value-type="float" office:value="-13.0695526463498" calcext:value-type="float">
            <text:p>-13.0695526463498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2.8545396900915" calcext:value-type="float">
            <text:p>2.8545396900915</text:p>
          </table:table-cell>
          <table:table-cell office:value-type="float" office:value="2.59437409277725" calcext:value-type="float">
            <text:p>2.59437409277725</text:p>
          </table:table-cell>
          <table:table-cell office:value-type="float" office:value="3.11470528740575" calcext:value-type="float">
            <text:p>3.11470528740575</text:p>
          </table:table-cell>
          <table:table-cell office:value-type="float" office:value="17.3664414224657" calcext:value-type="float">
            <text:p>17.3664414224657</text:p>
          </table:table-cell>
          <table:table-cell office:value-type="float" office:value="13.3882049641933" calcext:value-type="float">
            <text:p>13.3882049641933</text:p>
          </table:table-cell>
          <table:table-cell office:value-type="float" office:value="22.526790446258" calcext:value-type="float">
            <text:p>22.526790446258</text:p>
          </table:table-cell>
          <table:table-cell office:value-type="float" office:value="-16.3664414224657" calcext:value-type="float">
            <text:p>-16.3664414224657</text:p>
          </table:table-cell>
          <table:table-cell office:value-type="float" office:value="-12.3882049641933" calcext:value-type="float">
            <text:p>-12.3882049641933</text:p>
          </table:table-cell>
          <table:table-cell office:value-type="float" office:value="-21.526790446258" calcext:value-type="float">
            <text:p>-21.526790446258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1903776939587" calcext:value-type="float">
            <text:p>3.1903776939587</text:p>
          </table:table-cell>
          <table:table-cell office:value-type="float" office:value="2.93071088696417" calcext:value-type="float">
            <text:p>2.93071088696417</text:p>
          </table:table-cell>
          <table:table-cell office:value-type="float" office:value="3.45004450095322" calcext:value-type="float">
            <text:p>3.45004450095322</text:p>
          </table:table-cell>
          <table:table-cell office:value-type="float" office:value="24.2976027680293" calcext:value-type="float">
            <text:p>24.2976027680293</text:p>
          </table:table-cell>
          <table:table-cell office:value-type="float" office:value="18.7409484582847" calcext:value-type="float">
            <text:p>18.7409484582847</text:p>
          </table:table-cell>
          <table:table-cell office:value-type="float" office:value="31.5017941374235" calcext:value-type="float">
            <text:p>31.5017941374235</text:p>
          </table:table-cell>
          <table:table-cell office:value-type="float" office:value="-23.2976027680293" calcext:value-type="float">
            <text:p>-23.2976027680293</text:p>
          </table:table-cell>
          <table:table-cell office:value-type="float" office:value="-17.7409484582847" calcext:value-type="float">
            <text:p>-17.7409484582847</text:p>
          </table:table-cell>
          <table:table-cell office:value-type="float" office:value="-30.5017941374235" calcext:value-type="float">
            <text:p>-30.5017941374235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3.56531149234109" calcext:value-type="float">
            <text:p>3.56531149234109</text:p>
          </table:table-cell>
          <table:table-cell office:value-type="float" office:value="3.30751786882004" calcext:value-type="float">
            <text:p>3.30751786882004</text:p>
          </table:table-cell>
          <table:table-cell office:value-type="float" office:value="3.82310511586214" calcext:value-type="float">
            <text:p>3.82310511586214</text:p>
          </table:table-cell>
          <table:table-cell office:value-type="float" office:value="35.3504630879805" calcext:value-type="float">
            <text:p>35.3504630879805</text:p>
          </table:table-cell>
          <table:table-cell office:value-type="float" office:value="27.3172362878877" calcext:value-type="float">
            <text:p>27.3172362878877</text:p>
          </table:table-cell>
          <table:table-cell office:value-type="float" office:value="45.7460347512812" calcext:value-type="float">
            <text:p>45.7460347512812</text:p>
          </table:table-cell>
          <table:table-cell office:value-type="float" office:value="-34.3504630879805" calcext:value-type="float">
            <text:p>-34.3504630879805</text:p>
          </table:table-cell>
          <table:table-cell office:value-type="float" office:value="-26.3172362878877" calcext:value-type="float">
            <text:p>-26.3172362878877</text:p>
          </table:table-cell>
          <table:table-cell office:value-type="float" office:value="-44.7460347512812" calcext:value-type="float">
            <text:p>-44.7460347512812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39889122054012" calcext:value-type="float">
            <text:p>0.39889122054012</text:p>
          </table:table-cell>
          <table:table-cell office:value-type="float" office:value="0.352998602601934" calcext:value-type="float">
            <text:p>0.352998602601934</text:p>
          </table:table-cell>
          <table:table-cell office:value-type="float" office:value="0.444783838478306" calcext:value-type="float">
            <text:p>0.444783838478306</text:p>
          </table:table-cell>
          <table:table-cell office:value-type="float" office:value="1.49017150973855" calcext:value-type="float">
            <text:p>1.49017150973855</text:p>
          </table:table-cell>
          <table:table-cell office:value-type="float" office:value="1.4233291544748" calcext:value-type="float">
            <text:p>1.4233291544748</text:p>
          </table:table-cell>
          <table:table-cell office:value-type="float" office:value="1.5601529143523" calcext:value-type="float">
            <text:p>1.5601529143523</text:p>
          </table:table-cell>
          <table:table-cell office:value-type="float" office:value="-0.490171509738547" calcext:value-type="float">
            <text:p>-0.490171509738547</text:p>
          </table:table-cell>
          <table:table-cell office:value-type="float" office:value="-0.423329154474804" calcext:value-type="float">
            <text:p>-0.423329154474804</text:p>
          </table:table-cell>
          <table:table-cell office:value-type="float" office:value="-0.5601529143523" calcext:value-type="float">
            <text:p>-0.5601529143523</text:p>
          </table:table-cell>
        </table:table-row>
      </table:table>
      <table:table table:name="ProxyBA12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_001-061</text:p>
          </table:table-cell>
          <table:table-cell office:value-type="float" office:value="0.514515989337113" calcext:value-type="float">
            <text:p>0.5145159893371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_062-122</text:p>
          </table:table-cell>
          <table:table-cell office:value-type="float" office:value="0.453870350013911" calcext:value-type="float">
            <text:p>0.4538703500139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full_123-183</text:p>
          </table:table-cell>
          <table:table-cell office:value-type="float" office:value="0.393224710690708" calcext:value-type="float">
            <text:p>0.3932247106907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full_184-244</text:p>
          </table:table-cell>
          <table:table-cell office:value-type="float" office:value="0.332579071367505" calcext:value-type="float">
            <text:p>0.3325790713675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245-305</text:p>
          </table:table-cell>
          <table:table-cell office:value-type="float" office:value="0.271933432044302" calcext:value-type="float">
            <text:p>0.2719334320443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306-366</text:p>
          </table:table-cell>
          <table:table-cell office:value-type="float" office:value="0.2112877927211" calcext:value-type="float">
            <text:p>0.21128779272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367-427</text:p>
          </table:table-cell>
          <table:table-cell office:value-type="float" office:value="0.150642153397897" calcext:value-type="float">
            <text:p>0.1506421533978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428-488</text:p>
          </table:table-cell>
          <table:table-cell office:value-type="float" office:value="0.0899965140746942" calcext:value-type="float">
            <text:p>0.08999651407469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boost_001-061</text:p>
          </table:table-cell>
          <table:table-cell office:value-type="float" office:value="0.885094461186732" calcext:value-type="float">
            <text:p>0.8850944611867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boost_062-122</text:p>
          </table:table-cell>
          <table:table-cell office:value-type="float" office:value="0.818699820478268" calcext:value-type="float">
            <text:p>0.8186998204782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boost_123-183</text:p>
          </table:table-cell>
          <table:table-cell office:value-type="float" office:value="0.752305179769804" calcext:value-type="float">
            <text:p>0.7523051797698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boost_184-244</text:p>
          </table:table-cell>
          <table:table-cell office:value-type="float" office:value="0.68591053906134" calcext:value-type="float">
            <text:p>0.685910539061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inf_062-122</text:p>
          </table:table-cell>
          <table:table-cell office:value-type="float" office:value="0.918774265031974" calcext:value-type="float">
            <text:p>0.9187742650319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inf_123-183</text:p>
          </table:table-cell>
          <table:table-cell office:value-type="float" office:value="0.92590377214967" calcext:value-type="float">
            <text:p>0.925903772149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inf_306-366</text:p>
          </table:table-cell>
          <table:table-cell office:value-type="float" office:value="0.947292293502758" calcext:value-type="float">
            <text:p>0.9472922935027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inf_367-427</text:p>
          </table:table-cell>
          <table:table-cell office:value-type="float" office:value="0.954421800620454" calcext:value-type="float">
            <text:p>0.9544218006204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inf_428-488</text:p>
          </table:table-cell>
          <table:table-cell office:value-type="float" office:value="0.96155130773815" calcext:value-type="float">
            <text:p>0.961551307738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inf_489-549</text:p>
          </table:table-cell>
          <table:table-cell office:value-type="float" office:value="0.968680814855846" calcext:value-type="float">
            <text:p>0.9686808148558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985445185340062" calcext:value-type="float">
            <text:p>0.9854451853400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977197380231904" calcext:value-type="float">
            <text:p>0.9771973802319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968949575123745" calcext:value-type="float">
            <text:p>0.9689495751237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960701770015587" calcext:value-type="float">
            <text:p>0.9607017700155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952453964907428" calcext:value-type="float">
            <text:p>0.9524539649074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944206159799269" calcext:value-type="float">
            <text:p>0.9442061597992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990451384351103" calcext:value-type="float">
            <text:p>0.9904513843511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990262323226841" calcext:value-type="float">
            <text:p>0.9902623232268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99007326210258" calcext:value-type="float">
            <text:p>0.99007326210258</text:p>
          </table:table-cell>
        </table:table-row>
      </table:table>
      <table:table table:name="ProxyBA12E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</text:p>
          </table:table-cell>
          <table:table-cell office:value-type="float" office:value="0.0303228196616014" calcext:value-type="float">
            <text:p>0.0303228196616014</text:p>
          </table:table-cell>
          <table:table-cell office:value-type="float" office:value="0.0187289599074039" calcext:value-type="float">
            <text:p>0.0187289599074039</text:p>
          </table:table-cell>
          <table:table-cell office:value-type="float" office:value="0.0419166794157988" calcext:value-type="float">
            <text:p>0.04191667941579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</text:p>
          </table:table-cell>
          <table:table-cell office:value-type="float" office:value="0.0331973203542319" calcext:value-type="float">
            <text:p>0.0331973203542319</text:p>
          </table:table-cell>
          <table:table-cell office:value-type="float" office:value="0.0270147707183616" calcext:value-type="float">
            <text:p>0.0270147707183616</text:p>
          </table:table-cell>
          <table:table-cell office:value-type="float" office:value="0.0393798699901022" calcext:value-type="float">
            <text:p>0.0393798699901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secboost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secbnew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-0.00356475355884799" calcext:value-type="float">
            <text:p>-0.00356475355884799</text:p>
          </table:table-cell>
          <table:table-cell office:value-type="float" office:value="-0.00680913084886837" calcext:value-type="float">
            <text:p>-0.00680913084886837</text:p>
          </table:table-cell>
          <table:table-cell table:style-name="ce1" office:value-type="float" office:value="-0.000320376268827608" calcext:value-type="float">
            <text:p>-3.2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hybridfull</text:p>
          </table:table-cell>
          <table:table-cell office:value-type="float" office:value="0.0041239025540793" calcext:value-type="float">
            <text:p>0.0041239025540793</text:p>
          </table:table-cell>
          <table:table-cell office:value-type="float" office:value="0.000867705999815412" calcext:value-type="float">
            <text:p>0.000867705999815412</text:p>
          </table:table-cell>
          <table:table-cell office:value-type="float" office:value="0.00738009910834318" calcext:value-type="float">
            <text:p>0.007380099108343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hybridboost</text:p>
          </table:table-cell>
          <table:table-cell table:style-name="ce1" office:value-type="float" office:value="0.000094530562130687" calcext:value-type="float">
            <text:p>9.45E-05</text:p>
          </table:table-cell>
          <table:table-cell office:value-type="float" office:value="-0.00262132510413731" calcext:value-type="float">
            <text:p>-0.00262132510413731</text:p>
          </table:table-cell>
          <table:table-cell office:value-type="float" office:value="0.00281038622839869" calcext:value-type="float">
            <text:p>0.00281038622839869</text:p>
          </table:table-cell>
        </table:table-row>
      </table:table>
      <table:table table:name="ProxyNewC" table:style-name="ta1">
        <office:forms form:automatic-focus="false" form:apply-design-mode="false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368676615406392" calcext:value-type="float">
            <text:p>-0.368676615406392</text:p>
          </table:table-cell>
          <table:table-cell office:value-type="float" office:value="-0.503366946397361" calcext:value-type="float">
            <text:p>-0.503366946397361</text:p>
          </table:table-cell>
          <table:table-cell office:value-type="float" office:value="-0.233986284415424" calcext:value-type="float">
            <text:p>-0.233986284415424</text:p>
          </table:table-cell>
          <table:table-cell office:value-type="float" office:value="0.691649042933378" calcext:value-type="float">
            <text:p>0.691649042933378</text:p>
          </table:table-cell>
          <table:table-cell office:value-type="float" office:value="0.604491937553108" calcext:value-type="float">
            <text:p>0.604491937553108</text:p>
          </table:table-cell>
          <table:table-cell office:value-type="float" office:value="0.791372669959935" calcext:value-type="float">
            <text:p>0.791372669959935</text:p>
          </table:table-cell>
          <table:table-cell office:value-type="float" office:value="0.308350957066622" calcext:value-type="float">
            <text:p>0.308350957066622</text:p>
          </table:table-cell>
          <table:table-cell office:value-type="float" office:value="0.395508062446892" calcext:value-type="float">
            <text:p>0.395508062446892</text:p>
          </table:table-cell>
          <table:table-cell office:value-type="float" office:value="0.208627330040065" calcext:value-type="float">
            <text:p>0.208627330040065</text:p>
          </table:table-cell>
        </table:table-row>
        <table:table-row table:style-name="ro1">
          <table:table-cell office:value-type="string" calcext:value-type="string">
            <text:p>Immunitybnew_001-061</text:p>
          </table:table-cell>
          <table:table-cell office:value-type="float" office:value="-1.09012286768819" calcext:value-type="float">
            <text:p>-1.09012286768819</text:p>
          </table:table-cell>
          <table:table-cell office:value-type="float" office:value="-3.05128208158751" calcext:value-type="float">
            <text:p>-3.05128208158751</text:p>
          </table:table-cell>
          <table:table-cell office:value-type="float" office:value="0.871036346211121" calcext:value-type="float">
            <text:p>0.871036346211121</text:p>
          </table:table-cell>
          <table:table-cell office:value-type="float" office:value="0.336175186101156" calcext:value-type="float">
            <text:p>0.336175186101156</text:p>
          </table:table-cell>
          <table:table-cell office:value-type="float" office:value="0.0472982452922641" calcext:value-type="float">
            <text:p>0.0472982452922641</text:p>
          </table:table-cell>
          <table:table-cell office:value-type="float" office:value="2.38938580177372" calcext:value-type="float">
            <text:p>2.38938580177372</text:p>
          </table:table-cell>
          <table:table-cell office:value-type="float" office:value="0.663824813898844" calcext:value-type="float">
            <text:p>0.663824813898844</text:p>
          </table:table-cell>
          <table:table-cell office:value-type="float" office:value="0.952701754707736" calcext:value-type="float">
            <text:p>0.952701754707736</text:p>
          </table:table-cell>
          <table:table-cell office:value-type="float" office:value="-1.38938580177372" calcext:value-type="float">
            <text:p>-1.38938580177372</text:p>
          </table:table-cell>
        </table:table-row>
        <table:table-row table:style-name="ro1">
          <table:table-cell office:value-type="string" calcext:value-type="string">
            <text:p>Immunitybnew_062-122</text:p>
          </table:table-cell>
          <table:table-cell office:value-type="float" office:value="-0.124960111783755" calcext:value-type="float">
            <text:p>-0.124960111783755</text:p>
          </table:table-cell>
          <table:table-cell office:value-type="float" office:value="-1.51298047947822" calcext:value-type="float">
            <text:p>-1.51298047947822</text:p>
          </table:table-cell>
          <table:table-cell office:value-type="float" office:value="1.26306025591071" calcext:value-type="float">
            <text:p>1.26306025591071</text:p>
          </table:table-cell>
          <table:table-cell office:value-type="float" office:value="0.882532104513947" calcext:value-type="float">
            <text:p>0.882532104513947</text:p>
          </table:table-cell>
          <table:table-cell office:value-type="float" office:value="0.220252540529602" calcext:value-type="float">
            <text:p>0.220252540529602</text:p>
          </table:table-cell>
          <table:table-cell office:value-type="float" office:value="3.53622670424153" calcext:value-type="float">
            <text:p>3.53622670424153</text:p>
          </table:table-cell>
          <table:table-cell office:value-type="float" office:value="0.117467895486053" calcext:value-type="float">
            <text:p>0.117467895486053</text:p>
          </table:table-cell>
          <table:table-cell office:value-type="float" office:value="0.779747459470398" calcext:value-type="float">
            <text:p>0.779747459470398</text:p>
          </table:table-cell>
          <table:table-cell office:value-type="float" office:value="-2.53622670424153" calcext:value-type="float">
            <text:p>-2.53622670424153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562373506893107" calcext:value-type="float">
            <text:p>-0.562373506893107</text:p>
          </table:table-cell>
          <table:table-cell office:value-type="float" office:value="-1.36475272643629" calcext:value-type="float">
            <text:p>-1.36475272643629</text:p>
          </table:table-cell>
          <table:table-cell office:value-type="float" office:value="0.240005712650077" calcext:value-type="float">
            <text:p>0.240005712650077</text:p>
          </table:table-cell>
          <table:table-cell office:value-type="float" office:value="0.569854902889276" calcext:value-type="float">
            <text:p>0.569854902889276</text:p>
          </table:table-cell>
          <table:table-cell office:value-type="float" office:value="0.255443832686101" calcext:value-type="float">
            <text:p>0.255443832686101</text:p>
          </table:table-cell>
          <table:table-cell office:value-type="float" office:value="1.2712564125437" calcext:value-type="float">
            <text:p>1.2712564125437</text:p>
          </table:table-cell>
          <table:table-cell office:value-type="float" office:value="0.430145097110724" calcext:value-type="float">
            <text:p>0.430145097110724</text:p>
          </table:table-cell>
          <table:table-cell office:value-type="float" office:value="0.744556167313899" calcext:value-type="float">
            <text:p>0.744556167313899</text:p>
          </table:table-cell>
          <table:table-cell office:value-type="float" office:value="-0.271256412543704" calcext:value-type="float">
            <text:p>-0.271256412543704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949447513453873" calcext:value-type="float">
            <text:p>-0.949447513453873</text:p>
          </table:table-cell>
          <table:table-cell office:value-type="float" office:value="-1.8278357043101" calcext:value-type="float">
            <text:p>-1.8278357043101</text:p>
          </table:table-cell>
          <table:table-cell office:value-type="float" office:value="-0.0710593225976446" calcext:value-type="float">
            <text:p>-0.0710593225976446</text:p>
          </table:table-cell>
          <table:table-cell office:value-type="float" office:value="0.386954751702349" calcext:value-type="float">
            <text:p>0.386954751702349</text:p>
          </table:table-cell>
          <table:table-cell office:value-type="float" office:value="0.160761126142379" calcext:value-type="float">
            <text:p>0.160761126142379</text:p>
          </table:table-cell>
          <table:table-cell office:value-type="float" office:value="0.931406637027498" calcext:value-type="float">
            <text:p>0.931406637027498</text:p>
          </table:table-cell>
          <table:table-cell office:value-type="float" office:value="0.613045248297651" calcext:value-type="float">
            <text:p>0.613045248297651</text:p>
          </table:table-cell>
          <table:table-cell office:value-type="float" office:value="0.839238873857621" calcext:value-type="float">
            <text:p>0.839238873857621</text:p>
          </table:table-cell>
          <table:table-cell office:value-type="float" office:value="0.0685933629725016" calcext:value-type="float">
            <text:p>0.0685933629725016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757693171330192" calcext:value-type="float">
            <text:p>-0.757693171330192</text:p>
          </table:table-cell>
          <table:table-cell office:value-type="float" office:value="-1.23881561511654" calcext:value-type="float">
            <text:p>-1.23881561511654</text:p>
          </table:table-cell>
          <table:table-cell office:value-type="float" office:value="-0.276570727543846" calcext:value-type="float">
            <text:p>-0.276570727543846</text:p>
          </table:table-cell>
          <table:table-cell office:value-type="float" office:value="0.468746498622761" calcext:value-type="float">
            <text:p>0.468746498622761</text:p>
          </table:table-cell>
          <table:table-cell office:value-type="float" office:value="0.289727163281841" calcext:value-type="float">
            <text:p>0.289727163281841</text:p>
          </table:table-cell>
          <table:table-cell office:value-type="float" office:value="0.758379978881563" calcext:value-type="float">
            <text:p>0.758379978881563</text:p>
          </table:table-cell>
          <table:table-cell office:value-type="float" office:value="0.531253501377239" calcext:value-type="float">
            <text:p>0.531253501377239</text:p>
          </table:table-cell>
          <table:table-cell office:value-type="float" office:value="0.710272836718159" calcext:value-type="float">
            <text:p>0.710272836718159</text:p>
          </table:table-cell>
          <table:table-cell office:value-type="float" office:value="0.241620021118437" calcext:value-type="float">
            <text:p>0.241620021118437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531824239147974" calcext:value-type="float">
            <text:p>-0.531824239147974</text:p>
          </table:table-cell>
          <table:table-cell office:value-type="float" office:value="-0.673932480804268" calcext:value-type="float">
            <text:p>-0.673932480804268</text:p>
          </table:table-cell>
          <table:table-cell office:value-type="float" office:value="-0.38971599749168" calcext:value-type="float">
            <text:p>-0.38971599749168</text:p>
          </table:table-cell>
          <table:table-cell office:value-type="float" office:value="0.587532192248771" calcext:value-type="float">
            <text:p>0.587532192248771</text:p>
          </table:table-cell>
          <table:table-cell office:value-type="float" office:value="0.509700245080065" calcext:value-type="float">
            <text:p>0.509700245080065</text:p>
          </table:table-cell>
          <table:table-cell office:value-type="float" office:value="0.677249187656214" calcext:value-type="float">
            <text:p>0.677249187656214</text:p>
          </table:table-cell>
          <table:table-cell office:value-type="float" office:value="0.412467807751229" calcext:value-type="float">
            <text:p>0.412467807751229</text:p>
          </table:table-cell>
          <table:table-cell office:value-type="float" office:value="0.490299754919935" calcext:value-type="float">
            <text:p>0.490299754919935</text:p>
          </table:table-cell>
          <table:table-cell office:value-type="float" office:value="0.322750812343786" calcext:value-type="float">
            <text:p>0.322750812343786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456556753609418" calcext:value-type="float">
            <text:p>-0.456556753609418</text:p>
          </table:table-cell>
          <table:table-cell office:value-type="float" office:value="-0.547081815388687" calcext:value-type="float">
            <text:p>-0.547081815388687</text:p>
          </table:table-cell>
          <table:table-cell office:value-type="float" office:value="-0.366031691830148" calcext:value-type="float">
            <text:p>-0.366031691830148</text:p>
          </table:table-cell>
          <table:table-cell office:value-type="float" office:value="0.633461057171907" calcext:value-type="float">
            <text:p>0.633461057171907</text:p>
          </table:table-cell>
          <table:table-cell office:value-type="float" office:value="0.578635915424991" calcext:value-type="float">
            <text:p>0.578635915424991</text:p>
          </table:table-cell>
          <table:table-cell office:value-type="float" office:value="0.693480823185036" calcext:value-type="float">
            <text:p>0.693480823185036</text:p>
          </table:table-cell>
          <table:table-cell office:value-type="float" office:value="0.366538942828093" calcext:value-type="float">
            <text:p>0.366538942828093</text:p>
          </table:table-cell>
          <table:table-cell office:value-type="float" office:value="0.421364084575009" calcext:value-type="float">
            <text:p>0.421364084575009</text:p>
          </table:table-cell>
          <table:table-cell office:value-type="float" office:value="0.306519176814964" calcext:value-type="float">
            <text:p>0.306519176814964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396765655433098" calcext:value-type="float">
            <text:p>-0.396765655433098</text:p>
          </table:table-cell>
          <table:table-cell office:value-type="float" office:value="-0.490554943031388" calcext:value-type="float">
            <text:p>-0.490554943031388</text:p>
          </table:table-cell>
          <table:table-cell office:value-type="float" office:value="-0.302976367834809" calcext:value-type="float">
            <text:p>-0.302976367834809</text:p>
          </table:table-cell>
          <table:table-cell office:value-type="float" office:value="0.67249160192156" calcext:value-type="float">
            <text:p>0.67249160192156</text:p>
          </table:table-cell>
          <table:table-cell office:value-type="float" office:value="0.612286515751425" calcext:value-type="float">
            <text:p>0.612286515751425</text:p>
          </table:table-cell>
          <table:table-cell office:value-type="float" office:value="0.738616551272586" calcext:value-type="float">
            <text:p>0.738616551272586</text:p>
          </table:table-cell>
          <table:table-cell office:value-type="float" office:value="0.32750839807844" calcext:value-type="float">
            <text:p>0.32750839807844</text:p>
          </table:table-cell>
          <table:table-cell office:value-type="float" office:value="0.387713484248575" calcext:value-type="float">
            <text:p>0.387713484248575</text:p>
          </table:table-cell>
          <table:table-cell office:value-type="float" office:value="0.261383448727414" calcext:value-type="float">
            <text:p>0.261383448727414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-0.432296857561162" calcext:value-type="float">
            <text:p>-0.432296857561162</text:p>
          </table:table-cell>
          <table:table-cell office:value-type="float" office:value="-0.552629687753175" calcext:value-type="float">
            <text:p>-0.552629687753175</text:p>
          </table:table-cell>
          <table:table-cell office:value-type="float" office:value="-0.31196402736915" calcext:value-type="float">
            <text:p>-0.31196402736915</text:p>
          </table:table-cell>
          <table:table-cell office:value-type="float" office:value="0.649016682575668" calcext:value-type="float">
            <text:p>0.649016682575668</text:p>
          </table:table-cell>
          <table:table-cell office:value-type="float" office:value="0.575434605660749" calcext:value-type="float">
            <text:p>0.575434605660749</text:p>
          </table:table-cell>
          <table:table-cell office:value-type="float" office:value="0.732007860003226" calcext:value-type="float">
            <text:p>0.732007860003226</text:p>
          </table:table-cell>
          <table:table-cell office:value-type="float" office:value="0.350983317424332" calcext:value-type="float">
            <text:p>0.350983317424332</text:p>
          </table:table-cell>
          <table:table-cell office:value-type="float" office:value="0.424565394339251" calcext:value-type="float">
            <text:p>0.424565394339251</text:p>
          </table:table-cell>
          <table:table-cell office:value-type="float" office:value="0.267992139996774" calcext:value-type="float">
            <text:p>0.267992139996774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-0.32149868261234" calcext:value-type="float">
            <text:p>-0.32149868261234</text:p>
          </table:table-cell>
          <table:table-cell office:value-type="float" office:value="-0.454234727642597" calcext:value-type="float">
            <text:p>-0.454234727642597</text:p>
          </table:table-cell>
          <table:table-cell office:value-type="float" office:value="-0.188762637582084" calcext:value-type="float">
            <text:p>-0.188762637582084</text:p>
          </table:table-cell>
          <table:table-cell office:value-type="float" office:value="0.725061585213997" calcext:value-type="float">
            <text:p>0.725061585213997</text:p>
          </table:table-cell>
          <table:table-cell office:value-type="float" office:value="0.634933679267328" calcext:value-type="float">
            <text:p>0.634933679267328</text:p>
          </table:table-cell>
          <table:table-cell office:value-type="float" office:value="0.827983015422452" calcext:value-type="float">
            <text:p>0.827983015422452</text:p>
          </table:table-cell>
          <table:table-cell office:value-type="float" office:value="0.274938414786003" calcext:value-type="float">
            <text:p>0.274938414786003</text:p>
          </table:table-cell>
          <table:table-cell office:value-type="float" office:value="0.365066320732672" calcext:value-type="float">
            <text:p>0.365066320732672</text:p>
          </table:table-cell>
          <table:table-cell office:value-type="float" office:value="0.172016984577548" calcext:value-type="float">
            <text:p>0.172016984577548</text:p>
          </table:table-cell>
        </table:table-row>
        <table:table-row table:style-name="ro1">
          <table:table-cell office:value-type="string" calcext:value-type="string">
            <text:p>Immunityboost_489-549</text:p>
          </table:table-cell>
          <table:table-cell office:value-type="float" office:value="-0.422540890163197" calcext:value-type="float">
            <text:p>-0.422540890163197</text:p>
          </table:table-cell>
          <table:table-cell office:value-type="float" office:value="-0.647579956679693" calcext:value-type="float">
            <text:p>-0.647579956679693</text:p>
          </table:table-cell>
          <table:table-cell office:value-type="float" office:value="-0.1975018236467" calcext:value-type="float">
            <text:p>-0.1975018236467</text:p>
          </table:table-cell>
          <table:table-cell office:value-type="float" office:value="0.655379455206055" calcext:value-type="float">
            <text:p>0.655379455206055</text:p>
          </table:table-cell>
          <table:table-cell office:value-type="float" office:value="0.523310680099061" calcext:value-type="float">
            <text:p>0.523310680099061</text:p>
          </table:table-cell>
          <table:table-cell office:value-type="float" office:value="0.820778643816095" calcext:value-type="float">
            <text:p>0.820778643816095</text:p>
          </table:table-cell>
          <table:table-cell office:value-type="float" office:value="0.344620544793945" calcext:value-type="float">
            <text:p>0.344620544793945</text:p>
          </table:table-cell>
          <table:table-cell office:value-type="float" office:value="0.476689319900939" calcext:value-type="float">
            <text:p>0.476689319900939</text:p>
          </table:table-cell>
          <table:table-cell office:value-type="float" office:value="0.179221356183905" calcext:value-type="float">
            <text:p>0.179221356183905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470283040311505" calcext:value-type="float">
            <text:p>0.470283040311505</text:p>
          </table:table-cell>
          <table:table-cell office:value-type="float" office:value="-0.274331543151007" calcext:value-type="float">
            <text:p>-0.274331543151007</text:p>
          </table:table-cell>
          <table:table-cell office:value-type="float" office:value="1.21489762377402" calcext:value-type="float">
            <text:p>1.21489762377402</text:p>
          </table:table-cell>
          <table:table-cell office:value-type="float" office:value="1.60044712016748" calcext:value-type="float">
            <text:p>1.60044712016748</text:p>
          </table:table-cell>
          <table:table-cell office:value-type="float" office:value="0.760080034152399" calcext:value-type="float">
            <text:p>0.760080034152399</text:p>
          </table:table-cell>
          <table:table-cell office:value-type="float" office:value="3.36994904399609" calcext:value-type="float">
            <text:p>3.36994904399609</text:p>
          </table:table-cell>
          <table:table-cell office:value-type="float" office:value="-0.600447120167483" calcext:value-type="float">
            <text:p>-0.600447120167483</text:p>
          </table:table-cell>
          <table:table-cell office:value-type="float" office:value="0.239919965847601" calcext:value-type="float">
            <text:p>0.239919965847601</text:p>
          </table:table-cell>
          <table:table-cell office:value-type="float" office:value="-2.36994904399609" calcext:value-type="float">
            <text:p>-2.36994904399609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0.347454780918578" calcext:value-type="float">
            <text:p>0.347454780918578</text:p>
          </table:table-cell>
          <table:table-cell office:value-type="float" office:value="0.0290594337051032" calcext:value-type="float">
            <text:p>0.0290594337051032</text:p>
          </table:table-cell>
          <table:table-cell office:value-type="float" office:value="0.665850128132053" calcext:value-type="float">
            <text:p>0.665850128132053</text:p>
          </table:table-cell>
          <table:table-cell office:value-type="float" office:value="1.41546030335281" calcext:value-type="float">
            <text:p>1.41546030335281</text:p>
          </table:table-cell>
          <table:table-cell office:value-type="float" office:value="1.02948577881109" calcext:value-type="float">
            <text:p>1.02948577881109</text:p>
          </table:table-cell>
          <table:table-cell office:value-type="float" office:value="1.94614429028969" calcext:value-type="float">
            <text:p>1.94614429028969</text:p>
          </table:table-cell>
          <table:table-cell office:value-type="float" office:value="-0.415460303352813" calcext:value-type="float">
            <text:p>-0.415460303352813</text:p>
          </table:table-cell>
          <table:table-cell office:value-type="float" office:value="-0.0294857788110927" calcext:value-type="float">
            <text:p>-0.0294857788110927</text:p>
          </table:table-cell>
          <table:table-cell office:value-type="float" office:value="-0.946144290289685" calcext:value-type="float">
            <text:p>-0.946144290289685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0198785022370438" calcext:value-type="float">
            <text:p>0.0198785022370438</text:p>
          </table:table-cell>
          <table:table-cell office:value-type="float" office:value="-0.247568602664664" calcext:value-type="float">
            <text:p>-0.247568602664664</text:p>
          </table:table-cell>
          <table:table-cell office:value-type="float" office:value="0.287325607138752" calcext:value-type="float">
            <text:p>0.287325607138752</text:p>
          </table:table-cell>
          <table:table-cell office:value-type="float" office:value="1.02007739537583" calcext:value-type="float">
            <text:p>1.02007739537583</text:p>
          </table:table-cell>
          <table:table-cell office:value-type="float" office:value="0.780696661102531" calcext:value-type="float">
            <text:p>0.780696661102531</text:p>
          </table:table-cell>
          <table:table-cell office:value-type="float" office:value="1.33285813095091" calcext:value-type="float">
            <text:p>1.33285813095091</text:p>
          </table:table-cell>
          <table:table-cell office:value-type="float" office:value="-0.0200773953758291" calcext:value-type="float">
            <text:p>-0.0200773953758291</text:p>
          </table:table-cell>
          <table:table-cell office:value-type="float" office:value="0.219303338897469" calcext:value-type="float">
            <text:p>0.219303338897469</text:p>
          </table:table-cell>
          <table:table-cell office:value-type="float" office:value="-0.33285813095091" calcext:value-type="float">
            <text:p>-0.33285813095091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244897157535345" calcext:value-type="float">
            <text:p>-0.0244897157535345</text:p>
          </table:table-cell>
          <table:table-cell office:value-type="float" office:value="-0.284906929575412" calcext:value-type="float">
            <text:p>-0.284906929575412</text:p>
          </table:table-cell>
          <table:table-cell office:value-type="float" office:value="0.235927498068343" calcext:value-type="float">
            <text:p>0.235927498068343</text:p>
          </table:table-cell>
          <table:table-cell office:value-type="float" office:value="0.975807724313944" calcext:value-type="float">
            <text:p>0.975807724313944</text:p>
          </table:table-cell>
          <table:table-cell office:value-type="float" office:value="0.752084247862442" calcext:value-type="float">
            <text:p>0.752084247862442</text:p>
          </table:table-cell>
          <table:table-cell office:value-type="float" office:value="1.26608251341134" calcext:value-type="float">
            <text:p>1.26608251341134</text:p>
          </table:table-cell>
          <table:table-cell office:value-type="float" office:value="0.0241922756860563" calcext:value-type="float">
            <text:p>0.0241922756860563</text:p>
          </table:table-cell>
          <table:table-cell office:value-type="float" office:value="0.247915752137558" calcext:value-type="float">
            <text:p>0.247915752137558</text:p>
          </table:table-cell>
          <table:table-cell office:value-type="float" office:value="-0.26608251341134" calcext:value-type="float">
            <text:p>-0.26608251341134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-0.0339214370052299" calcext:value-type="float">
            <text:p>-0.0339214370052299</text:p>
          </table:table-cell>
          <table:table-cell office:value-type="float" office:value="-0.222541338973989" calcext:value-type="float">
            <text:p>-0.222541338973989</text:p>
          </table:table-cell>
          <table:table-cell office:value-type="float" office:value="0.15469846496353" calcext:value-type="float">
            <text:p>0.15469846496353</text:p>
          </table:table-cell>
          <table:table-cell office:value-type="float" office:value="0.966647444372558" calcext:value-type="float">
            <text:p>0.966647444372558</text:p>
          </table:table-cell>
          <table:table-cell office:value-type="float" office:value="0.800481914965182" calcext:value-type="float">
            <text:p>0.800481914965182</text:p>
          </table:table-cell>
          <table:table-cell office:value-type="float" office:value="1.16730592439761" calcext:value-type="float">
            <text:p>1.16730592439761</text:p>
          </table:table-cell>
          <table:table-cell office:value-type="float" office:value="0.0333525556274421" calcext:value-type="float">
            <text:p>0.0333525556274421</text:p>
          </table:table-cell>
          <table:table-cell office:value-type="float" office:value="0.199518085034818" calcext:value-type="float">
            <text:p>0.199518085034818</text:p>
          </table:table-cell>
          <table:table-cell office:value-type="float" office:value="-0.167305924397606" calcext:value-type="float">
            <text:p>-0.167305924397606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0077688767717268" calcext:value-type="float">
            <text:p>0.0077688767717268</text:p>
          </table:table-cell>
          <table:table-cell office:value-type="float" office:value="-0.155310219189558" calcext:value-type="float">
            <text:p>-0.155310219189558</text:p>
          </table:table-cell>
          <table:table-cell office:value-type="float" office:value="0.170847972733012" calcext:value-type="float">
            <text:p>0.170847972733012</text:p>
          </table:table-cell>
          <table:table-cell office:value-type="float" office:value="1.0077991327959" calcext:value-type="float">
            <text:p>1.0077991327959</text:p>
          </table:table-cell>
          <table:table-cell office:value-type="float" office:value="0.85614954226603" calcext:value-type="float">
            <text:p>0.85614954226603</text:p>
          </table:table-cell>
          <table:table-cell office:value-type="float" office:value="1.1863103837864" calcext:value-type="float">
            <text:p>1.1863103837864</text:p>
          </table:table-cell>
          <table:table-cell office:value-type="float" office:value="-0.00779913279589661" calcext:value-type="float">
            <text:p>-0.00779913279589661</text:p>
          </table:table-cell>
          <table:table-cell office:value-type="float" office:value="0.14385045773397" calcext:value-type="float">
            <text:p>0.14385045773397</text:p>
          </table:table-cell>
          <table:table-cell office:value-type="float" office:value="-0.186310383786396" calcext:value-type="float">
            <text:p>-0.186310383786396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-0.0456002770247995" calcext:value-type="float">
            <text:p>-0.0456002770247995</text:p>
          </table:table-cell>
          <table:table-cell office:value-type="float" office:value="-0.233994196888374" calcext:value-type="float">
            <text:p>-0.233994196888374</text:p>
          </table:table-cell>
          <table:table-cell office:value-type="float" office:value="0.142793642838775" calcext:value-type="float">
            <text:p>0.142793642838775</text:p>
          </table:table-cell>
          <table:table-cell office:value-type="float" office:value="0.955423790713015" calcext:value-type="float">
            <text:p>0.955423790713015</text:p>
          </table:table-cell>
          <table:table-cell office:value-type="float" office:value="0.791366408269863" calcext:value-type="float">
            <text:p>0.791366408269863</text:p>
          </table:table-cell>
          <table:table-cell office:value-type="float" office:value="1.15349174582243" calcext:value-type="float">
            <text:p>1.15349174582243</text:p>
          </table:table-cell>
          <table:table-cell office:value-type="float" office:value="0.0445762092869847" calcext:value-type="float">
            <text:p>0.0445762092869847</text:p>
          </table:table-cell>
          <table:table-cell office:value-type="float" office:value="0.208633591730137" calcext:value-type="float">
            <text:p>0.208633591730137</text:p>
          </table:table-cell>
          <table:table-cell office:value-type="float" office:value="-0.153491745822427" calcext:value-type="float">
            <text:p>-0.153491745822427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3.74145204292206" calcext:value-type="float">
            <text:p>-3.74145204292206</text:p>
          </table:table-cell>
          <table:table-cell office:value-type="float" office:value="-4.54355806593671" calcext:value-type="float">
            <text:p>-4.54355806593671</text:p>
          </table:table-cell>
          <table:table-cell office:value-type="float" office:value="-2.93934601990742" calcext:value-type="float">
            <text:p>-2.93934601990742</text:p>
          </table:table-cell>
          <table:table-cell office:value-type="float" office:value="0.0237196361837828" calcext:value-type="float">
            <text:p>0.0237196361837828</text:p>
          </table:table-cell>
          <table:table-cell office:value-type="float" office:value="0.0106354973509511" calcext:value-type="float">
            <text:p>0.0106354973509511</text:p>
          </table:table-cell>
          <table:table-cell office:value-type="float" office:value="0.0529003131800607" calcext:value-type="float">
            <text:p>0.0529003131800607</text:p>
          </table:table-cell>
          <table:table-cell office:value-type="float" office:value="0.976280363816217" calcext:value-type="float">
            <text:p>0.976280363816217</text:p>
          </table:table-cell>
          <table:table-cell office:value-type="float" office:value="0.989364502649049" calcext:value-type="float">
            <text:p>0.989364502649049</text:p>
          </table:table-cell>
          <table:table-cell office:value-type="float" office:value="0.947099686819939" calcext:value-type="float">
            <text:p>0.947099686819939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70942168552417" calcext:value-type="float">
            <text:p>-2.70942168552417</text:p>
          </table:table-cell>
          <table:table-cell office:value-type="float" office:value="-3.25601763972602" calcext:value-type="float">
            <text:p>-3.25601763972602</text:p>
          </table:table-cell>
          <table:table-cell office:value-type="float" office:value="-2.16282573132232" calcext:value-type="float">
            <text:p>-2.16282573132232</text:p>
          </table:table-cell>
          <table:table-cell office:value-type="float" office:value="0.0665752970421995" calcext:value-type="float">
            <text:p>0.0665752970421995</text:p>
          </table:table-cell>
          <table:table-cell office:value-type="float" office:value="0.0385415792577976" calcext:value-type="float">
            <text:p>0.0385415792577976</text:p>
          </table:table-cell>
          <table:table-cell office:value-type="float" office:value="0.114999703219488" calcext:value-type="float">
            <text:p>0.114999703219488</text:p>
          </table:table-cell>
          <table:table-cell office:value-type="float" office:value="0.9334247029578" calcext:value-type="float">
            <text:p>0.9334247029578</text:p>
          </table:table-cell>
          <table:table-cell office:value-type="float" office:value="0.961458420742202" calcext:value-type="float">
            <text:p>0.961458420742202</text:p>
          </table:table-cell>
          <table:table-cell office:value-type="float" office:value="0.885000296780512" calcext:value-type="float">
            <text:p>0.885000296780512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3.57116254713625" calcext:value-type="float">
            <text:p>-3.57116254713625</text:p>
          </table:table-cell>
          <table:table-cell office:value-type="float" office:value="-4.3733410160625" calcext:value-type="float">
            <text:p>-4.3733410160625</text:p>
          </table:table-cell>
          <table:table-cell office:value-type="float" office:value="-2.76898407821001" calcext:value-type="float">
            <text:p>-2.76898407821001</text:p>
          </table:table-cell>
          <table:table-cell office:value-type="float" office:value="0.0281231401924055" calcext:value-type="float">
            <text:p>0.0281231401924055</text:p>
          </table:table-cell>
          <table:table-cell office:value-type="float" office:value="0.0126090431005174" calcext:value-type="float">
            <text:p>0.0126090431005174</text:p>
          </table:table-cell>
          <table:table-cell office:value-type="float" office:value="0.0627256967857646" calcext:value-type="float">
            <text:p>0.0627256967857646</text:p>
          </table:table-cell>
          <table:table-cell office:value-type="float" office:value="0.971876859807595" calcext:value-type="float">
            <text:p>0.971876859807595</text:p>
          </table:table-cell>
          <table:table-cell office:value-type="float" office:value="0.987390956899483" calcext:value-type="float">
            <text:p>0.987390956899483</text:p>
          </table:table-cell>
          <table:table-cell office:value-type="float" office:value="0.937274303214235" calcext:value-type="float">
            <text:p>0.937274303214235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3.19499766728898" calcext:value-type="float">
            <text:p>-3.19499766728898</text:p>
          </table:table-cell>
          <table:table-cell office:value-type="float" office:value="-3.78875188379591" calcext:value-type="float">
            <text:p>-3.78875188379591</text:p>
          </table:table-cell>
          <table:table-cell office:value-type="float" office:value="-2.60124345078205" calcext:value-type="float">
            <text:p>-2.60124345078205</text:p>
          </table:table-cell>
          <table:table-cell office:value-type="float" office:value="0.0409666209392596" calcext:value-type="float">
            <text:p>0.0409666209392596</text:p>
          </table:table-cell>
          <table:table-cell office:value-type="float" office:value="0.022623821394905" calcext:value-type="float">
            <text:p>0.022623821394905</text:p>
          </table:table-cell>
          <table:table-cell office:value-type="float" office:value="0.0741812800714093" calcext:value-type="float">
            <text:p>0.0741812800714093</text:p>
          </table:table-cell>
          <table:table-cell office:value-type="float" office:value="0.95903337906074" calcext:value-type="float">
            <text:p>0.95903337906074</text:p>
          </table:table-cell>
          <table:table-cell office:value-type="float" office:value="0.977376178605095" calcext:value-type="float">
            <text:p>0.977376178605095</text:p>
          </table:table-cell>
          <table:table-cell office:value-type="float" office:value="0.925818719928591" calcext:value-type="float">
            <text:p>0.925818719928591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3.34488734517922" calcext:value-type="float">
            <text:p>-3.34488734517922</text:p>
          </table:table-cell>
          <table:table-cell office:value-type="float" office:value="-3.96737835799437" calcext:value-type="float">
            <text:p>-3.96737835799437</text:p>
          </table:table-cell>
          <table:table-cell office:value-type="float" office:value="-2.72239633236406" calcext:value-type="float">
            <text:p>-2.72239633236406</text:p>
          </table:table-cell>
          <table:table-cell office:value-type="float" office:value="0.0352641876145874" calcext:value-type="float">
            <text:p>0.0352641876145874</text:p>
          </table:table-cell>
          <table:table-cell office:value-type="float" office:value="0.018922977435582" calcext:value-type="float">
            <text:p>0.018922977435582</text:p>
          </table:table-cell>
          <table:table-cell office:value-type="float" office:value="0.0657170856092907" calcext:value-type="float">
            <text:p>0.0657170856092907</text:p>
          </table:table-cell>
          <table:table-cell office:value-type="float" office:value="0.964735812385413" calcext:value-type="float">
            <text:p>0.964735812385413</text:p>
          </table:table-cell>
          <table:table-cell office:value-type="float" office:value="0.981077022564418" calcext:value-type="float">
            <text:p>0.981077022564418</text:p>
          </table:table-cell>
          <table:table-cell office:value-type="float" office:value="0.934282914390709" calcext:value-type="float">
            <text:p>0.934282914390709</text:p>
          </table:table-cell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-2.77114199718287" calcext:value-type="float">
            <text:p>-2.77114199718287</text:p>
          </table:table-cell>
          <table:table-cell office:value-type="float" office:value="-3.36492708314791" calcext:value-type="float">
            <text:p>-3.36492708314791</text:p>
          </table:table-cell>
          <table:table-cell office:value-type="float" office:value="-2.17735691121783" calcext:value-type="float">
            <text:p>-2.17735691121783</text:p>
          </table:table-cell>
          <table:table-cell office:value-type="float" office:value="0.0625904857542789" calcext:value-type="float">
            <text:p>0.0625904857542789</text:p>
          </table:table-cell>
          <table:table-cell office:value-type="float" office:value="0.0345645363633045" calcext:value-type="float">
            <text:p>0.0345645363633045</text:p>
          </table:table-cell>
          <table:table-cell office:value-type="float" office:value="0.113340704639559" calcext:value-type="float">
            <text:p>0.113340704639559</text:p>
          </table:table-cell>
          <table:table-cell office:value-type="float" office:value="0.937409514245721" calcext:value-type="float">
            <text:p>0.937409514245721</text:p>
          </table:table-cell>
          <table:table-cell office:value-type="float" office:value="0.965435463636696" calcext:value-type="float">
            <text:p>0.965435463636696</text:p>
          </table:table-cell>
          <table:table-cell office:value-type="float" office:value="0.886659295360441" calcext:value-type="float">
            <text:p>0.886659295360441</text:p>
          </table:table-cell>
        </table:table-row>
        <table:table-row table:style-name="ro1">
          <table:table-cell office:value-type="string" calcext:value-type="string">
            <text:p>Immunityhybridboost_367-427</text:p>
          </table:table-cell>
          <table:table-cell office:value-type="float" office:value="-2.29319041122432" calcext:value-type="float">
            <text:p>-2.29319041122432</text:p>
          </table:table-cell>
          <table:table-cell office:value-type="float" office:value="-2.88825417644502" calcext:value-type="float">
            <text:p>-2.88825417644502</text:p>
          </table:table-cell>
          <table:table-cell office:value-type="float" office:value="-1.69812664600363" calcext:value-type="float">
            <text:p>-1.69812664600363</text:p>
          </table:table-cell>
          <table:table-cell office:value-type="float" office:value="0.100943895031353" calcext:value-type="float">
            <text:p>0.100943895031353</text:p>
          </table:table-cell>
          <table:table-cell office:value-type="float" office:value="0.0556733236172322" calcext:value-type="float">
            <text:p>0.0556733236172322</text:p>
          </table:table-cell>
          <table:table-cell office:value-type="float" office:value="0.183026075722679" calcext:value-type="float">
            <text:p>0.183026075722679</text:p>
          </table:table-cell>
          <table:table-cell office:value-type="float" office:value="0.899056104968647" calcext:value-type="float">
            <text:p>0.899056104968647</text:p>
          </table:table-cell>
          <table:table-cell office:value-type="float" office:value="0.944326676382768" calcext:value-type="float">
            <text:p>0.944326676382768</text:p>
          </table:table-cell>
          <table:table-cell office:value-type="float" office:value="0.816973924277321" calcext:value-type="float">
            <text:p>0.816973924277321</text:p>
          </table:table-cell>
        </table:table-row>
        <table:table-row table:style-name="ro1">
          <table:table-cell office:value-type="string" calcext:value-type="string">
            <text:p>Immunityhybridboost_428-488</text:p>
          </table:table-cell>
          <table:table-cell office:value-type="float" office:value="-2.38731366612651" calcext:value-type="float">
            <text:p>-2.38731366612651</text:p>
          </table:table-cell>
          <table:table-cell office:value-type="float" office:value="-3.19206865439038" calcext:value-type="float">
            <text:p>-3.19206865439038</text:p>
          </table:table-cell>
          <table:table-cell office:value-type="float" office:value="-1.58255867786264" calcext:value-type="float">
            <text:p>-1.58255867786264</text:p>
          </table:table-cell>
          <table:table-cell office:value-type="float" office:value="0.0918761627151234" calcext:value-type="float">
            <text:p>0.0918761627151234</text:p>
          </table:table-cell>
          <table:table-cell office:value-type="float" office:value="0.0410867886008069" calcext:value-type="float">
            <text:p>0.0410867886008069</text:p>
          </table:table-cell>
          <table:table-cell office:value-type="float" office:value="0.205448747948387" calcext:value-type="float">
            <text:p>0.205448747948387</text:p>
          </table:table-cell>
          <table:table-cell office:value-type="float" office:value="0.908123837284877" calcext:value-type="float">
            <text:p>0.908123837284877</text:p>
          </table:table-cell>
          <table:table-cell office:value-type="float" office:value="0.958913211399193" calcext:value-type="float">
            <text:p>0.958913211399193</text:p>
          </table:table-cell>
          <table:table-cell office:value-type="float" office:value="0.794551252051613" calcext:value-type="float">
            <text:p>0.794551252051613</text:p>
          </table:table-cell>
        </table:table-row>
        <table:table-row table:style-name="ro1">
          <table:table-cell office:value-type="string" calcext:value-type="string">
            <text:p>Immunityhybridboost_489-549</text:p>
          </table:table-cell>
          <table:table-cell office:value-type="float" office:value="-1.59224960304951" calcext:value-type="float">
            <text:p>-1.59224960304951</text:p>
          </table:table-cell>
          <table:table-cell office:value-type="float" office:value="-2.73046518573678" calcext:value-type="float">
            <text:p>-2.73046518573678</text:p>
          </table:table-cell>
          <table:table-cell office:value-type="float" office:value="-0.454034020362245" calcext:value-type="float">
            <text:p>-0.454034020362245</text:p>
          </table:table-cell>
          <table:table-cell office:value-type="float" office:value="0.203467375674052" calcext:value-type="float">
            <text:p>0.203467375674052</text:p>
          </table:table-cell>
          <table:table-cell office:value-type="float" office:value="0.0651889576403714" calcext:value-type="float">
            <text:p>0.0651889576403714</text:p>
          </table:table-cell>
          <table:table-cell office:value-type="float" office:value="0.635061127868801" calcext:value-type="float">
            <text:p>0.635061127868801</text:p>
          </table:table-cell>
          <table:table-cell office:value-type="float" office:value="0.796532624325948" calcext:value-type="float">
            <text:p>0.796532624325948</text:p>
          </table:table-cell>
          <table:table-cell office:value-type="float" office:value="0.934811042359629" calcext:value-type="float">
            <text:p>0.934811042359629</text:p>
          </table:table-cell>
          <table:table-cell office:value-type="float" office:value="0.364938872131199" calcext:value-type="float">
            <text:p>0.364938872131199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2.53857626309192" calcext:value-type="float">
            <text:p>-2.53857626309192</text:p>
          </table:table-cell>
          <table:table-cell office:value-type="float" office:value="-4.4993398973895" calcext:value-type="float">
            <text:p>-4.4993398973895</text:p>
          </table:table-cell>
          <table:table-cell office:value-type="float" office:value="-0.57781262879435" calcext:value-type="float">
            <text:p>-0.57781262879435</text:p>
          </table:table-cell>
          <table:table-cell office:value-type="float" office:value="0.0789787647649641" calcext:value-type="float">
            <text:p>0.0789787647649641</text:p>
          </table:table-cell>
          <table:table-cell office:value-type="float" office:value="0.0111163320366818" calcext:value-type="float">
            <text:p>0.0111163320366818</text:p>
          </table:table-cell>
          <table:table-cell office:value-type="float" office:value="0.561124412550516" calcext:value-type="float">
            <text:p>0.561124412550516</text:p>
          </table:table-cell>
          <table:table-cell office:value-type="float" office:value="0.921021235235036" calcext:value-type="float">
            <text:p>0.921021235235036</text:p>
          </table:table-cell>
          <table:table-cell office:value-type="float" office:value="0.988883667963318" calcext:value-type="float">
            <text:p>0.988883667963318</text:p>
          </table:table-cell>
          <table:table-cell office:value-type="float" office:value="0.438875587449484" calcext:value-type="float">
            <text:p>0.438875587449484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3.13208549367497" calcext:value-type="float">
            <text:p>-3.13208549367497</text:p>
          </table:table-cell>
          <table:table-cell office:value-type="float" office:value="-5.09305913272236" calcext:value-type="float">
            <text:p>-5.09305913272236</text:p>
          </table:table-cell>
          <table:table-cell office:value-type="float" office:value="-1.17111185462759" calcext:value-type="float">
            <text:p>-1.17111185462759</text:p>
          </table:table-cell>
          <table:table-cell office:value-type="float" office:value="0.0436267190675965" calcext:value-type="float">
            <text:p>0.0436267190675965</text:p>
          </table:table-cell>
          <table:table-cell office:value-type="float" office:value="0.0061392104719446" calcext:value-type="float">
            <text:p>0.0061392104719446</text:p>
          </table:table-cell>
          <table:table-cell office:value-type="float" office:value="0.310022050115528" calcext:value-type="float">
            <text:p>0.310022050115528</text:p>
          </table:table-cell>
          <table:table-cell office:value-type="float" office:value="0.956373280932403" calcext:value-type="float">
            <text:p>0.956373280932403</text:p>
          </table:table-cell>
          <table:table-cell office:value-type="float" office:value="0.993860789528055" calcext:value-type="float">
            <text:p>0.993860789528055</text:p>
          </table:table-cell>
          <table:table-cell office:value-type="float" office:value="0.689977949884472" calcext:value-type="float">
            <text:p>0.689977949884472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2.88258922092462" calcext:value-type="float">
            <text:p>-2.88258922092462</text:p>
          </table:table-cell>
          <table:table-cell office:value-type="float" office:value="-4.01614762517006" calcext:value-type="float">
            <text:p>-4.01614762517006</text:p>
          </table:table-cell>
          <table:table-cell office:value-type="float" office:value="-1.74903081667917" calcext:value-type="float">
            <text:p>-1.74903081667917</text:p>
          </table:table-cell>
          <table:table-cell office:value-type="float" office:value="0.0559896055348588" calcext:value-type="float">
            <text:p>0.0559896055348588</text:p>
          </table:table-cell>
          <table:table-cell office:value-type="float" office:value="0.0180222598790998" calcext:value-type="float">
            <text:p>0.0180222598790998</text:p>
          </table:table-cell>
          <table:table-cell office:value-type="float" office:value="0.173942443898754" calcext:value-type="float">
            <text:p>0.173942443898754</text:p>
          </table:table-cell>
          <table:table-cell office:value-type="float" office:value="0.944010394465141" calcext:value-type="float">
            <text:p>0.944010394465141</text:p>
          </table:table-cell>
          <table:table-cell office:value-type="float" office:value="0.9819777401209" calcext:value-type="float">
            <text:p>0.9819777401209</text:p>
          </table:table-cell>
          <table:table-cell office:value-type="float" office:value="0.826057556101246" calcext:value-type="float">
            <text:p>0.826057556101246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2.44998394091595" calcext:value-type="float">
            <text:p>-2.44998394091595</text:p>
          </table:table-cell>
          <table:table-cell office:value-type="float" office:value="-3.19341519978103" calcext:value-type="float">
            <text:p>-3.19341519978103</text:p>
          </table:table-cell>
          <table:table-cell office:value-type="float" office:value="-1.70655268205088" calcext:value-type="float">
            <text:p>-1.70655268205088</text:p>
          </table:table-cell>
          <table:table-cell office:value-type="float" office:value="0.0862949723064561" calcext:value-type="float">
            <text:p>0.0862949723064561</text:p>
          </table:table-cell>
          <table:table-cell office:value-type="float" office:value="0.0410315006072505" calcext:value-type="float">
            <text:p>0.0410315006072505</text:p>
          </table:table-cell>
          <table:table-cell office:value-type="float" office:value="0.181490370451042" calcext:value-type="float">
            <text:p>0.181490370451042</text:p>
          </table:table-cell>
          <table:table-cell office:value-type="float" office:value="0.913705027693544" calcext:value-type="float">
            <text:p>0.913705027693544</text:p>
          </table:table-cell>
          <table:table-cell office:value-type="float" office:value="0.95896849939275" calcext:value-type="float">
            <text:p>0.95896849939275</text:p>
          </table:table-cell>
          <table:table-cell office:value-type="float" office:value="0.818509629548958" calcext:value-type="float">
            <text:p>0.818509629548958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91281406490344" calcext:value-type="float">
            <text:p>-1.91281406490344</text:p>
          </table:table-cell>
          <table:table-cell office:value-type="float" office:value="-2.50670422885972" calcext:value-type="float">
            <text:p>-2.50670422885972</text:p>
          </table:table-cell>
          <table:table-cell office:value-type="float" office:value="-1.31892390094716" calcext:value-type="float">
            <text:p>-1.31892390094716</text:p>
          </table:table-cell>
          <table:table-cell office:value-type="float" office:value="0.147664264548485" calcext:value-type="float">
            <text:p>0.147664264548485</text:p>
          </table:table-cell>
          <table:table-cell office:value-type="float" office:value="0.0815365226158623" calcext:value-type="float">
            <text:p>0.0815365226158623</text:p>
          </table:table-cell>
          <table:table-cell office:value-type="float" office:value="0.267422920736665" calcext:value-type="float">
            <text:p>0.267422920736665</text:p>
          </table:table-cell>
          <table:table-cell office:value-type="float" office:value="0.852335735451515" calcext:value-type="float">
            <text:p>0.852335735451515</text:p>
          </table:table-cell>
          <table:table-cell office:value-type="float" office:value="0.918463477384138" calcext:value-type="float">
            <text:p>0.918463477384138</text:p>
          </table:table-cell>
          <table:table-cell office:value-type="float" office:value="0.732577079263335" calcext:value-type="float">
            <text:p>0.732577079263335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1.99421295847178" calcext:value-type="float">
            <text:p>-1.99421295847178</text:p>
          </table:table-cell>
          <table:table-cell office:value-type="float" office:value="-2.65023877873733" calcext:value-type="float">
            <text:p>-2.65023877873733</text:p>
          </table:table-cell>
          <table:table-cell office:value-type="float" office:value="-1.33818713820622" calcext:value-type="float">
            <text:p>-1.33818713820622</text:p>
          </table:table-cell>
          <table:table-cell office:value-type="float" office:value="0.136120744697903" calcext:value-type="float">
            <text:p>0.136120744697903</text:p>
          </table:table-cell>
          <table:table-cell office:value-type="float" office:value="0.0706343450669234" calcext:value-type="float">
            <text:p>0.0706343450669234</text:p>
          </table:table-cell>
          <table:table-cell office:value-type="float" office:value="0.262320789122578" calcext:value-type="float">
            <text:p>0.262320789122578</text:p>
          </table:table-cell>
          <table:table-cell office:value-type="float" office:value="0.863879255302097" calcext:value-type="float">
            <text:p>0.863879255302097</text:p>
          </table:table-cell>
          <table:table-cell office:value-type="float" office:value="0.929365654933077" calcext:value-type="float">
            <text:p>0.929365654933077</text:p>
          </table:table-cell>
          <table:table-cell office:value-type="float" office:value="0.737679210877422" calcext:value-type="float">
            <text:p>0.737679210877422</text:p>
          </table:table-cell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-2.33269640147124" calcext:value-type="float">
            <text:p>-2.33269640147124</text:p>
          </table:table-cell>
          <table:table-cell office:value-type="float" office:value="-3.21134015331609" calcext:value-type="float">
            <text:p>-3.21134015331609</text:p>
          </table:table-cell>
          <table:table-cell office:value-type="float" office:value="-1.4540526496264" calcext:value-type="float">
            <text:p>-1.4540526496264</text:p>
          </table:table-cell>
          <table:table-cell office:value-type="float" office:value="0.0970337520745447" calcext:value-type="float">
            <text:p>0.0970337520745447</text:p>
          </table:table-cell>
          <table:table-cell office:value-type="float" office:value="0.0403025654472036" calcext:value-type="float">
            <text:p>0.0403025654472036</text:p>
          </table:table-cell>
          <table:table-cell office:value-type="float" office:value="0.233621580591404" calcext:value-type="float">
            <text:p>0.233621580591404</text:p>
          </table:table-cell>
          <table:table-cell office:value-type="float" office:value="0.902966247925455" calcext:value-type="float">
            <text:p>0.902966247925455</text:p>
          </table:table-cell>
          <table:table-cell office:value-type="float" office:value="0.959697434552796" calcext:value-type="float">
            <text:p>0.959697434552796</text:p>
          </table:table-cell>
          <table:table-cell office:value-type="float" office:value="0.766378419408596" calcext:value-type="float">
            <text:p>0.766378419408596</text:p>
          </table:table-cell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-1.72123111526712" calcext:value-type="float">
            <text:p>-1.72123111526712</text:p>
          </table:table-cell>
          <table:table-cell office:value-type="float" office:value="-2.60001522327975" calcext:value-type="float">
            <text:p>-2.60001522327975</text:p>
          </table:table-cell>
          <table:table-cell office:value-type="float" office:value="-0.842447007254491" calcext:value-type="float">
            <text:p>-0.842447007254491</text:p>
          </table:table-cell>
          <table:table-cell office:value-type="float" office:value="0.178845832487642" calcext:value-type="float">
            <text:p>0.178845832487642</text:p>
          </table:table-cell>
          <table:table-cell office:value-type="float" office:value="0.0742724475354807" calcext:value-type="float">
            <text:p>0.0742724475354807</text:p>
          </table:table-cell>
          <table:table-cell office:value-type="float" office:value="0.430655416100537" calcext:value-type="float">
            <text:p>0.430655416100537</text:p>
          </table:table-cell>
          <table:table-cell office:value-type="float" office:value="0.821154167512358" calcext:value-type="float">
            <text:p>0.821154167512358</text:p>
          </table:table-cell>
          <table:table-cell office:value-type="float" office:value="0.925727552464519" calcext:value-type="float">
            <text:p>0.925727552464519</text:p>
          </table:table-cell>
          <table:table-cell office:value-type="float" office:value="0.569344583899463" calcext:value-type="float">
            <text:p>0.569344583899463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2.5184750658044" calcext:value-type="float">
            <text:p>-2.5184750658044</text:p>
          </table:table-cell>
          <table:table-cell office:value-type="float" office:value="-3.90590789771199" calcext:value-type="float">
            <text:p>-3.90590789771199</text:p>
          </table:table-cell>
          <table:table-cell office:value-type="float" office:value="-1.1310422338968" calcext:value-type="float">
            <text:p>-1.1310422338968</text:p>
          </table:table-cell>
          <table:table-cell office:value-type="float" office:value="0.0805823959541634" calcext:value-type="float">
            <text:p>0.0805823959541634</text:p>
          </table:table-cell>
          <table:table-cell office:value-type="float" office:value="0.0201226768631525" calcext:value-type="float">
            <text:p>0.0201226768631525</text:p>
          </table:table-cell>
          <table:table-cell office:value-type="float" office:value="0.322696755599358" calcext:value-type="float">
            <text:p>0.322696755599358</text:p>
          </table:table-cell>
          <table:table-cell office:value-type="float" office:value="0.919417604045837" calcext:value-type="float">
            <text:p>0.919417604045837</text:p>
          </table:table-cell>
          <table:table-cell office:value-type="float" office:value="0.979877323136848" calcext:value-type="float">
            <text:p>0.979877323136848</text:p>
          </table:table-cell>
          <table:table-cell office:value-type="float" office:value="0.677303244400642" calcext:value-type="float">
            <text:p>0.677303244400642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1.71030673821089" calcext:value-type="float">
            <text:p>-1.71030673821089</text:p>
          </table:table-cell>
          <table:table-cell office:value-type="float" office:value="-2.36724072521996" calcext:value-type="float">
            <text:p>-2.36724072521996</text:p>
          </table:table-cell>
          <table:table-cell office:value-type="float" office:value="-1.05337275120182" calcext:value-type="float">
            <text:p>-1.05337275120182</text:p>
          </table:table-cell>
          <table:table-cell office:value-type="float" office:value="0.180810322675294" calcext:value-type="float">
            <text:p>0.180810322675294</text:p>
          </table:table-cell>
          <table:table-cell office:value-type="float" office:value="0.0937390214783339" calcext:value-type="float">
            <text:p>0.0937390214783339</text:p>
          </table:table-cell>
          <table:table-cell office:value-type="float" office:value="0.348759484261315" calcext:value-type="float">
            <text:p>0.348759484261315</text:p>
          </table:table-cell>
          <table:table-cell office:value-type="float" office:value="0.819189677324706" calcext:value-type="float">
            <text:p>0.819189677324706</text:p>
          </table:table-cell>
          <table:table-cell office:value-type="float" office:value="0.906260978521666" calcext:value-type="float">
            <text:p>0.906260978521666</text:p>
          </table:table-cell>
          <table:table-cell office:value-type="float" office:value="0.651240515738685" calcext:value-type="float">
            <text:p>0.651240515738685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1.59146230473648" calcext:value-type="float">
            <text:p>-1.59146230473648</text:p>
          </table:table-cell>
          <table:table-cell office:value-type="float" office:value="-2.16128134105094" calcext:value-type="float">
            <text:p>-2.16128134105094</text:p>
          </table:table-cell>
          <table:table-cell office:value-type="float" office:value="-1.02164326842201" calcext:value-type="float">
            <text:p>-1.02164326842201</text:p>
          </table:table-cell>
          <table:table-cell office:value-type="float" office:value="0.2036276282707" calcext:value-type="float">
            <text:p>0.2036276282707</text:p>
          </table:table-cell>
          <table:table-cell office:value-type="float" office:value="0.115177444858252" calcext:value-type="float">
            <text:p>0.115177444858252</text:p>
          </table:table-cell>
          <table:table-cell office:value-type="float" office:value="0.360002872491051" calcext:value-type="float">
            <text:p>0.360002872491051</text:p>
          </table:table-cell>
          <table:table-cell office:value-type="float" office:value="0.7963723717293" calcext:value-type="float">
            <text:p>0.7963723717293</text:p>
          </table:table-cell>
          <table:table-cell office:value-type="float" office:value="0.884822555141748" calcext:value-type="float">
            <text:p>0.884822555141748</text:p>
          </table:table-cell>
          <table:table-cell office:value-type="float" office:value="0.639997127508949" calcext:value-type="float">
            <text:p>0.639997127508949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13259812825294" calcext:value-type="float">
            <text:p>-1.13259812825294</text:p>
          </table:table-cell>
          <table:table-cell office:value-type="float" office:value="-1.62713433949088" calcext:value-type="float">
            <text:p>-1.62713433949088</text:p>
          </table:table-cell>
          <table:table-cell office:value-type="float" office:value="-0.638061917015001" calcext:value-type="float">
            <text:p>-0.638061917015001</text:p>
          </table:table-cell>
          <table:table-cell office:value-type="float" office:value="0.322195063929404" calcext:value-type="float">
            <text:p>0.322195063929404</text:p>
          </table:table-cell>
          <table:table-cell office:value-type="float" office:value="0.196491847026894" calcext:value-type="float">
            <text:p>0.196491847026894</text:p>
          </table:table-cell>
          <table:table-cell office:value-type="float" office:value="0.528315351457123" calcext:value-type="float">
            <text:p>0.528315351457123</text:p>
          </table:table-cell>
          <table:table-cell office:value-type="float" office:value="0.677804936070596" calcext:value-type="float">
            <text:p>0.677804936070596</text:p>
          </table:table-cell>
          <table:table-cell office:value-type="float" office:value="0.803508152973106" calcext:value-type="float">
            <text:p>0.803508152973106</text:p>
          </table:table-cell>
          <table:table-cell office:value-type="float" office:value="0.471684648542877" calcext:value-type="float">
            <text:p>0.471684648542877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2.18998757553063" calcext:value-type="float">
            <text:p>-2.18998757553063</text:p>
          </table:table-cell>
          <table:table-cell office:value-type="float" office:value="-3.17289844875789" calcext:value-type="float">
            <text:p>-3.17289844875789</text:p>
          </table:table-cell>
          <table:table-cell office:value-type="float" office:value="-1.20707670230337" calcext:value-type="float">
            <text:p>-1.20707670230337</text:p>
          </table:table-cell>
          <table:table-cell office:value-type="float" office:value="0.111918139132182" calcext:value-type="float">
            <text:p>0.111918139132182</text:p>
          </table:table-cell>
          <table:table-cell office:value-type="float" office:value="0.0418820288931573" calcext:value-type="float">
            <text:p>0.0418820288931573</text:p>
          </table:table-cell>
          <table:table-cell office:value-type="float" office:value="0.299070274240152" calcext:value-type="float">
            <text:p>0.299070274240152</text:p>
          </table:table-cell>
          <table:table-cell office:value-type="float" office:value="0.888081860867817" calcext:value-type="float">
            <text:p>0.888081860867817</text:p>
          </table:table-cell>
          <table:table-cell office:value-type="float" office:value="0.958117971106843" calcext:value-type="float">
            <text:p>0.958117971106843</text:p>
          </table:table-cell>
          <table:table-cell office:value-type="float" office:value="0.700929725759847" calcext:value-type="float">
            <text:p>0.700929725759847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1.70309457873137" calcext:value-type="float">
            <text:p>-1.70309457873137</text:p>
          </table:table-cell>
          <table:table-cell office:value-type="float" office:value="-2.68656963271064" calcext:value-type="float">
            <text:p>-2.68656963271064</text:p>
          </table:table-cell>
          <table:table-cell office:value-type="float" office:value="-0.719619524752106" calcext:value-type="float">
            <text:p>-0.719619524752106</text:p>
          </table:table-cell>
          <table:table-cell office:value-type="float" office:value="0.182119069329874" calcext:value-type="float">
            <text:p>0.182119069329874</text:p>
          </table:table-cell>
          <table:table-cell office:value-type="float" office:value="0.0681141957745852" calcext:value-type="float">
            <text:p>0.0681141957745852</text:p>
          </table:table-cell>
          <table:table-cell office:value-type="float" office:value="0.486937488381162" calcext:value-type="float">
            <text:p>0.486937488381162</text:p>
          </table:table-cell>
          <table:table-cell office:value-type="float" office:value="0.817880930670126" calcext:value-type="float">
            <text:p>0.817880930670126</text:p>
          </table:table-cell>
          <table:table-cell office:value-type="float" office:value="0.931885804225415" calcext:value-type="float">
            <text:p>0.931885804225415</text:p>
          </table:table-cell>
          <table:table-cell office:value-type="float" office:value="0.513062511618838" calcext:value-type="float">
            <text:p>0.513062511618838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9427093356549" calcext:value-type="float">
            <text:p>-1.9427093356549</text:p>
          </table:table-cell>
          <table:table-cell office:value-type="float" office:value="-3.0763624279562" calcext:value-type="float">
            <text:p>-3.0763624279562</text:p>
          </table:table-cell>
          <table:table-cell office:value-type="float" office:value="-0.80905624335359" calcext:value-type="float">
            <text:p>-0.80905624335359</text:p>
          </table:table-cell>
          <table:table-cell office:value-type="float" office:value="0.143315134496215" calcext:value-type="float">
            <text:p>0.143315134496215</text:p>
          </table:table-cell>
          <table:table-cell office:value-type="float" office:value="0.0461267411900479" calcext:value-type="float">
            <text:p>0.0461267411900479</text:p>
          </table:table-cell>
          <table:table-cell office:value-type="float" office:value="0.445278102154323" calcext:value-type="float">
            <text:p>0.445278102154323</text:p>
          </table:table-cell>
          <table:table-cell office:value-type="float" office:value="0.856684865503785" calcext:value-type="float">
            <text:p>0.856684865503785</text:p>
          </table:table-cell>
          <table:table-cell office:value-type="float" office:value="0.953873258809952" calcext:value-type="float">
            <text:p>0.953873258809952</text:p>
          </table:table-cell>
          <table:table-cell office:value-type="float" office:value="0.554721897845677" calcext:value-type="float">
            <text:p>0.554721897845677</text:p>
          </table:table-cell>
        </table:table-row>
        <table:table-row table:style-name="ro1">
          <table:table-cell office:value-type="string" calcext:value-type="string">
            <text:p>Immunitysecbnew_001-061</text:p>
          </table:table-cell>
          <table:table-cell office:value-type="float" office:value="-1.62729850732958" calcext:value-type="float">
            <text:p>-1.62729850732958</text:p>
          </table:table-cell>
          <table:table-cell office:value-type="float" office:value="-1.97045631730926" calcext:value-type="float">
            <text:p>-1.97045631730926</text:p>
          </table:table-cell>
          <table:table-cell office:value-type="float" office:value="-1.2841406973499" calcext:value-type="float">
            <text:p>-1.2841406973499</text:p>
          </table:table-cell>
          <table:table-cell office:value-type="float" office:value="0.196459592032733" calcext:value-type="float">
            <text:p>0.196459592032733</text:p>
          </table:table-cell>
          <table:table-cell office:value-type="float" office:value="0.139393234154692" calcext:value-type="float">
            <text:p>0.139393234154692</text:p>
          </table:table-cell>
          <table:table-cell office:value-type="float" office:value="0.276888412380442" calcext:value-type="float">
            <text:p>0.276888412380442</text:p>
          </table:table-cell>
          <table:table-cell office:value-type="float" office:value="0.803540407967267" calcext:value-type="float">
            <text:p>0.803540407967267</text:p>
          </table:table-cell>
          <table:table-cell office:value-type="float" office:value="0.860606765845308" calcext:value-type="float">
            <text:p>0.860606765845308</text:p>
          </table:table-cell>
          <table:table-cell office:value-type="float" office:value="0.723111587619558" calcext:value-type="float">
            <text:p>0.723111587619558</text:p>
          </table:table-cell>
        </table:table-row>
        <table:table-row table:style-name="ro1">
          <table:table-cell office:value-type="string" calcext:value-type="string">
            <text:p>Immunitysecbnew_062-122</text:p>
          </table:table-cell>
          <table:table-cell office:value-type="float" office:value="-1.1568650098244" calcext:value-type="float">
            <text:p>-1.1568650098244</text:p>
          </table:table-cell>
          <table:table-cell office:value-type="float" office:value="-1.46890198283191" calcext:value-type="float">
            <text:p>-1.46890198283191</text:p>
          </table:table-cell>
          <table:table-cell office:value-type="float" office:value="-0.844828036816889" calcext:value-type="float">
            <text:p>-0.844828036816889</text:p>
          </table:table-cell>
          <table:table-cell office:value-type="float" office:value="0.31447049908764" calcext:value-type="float">
            <text:p>0.31447049908764</text:p>
          </table:table-cell>
          <table:table-cell office:value-type="float" office:value="0.23017808597146" calcext:value-type="float">
            <text:p>0.23017808597146</text:p>
          </table:table-cell>
          <table:table-cell office:value-type="float" office:value="0.429631232613042" calcext:value-type="float">
            <text:p>0.429631232613042</text:p>
          </table:table-cell>
          <table:table-cell office:value-type="float" office:value="0.68552950091236" calcext:value-type="float">
            <text:p>0.68552950091236</text:p>
          </table:table-cell>
          <table:table-cell office:value-type="float" office:value="0.76982191402854" calcext:value-type="float">
            <text:p>0.76982191402854</text:p>
          </table:table-cell>
          <table:table-cell office:value-type="float" office:value="0.570368767386958" calcext:value-type="float">
            <text:p>0.570368767386958</text:p>
          </table:table-cell>
        </table:table-row>
        <table:table-row table:style-name="ro1">
          <table:table-cell office:value-type="string" calcext:value-type="string">
            <text:p>Immunitysecbnew_123-183</text:p>
          </table:table-cell>
          <table:table-cell office:value-type="float" office:value="-0.58355095513561" calcext:value-type="float">
            <text:p>-0.58355095513561</text:p>
          </table:table-cell>
          <table:table-cell office:value-type="float" office:value="-0.863614340248068" calcext:value-type="float">
            <text:p>-0.863614340248068</text:p>
          </table:table-cell>
          <table:table-cell office:value-type="float" office:value="-0.303487570023152" calcext:value-type="float">
            <text:p>-0.303487570023152</text:p>
          </table:table-cell>
          <table:table-cell office:value-type="float" office:value="0.557913718368995" calcext:value-type="float">
            <text:p>0.557913718368995</text:p>
          </table:table-cell>
          <table:table-cell office:value-type="float" office:value="0.421635391224692" calcext:value-type="float">
            <text:p>0.421635391224692</text:p>
          </table:table-cell>
          <table:table-cell office:value-type="float" office:value="0.738239065369259" calcext:value-type="float">
            <text:p>0.738239065369259</text:p>
          </table:table-cell>
          <table:table-cell office:value-type="float" office:value="0.442086281631005" calcext:value-type="float">
            <text:p>0.442086281631005</text:p>
          </table:table-cell>
          <table:table-cell office:value-type="float" office:value="0.578364608775308" calcext:value-type="float">
            <text:p>0.578364608775308</text:p>
          </table:table-cell>
          <table:table-cell office:value-type="float" office:value="0.261760934630741" calcext:value-type="float">
            <text:p>0.261760934630741</text:p>
          </table:table-cell>
        </table:table-row>
        <table:table-row table:style-name="ro1">
          <table:table-cell office:value-type="string" calcext:value-type="string">
            <text:p>Immunitysecbnew_184-244</text:p>
          </table:table-cell>
          <table:table-cell office:value-type="float" office:value="-0.504753648147817" calcext:value-type="float">
            <text:p>-0.504753648147817</text:p>
          </table:table-cell>
          <table:table-cell office:value-type="float" office:value="-1.22047227352453" calcext:value-type="float">
            <text:p>-1.22047227352453</text:p>
          </table:table-cell>
          <table:table-cell office:value-type="float" office:value="0.210964977228897" calcext:value-type="float">
            <text:p>0.210964977228897</text:p>
          </table:table-cell>
          <table:table-cell office:value-type="float" office:value="0.603654268458" calcext:value-type="float">
            <text:p>0.603654268458</text:p>
          </table:table-cell>
          <table:table-cell office:value-type="float" office:value="0.295090770451756" calcext:value-type="float">
            <text:p>0.295090770451756</text:p>
          </table:table-cell>
          <table:table-cell office:value-type="float" office:value="1.23486910576601" calcext:value-type="float">
            <text:p>1.23486910576601</text:p>
          </table:table-cell>
          <table:table-cell office:value-type="float" office:value="0.396345731542" calcext:value-type="float">
            <text:p>0.396345731542</text:p>
          </table:table-cell>
          <table:table-cell office:value-type="float" office:value="0.704909229548244" calcext:value-type="float">
            <text:p>0.704909229548244</text:p>
          </table:table-cell>
          <table:table-cell office:value-type="float" office:value="-0.234869105766011" calcext:value-type="float">
            <text:p>-0.234869105766011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1.21765603552481" calcext:value-type="float">
            <text:p>-1.21765603552481</text:p>
          </table:table-cell>
          <table:table-cell office:value-type="float" office:value="-1.42171403609388" calcext:value-type="float">
            <text:p>-1.42171403609388</text:p>
          </table:table-cell>
          <table:table-cell office:value-type="float" office:value="-1.01359803495575" calcext:value-type="float">
            <text:p>-1.01359803495575</text:p>
          </table:table-cell>
          <table:table-cell office:value-type="float" office:value="0.295922987603612" calcext:value-type="float">
            <text:p>0.295922987603612</text:p>
          </table:table-cell>
          <table:table-cell office:value-type="float" office:value="0.241300065213089" calcext:value-type="float">
            <text:p>0.241300065213089</text:p>
          </table:table-cell>
          <table:table-cell office:value-type="float" office:value="0.362910861689637" calcext:value-type="float">
            <text:p>0.362910861689637</text:p>
          </table:table-cell>
          <table:table-cell office:value-type="float" office:value="0.704077012396388" calcext:value-type="float">
            <text:p>0.704077012396388</text:p>
          </table:table-cell>
          <table:table-cell office:value-type="float" office:value="0.758699934786911" calcext:value-type="float">
            <text:p>0.758699934786911</text:p>
          </table:table-cell>
          <table:table-cell office:value-type="float" office:value="0.637089138310363" calcext:value-type="float">
            <text:p>0.637089138310363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-0.817328873453516" calcext:value-type="float">
            <text:p>-0.817328873453516</text:p>
          </table:table-cell>
          <table:table-cell office:value-type="float" office:value="-1.0224358950816" calcext:value-type="float">
            <text:p>-1.0224358950816</text:p>
          </table:table-cell>
          <table:table-cell office:value-type="float" office:value="-0.612221851825431" calcext:value-type="float">
            <text:p>-0.612221851825431</text:p>
          </table:table-cell>
          <table:table-cell office:value-type="float" office:value="0.44160967581183" calcext:value-type="float">
            <text:p>0.44160967581183</text:p>
          </table:table-cell>
          <table:table-cell office:value-type="float" office:value="0.359717637674077" calcext:value-type="float">
            <text:p>0.359717637674077</text:p>
          </table:table-cell>
          <table:table-cell office:value-type="float" office:value="0.54214496412135" calcext:value-type="float">
            <text:p>0.54214496412135</text:p>
          </table:table-cell>
          <table:table-cell office:value-type="float" office:value="0.55839032418817" calcext:value-type="float">
            <text:p>0.55839032418817</text:p>
          </table:table-cell>
          <table:table-cell office:value-type="float" office:value="0.640282362325923" calcext:value-type="float">
            <text:p>0.640282362325923</text:p>
          </table:table-cell>
          <table:table-cell office:value-type="float" office:value="0.45785503587865" calcext:value-type="float">
            <text:p>0.45785503587865</text:p>
          </table:table-cell>
        </table:table-row>
        <table:table-row table:style-name="ro1">
          <table:table-cell office:value-type="string" calcext:value-type="string">
            <text:p>Immunitysecboost_123-183</text:p>
          </table:table-cell>
          <table:table-cell office:value-type="float" office:value="-0.461342500013523" calcext:value-type="float">
            <text:p>-0.461342500013523</text:p>
          </table:table-cell>
          <table:table-cell office:value-type="float" office:value="-0.660426770806673" calcext:value-type="float">
            <text:p>-0.660426770806673</text:p>
          </table:table-cell>
          <table:table-cell office:value-type="float" office:value="-0.262258229220374" calcext:value-type="float">
            <text:p>-0.262258229220374</text:p>
          </table:table-cell>
          <table:table-cell office:value-type="float" office:value="0.630436715833048" calcext:value-type="float">
            <text:p>0.630436715833048</text:p>
          </table:table-cell>
          <table:table-cell office:value-type="float" office:value="0.516630804491979" calcext:value-type="float">
            <text:p>0.516630804491979</text:p>
          </table:table-cell>
          <table:table-cell office:value-type="float" office:value="0.769312339130041" calcext:value-type="float">
            <text:p>0.769312339130041</text:p>
          </table:table-cell>
          <table:table-cell office:value-type="float" office:value="0.369563284166952" calcext:value-type="float">
            <text:p>0.369563284166952</text:p>
          </table:table-cell>
          <table:table-cell office:value-type="float" office:value="0.483369195508021" calcext:value-type="float">
            <text:p>0.483369195508021</text:p>
          </table:table-cell>
          <table:table-cell office:value-type="float" office:value="0.230687660869959" calcext:value-type="float">
            <text:p>0.230687660869959</text:p>
          </table:table-cell>
        </table:table-row>
        <table:table-row table:style-name="ro1">
          <table:table-cell office:value-type="string" calcext:value-type="string">
            <text:p>Immunitysecboost_184-244</text:p>
          </table:table-cell>
          <table:table-cell office:value-type="float" office:value="-0.246722942401847" calcext:value-type="float">
            <text:p>-0.246722942401847</text:p>
          </table:table-cell>
          <table:table-cell office:value-type="float" office:value="-0.47856322609253" calcext:value-type="float">
            <text:p>-0.47856322609253</text:p>
          </table:table-cell>
          <table:table-cell office:value-type="float" office:value="-0.0148826587111639" calcext:value-type="float">
            <text:p>-0.0148826587111639</text:p>
          </table:table-cell>
          <table:table-cell office:value-type="float" office:value="0.781357144479051" calcext:value-type="float">
            <text:p>0.781357144479051</text:p>
          </table:table-cell>
          <table:table-cell office:value-type="float" office:value="0.619673082627092" calcext:value-type="float">
            <text:p>0.619673082627092</text:p>
          </table:table-cell>
          <table:table-cell office:value-type="float" office:value="0.985227540689961" calcext:value-type="float">
            <text:p>0.985227540689961</text:p>
          </table:table-cell>
          <table:table-cell office:value-type="float" office:value="0.218642855520949" calcext:value-type="float">
            <text:p>0.218642855520949</text:p>
          </table:table-cell>
          <table:table-cell office:value-type="float" office:value="0.380326917372908" calcext:value-type="float">
            <text:p>0.380326917372908</text:p>
          </table:table-cell>
          <table:table-cell office:value-type="float" office:value="0.0147724593100389" calcext:value-type="float">
            <text:p>0.0147724593100389</text:p>
          </table:table-cell>
        </table:table-row>
        <table:table-row table:style-name="ro1">
          <table:table-cell office:value-type="string" calcext:value-type="string">
            <text:p>Immunitysecboost_245-305</text:p>
          </table:table-cell>
          <table:table-cell office:value-type="float" office:value="-0.467533920882439" calcext:value-type="float">
            <text:p>-0.467533920882439</text:p>
          </table:table-cell>
          <table:table-cell office:value-type="float" office:value="-1.07779031119134" calcext:value-type="float">
            <text:p>-1.07779031119134</text:p>
          </table:table-cell>
          <table:table-cell office:value-type="float" office:value="0.142722469426458" calcext:value-type="float">
            <text:p>0.142722469426458</text:p>
          </table:table-cell>
          <table:table-cell office:value-type="float" office:value="0.626545475378247" calcext:value-type="float">
            <text:p>0.626545475378247</text:p>
          </table:table-cell>
          <table:table-cell office:value-type="float" office:value="0.340346755764152" calcext:value-type="float">
            <text:p>0.340346755764152</text:p>
          </table:table-cell>
          <table:table-cell office:value-type="float" office:value="1.15340965080032" calcext:value-type="float">
            <text:p>1.15340965080032</text:p>
          </table:table-cell>
          <table:table-cell office:value-type="float" office:value="0.373454524621753" calcext:value-type="float">
            <text:p>0.373454524621753</text:p>
          </table:table-cell>
          <table:table-cell office:value-type="float" office:value="0.659653244235848" calcext:value-type="float">
            <text:p>0.659653244235848</text:p>
          </table:table-cell>
          <table:table-cell office:value-type="float" office:value="-0.153409650800323" calcext:value-type="float">
            <text:p>-0.153409650800323</text:p>
          </table:table-cell>
        </table:table-row>
        <table:table-row table:style-name="ro1">
          <table:table-cell office:value-type="string" calcext:value-type="string">
            <text:p>DCCI1</text:p>
          </table:table-cell>
          <table:table-cell office:value-type="float" office:value="0.489086494474839" calcext:value-type="float">
            <text:p>0.489086494474839</text:p>
          </table:table-cell>
          <table:table-cell office:value-type="float" office:value="0.389862722356921" calcext:value-type="float">
            <text:p>0.389862722356921</text:p>
          </table:table-cell>
          <table:table-cell office:value-type="float" office:value="0.588310266592756" calcext:value-type="float">
            <text:p>0.588310266592756</text:p>
          </table:table-cell>
          <table:table-cell office:value-type="float" office:value="1.63082577093999" calcext:value-type="float">
            <text:p>1.63082577093999</text:p>
          </table:table-cell>
          <table:table-cell office:value-type="float" office:value="1.47677805135671" calcext:value-type="float">
            <text:p>1.47677805135671</text:p>
          </table:table-cell>
          <table:table-cell office:value-type="float" office:value="1.80094272982907" calcext:value-type="float">
            <text:p>1.80094272982907</text:p>
          </table:table-cell>
          <table:table-cell office:value-type="float" office:value="-0.630825770939992" calcext:value-type="float">
            <text:p>-0.630825770939992</text:p>
          </table:table-cell>
          <table:table-cell office:value-type="float" office:value="-0.476778051356713" calcext:value-type="float">
            <text:p>-0.476778051356713</text:p>
          </table:table-cell>
          <table:table-cell office:value-type="float" office:value="-0.800942729829075" calcext:value-type="float">
            <text:p>-0.800942729829075</text:p>
          </table:table-cell>
        </table:table-row>
        <table:table-row table:style-name="ro1">
          <table:table-cell office:value-type="string" calcext:value-type="string">
            <text:p>DCCI2</text:p>
          </table:table-cell>
          <table:table-cell office:value-type="float" office:value="0.710129674308955" calcext:value-type="float">
            <text:p>0.710129674308955</text:p>
          </table:table-cell>
          <table:table-cell office:value-type="float" office:value="0.610403507672539" calcext:value-type="float">
            <text:p>0.610403507672539</text:p>
          </table:table-cell>
          <table:table-cell office:value-type="float" office:value="0.809855840945371" calcext:value-type="float">
            <text:p>0.809855840945371</text:p>
          </table:table-cell>
          <table:table-cell office:value-type="float" office:value="2.03425503215959" calcext:value-type="float">
            <text:p>2.03425503215959</text:p>
          </table:table-cell>
          <table:table-cell office:value-type="float" office:value="1.84117417682007" calcext:value-type="float">
            <text:p>1.84117417682007</text:p>
          </table:table-cell>
          <table:table-cell office:value-type="float" office:value="2.24758395374292" calcext:value-type="float">
            <text:p>2.24758395374292</text:p>
          </table:table-cell>
          <table:table-cell office:value-type="float" office:value="-1.03425503215959" calcext:value-type="float">
            <text:p>-1.03425503215959</text:p>
          </table:table-cell>
          <table:table-cell office:value-type="float" office:value="-0.841174176820069" calcext:value-type="float">
            <text:p>-0.841174176820069</text:p>
          </table:table-cell>
          <table:table-cell office:value-type="float" office:value="-1.24758395374292" calcext:value-type="float">
            <text:p>-1.24758395374292</text:p>
          </table:table-cell>
        </table:table-row>
        <table:table-row table:style-name="ro1">
          <table:table-cell office:value-type="string" calcext:value-type="string">
            <text:p>DCCI3</text:p>
          </table:table-cell>
          <table:table-cell office:value-type="float" office:value="1.00012674414784" calcext:value-type="float">
            <text:p>1.00012674414784</text:p>
          </table:table-cell>
          <table:table-cell office:value-type="float" office:value="0.899086697350004" calcext:value-type="float">
            <text:p>0.899086697350004</text:p>
          </table:table-cell>
          <table:table-cell office:value-type="float" office:value="1.10116679094568" calcext:value-type="float">
            <text:p>1.10116679094568</text:p>
          </table:table-cell>
          <table:table-cell office:value-type="float" office:value="2.71862637660725" calcext:value-type="float">
            <text:p>2.71862637660725</text:p>
          </table:table-cell>
          <table:table-cell office:value-type="float" office:value="2.45735777460957" calcext:value-type="float">
            <text:p>2.45735777460957</text:p>
          </table:table-cell>
          <table:table-cell office:value-type="float" office:value="3.00767330339553" calcext:value-type="float">
            <text:p>3.00767330339553</text:p>
          </table:table-cell>
          <table:table-cell office:value-type="float" office:value="-1.71862637660725" calcext:value-type="float">
            <text:p>-1.71862637660725</text:p>
          </table:table-cell>
          <table:table-cell office:value-type="float" office:value="-1.45735777460957" calcext:value-type="float">
            <text:p>-1.45735777460957</text:p>
          </table:table-cell>
          <table:table-cell office:value-type="float" office:value="-2.00767330339553" calcext:value-type="float">
            <text:p>-2.00767330339553</text:p>
          </table:table-cell>
        </table:table-row>
        <table:table-row table:style-name="ro1">
          <table:table-cell office:value-type="string" calcext:value-type="string">
            <text:p>DCCI4</text:p>
          </table:table-cell>
          <table:table-cell office:value-type="float" office:value="1.09046863658604" calcext:value-type="float">
            <text:p>1.09046863658604</text:p>
          </table:table-cell>
          <table:table-cell office:value-type="float" office:value="0.982376237509576" calcext:value-type="float">
            <text:p>0.982376237509576</text:p>
          </table:table-cell>
          <table:table-cell office:value-type="float" office:value="1.19856103566251" calcext:value-type="float">
            <text:p>1.19856103566251</text:p>
          </table:table-cell>
          <table:table-cell office:value-type="float" office:value="2.97566825286682" calcext:value-type="float">
            <text:p>2.97566825286682</text:p>
          </table:table-cell>
          <table:table-cell office:value-type="float" office:value="2.67079515118837" calcext:value-type="float">
            <text:p>2.67079515118837</text:p>
          </table:table-cell>
          <table:table-cell office:value-type="float" office:value="3.31534282858782" calcext:value-type="float">
            <text:p>3.31534282858782</text:p>
          </table:table-cell>
          <table:table-cell office:value-type="float" office:value="-1.97566825286682" calcext:value-type="float">
            <text:p>-1.97566825286682</text:p>
          </table:table-cell>
          <table:table-cell office:value-type="float" office:value="-1.67079515118837" calcext:value-type="float">
            <text:p>-1.67079515118837</text:p>
          </table:table-cell>
          <table:table-cell office:value-type="float" office:value="-2.31534282858782" calcext:value-type="float">
            <text:p>-2.31534282858782</text:p>
          </table:table-cell>
        </table:table-row>
        <table:table-row table:style-name="ro1">
          <table:table-cell office:value-type="string" calcext:value-type="string">
            <text:p>DCCI5</text:p>
          </table:table-cell>
          <table:table-cell office:value-type="float" office:value="1.27561250674658" calcext:value-type="float">
            <text:p>1.27561250674658</text:p>
          </table:table-cell>
          <table:table-cell office:value-type="float" office:value="1.1597353456901" calcext:value-type="float">
            <text:p>1.1597353456901</text:p>
          </table:table-cell>
          <table:table-cell office:value-type="float" office:value="1.39148966780305" calcext:value-type="float">
            <text:p>1.39148966780305</text:p>
          </table:table-cell>
          <table:table-cell office:value-type="float" office:value="3.58089406029722" calcext:value-type="float">
            <text:p>3.58089406029722</text:p>
          </table:table-cell>
          <table:table-cell office:value-type="float" office:value="3.18908915823102" calcext:value-type="float">
            <text:p>3.18908915823102</text:p>
          </table:table-cell>
          <table:table-cell office:value-type="float" office:value="4.02083530276233" calcext:value-type="float">
            <text:p>4.02083530276233</text:p>
          </table:table-cell>
          <table:table-cell office:value-type="float" office:value="-2.58089406029722" calcext:value-type="float">
            <text:p>-2.58089406029722</text:p>
          </table:table-cell>
          <table:table-cell office:value-type="float" office:value="-2.18908915823102" calcext:value-type="float">
            <text:p>-2.18908915823102</text:p>
          </table:table-cell>
          <table:table-cell office:value-type="float" office:value="-3.02083530276233" calcext:value-type="float">
            <text:p>-3.02083530276233</text:p>
          </table:table-cell>
        </table:table-row>
        <table:table-row table:style-name="ro1">
          <table:table-cell office:value-type="string" calcext:value-type="string">
            <text:p>DCCI6+</text:p>
          </table:table-cell>
          <table:table-cell office:value-type="float" office:value="1.41565245012107" calcext:value-type="float">
            <text:p>1.41565245012107</text:p>
          </table:table-cell>
          <table:table-cell office:value-type="float" office:value="1.31254159908986" calcext:value-type="float">
            <text:p>1.31254159908986</text:p>
          </table:table-cell>
          <table:table-cell office:value-type="float" office:value="1.51876330115227" calcext:value-type="float">
            <text:p>1.51876330115227</text:p>
          </table:table-cell>
          <table:table-cell office:value-type="float" office:value="4.1191731444329" calcext:value-type="float">
            <text:p>4.1191731444329</text:p>
          </table:table-cell>
          <table:table-cell office:value-type="float" office:value="3.71560530052504" calcext:value-type="float">
            <text:p>3.71560530052504</text:p>
          </table:table-cell>
          <table:table-cell office:value-type="float" office:value="4.56657422450645" calcext:value-type="float">
            <text:p>4.56657422450645</text:p>
          </table:table-cell>
          <table:table-cell office:value-type="float" office:value="-3.1191731444329" calcext:value-type="float">
            <text:p>-3.1191731444329</text:p>
          </table:table-cell>
          <table:table-cell office:value-type="float" office:value="-2.71560530052504" calcext:value-type="float">
            <text:p>-2.71560530052504</text:p>
          </table:table-cell>
          <table:table-cell office:value-type="float" office:value="-3.56657422450645" calcext:value-type="float">
            <text:p>-3.56657422450645</text:p>
          </table:table-cell>
        </table:table-row>
        <table:table-row table:style-name="ro1">
          <table:table-cell office:value-type="string" calcext:value-type="string">
            <text:p>DCCInodcci</text:p>
          </table:table-cell>
          <table:table-cell office:value-type="float" office:value="1.49830974824509" calcext:value-type="float">
            <text:p>1.49830974824509</text:p>
          </table:table-cell>
          <table:table-cell office:value-type="float" office:value="1.27543848513296" calcext:value-type="float">
            <text:p>1.27543848513296</text:p>
          </table:table-cell>
          <table:table-cell office:value-type="float" office:value="1.72118101135722" calcext:value-type="float">
            <text:p>1.72118101135722</text:p>
          </table:table-cell>
          <table:table-cell office:value-type="float" office:value="4.47412028589953" calcext:value-type="float">
            <text:p>4.47412028589953</text:p>
          </table:table-cell>
          <table:table-cell office:value-type="float" office:value="3.58027096155257" calcext:value-type="float">
            <text:p>3.58027096155257</text:p>
          </table:table-cell>
          <table:table-cell office:value-type="float" office:value="5.59112775196686" calcext:value-type="float">
            <text:p>5.59112775196686</text:p>
          </table:table-cell>
          <table:table-cell office:value-type="float" office:value="-3.47412028589953" calcext:value-type="float">
            <text:p>-3.47412028589953</text:p>
          </table:table-cell>
          <table:table-cell office:value-type="float" office:value="-2.58027096155257" calcext:value-type="float">
            <text:p>-2.58027096155257</text:p>
          </table:table-cell>
          <table:table-cell office:value-type="float" office:value="-4.59112775196686" calcext:value-type="float">
            <text:p>-4.59112775196686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0.785001739484928" calcext:value-type="float">
            <text:p>-0.785001739484928</text:p>
          </table:table-cell>
          <table:table-cell office:value-type="float" office:value="-1.24088255323065" calcext:value-type="float">
            <text:p>-1.24088255323065</text:p>
          </table:table-cell>
          <table:table-cell office:value-type="float" office:value="-0.329120925739206" calcext:value-type="float">
            <text:p>-0.329120925739206</text:p>
          </table:table-cell>
          <table:table-cell office:value-type="float" office:value="0.456118908372983" calcext:value-type="float">
            <text:p>0.456118908372983</text:p>
          </table:table-cell>
          <table:table-cell office:value-type="float" office:value="0.289128933630175" calcext:value-type="float">
            <text:p>0.289128933630175</text:p>
          </table:table-cell>
          <table:table-cell office:value-type="float" office:value="0.719555998644781" calcext:value-type="float">
            <text:p>0.719555998644781</text:p>
          </table:table-cell>
          <table:table-cell office:value-type="float" office:value="0.543881091627017" calcext:value-type="float">
            <text:p>0.543881091627017</text:p>
          </table:table-cell>
          <table:table-cell office:value-type="float" office:value="0.710871066369825" calcext:value-type="float">
            <text:p>0.710871066369825</text:p>
          </table:table-cell>
          <table:table-cell office:value-type="float" office:value="0.280444001355219" calcext:value-type="float">
            <text:p>0.280444001355219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3.35747952335194" calcext:value-type="float">
            <text:p>-3.35747952335194</text:p>
          </table:table-cell>
          <table:table-cell office:value-type="float" office:value="-5.33849325722118" calcext:value-type="float">
            <text:p>-5.33849325722118</text:p>
          </table:table-cell>
          <table:table-cell office:value-type="float" office:value="-1.37646578948269" calcext:value-type="float">
            <text:p>-1.37646578948269</text:p>
          </table:table-cell>
          <table:table-cell office:value-type="float" office:value="0.0348229187796495" calcext:value-type="float">
            <text:p>0.0348229187796495</text:p>
          </table:table-cell>
          <table:table-cell office:value-type="float" office:value="0.00480310230056237" calcext:value-type="float">
            <text:p>0.00480310230056237</text:p>
          </table:table-cell>
          <table:table-cell office:value-type="float" office:value="0.252469257669587" calcext:value-type="float">
            <text:p>0.252469257669587</text:p>
          </table:table-cell>
          <table:table-cell office:value-type="float" office:value="0.965177081220351" calcext:value-type="float">
            <text:p>0.965177081220351</text:p>
          </table:table-cell>
          <table:table-cell office:value-type="float" office:value="0.995196897699438" calcext:value-type="float">
            <text:p>0.995196897699438</text:p>
          </table:table-cell>
          <table:table-cell office:value-type="float" office:value="0.747530742330413" calcext:value-type="float">
            <text:p>0.747530742330413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50679615069578" calcext:value-type="float">
            <text:p>-2.50679615069578</text:p>
          </table:table-cell>
          <table:table-cell office:value-type="float" office:value="-4.48769603367325" calcext:value-type="float">
            <text:p>-4.48769603367325</text:p>
          </table:table-cell>
          <table:table-cell office:value-type="float" office:value="-0.525896267718314" calcext:value-type="float">
            <text:p>-0.525896267718314</text:p>
          </table:table-cell>
          <table:table-cell office:value-type="float" office:value="0.0815290279734631" calcext:value-type="float">
            <text:p>0.0815290279734631</text:p>
          </table:table-cell>
          <table:table-cell office:value-type="float" office:value="0.0112465255990276" calcext:value-type="float">
            <text:p>0.0112465255990276</text:p>
          </table:table-cell>
          <table:table-cell office:value-type="float" office:value="0.591025409916147" calcext:value-type="float">
            <text:p>0.591025409916147</text:p>
          </table:table-cell>
          <table:table-cell office:value-type="float" office:value="0.918470972026537" calcext:value-type="float">
            <text:p>0.918470972026537</text:p>
          </table:table-cell>
          <table:table-cell office:value-type="float" office:value="0.988753474400972" calcext:value-type="float">
            <text:p>0.988753474400972</text:p>
          </table:table-cell>
          <table:table-cell office:value-type="float" office:value="0.408974590083853" calcext:value-type="float">
            <text:p>0.408974590083853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1.85722375047441" calcext:value-type="float">
            <text:p>-1.85722375047441</text:p>
          </table:table-cell>
          <table:table-cell office:value-type="float" office:value="-2.6517048925892" calcext:value-type="float">
            <text:p>-2.6517048925892</text:p>
          </table:table-cell>
          <table:table-cell office:value-type="float" office:value="-1.06274260835961" calcext:value-type="float">
            <text:p>-1.06274260835961</text:p>
          </table:table-cell>
          <table:table-cell office:value-type="float" office:value="0.156105416917954" calcext:value-type="float">
            <text:p>0.156105416917954</text:p>
          </table:table-cell>
          <table:table-cell office:value-type="float" office:value="0.0705308629520201" calcext:value-type="float">
            <text:p>0.0705308629520201</text:p>
          </table:table-cell>
          <table:table-cell office:value-type="float" office:value="0.345506919541104" calcext:value-type="float">
            <text:p>0.345506919541104</text:p>
          </table:table-cell>
          <table:table-cell office:value-type="float" office:value="0.843894583082046" calcext:value-type="float">
            <text:p>0.843894583082046</text:p>
          </table:table-cell>
          <table:table-cell office:value-type="float" office:value="0.92946913704798" calcext:value-type="float">
            <text:p>0.92946913704798</text:p>
          </table:table-cell>
          <table:table-cell office:value-type="float" office:value="0.654493080458896" calcext:value-type="float">
            <text:p>0.654493080458896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1.45526205270978" calcext:value-type="float">
            <text:p>-1.45526205270978</text:p>
          </table:table-cell>
          <table:table-cell office:value-type="float" office:value="-2.20505812950438" calcext:value-type="float">
            <text:p>-2.20505812950438</text:p>
          </table:table-cell>
          <table:table-cell office:value-type="float" office:value="-0.705465975915183" calcext:value-type="float">
            <text:p>-0.705465975915183</text:p>
          </table:table-cell>
          <table:table-cell office:value-type="float" office:value="0.233339208716618" calcext:value-type="float">
            <text:p>0.233339208716618</text:p>
          </table:table-cell>
          <table:table-cell office:value-type="float" office:value="0.110244116682358" calcext:value-type="float">
            <text:p>0.110244116682358</text:p>
          </table:table-cell>
          <table:table-cell office:value-type="float" office:value="0.493878385196497" calcext:value-type="float">
            <text:p>0.493878385196497</text:p>
          </table:table-cell>
          <table:table-cell office:value-type="float" office:value="0.766660791283382" calcext:value-type="float">
            <text:p>0.766660791283382</text:p>
          </table:table-cell>
          <table:table-cell office:value-type="float" office:value="0.889755883317642" calcext:value-type="float">
            <text:p>0.889755883317642</text:p>
          </table:table-cell>
          <table:table-cell office:value-type="float" office:value="0.506121614803503" calcext:value-type="float">
            <text:p>0.506121614803503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1.15720931002864" calcext:value-type="float">
            <text:p>-1.15720931002864</text:p>
          </table:table-cell>
          <table:table-cell office:value-type="float" office:value="-1.77149338292425" calcext:value-type="float">
            <text:p>-1.77149338292425</text:p>
          </table:table-cell>
          <table:table-cell office:value-type="float" office:value="-0.542925237133023" calcext:value-type="float">
            <text:p>-0.542925237133023</text:p>
          </table:table-cell>
          <table:table-cell office:value-type="float" office:value="0.314362245467519" calcext:value-type="float">
            <text:p>0.314362245467519</text:p>
          </table:table-cell>
          <table:table-cell office:value-type="float" office:value="0.170078806291628" calcext:value-type="float">
            <text:p>0.170078806291628</text:p>
          </table:table-cell>
          <table:table-cell office:value-type="float" office:value="0.581046066409538" calcext:value-type="float">
            <text:p>0.581046066409538</text:p>
          </table:table-cell>
          <table:table-cell office:value-type="float" office:value="0.685637754532481" calcext:value-type="float">
            <text:p>0.685637754532481</text:p>
          </table:table-cell>
          <table:table-cell office:value-type="float" office:value="0.829921193708372" calcext:value-type="float">
            <text:p>0.829921193708372</text:p>
          </table:table-cell>
          <table:table-cell office:value-type="float" office:value="0.418953933590462" calcext:value-type="float">
            <text:p>0.418953933590462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79468059824367" calcext:value-type="float">
            <text:p>-0.79468059824367</text:p>
          </table:table-cell>
          <table:table-cell office:value-type="float" office:value="-1.32755780004672" calcext:value-type="float">
            <text:p>-1.32755780004672</text:p>
          </table:table-cell>
          <table:table-cell office:value-type="float" office:value="-0.26180339644062" calcext:value-type="float">
            <text:p>-0.26180339644062</text:p>
          </table:table-cell>
          <table:table-cell office:value-type="float" office:value="0.451725493799195" calcext:value-type="float">
            <text:p>0.451725493799195</text:p>
          </table:table-cell>
          <table:table-cell office:value-type="float" office:value="0.265123957013709" calcext:value-type="float">
            <text:p>0.265123957013709</text:p>
          </table:table-cell>
          <table:table-cell office:value-type="float" office:value="0.769662327186733" calcext:value-type="float">
            <text:p>0.769662327186733</text:p>
          </table:table-cell>
          <table:table-cell office:value-type="float" office:value="0.548274506200805" calcext:value-type="float">
            <text:p>0.548274506200805</text:p>
          </table:table-cell>
          <table:table-cell office:value-type="float" office:value="0.734876042986291" calcext:value-type="float">
            <text:p>0.734876042986291</text:p>
          </table:table-cell>
          <table:table-cell office:value-type="float" office:value="0.230337672813267" calcext:value-type="float">
            <text:p>0.230337672813267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-0.280160430707679" calcext:value-type="float">
            <text:p>-0.280160430707679</text:p>
          </table:table-cell>
          <table:table-cell office:value-type="float" office:value="-0.696382772104759" calcext:value-type="float">
            <text:p>-0.696382772104759</text:p>
          </table:table-cell>
          <table:table-cell office:value-type="float" office:value="0.136061910689401" calcext:value-type="float">
            <text:p>0.136061910689401</text:p>
          </table:table-cell>
          <table:table-cell office:value-type="float" office:value="0.755662500260897" calcext:value-type="float">
            <text:p>0.755662500260897</text:p>
          </table:table-cell>
          <table:table-cell office:value-type="float" office:value="0.498384818670238" calcext:value-type="float">
            <text:p>0.498384818670238</text:p>
          </table:table-cell>
          <table:table-cell office:value-type="float" office:value="1.14575282574644" calcext:value-type="float">
            <text:p>1.14575282574644</text:p>
          </table:table-cell>
          <table:table-cell office:value-type="float" office:value="0.244337499739103" calcext:value-type="float">
            <text:p>0.244337499739103</text:p>
          </table:table-cell>
          <table:table-cell office:value-type="float" office:value="0.501615181329762" calcext:value-type="float">
            <text:p>0.501615181329762</text:p>
          </table:table-cell>
          <table:table-cell office:value-type="float" office:value="-0.145752825746435" calcext:value-type="float">
            <text:p>-0.145752825746435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400013212250404" calcext:value-type="float">
            <text:p>0.400013212250404</text:p>
          </table:table-cell>
          <table:table-cell office:value-type="float" office:value="0.0301866199709051" calcext:value-type="float">
            <text:p>0.0301866199709051</text:p>
          </table:table-cell>
          <table:table-cell office:value-type="float" office:value="0.769839804529902" calcext:value-type="float">
            <text:p>0.769839804529902</text:p>
          </table:table-cell>
          <table:table-cell office:value-type="float" office:value="1.49184440813294" calcext:value-type="float">
            <text:p>1.49184440813294</text:p>
          </table:table-cell>
          <table:table-cell office:value-type="float" office:value="1.03064685529361" calcext:value-type="float">
            <text:p>1.03064685529361</text:p>
          </table:table-cell>
          <table:table-cell office:value-type="float" office:value="2.15942029672571" calcext:value-type="float">
            <text:p>2.15942029672571</text:p>
          </table:table-cell>
          <table:table-cell office:value-type="float" office:value="-0.491844408132944" calcext:value-type="float">
            <text:p>-0.491844408132944</text:p>
          </table:table-cell>
          <table:table-cell office:value-type="float" office:value="-0.0306468552936057" calcext:value-type="float">
            <text:p>-0.0306468552936057</text:p>
          </table:table-cell>
          <table:table-cell office:value-type="float" office:value="-1.15942029672571" calcext:value-type="float">
            <text:p>-1.15942029672571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0.993155801960514" calcext:value-type="float">
            <text:p>0.993155801960514</text:p>
          </table:table-cell>
          <table:table-cell office:value-type="float" office:value="0.658601600591659" calcext:value-type="float">
            <text:p>0.658601600591659</text:p>
          </table:table-cell>
          <table:table-cell office:value-type="float" office:value="1.32771000332937" calcext:value-type="float">
            <text:p>1.32771000332937</text:p>
          </table:table-cell>
          <table:table-cell office:value-type="float" office:value="2.69974089059932" calcext:value-type="float">
            <text:p>2.69974089059932</text:p>
          </table:table-cell>
          <table:table-cell office:value-type="float" office:value="1.93208861282826" calcext:value-type="float">
            <text:p>1.93208861282826</text:p>
          </table:table-cell>
          <table:table-cell office:value-type="float" office:value="3.77239471729233" calcext:value-type="float">
            <text:p>3.77239471729233</text:p>
          </table:table-cell>
          <table:table-cell office:value-type="float" office:value="-1.69974089059932" calcext:value-type="float">
            <text:p>-1.69974089059932</text:p>
          </table:table-cell>
          <table:table-cell office:value-type="float" office:value="-0.932088612828264" calcext:value-type="float">
            <text:p>-0.932088612828264</text:p>
          </table:table-cell>
          <table:table-cell office:value-type="float" office:value="-2.77239471729233" calcext:value-type="float">
            <text:p>-2.77239471729233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48464968621728" calcext:value-type="float">
            <text:p>1.48464968621728</text:p>
          </table:table-cell>
          <table:table-cell office:value-type="float" office:value="1.16606520216098" calcext:value-type="float">
            <text:p>1.16606520216098</text:p>
          </table:table-cell>
          <table:table-cell office:value-type="float" office:value="1.80323417027359" calcext:value-type="float">
            <text:p>1.80323417027359</text:p>
          </table:table-cell>
          <table:table-cell office:value-type="float" office:value="4.41341906041436" calcext:value-type="float">
            <text:p>4.41341906041436</text:p>
          </table:table-cell>
          <table:table-cell office:value-type="float" office:value="3.20933965864116" calcext:value-type="float">
            <text:p>3.20933965864116</text:p>
          </table:table-cell>
          <table:table-cell office:value-type="float" office:value="6.06924472776928" calcext:value-type="float">
            <text:p>6.06924472776928</text:p>
          </table:table-cell>
          <table:table-cell office:value-type="float" office:value="-3.41341906041436" calcext:value-type="float">
            <text:p>-3.41341906041436</text:p>
          </table:table-cell>
          <table:table-cell office:value-type="float" office:value="-2.20933965864116" calcext:value-type="float">
            <text:p>-2.20933965864116</text:p>
          </table:table-cell>
          <table:table-cell office:value-type="float" office:value="-5.06924472776928" calcext:value-type="float">
            <text:p>-5.06924472776928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15423728173009" calcext:value-type="float">
            <text:p>2.15423728173009</text:p>
          </table:table-cell>
          <table:table-cell office:value-type="float" office:value="1.8529048290283" calcext:value-type="float">
            <text:p>1.8529048290283</text:p>
          </table:table-cell>
          <table:table-cell office:value-type="float" office:value="2.45556973443189" calcext:value-type="float">
            <text:p>2.45556973443189</text:p>
          </table:table-cell>
          <table:table-cell office:value-type="float" office:value="8.62131203845138" calcext:value-type="float">
            <text:p>8.62131203845138</text:p>
          </table:table-cell>
          <table:table-cell office:value-type="float" office:value="6.378320569145" calcext:value-type="float">
            <text:p>6.378320569145</text:p>
          </table:table-cell>
          <table:table-cell office:value-type="float" office:value="11.6530708136405" calcext:value-type="float">
            <text:p>11.6530708136405</text:p>
          </table:table-cell>
          <table:table-cell office:value-type="float" office:value="-7.62131203845138" calcext:value-type="float">
            <text:p>-7.62131203845138</text:p>
          </table:table-cell>
          <table:table-cell office:value-type="float" office:value="-5.378320569145" calcext:value-type="float">
            <text:p>-5.378320569145</text:p>
          </table:table-cell>
          <table:table-cell office:value-type="float" office:value="-10.6530708136405" calcext:value-type="float">
            <text:p>-10.6530708136405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2.69073126898111" calcext:value-type="float">
            <text:p>2.69073126898111</text:p>
          </table:table-cell>
          <table:table-cell office:value-type="float" office:value="2.39421253237362" calcext:value-type="float">
            <text:p>2.39421253237362</text:p>
          </table:table-cell>
          <table:table-cell office:value-type="float" office:value="2.98725000558859" calcext:value-type="float">
            <text:p>2.98725000558859</text:p>
          </table:table-cell>
          <table:table-cell office:value-type="float" office:value="14.7424526779569" calcext:value-type="float">
            <text:p>14.7424526779569</text:p>
          </table:table-cell>
          <table:table-cell office:value-type="float" office:value="10.9595643580153" calcext:value-type="float">
            <text:p>10.9595643580153</text:p>
          </table:table-cell>
          <table:table-cell office:value-type="float" office:value="19.8310720993984" calcext:value-type="float">
            <text:p>19.8310720993984</text:p>
          </table:table-cell>
          <table:table-cell office:value-type="float" office:value="-13.7424526779569" calcext:value-type="float">
            <text:p>-13.7424526779569</text:p>
          </table:table-cell>
          <table:table-cell office:value-type="float" office:value="-9.95956435801535" calcext:value-type="float">
            <text:p>-9.95956435801535</text:p>
          </table:table-cell>
          <table:table-cell office:value-type="float" office:value="-18.8310720993984" calcext:value-type="float">
            <text:p>-18.8310720993984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13497773557182" calcext:value-type="float">
            <text:p>3.13497773557182</text:p>
          </table:table-cell>
          <table:table-cell office:value-type="float" office:value="2.83948827621992" calcext:value-type="float">
            <text:p>2.83948827621992</text:p>
          </table:table-cell>
          <table:table-cell office:value-type="float" office:value="3.43046719492373" calcext:value-type="float">
            <text:p>3.43046719492373</text:p>
          </table:table-cell>
          <table:table-cell office:value-type="float" office:value="22.988124018901" calcext:value-type="float">
            <text:p>22.988124018901</text:p>
          </table:table-cell>
          <table:table-cell office:value-type="float" office:value="17.1070092335017" calcext:value-type="float">
            <text:p>17.1070092335017</text:p>
          </table:table-cell>
          <table:table-cell office:value-type="float" office:value="30.8910715306956" calcext:value-type="float">
            <text:p>30.8910715306956</text:p>
          </table:table-cell>
          <table:table-cell office:value-type="float" office:value="-21.988124018901" calcext:value-type="float">
            <text:p>-21.988124018901</text:p>
          </table:table-cell>
          <table:table-cell office:value-type="float" office:value="-16.1070092335017" calcext:value-type="float">
            <text:p>-16.1070092335017</text:p>
          </table:table-cell>
          <table:table-cell office:value-type="float" office:value="-29.8910715306956" calcext:value-type="float">
            <text:p>-29.8910715306956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3.73048676156494" calcext:value-type="float">
            <text:p>3.73048676156494</text:p>
          </table:table-cell>
          <table:table-cell office:value-type="float" office:value="3.43714422121846" calcext:value-type="float">
            <text:p>3.43714422121846</text:p>
          </table:table-cell>
          <table:table-cell office:value-type="float" office:value="4.02382930191142" calcext:value-type="float">
            <text:p>4.02382930191142</text:p>
          </table:table-cell>
          <table:table-cell office:value-type="float" office:value="41.6994008904033" calcext:value-type="float">
            <text:p>41.6994008904033</text:p>
          </table:table-cell>
          <table:table-cell office:value-type="float" office:value="31.0980221661284" calcext:value-type="float">
            <text:p>31.0980221661284</text:p>
          </table:table-cell>
          <table:table-cell office:value-type="float" office:value="55.9148110876484" calcext:value-type="float">
            <text:p>55.9148110876484</text:p>
          </table:table-cell>
          <table:table-cell office:value-type="float" office:value="-40.6994008904033" calcext:value-type="float">
            <text:p>-40.6994008904033</text:p>
          </table:table-cell>
          <table:table-cell office:value-type="float" office:value="-30.0980221661284" calcext:value-type="float">
            <text:p>-30.0980221661284</text:p>
          </table:table-cell>
          <table:table-cell office:value-type="float" office:value="-54.9148110876484" calcext:value-type="float">
            <text:p>-54.9148110876484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482526851841159" calcext:value-type="float">
            <text:p>0.482526851841159</text:p>
          </table:table-cell>
          <table:table-cell office:value-type="float" office:value="0.430726328341956" calcext:value-type="float">
            <text:p>0.430726328341956</text:p>
          </table:table-cell>
          <table:table-cell office:value-type="float" office:value="0.534327375340362" calcext:value-type="float">
            <text:p>0.534327375340362</text:p>
          </table:table-cell>
          <table:table-cell office:value-type="float" office:value="1.62016314642142" calcext:value-type="float">
            <text:p>1.62016314642142</text:p>
          </table:table-cell>
          <table:table-cell office:value-type="float" office:value="1.53837448284701" calcext:value-type="float">
            <text:p>1.53837448284701</text:p>
          </table:table-cell>
          <table:table-cell office:value-type="float" office:value="1.70630015662006" calcext:value-type="float">
            <text:p>1.70630015662006</text:p>
          </table:table-cell>
          <table:table-cell office:value-type="float" office:value="-0.62016314642142" calcext:value-type="float">
            <text:p>-0.62016314642142</text:p>
          </table:table-cell>
          <table:table-cell office:value-type="float" office:value="-0.538374482847013" calcext:value-type="float">
            <text:p>-0.538374482847013</text:p>
          </table:table-cell>
          <table:table-cell office:value-type="float" office:value="-0.706300156620056" calcext:value-type="float">
            <text:p>-0.706300156620056</text:p>
          </table:table-cell>
        </table:table-row>
      </table:table>
      <table:table table:name="ProxyNew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_123-183</text:p>
          </table:table-cell>
          <table:table-cell office:value-type="float" office:value="-0.158711622481076" calcext:value-type="float">
            <text:p>-0.1587116224810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_184-244</text:p>
          </table:table-cell>
          <table:table-cell office:value-type="float" office:value="-0.121587062197289" calcext:value-type="float">
            <text:p>-0.1215870621972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full_245-305</text:p>
          </table:table-cell>
          <table:table-cell office:value-type="float" office:value="-0.0844625019135015" calcext:value-type="float">
            <text:p>-0.0844625019135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full_306-366</text:p>
          </table:table-cell>
          <table:table-cell office:value-type="float" office:value="-0.0473379416297142" calcext:value-type="float">
            <text:p>-0.04733794162971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367-427</text:p>
          </table:table-cell>
          <table:table-cell office:value-type="float" office:value="-0.0102133813459269" calcext:value-type="float">
            <text:p>-0.01021338134592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428-488</text:p>
          </table:table-cell>
          <table:table-cell office:value-type="float" office:value="0.0269111789378604" calcext:value-type="float">
            <text:p>0.02691117893786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489-549</text:p>
          </table:table-cell>
          <table:table-cell office:value-type="float" office:value="0.0640357392216477" calcext:value-type="float">
            <text:p>0.06403573922164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boost_001-061</text:p>
          </table:table-cell>
          <table:table-cell office:value-type="float" office:value="0.489172173818217" calcext:value-type="float">
            <text:p>0.4891721738182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boost_062-122</text:p>
          </table:table-cell>
          <table:table-cell office:value-type="float" office:value="0.46146778444399" calcext:value-type="float">
            <text:p>0.461467784443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boost_123-183</text:p>
          </table:table-cell>
          <table:table-cell office:value-type="float" office:value="0.433763395069762" calcext:value-type="float">
            <text:p>0.4337633950697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boost_184-244</text:p>
          </table:table-cell>
          <table:table-cell office:value-type="float" office:value="0.406059005695535" calcext:value-type="float">
            <text:p>0.4060590056955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boost_245-305</text:p>
          </table:table-cell>
          <table:table-cell office:value-type="float" office:value="0.378354616321308" calcext:value-type="float">
            <text:p>0.3783546163213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boost_306-366</text:p>
          </table:table-cell>
          <table:table-cell office:value-type="float" office:value="0.350650226947081" calcext:value-type="float">
            <text:p>0.3506502269470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boost_367-427</text:p>
          </table:table-cell>
          <table:table-cell office:value-type="float" office:value="0.322945837572854" calcext:value-type="float">
            <text:p>0.3229458375728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boost_428-488</text:p>
          </table:table-cell>
          <table:table-cell office:value-type="float" office:value="0.295241448198627" calcext:value-type="float">
            <text:p>0.2952414481986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boost_489-549</text:p>
          </table:table-cell>
          <table:table-cell office:value-type="float" office:value="0.267537058824399" calcext:value-type="float">
            <text:p>0.2675370588243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secboost_001-061</text:p>
          </table:table-cell>
          <table:table-cell office:value-type="float" office:value="0.701400753885274" calcext:value-type="float">
            <text:p>0.7014007538852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secboost_062-122</text:p>
          </table:table-cell>
          <table:table-cell office:value-type="float" office:value="0.553180507217488" calcext:value-type="float">
            <text:p>0.5531805072174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secboost_123-183</text:p>
          </table:table-cell>
          <table:table-cell office:value-type="float" office:value="0.404960260549701" calcext:value-type="float">
            <text:p>0.4049602605497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secboost_184-244</text:p>
          </table:table-cell>
          <table:table-cell office:value-type="float" office:value="0.256740013881914" calcext:value-type="float">
            <text:p>0.2567400138819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secboost_245-305</text:p>
          </table:table-cell>
          <table:table-cell office:value-type="float" office:value="0.108519767214127" calcext:value-type="float">
            <text:p>0.1085197672141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secbnew_001-061</text:p>
          </table:table-cell>
          <table:table-cell office:value-type="float" office:value="0.810723645976765" calcext:value-type="float">
            <text:p>0.8107236459767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secbnew_062-122</text:p>
          </table:table-cell>
          <table:table-cell office:value-type="float" office:value="0.65285494253593" calcext:value-type="float">
            <text:p>0.652854942535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secbnew_123-183</text:p>
          </table:table-cell>
          <table:table-cell office:value-type="float" office:value="0.494986239095095" calcext:value-type="float">
            <text:p>0.4949862390950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secbnew_184-244</text:p>
          </table:table-cell>
          <table:table-cell office:value-type="float" office:value="0.33711753565426" calcext:value-type="float">
            <text:p>0.337117535654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inf_123-183</text:p>
          </table:table-cell>
          <table:table-cell office:value-type="float" office:value="0.853243499814509" calcext:value-type="float">
            <text:p>0.8532434998145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inf_184-244</text:p>
          </table:table-cell>
          <table:table-cell office:value-type="float" office:value="0.847526372458871" calcext:value-type="float">
            <text:p>0.8475263724588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inf_245-305</text:p>
          </table:table-cell>
          <table:table-cell office:value-type="float" office:value="0.841809245103233" calcext:value-type="float">
            <text:p>0.8418092451032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inf_306-366</text:p>
          </table:table-cell>
          <table:table-cell office:value-type="float" office:value="0.836092117747595" calcext:value-type="float">
            <text:p>0.8360921177475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munityinf_367-427</text:p>
          </table:table-cell>
          <table:table-cell office:value-type="float" office:value="0.830374990391957" calcext:value-type="float">
            <text:p>0.8303749903919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munityinf_428-488</text:p>
          </table:table-cell>
          <table:table-cell office:value-type="float" office:value="0.824657863036319" calcext:value-type="float">
            <text:p>0.8246578630363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munityinf_489-549</text:p>
          </table:table-cell>
          <table:table-cell office:value-type="float" office:value="0.818940735680681" calcext:value-type="float">
            <text:p>0.8189407356806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96166861108331" calcext:value-type="float">
            <text:p>0.961668611083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94547571457687" calcext:value-type="float">
            <text:p>0.945475714576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929282818070429" calcext:value-type="float">
            <text:p>0.9292828180704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913089921563989" calcext:value-type="float">
            <text:p>0.9130899215639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896897025057549" calcext:value-type="float">
            <text:p>0.8968970250575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munityhybridfull_367-427</text:p>
          </table:table-cell>
          <table:table-cell office:value-type="float" office:value="0.880704128551109" calcext:value-type="float">
            <text:p>0.8807041285511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munityhybridfull_428-488</text:p>
          </table:table-cell>
          <table:table-cell office:value-type="float" office:value="0.864511232044669" calcext:value-type="float">
            <text:p>0.8645112320446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munityhybridfull_489-549</text:p>
          </table:table-cell>
          <table:table-cell office:value-type="float" office:value="0.848318335538229" calcext:value-type="float">
            <text:p>0.8483183355382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976496563477241" calcext:value-type="float">
            <text:p>0.9764965634772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970011327834305" calcext:value-type="float">
            <text:p>0.9700113278343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963526092191369" calcext:value-type="float">
            <text:p>0.9635260921913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munityhybridboost_184-244</text:p>
          </table:table-cell>
          <table:table-cell office:value-type="float" office:value="0.957040856548432" calcext:value-type="float">
            <text:p>0.9570408565484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munityhybridboost_245-305</text:p>
          </table:table-cell>
          <table:table-cell office:value-type="float" office:value="0.950555620905496" calcext:value-type="float">
            <text:p>0.9505556209054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munityhybridboost_306-366</text:p>
          </table:table-cell>
          <table:table-cell office:value-type="float" office:value="0.94407038526256" calcext:value-type="float">
            <text:p>0.944070385262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mmunityhybridboost_367-427</text:p>
          </table:table-cell>
          <table:table-cell office:value-type="float" office:value="0.937585149619624" calcext:value-type="float">
            <text:p>0.9375851496196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mmunityhybridboost_428-488</text:p>
          </table:table-cell>
          <table:table-cell office:value-type="float" office:value="0.931099913976688" calcext:value-type="float">
            <text:p>0.9310999139766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mmunityhybridboost_489-549</text:p>
          </table:table-cell>
          <table:table-cell office:value-type="float" office:value="0.924614678333751" calcext:value-type="float">
            <text:p>0.924614678333751</text:p>
          </table:table-cell>
        </table:table-row>
      </table:table>
      <table:table table:name="ProxyNew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</text:p>
          </table:table-cell>
          <table:table-cell office:value-type="float" office:value="-0.0185622801418937" calcext:value-type="float">
            <text:p>-0.0185622801418937</text:p>
          </table:table-cell>
          <table:table-cell office:value-type="float" office:value="-0.0481783925133714" calcext:value-type="float">
            <text:p>-0.0481783925133714</text:p>
          </table:table-cell>
          <table:table-cell office:value-type="float" office:value="0.0110538322295841" calcext:value-type="float">
            <text:p>0.01105383222958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</text:p>
          </table:table-cell>
          <table:table-cell office:value-type="float" office:value="0.0138521946871136" calcext:value-type="float">
            <text:p>0.0138521946871136</text:p>
          </table:table-cell>
          <table:table-cell office:value-type="float" office:value="0.00257580519401783" calcext:value-type="float">
            <text:p>0.00257580519401783</text:p>
          </table:table-cell>
          <table:table-cell office:value-type="float" office:value="0.0251285841802093" calcext:value-type="float">
            <text:p>0.02512858418020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secboost</text:p>
          </table:table-cell>
          <table:table-cell office:value-type="float" office:value="0.0741101233338934" calcext:value-type="float">
            <text:p>0.0741101233338934</text:p>
          </table:table-cell>
          <table:table-cell office:value-type="float" office:value="0.050767189842149" calcext:value-type="float">
            <text:p>0.050767189842149</text:p>
          </table:table-cell>
          <table:table-cell office:value-type="float" office:value="0.0974530568256377" calcext:value-type="float">
            <text:p>0.09745305682563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secbnew</text:p>
          </table:table-cell>
          <table:table-cell office:value-type="float" office:value="0.0789343517204174" calcext:value-type="float">
            <text:p>0.0789343517204174</text:p>
          </table:table-cell>
          <table:table-cell office:value-type="float" office:value="0.043784168335405" calcext:value-type="float">
            <text:p>0.043784168335405</text:p>
          </table:table-cell>
          <table:table-cell office:value-type="float" office:value="0.11408453510543" calcext:value-type="float">
            <text:p>0.114084535105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0.00285856367781901" calcext:value-type="float">
            <text:p>0.00285856367781901</text:p>
          </table:table-cell>
          <table:table-cell table:style-name="ce1" office:value-type="float" office:value="-0.00990102126840867" calcext:value-type="float">
            <text:p>-9.90E-03</text:p>
          </table:table-cell>
          <table:table-cell office:value-type="float" office:value="0.0156181486240467" calcext:value-type="float">
            <text:p>0.01561814862404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hybridfull</text:p>
          </table:table-cell>
          <table:table-cell office:value-type="float" office:value="0.00809644825322008" calcext:value-type="float">
            <text:p>0.00809644825322008</text:p>
          </table:table-cell>
          <table:table-cell table:style-name="ce1" office:value-type="float" office:value="-0.00023989051148952" calcext:value-type="float">
            <text:p>-2.40E-04</text:p>
          </table:table-cell>
          <table:table-cell office:value-type="float" office:value="0.0164327870179297" calcext:value-type="float">
            <text:p>0.01643278701792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hybridboost</text:p>
          </table:table-cell>
          <table:table-cell office:value-type="float" office:value="0.00324261782146811" calcext:value-type="float">
            <text:p>0.00324261782146811</text:p>
          </table:table-cell>
          <table:table-cell office:value-type="float" office:value="0.00062765166489935" calcext:value-type="float">
            <text:p>0.00062765166489935</text:p>
          </table:table-cell>
          <table:table-cell office:value-type="float" office:value="0.00585758397803687" calcext:value-type="float">
            <text:p>0.00585758397803687</text:p>
          </table:table-cell>
        </table:table-row>
      </table:table>
      <table:table table:name="LCAllC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LCAll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table table:name="LCAll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LCInfL" table:style-name="ta1">
        <office:forms form:automatic-focus="false" form:apply-design-mode="false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Estimate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Pr(&gt;|z|)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-4.634546" calcext:value-type="float">
            <text:p>-4.634546</text:p>
          </table:table-cell>
          <table:table-cell office:value-type="float" office:value="0.03306" calcext:value-type="float">
            <text:p>0.03306</text:p>
          </table:table-cell>
          <table:table-cell office:value-type="float" office:value="-140.185" calcext:value-type="float">
            <text:p>-140.185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06825" calcext:value-type="float">
            <text:p>-0.06825</text:p>
          </table:table-cell>
          <table:table-cell office:value-type="float" office:value="0.077952" calcext:value-type="float">
            <text:p>0.077952</text:p>
          </table:table-cell>
          <table:table-cell office:value-type="float" office:value="-0.876" calcext:value-type="float">
            <text:p>-0.876</text:p>
          </table:table-cell>
          <table:table-cell office:value-type="float" office:value="0.38128" calcext:value-type="float">
            <text:p>0.3812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292301" calcext:value-type="float">
            <text:p>-0.292301</text:p>
          </table:table-cell>
          <table:table-cell office:value-type="float" office:value="0.031913" calcext:value-type="float">
            <text:p>0.031913</text:p>
          </table:table-cell>
          <table:table-cell office:value-type="float" office:value="-9.159" calcext:value-type="float">
            <text:p>-9.159</text:p>
          </table:table-cell>
          <table:table-cell table:style-name="ce1"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214492" calcext:value-type="float">
            <text:p>-0.214492</text:p>
          </table:table-cell>
          <table:table-cell office:value-type="float" office:value="0.029169" calcext:value-type="float">
            <text:p>0.029169</text:p>
          </table:table-cell>
          <table:table-cell office:value-type="float" office:value="-7.353" calcext:value-type="float">
            <text:p>-7.353</text:p>
          </table:table-cell>
          <table:table-cell table:style-name="ce1" office:value-type="float" office:value="0.000000000000193" calcext:value-type="float">
            <text:p>1.93E-13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136013" calcext:value-type="float">
            <text:p>-0.136013</text:p>
          </table:table-cell>
          <table:table-cell office:value-type="float" office:value="0.040156" calcext:value-type="float">
            <text:p>0.040156</text:p>
          </table:table-cell>
          <table:table-cell office:value-type="float" office:value="-3.387" calcext:value-type="float">
            <text:p>-3.387</text:p>
          </table:table-cell>
          <table:table-cell table:style-name="ce1" office:value-type="float" office:value="0.000706" calcext:value-type="float">
            <text:p>7.06E-04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083986" calcext:value-type="float">
            <text:p>-0.083986</text:p>
          </table:table-cell>
          <table:table-cell office:value-type="float" office:value="0.038492" calcext:value-type="float">
            <text:p>0.038492</text:p>
          </table:table-cell>
          <table:table-cell office:value-type="float" office:value="-2.182" calcext:value-type="float">
            <text:p>-2.182</text:p>
          </table:table-cell>
          <table:table-cell office:value-type="float" office:value="0.029116" calcext:value-type="float">
            <text:p>0.029116</text:p>
          </table:table-cell>
          <table:table-cell table:style-name="Default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112908" calcext:value-type="float">
            <text:p>-0.112908</text:p>
          </table:table-cell>
          <table:table-cell office:value-type="float" office:value="0.040068" calcext:value-type="float">
            <text:p>0.040068</text:p>
          </table:table-cell>
          <table:table-cell office:value-type="float" office:value="-2.818" calcext:value-type="float">
            <text:p>-2.818</text:p>
          </table:table-cell>
          <table:table-cell office:value-type="float" office:value="0.004834" calcext:value-type="float">
            <text:p>0.004834</text:p>
          </table:table-cell>
          <table:table-cell table:style-name="Default" office:value-type="string" calcext:value-type="string">
            <text:p>**</text:p>
          </table:table-cell>
          <table:table-cell/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224703" calcext:value-type="float">
            <text:p>-0.224703</text:p>
          </table:table-cell>
          <table:table-cell office:value-type="float" office:value="0.09791" calcext:value-type="float">
            <text:p>0.09791</text:p>
          </table:table-cell>
          <table:table-cell office:value-type="float" office:value="-2.295" calcext:value-type="float">
            <text:p>-2.295</text:p>
          </table:table-cell>
          <table:table-cell office:value-type="float" office:value="0.021733" calcext:value-type="float">
            <text:p>0.021733</text:p>
          </table:table-cell>
          <table:table-cell table:style-name="Default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092996" calcext:value-type="float">
            <text:p>-0.092996</text:p>
          </table:table-cell>
          <table:table-cell office:value-type="float" office:value="0.068519" calcext:value-type="float">
            <text:p>0.068519</text:p>
          </table:table-cell>
          <table:table-cell office:value-type="float" office:value="-1.357" calcext:value-type="float">
            <text:p>-1.357</text:p>
          </table:table-cell>
          <table:table-cell table:style-name="ce1" office:value-type="float" office:value="0.174705" calcext:value-type="float">
            <text:p>1.75E-0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10413" calcext:value-type="float">
            <text:p>-0.10413</text:p>
          </table:table-cell>
          <table:table-cell office:value-type="float" office:value="0.061787" calcext:value-type="float">
            <text:p>0.061787</text:p>
          </table:table-cell>
          <table:table-cell office:value-type="float" office:value="-1.685" calcext:value-type="float">
            <text:p>-1.685</text:p>
          </table:table-cell>
          <table:table-cell table:style-name="ce1" office:value-type="float" office:value="0.091932" calcext:value-type="float">
            <text:p>9.19E-02</text:p>
          </table:table-cell>
          <table:table-cell table:style-name="Default"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183919" calcext:value-type="float">
            <text:p>-0.183919</text:p>
          </table:table-cell>
          <table:table-cell office:value-type="float" office:value="0.042272" calcext:value-type="float">
            <text:p>0.042272</text:p>
          </table:table-cell>
          <table:table-cell office:value-type="float" office:value="-4.351" calcext:value-type="float">
            <text:p>-4.351</text:p>
          </table:table-cell>
          <table:table-cell table:style-name="ce1" office:value-type="float" office:value="0.0000136" calcext:value-type="float">
            <text:p>1.36E-05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174474" calcext:value-type="float">
            <text:p>-0.174474</text:p>
          </table:table-cell>
          <table:table-cell office:value-type="float" office:value="0.033309" calcext:value-type="float">
            <text:p>0.033309</text:p>
          </table:table-cell>
          <table:table-cell office:value-type="float" office:value="-5.238" calcext:value-type="float">
            <text:p>-5.238</text:p>
          </table:table-cell>
          <table:table-cell table:style-name="ce1" office:value-type="float" office:value="0.000000162" calcext:value-type="float">
            <text:p>1.62E-07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032817" calcext:value-type="float">
            <text:p>-0.032817</text:p>
          </table:table-cell>
          <table:table-cell office:value-type="float" office:value="0.048546" calcext:value-type="float">
            <text:p>0.048546</text:p>
          </table:table-cell>
          <table:table-cell office:value-type="float" office:value="-0.676" calcext:value-type="float">
            <text:p>-0.676</text:p>
          </table:table-cell>
          <table:table-cell office:value-type="float" office:value="0.499045" calcext:value-type="float">
            <text:p>0.49904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49658" calcext:value-type="float">
            <text:p>-0.049658</text:p>
          </table:table-cell>
          <table:table-cell office:value-type="float" office:value="0.073023" calcext:value-type="float">
            <text:p>0.073023</text:p>
          </table:table-cell>
          <table:table-cell office:value-type="float" office:value="-0.68" calcext:value-type="float">
            <text:p>-0.68</text:p>
          </table:table-cell>
          <table:table-cell office:value-type="float" office:value="0.496481" calcext:value-type="float">
            <text:p>0.49648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0.077889" calcext:value-type="float">
            <text:p>0.0778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921575" calcext:value-type="float">
            <text:p>0.92157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086954" calcext:value-type="float">
            <text:p>0.086954</text:p>
          </table:table-cell>
          <table:table-cell office:value-type="float" office:value="0.121978" calcext:value-type="float">
            <text:p>0.121978</text:p>
          </table:table-cell>
          <table:table-cell office:value-type="float" office:value="0.713" calcext:value-type="float">
            <text:p>0.713</text:p>
          </table:table-cell>
          <table:table-cell office:value-type="float" office:value="0.475926" calcext:value-type="float">
            <text:p>0.47592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245098" calcext:value-type="float">
            <text:p>0.245098</text:p>
          </table:table-cell>
          <table:table-cell office:value-type="float" office:value="0.22917" calcext:value-type="float">
            <text:p>0.22917</text:p>
          </table:table-cell>
          <table:table-cell office:value-type="float" office:value="1.07" calcext:value-type="float">
            <text:p>1.07</text:p>
          </table:table-cell>
          <table:table-cell office:value-type="float" office:value="0.284844" calcext:value-type="float">
            <text:p>0.28484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0.449292" calcext:value-type="float">
            <text:p>-0.449292</text:p>
          </table:table-cell>
          <table:table-cell office:value-type="float" office:value="0.081314" calcext:value-type="float">
            <text:p>0.081314</text:p>
          </table:table-cell>
          <table:table-cell office:value-type="float" office:value="-5.525" calcext:value-type="float">
            <text:p>-5.525</text:p>
          </table:table-cell>
          <table:table-cell table:style-name="ce1" office:value-type="float" office:value="0.0000000329" calcext:value-type="float">
            <text:p>3.29E-08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0.302929" calcext:value-type="float">
            <text:p>-0.302929</text:p>
          </table:table-cell>
          <table:table-cell office:value-type="float" office:value="0.077001" calcext:value-type="float">
            <text:p>0.077001</text:p>
          </table:table-cell>
          <table:table-cell office:value-type="float" office:value="-3.934" calcext:value-type="float">
            <text:p>-3.934</text:p>
          </table:table-cell>
          <table:table-cell table:style-name="ce1" office:value-type="float" office:value="0.0000835" calcext:value-type="float">
            <text:p>8.35E-05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0.174131" calcext:value-type="float">
            <text:p>-0.174131</text:p>
          </table:table-cell>
          <table:table-cell office:value-type="float" office:value="0.103684" calcext:value-type="float">
            <text:p>0.103684</text:p>
          </table:table-cell>
          <table:table-cell office:value-type="float" office:value="-1.679" calcext:value-type="float">
            <text:p>-1.679</text:p>
          </table:table-cell>
          <table:table-cell office:value-type="float" office:value="0.093067" calcext:value-type="float">
            <text:p>0.093067</text:p>
          </table:table-cell>
          <table:table-cell table:style-name="Default"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0.349972" calcext:value-type="float">
            <text:p>-0.349972</text:p>
          </table:table-cell>
          <table:table-cell office:value-type="float" office:value="0.088661" calcext:value-type="float">
            <text:p>0.088661</text:p>
          </table:table-cell>
          <table:table-cell office:value-type="float" office:value="-3.947" calcext:value-type="float">
            <text:p>-3.947</text:p>
          </table:table-cell>
          <table:table-cell table:style-name="ce1" office:value-type="float" office:value="0.000079" calcext:value-type="float">
            <text:p>7.90E-05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0.190759" calcext:value-type="float">
            <text:p>-0.190759</text:p>
          </table:table-cell>
          <table:table-cell office:value-type="float" office:value="0.105998" calcext:value-type="float">
            <text:p>0.105998</text:p>
          </table:table-cell>
          <table:table-cell office:value-type="float" office:value="-1.8" calcext:value-type="float">
            <text:p>-1.8</text:p>
          </table:table-cell>
          <table:table-cell office:value-type="float" office:value="0.071915" calcext:value-type="float">
            <text:p>0.071915</text:p>
          </table:table-cell>
          <table:table-cell table:style-name="Default"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-0.749934" calcext:value-type="float">
            <text:p>-0.749934</text:p>
          </table:table-cell>
          <table:table-cell office:value-type="float" office:value="0.451094" calcext:value-type="float">
            <text:p>0.451094</text:p>
          </table:table-cell>
          <table:table-cell office:value-type="float" office:value="-1.662" calcext:value-type="float">
            <text:p>-1.662</text:p>
          </table:table-cell>
          <table:table-cell table:style-name="ce1" office:value-type="float" office:value="0.096417" calcext:value-type="float">
            <text:p>9.64E-02</text:p>
          </table:table-cell>
          <table:table-cell table:style-name="Default"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0.253158" calcext:value-type="float">
            <text:p>-0.253158</text:p>
          </table:table-cell>
          <table:table-cell office:value-type="float" office:value="0.184591" calcext:value-type="float">
            <text:p>0.184591</text:p>
          </table:table-cell>
          <table:table-cell office:value-type="float" office:value="-1.371" calcext:value-type="float">
            <text:p>-1.371</text:p>
          </table:table-cell>
          <table:table-cell office:value-type="float" office:value="0.170233" calcext:value-type="float">
            <text:p>0.17023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0.382703" calcext:value-type="float">
            <text:p>-0.382703</text:p>
          </table:table-cell>
          <table:table-cell office:value-type="float" office:value="0.104235" calcext:value-type="float">
            <text:p>0.104235</text:p>
          </table:table-cell>
          <table:table-cell office:value-type="float" office:value="-3.672" calcext:value-type="float">
            <text:p>-3.672</text:p>
          </table:table-cell>
          <table:table-cell table:style-name="ce1" office:value-type="float" office:value="0.000241" calcext:value-type="float">
            <text:p>2.41E-04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0.231916" calcext:value-type="float">
            <text:p>-0.231916</text:p>
          </table:table-cell>
          <table:table-cell office:value-type="float" office:value="0.076723" calcext:value-type="float">
            <text:p>0.076723</text:p>
          </table:table-cell>
          <table:table-cell office:value-type="float" office:value="-3.023" calcext:value-type="float">
            <text:p>-3.023</text:p>
          </table:table-cell>
          <table:table-cell office:value-type="float" office:value="0.002505" calcext:value-type="float">
            <text:p>0.002505</text:p>
          </table:table-cell>
          <table:table-cell table:style-name="Default" office:value-type="string" calcext:value-type="string">
            <text:p>**</text:p>
          </table:table-cell>
          <table:table-cell/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0.278456" calcext:value-type="float">
            <text:p>-0.278456</text:p>
          </table:table-cell>
          <table:table-cell office:value-type="float" office:value="0.065079" calcext:value-type="float">
            <text:p>0.065079</text:p>
          </table:table-cell>
          <table:table-cell office:value-type="float" office:value="-4.279" calcext:value-type="float">
            <text:p>-4.279</text:p>
          </table:table-cell>
          <table:table-cell table:style-name="ce1" office:value-type="float" office:value="0.0000188" calcext:value-type="float">
            <text:p>1.88E-05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0.280365" calcext:value-type="float">
            <text:p>-0.280365</text:p>
          </table:table-cell>
          <table:table-cell office:value-type="float" office:value="0.094105" calcext:value-type="float">
            <text:p>0.094105</text:p>
          </table:table-cell>
          <table:table-cell office:value-type="float" office:value="-2.979" calcext:value-type="float">
            <text:p>-2.979</text:p>
          </table:table-cell>
          <table:table-cell office:value-type="float" office:value="0.002889" calcext:value-type="float">
            <text:p>0.002889</text:p>
          </table:table-cell>
          <table:table-cell table:style-name="Default" office:value-type="string" calcext:value-type="string">
            <text:p>**</text:p>
          </table:table-cell>
          <table:table-cell/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0.103703" calcext:value-type="float">
            <text:p>-0.103703</text:p>
          </table:table-cell>
          <table:table-cell office:value-type="float" office:value="0.132593" calcext:value-type="float">
            <text:p>0.132593</text:p>
          </table:table-cell>
          <table:table-cell office:value-type="float" office:value="-0.782" calcext:value-type="float">
            <text:p>-0.782</text:p>
          </table:table-cell>
          <table:table-cell office:value-type="float" office:value="0.434149" calcext:value-type="float">
            <text:p>0.434149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145593" calcext:value-type="float">
            <text:p>-0.145593</text:p>
          </table:table-cell>
          <table:table-cell office:value-type="float" office:value="0.169074" calcext:value-type="float">
            <text:p>0.169074</text:p>
          </table:table-cell>
          <table:table-cell office:value-type="float" office:value="-0.861" calcext:value-type="float">
            <text:p>-0.861</text:p>
          </table:table-cell>
          <table:table-cell office:value-type="float" office:value="0.389172" calcext:value-type="float">
            <text:p>0.38917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0.106743" calcext:value-type="float">
            <text:p>0.106743</text:p>
          </table:table-cell>
          <table:table-cell office:value-type="float" office:value="0.262215" calcext:value-type="float">
            <text:p>0.262215</text:p>
          </table:table-cell>
          <table:table-cell office:value-type="float" office:value="0.407" calcext:value-type="float">
            <text:p>0.407</text:p>
          </table:table-cell>
          <table:table-cell office:value-type="float" office:value="0.683949" calcext:value-type="float">
            <text:p>0.683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0.087087" calcext:value-type="float">
            <text:p>0.087087</text:p>
          </table:table-cell>
          <table:table-cell office:value-type="float" office:value="0.585959" calcext:value-type="float">
            <text:p>0.585959</text:p>
          </table:table-cell>
          <table:table-cell office:value-type="float" office:value="0.149" calcext:value-type="float">
            <text:p>0.149</text:p>
          </table:table-cell>
          <table:table-cell office:value-type="float" office:value="0.881851" calcext:value-type="float">
            <text:p>0.881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0.204875" calcext:value-type="float">
            <text:p>0.204875</text:p>
          </table:table-cell>
          <table:table-cell office:value-type="float" office:value="0.084945" calcext:value-type="float">
            <text:p>0.084945</text:p>
          </table:table-cell>
          <table:table-cell office:value-type="float" office:value="2.412" calcext:value-type="float">
            <text:p>2.412</text:p>
          </table:table-cell>
          <table:table-cell office:value-type="float" office:value="0.015871" calcext:value-type="float">
            <text:p>0.015871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0.226923" calcext:value-type="float">
            <text:p>-0.226923</text:p>
          </table:table-cell>
          <table:table-cell office:value-type="float" office:value="0.122502" calcext:value-type="float">
            <text:p>0.122502</text:p>
          </table:table-cell>
          <table:table-cell office:value-type="float" office:value="-1.852" calcext:value-type="float">
            <text:p>-1.852</text:p>
          </table:table-cell>
          <table:table-cell office:value-type="float" office:value="0.063968" calcext:value-type="float">
            <text:p>0.063968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0.259645" calcext:value-type="float">
            <text:p>-0.259645</text:p>
          </table:table-cell>
          <table:table-cell office:value-type="float" office:value="0.122473" calcext:value-type="float">
            <text:p>0.122473</text:p>
          </table:table-cell>
          <table:table-cell office:value-type="float" office:value="-2.12" calcext:value-type="float">
            <text:p>-2.12</text:p>
          </table:table-cell>
          <table:table-cell office:value-type="float" office:value="0.034005" calcext:value-type="float">
            <text:p>0.034005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0.30435" calcext:value-type="float">
            <text:p>-0.30435</text:p>
          </table:table-cell>
          <table:table-cell office:value-type="float" office:value="0.127065" calcext:value-type="float">
            <text:p>0.127065</text:p>
          </table:table-cell>
          <table:table-cell office:value-type="float" office:value="-2.395" calcext:value-type="float">
            <text:p>-2.395</text:p>
          </table:table-cell>
          <table:table-cell table:style-name="ce1" office:value-type="float" office:value="0.01661" calcext:value-type="float">
            <text:p>1.66E-02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226201" calcext:value-type="float">
            <text:p>-0.226201</text:p>
          </table:table-cell>
          <table:table-cell office:value-type="float" office:value="0.087243" calcext:value-type="float">
            <text:p>0.087243</text:p>
          </table:table-cell>
          <table:table-cell office:value-type="float" office:value="-2.593" calcext:value-type="float">
            <text:p>-2.593</text:p>
          </table:table-cell>
          <table:table-cell table:style-name="ce1" office:value-type="float" office:value="0.009521" calcext:value-type="float">
            <text:p>9.52E-03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0.294334" calcext:value-type="float">
            <text:p>-0.294334</text:p>
          </table:table-cell>
          <table:table-cell office:value-type="float" office:value="0.087523" calcext:value-type="float">
            <text:p>0.087523</text:p>
          </table:table-cell>
          <table:table-cell office:value-type="float" office:value="-3.363" calcext:value-type="float">
            <text:p>-3.363</text:p>
          </table:table-cell>
          <table:table-cell office:value-type="float" office:value="0.000771" calcext:value-type="float">
            <text:p>0.000771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0.233538" calcext:value-type="float">
            <text:p>-0.233538</text:p>
          </table:table-cell>
          <table:table-cell office:value-type="float" office:value="0.087567" calcext:value-type="float">
            <text:p>0.087567</text:p>
          </table:table-cell>
          <table:table-cell office:value-type="float" office:value="-2.667" calcext:value-type="float">
            <text:p>-2.667</text:p>
          </table:table-cell>
          <table:table-cell table:style-name="ce1" office:value-type="float" office:value="0.007654" calcext:value-type="float">
            <text:p>7.65E-03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0.229576" calcext:value-type="float">
            <text:p>-0.229576</text:p>
          </table:table-cell>
          <table:table-cell office:value-type="float" office:value="0.124409" calcext:value-type="float">
            <text:p>0.124409</text:p>
          </table:table-cell>
          <table:table-cell office:value-type="float" office:value="-1.845" calcext:value-type="float">
            <text:p>-1.845</text:p>
          </table:table-cell>
          <table:table-cell table:style-name="ce1" office:value-type="float" office:value="0.06499" calcext:value-type="float">
            <text:p>6.50E-02</text:p>
          </table:table-cell>
          <table:table-cell table:style-name="Default"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0.13267" calcext:value-type="float">
            <text:p>-0.13267</text:p>
          </table:table-cell>
          <table:table-cell office:value-type="float" office:value="0.151281" calcext:value-type="float">
            <text:p>0.151281</text:p>
          </table:table-cell>
          <table:table-cell office:value-type="float" office:value="-0.877" calcext:value-type="float">
            <text:p>-0.877</text:p>
          </table:table-cell>
          <table:table-cell office:value-type="float" office:value="0.3805" calcext:value-type="float">
            <text:p>0.3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0.450041" calcext:value-type="float">
            <text:p>0.450041</text:p>
          </table:table-cell>
          <table:table-cell office:value-type="float" office:value="0.725208" calcext:value-type="float">
            <text:p>0.725208</text:p>
          </table:table-cell>
          <table:table-cell office:value-type="float" office:value="0.621" calcext:value-type="float">
            <text:p>0.621</text:p>
          </table:table-cell>
          <table:table-cell table:style-name="ce1" office:value-type="float" office:value="0.534884" calcext:value-type="float">
            <text:p>5.35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CI1</text:p>
          </table:table-cell>
          <table:table-cell office:value-type="float" office:value="0.519515" calcext:value-type="float">
            <text:p>0.519515</text:p>
          </table:table-cell>
          <table:table-cell office:value-type="float" office:value="0.021193" calcext:value-type="float">
            <text:p>0.021193</text:p>
          </table:table-cell>
          <table:table-cell office:value-type="float" office:value="24.513" calcext:value-type="float">
            <text:p>24.513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DCCI2</text:p>
          </table:table-cell>
          <table:table-cell office:value-type="float" office:value="0.661137" calcext:value-type="float">
            <text:p>0.661137</text:p>
          </table:table-cell>
          <table:table-cell office:value-type="float" office:value="0.025952" calcext:value-type="float">
            <text:p>0.025952</text:p>
          </table:table-cell>
          <table:table-cell office:value-type="float" office:value="25.476" calcext:value-type="float">
            <text:p>25.476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DCCI3</text:p>
          </table:table-cell>
          <table:table-cell office:value-type="float" office:value="0.787312" calcext:value-type="float">
            <text:p>0.787312</text:p>
          </table:table-cell>
          <table:table-cell office:value-type="float" office:value="0.031612" calcext:value-type="float">
            <text:p>0.031612</text:p>
          </table:table-cell>
          <table:table-cell office:value-type="float" office:value="24.906" calcext:value-type="float">
            <text:p>24.906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DCCI4</text:p>
          </table:table-cell>
          <table:table-cell office:value-type="float" office:value="0.874636" calcext:value-type="float">
            <text:p>0.874636</text:p>
          </table:table-cell>
          <table:table-cell office:value-type="float" office:value="0.038956" calcext:value-type="float">
            <text:p>0.038956</text:p>
          </table:table-cell>
          <table:table-cell office:value-type="float" office:value="22.452" calcext:value-type="float">
            <text:p>22.452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DCCI5</text:p>
          </table:table-cell>
          <table:table-cell office:value-type="float" office:value="0.926192" calcext:value-type="float">
            <text:p>0.926192</text:p>
          </table:table-cell>
          <table:table-cell office:value-type="float" office:value="0.048802" calcext:value-type="float">
            <text:p>0.048802</text:p>
          </table:table-cell>
          <table:table-cell office:value-type="float" office:value="18.978" calcext:value-type="float">
            <text:p>18.978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DCCI6+</text:p>
          </table:table-cell>
          <table:table-cell office:value-type="float" office:value="1.015162" calcext:value-type="float">
            <text:p>1.015162</text:p>
          </table:table-cell>
          <table:table-cell office:value-type="float" office:value="0.040859" calcext:value-type="float">
            <text:p>0.040859</text:p>
          </table:table-cell>
          <table:table-cell office:value-type="float" office:value="24.845" calcext:value-type="float">
            <text:p>24.845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675729" calcext:value-type="float">
            <text:p>-0.675729</text:p>
          </table:table-cell>
          <table:table-cell office:value-type="float" office:value="0.055144" calcext:value-type="float">
            <text:p>0.055144</text:p>
          </table:table-cell>
          <table:table-cell office:value-type="float" office:value="-12.254" calcext:value-type="float">
            <text:p>-12.254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82048" calcext:value-type="float">
            <text:p>-0.482048</text:p>
          </table:table-cell>
          <table:table-cell office:value-type="float" office:value="0.049203" calcext:value-type="float">
            <text:p>0.049203</text:p>
          </table:table-cell>
          <table:table-cell office:value-type="float" office:value="-9.797" calcext:value-type="float">
            <text:p>-9.797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339752" calcext:value-type="float">
            <text:p>-0.339752</text:p>
          </table:table-cell>
          <table:table-cell office:value-type="float" office:value="0.044087" calcext:value-type="float">
            <text:p>0.044087</text:p>
          </table:table-cell>
          <table:table-cell office:value-type="float" office:value="-7.706" calcext:value-type="float">
            <text:p>-7.706</text:p>
          </table:table-cell>
          <table:table-cell table:style-name="ce1" office:value-type="float" office:value="0.0000000000000129" calcext:value-type="float">
            <text:p>1.29E-14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171808" calcext:value-type="float">
            <text:p>-0.171808</text:p>
          </table:table-cell>
          <table:table-cell office:value-type="float" office:value="0.041446" calcext:value-type="float">
            <text:p>0.041446</text:p>
          </table:table-cell>
          <table:table-cell office:value-type="float" office:value="-4.145" calcext:value-type="float">
            <text:p>-4.145</text:p>
          </table:table-cell>
          <table:table-cell table:style-name="ce1" office:value-type="float" office:value="0.0000339" calcext:value-type="float">
            <text:p>3.39E-05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207096" calcext:value-type="float">
            <text:p>0.207096</text:p>
          </table:table-cell>
          <table:table-cell office:value-type="float" office:value="0.035911" calcext:value-type="float">
            <text:p>0.035911</text:p>
          </table:table-cell>
          <table:table-cell office:value-type="float" office:value="5.767" calcext:value-type="float">
            <text:p>5.767</text:p>
          </table:table-cell>
          <table:table-cell table:style-name="ce1" office:value-type="float" office:value="0.00000000807" calcext:value-type="float">
            <text:p>8.07E-09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332667" calcext:value-type="float">
            <text:p>0.332667</text:p>
          </table:table-cell>
          <table:table-cell office:value-type="float" office:value="0.037129" calcext:value-type="float">
            <text:p>0.037129</text:p>
          </table:table-cell>
          <table:table-cell office:value-type="float" office:value="8.96" calcext:value-type="float">
            <text:p>8.96</text:p>
          </table:table-cell>
          <table:table-cell table:style-name="ce1"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0.462885" calcext:value-type="float">
            <text:p>0.462885</text:p>
          </table:table-cell>
          <table:table-cell office:value-type="float" office:value="0.03661" calcext:value-type="float">
            <text:p>0.03661</text:p>
          </table:table-cell>
          <table:table-cell office:value-type="float" office:value="12.644" calcext:value-type="float">
            <text:p>12.644</text:p>
          </table:table-cell>
          <table:table-cell table:style-name="ce1"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0.488777" calcext:value-type="float">
            <text:p>0.488777</text:p>
          </table:table-cell>
          <table:table-cell office:value-type="float" office:value="0.039804" calcext:value-type="float">
            <text:p>0.039804</text:p>
          </table:table-cell>
          <table:table-cell office:value-type="float" office:value="12.28" calcext:value-type="float">
            <text:p>12.28</text:p>
          </table:table-cell>
          <table:table-cell table:style-name="ce1"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0.575615" calcext:value-type="float">
            <text:p>0.575615</text:p>
          </table:table-cell>
          <table:table-cell office:value-type="float" office:value="0.040355" calcext:value-type="float">
            <text:p>0.040355</text:p>
          </table:table-cell>
          <table:table-cell office:value-type="float" office:value="14.264" calcext:value-type="float">
            <text:p>14.264</text:p>
          </table:table-cell>
          <table:table-cell table:style-name="ce1"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0.636209" calcext:value-type="float">
            <text:p>0.636209</text:p>
          </table:table-cell>
          <table:table-cell office:value-type="float" office:value="0.041479" calcext:value-type="float">
            <text:p>0.041479</text:p>
          </table:table-cell>
          <table:table-cell office:value-type="float" office:value="15.338" calcext:value-type="float">
            <text:p>15.338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0.687244" calcext:value-type="float">
            <text:p>0.687244</text:p>
          </table:table-cell>
          <table:table-cell office:value-type="float" office:value="0.044474" calcext:value-type="float">
            <text:p>0.044474</text:p>
          </table:table-cell>
          <table:table-cell office:value-type="float" office:value="15.453" calcext:value-type="float">
            <text:p>15.453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0.729572" calcext:value-type="float">
            <text:p>0.729572</text:p>
          </table:table-cell>
          <table:table-cell office:value-type="float" office:value="0.043707" calcext:value-type="float">
            <text:p>0.043707</text:p>
          </table:table-cell>
          <table:table-cell office:value-type="float" office:value="16.692" calcext:value-type="float">
            <text:p>16.692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-0.190798" calcext:value-type="float">
            <text:p>-0.190798</text:p>
          </table:table-cell>
          <table:table-cell office:value-type="float" office:value="0.016615" calcext:value-type="float">
            <text:p>0.016615</text:p>
          </table:table-cell>
          <table:table-cell office:value-type="float" office:value="-11.484" calcext:value-type="float">
            <text:p>-11.484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CInfC" table:style-name="ta1">
        <office:forms form:automatic-focus="false" form:apply-design-mode="false"/>
        <table:table-column table:style-name="co6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</table:table-row>
        <table:table-row table:style-name="ro1">
          <table:table-cell table:formula="of:=[$LCInfL.A3]" office:value-type="string" office:string-value="Immunity_other" calcext:value-type="string">
            <text:p>Immunity_other</text:p>
          </table:table-cell>
          <table:table-cell table:formula="of:=[$LCInfL.B3]" office:value-type="float" office:value="-0.06825" calcext:value-type="float">
            <text:p>-0.06825</text:p>
          </table:table-cell>
          <table:table-cell table:formula="of:=[$LCInfL.B3]-[$LCInfL.C3]*1.96" office:value-type="float" office:value="-0.22103592" calcext:value-type="float">
            <text:p>-0.22103592</text:p>
          </table:table-cell>
          <table:table-cell table:formula="of:=[$LCInfL.B3]+[$LCInfL.C3]*1.96" office:value-type="float" office:value="0.08453592" calcext:value-type="float">
            <text:p>0.08453592</text:p>
          </table:table-cell>
          <table:table-cell table:formula="of:=EXP([.B2])" office:value-type="float" office:value="0.934026937652026" calcext:value-type="float">
            <text:p>0.934026937652026</text:p>
          </table:table-cell>
          <table:table-cell table:formula="of:=EXP([.C2])" office:value-type="float" office:value="0.801687883144239" calcext:value-type="float">
            <text:p>0.801687883144239</text:p>
          </table:table-cell>
          <table:table-cell table:formula="of:=EXP([.D2])" office:value-type="float" office:value="1.08821193210258" calcext:value-type="float">
            <text:p>1.08821193210258</text:p>
          </table:table-cell>
          <table:table-cell table:formula="of:=1-[.E2]" office:value-type="float" office:value="0.0659730623479737" calcext:value-type="float">
            <text:p>0.0659730623479737</text:p>
          </table:table-cell>
          <table:table-cell table:formula="of:=1-[.F2]" office:value-type="float" office:value="0.198312116855761" calcext:value-type="float">
            <text:p>0.198312116855761</text:p>
          </table:table-cell>
          <table:table-cell table:formula="of:=1-[.G2]" office:value-type="float" office:value="-0.0882119321025827" calcext:value-type="float">
            <text:p>-0.0882119321025827</text:p>
          </table:table-cell>
        </table:table-row>
        <table:table-row table:style-name="ro1">
          <table:table-cell table:formula="of:=[$LCInfL.A4]" office:value-type="string" office:string-value="Immunityboost_001-061" calcext:value-type="string">
            <text:p>Immunityboost_001-061</text:p>
          </table:table-cell>
          <table:table-cell table:formula="of:=[$LCInfL.B4]" office:value-type="float" office:value="-0.292301" calcext:value-type="float">
            <text:p>-0.292301</text:p>
          </table:table-cell>
          <table:table-cell table:formula="of:=[$LCInfL.B4]-[$LCInfL.C4]*1.96" office:value-type="float" office:value="-0.35485048" calcext:value-type="float">
            <text:p>-0.35485048</text:p>
          </table:table-cell>
          <table:table-cell table:formula="of:=[$LCInfL.B4]+[$LCInfL.C4]*1.96" office:value-type="float" office:value="-0.22975152" calcext:value-type="float">
            <text:p>-0.22975152</text:p>
          </table:table-cell>
          <table:table-cell table:formula="of:=EXP([.B3])" office:value-type="float" office:value="0.746543792469623" calcext:value-type="float">
            <text:p>0.746543792469623</text:p>
          </table:table-cell>
          <table:table-cell table:formula="of:=EXP([.C3])" office:value-type="float" office:value="0.701278290499989" calcext:value-type="float">
            <text:p>0.701278290499989</text:p>
          </table:table-cell>
          <table:table-cell table:formula="of:=EXP([.D3])" office:value-type="float" office:value="0.794731052743086" calcext:value-type="float">
            <text:p>0.794731052743086</text:p>
          </table:table-cell>
          <table:table-cell table:formula="of:=1-[.E3]" office:value-type="float" office:value="0.253456207530377" calcext:value-type="float">
            <text:p>0.253456207530377</text:p>
          </table:table-cell>
          <table:table-cell table:formula="of:=1-[.F3]" office:value-type="float" office:value="0.298721709500011" calcext:value-type="float">
            <text:p>0.298721709500011</text:p>
          </table:table-cell>
          <table:table-cell table:formula="of:=1-[.G3]" office:value-type="float" office:value="0.205268947256914" calcext:value-type="float">
            <text:p>0.205268947256914</text:p>
          </table:table-cell>
        </table:table-row>
        <table:table-row table:style-name="ro1">
          <table:table-cell table:formula="of:=[$LCInfL.A5]" office:value-type="string" office:string-value="Immunityboost_062-122" calcext:value-type="string">
            <text:p>Immunityboost_062-122</text:p>
          </table:table-cell>
          <table:table-cell table:formula="of:=[$LCInfL.B5]" office:value-type="float" office:value="-0.214492" calcext:value-type="float">
            <text:p>-0.214492</text:p>
          </table:table-cell>
          <table:table-cell table:formula="of:=[$LCInfL.B5]-[$LCInfL.C5]*1.96" office:value-type="float" office:value="-0.27166324" calcext:value-type="float">
            <text:p>-0.27166324</text:p>
          </table:table-cell>
          <table:table-cell table:formula="of:=[$LCInfL.B5]+[$LCInfL.C5]*1.96" office:value-type="float" office:value="-0.15732076" calcext:value-type="float">
            <text:p>-0.15732076</text:p>
          </table:table-cell>
          <table:table-cell table:formula="of:=EXP([.B4])" office:value-type="float" office:value="0.806951267316217" calcext:value-type="float">
            <text:p>0.806951267316217</text:p>
          </table:table-cell>
          <table:table-cell table:formula="of:=EXP([.C4])" office:value-type="float" office:value="0.762110866335568" calcext:value-type="float">
            <text:p>0.762110866335568</text:p>
          </table:table-cell>
          <table:table-cell table:formula="of:=EXP([.D4])" office:value-type="float" office:value="0.854429947908037" calcext:value-type="float">
            <text:p>0.854429947908037</text:p>
          </table:table-cell>
          <table:table-cell table:formula="of:=1-[.E4]" office:value-type="float" office:value="0.193048732683783" calcext:value-type="float">
            <text:p>0.193048732683783</text:p>
          </table:table-cell>
          <table:table-cell table:formula="of:=1-[.F4]" office:value-type="float" office:value="0.237889133664432" calcext:value-type="float">
            <text:p>0.237889133664432</text:p>
          </table:table-cell>
          <table:table-cell table:formula="of:=1-[.G4]" office:value-type="float" office:value="0.145570052091963" calcext:value-type="float">
            <text:p>0.145570052091963</text:p>
          </table:table-cell>
        </table:table-row>
        <table:table-row table:style-name="ro1">
          <table:table-cell table:formula="of:=[$LCInfL.A6]" office:value-type="string" office:string-value="Immunityboost_123-183" calcext:value-type="string">
            <text:p>Immunityboost_123-183</text:p>
          </table:table-cell>
          <table:table-cell table:formula="of:=[$LCInfL.B6]" office:value-type="float" office:value="-0.136013" calcext:value-type="float">
            <text:p>-0.136013</text:p>
          </table:table-cell>
          <table:table-cell table:formula="of:=[$LCInfL.B6]-[$LCInfL.C6]*1.96" office:value-type="float" office:value="-0.21471876" calcext:value-type="float">
            <text:p>-0.21471876</text:p>
          </table:table-cell>
          <table:table-cell table:formula="of:=[$LCInfL.B6]+[$LCInfL.C6]*1.96" office:value-type="float" office:value="-0.05730724" calcext:value-type="float">
            <text:p>-0.05730724</text:p>
          </table:table-cell>
          <table:table-cell table:formula="of:=EXP([.B5])" office:value-type="float" office:value="0.872831285608252" calcext:value-type="float">
            <text:p>0.872831285608252</text:p>
          </table:table-cell>
          <table:table-cell table:formula="of:=EXP([.C5])" office:value-type="float" office:value="0.806768303792028" calcext:value-type="float">
            <text:p>0.806768303792028</text:p>
          </table:table-cell>
          <table:table-cell table:formula="of:=EXP([.D5])" office:value-type="float" office:value="0.944303896863234" calcext:value-type="float">
            <text:p>0.944303896863234</text:p>
          </table:table-cell>
          <table:table-cell table:formula="of:=1-[.E5]" office:value-type="float" office:value="0.127168714391748" calcext:value-type="float">
            <text:p>0.127168714391748</text:p>
          </table:table-cell>
          <table:table-cell table:formula="of:=1-[.F5]" office:value-type="float" office:value="0.193231696207972" calcext:value-type="float">
            <text:p>0.193231696207972</text:p>
          </table:table-cell>
          <table:table-cell table:formula="of:=1-[.G5]" office:value-type="float" office:value="0.0556961031367662" calcext:value-type="float">
            <text:p>0.0556961031367662</text:p>
          </table:table-cell>
        </table:table-row>
        <table:table-row table:style-name="ro1">
          <table:table-cell table:formula="of:=[$LCInfL.A7]" office:value-type="string" office:string-value="Immunityboost_184-244" calcext:value-type="string">
            <text:p>Immunityboost_184-244</text:p>
          </table:table-cell>
          <table:table-cell table:formula="of:=[$LCInfL.B7]" office:value-type="float" office:value="-0.083986" calcext:value-type="float">
            <text:p>-0.083986</text:p>
          </table:table-cell>
          <table:table-cell table:formula="of:=[$LCInfL.B7]-[$LCInfL.C7]*1.96" office:value-type="float" office:value="-0.15943032" calcext:value-type="float">
            <text:p>-0.15943032</text:p>
          </table:table-cell>
          <table:table-cell table:formula="of:=[$LCInfL.B7]+[$LCInfL.C7]*1.96" office:value-type="float" office:value="-0.00854168000000001" calcext:value-type="float">
            <text:p>-0.00854168000000001</text:p>
          </table:table-cell>
          <table:table-cell table:formula="of:=EXP([.B6])" office:value-type="float" office:value="0.919444128222815" calcext:value-type="float">
            <text:p>0.919444128222815</text:p>
          </table:table-cell>
          <table:table-cell table:formula="of:=EXP([.C6])" office:value-type="float" office:value="0.852629376541542" calcext:value-type="float">
            <text:p>0.852629376541542</text:p>
          </table:table-cell>
          <table:table-cell table:formula="of:=EXP([.D6])" office:value-type="float" office:value="0.991494696502781" calcext:value-type="float">
            <text:p>0.991494696502781</text:p>
          </table:table-cell>
          <table:table-cell table:formula="of:=1-[.E6]" office:value-type="float" office:value="0.0805558717771853" calcext:value-type="float">
            <text:p>0.0805558717771853</text:p>
          </table:table-cell>
          <table:table-cell table:formula="of:=1-[.F6]" office:value-type="float" office:value="0.147370623458458" calcext:value-type="float">
            <text:p>0.147370623458458</text:p>
          </table:table-cell>
          <table:table-cell table:formula="of:=1-[.G6]" office:value-type="float" office:value="0.0085053034972189" calcext:value-type="float">
            <text:p>0.0085053034972189</text:p>
          </table:table-cell>
        </table:table-row>
        <table:table-row table:style-name="ro1">
          <table:table-cell table:formula="of:=[$LCInfL.A8]" office:value-type="string" office:string-value="Immunityboost_245-305" calcext:value-type="string">
            <text:p>Immunityboost_245-305</text:p>
          </table:table-cell>
          <table:table-cell table:formula="of:=[$LCInfL.B8]" office:value-type="float" office:value="-0.112908" calcext:value-type="float">
            <text:p>-0.112908</text:p>
          </table:table-cell>
          <table:table-cell table:formula="of:=[$LCInfL.B8]-[$LCInfL.C8]*1.96" office:value-type="float" office:value="-0.19144128" calcext:value-type="float">
            <text:p>-0.19144128</text:p>
          </table:table-cell>
          <table:table-cell table:formula="of:=[$LCInfL.B8]+[$LCInfL.C8]*1.96" office:value-type="float" office:value="-0.03437472" calcext:value-type="float">
            <text:p>-0.03437472</text:p>
          </table:table-cell>
          <table:table-cell table:formula="of:=EXP([.B7])" office:value-type="float" office:value="0.893232833756676" calcext:value-type="float">
            <text:p>0.893232833756676</text:p>
          </table:table-cell>
          <table:table-cell table:formula="of:=EXP([.C7])" office:value-type="float" office:value="0.825768112786454" calcext:value-type="float">
            <text:p>0.825768112786454</text:p>
          </table:table-cell>
          <table:table-cell table:formula="of:=EXP([.D7])" office:value-type="float" office:value="0.96620937881542" calcext:value-type="float">
            <text:p>0.96620937881542</text:p>
          </table:table-cell>
          <table:table-cell table:formula="of:=1-[.E7]" office:value-type="float" office:value="0.106767166243324" calcext:value-type="float">
            <text:p>0.106767166243324</text:p>
          </table:table-cell>
          <table:table-cell table:formula="of:=1-[.F7]" office:value-type="float" office:value="0.174231887213547" calcext:value-type="float">
            <text:p>0.174231887213547</text:p>
          </table:table-cell>
          <table:table-cell table:formula="of:=1-[.G7]" office:value-type="float" office:value="0.0337906211845798" calcext:value-type="float">
            <text:p>0.0337906211845798</text:p>
          </table:table-cell>
        </table:table-row>
        <table:table-row table:style-name="ro1">
          <table:table-cell table:formula="of:=[$LCInfL.A9]" office:value-type="string" office:string-value="Immunityboost_306-366" calcext:value-type="string">
            <text:p>Immunityboost_306-366</text:p>
          </table:table-cell>
          <table:table-cell table:formula="of:=[$LCInfL.B9]" office:value-type="float" office:value="-0.224703" calcext:value-type="float">
            <text:p>-0.224703</text:p>
          </table:table-cell>
          <table:table-cell table:formula="of:=[$LCInfL.B9]-[$LCInfL.C9]*1.96" office:value-type="float" office:value="-0.4166066" calcext:value-type="float">
            <text:p>-0.4166066</text:p>
          </table:table-cell>
          <table:table-cell table:formula="of:=[$LCInfL.B9]+[$LCInfL.C9]*1.96" office:value-type="float" office:value="-0.0327994" calcext:value-type="float">
            <text:p>-0.0327994</text:p>
          </table:table-cell>
          <table:table-cell table:formula="of:=EXP([.B8])" office:value-type="float" office:value="0.798753413297994" calcext:value-type="float">
            <text:p>0.798753413297994</text:p>
          </table:table-cell>
          <table:table-cell table:formula="of:=EXP([.C8])" office:value-type="float" office:value="0.659280229776926" calcext:value-type="float">
            <text:p>0.659280229776926</text:p>
          </table:table-cell>
          <table:table-cell table:formula="of:=EXP([.D8])" office:value-type="float" office:value="0.967732667292437" calcext:value-type="float">
            <text:p>0.967732667292437</text:p>
          </table:table-cell>
          <table:table-cell table:formula="of:=1-[.E8]" office:value-type="float" office:value="0.201246586702006" calcext:value-type="float">
            <text:p>0.201246586702006</text:p>
          </table:table-cell>
          <table:table-cell table:formula="of:=1-[.F8]" office:value-type="float" office:value="0.340719770223074" calcext:value-type="float">
            <text:p>0.340719770223074</text:p>
          </table:table-cell>
          <table:table-cell table:formula="of:=1-[.G8]" office:value-type="float" office:value="0.0322673327075628" calcext:value-type="float">
            <text:p>0.0322673327075628</text:p>
          </table:table-cell>
        </table:table-row>
        <table:table-row table:style-name="ro1">
          <table:table-cell table:formula="of:=[$LCInfL.A10]" office:value-type="string" office:string-value="Immunityfull_001-061" calcext:value-type="string">
            <text:p>Immunityfull_001-061</text:p>
          </table:table-cell>
          <table:table-cell table:formula="of:=[$LCInfL.B10]" office:value-type="float" office:value="-0.092996" calcext:value-type="float">
            <text:p>-0.092996</text:p>
          </table:table-cell>
          <table:table-cell table:formula="of:=[$LCInfL.B10]-[$LCInfL.C10]*1.96" office:value-type="float" office:value="-0.22729324" calcext:value-type="float">
            <text:p>-0.22729324</text:p>
          </table:table-cell>
          <table:table-cell table:formula="of:=[$LCInfL.B10]+[$LCInfL.C10]*1.96" office:value-type="float" office:value="0.04130124" calcext:value-type="float">
            <text:p>0.04130124</text:p>
          </table:table-cell>
          <table:table-cell table:formula="of:=EXP([.B9])" office:value-type="float" office:value="0.911197145077431" calcext:value-type="float">
            <text:p>0.911197145077431</text:p>
          </table:table-cell>
          <table:table-cell table:formula="of:=EXP([.C9])" office:value-type="float" office:value="0.79668712750008" calcext:value-type="float">
            <text:p>0.79668712750008</text:p>
          </table:table-cell>
          <table:table-cell table:formula="of:=EXP([.D9])" office:value-type="float" office:value="1.04216600035022" calcext:value-type="float">
            <text:p>1.04216600035022</text:p>
          </table:table-cell>
          <table:table-cell table:formula="of:=1-[.E9]" office:value-type="float" office:value="0.0888028549225687" calcext:value-type="float">
            <text:p>0.0888028549225687</text:p>
          </table:table-cell>
          <table:table-cell table:formula="of:=1-[.F9]" office:value-type="float" office:value="0.203312872499919" calcext:value-type="float">
            <text:p>0.203312872499919</text:p>
          </table:table-cell>
          <table:table-cell table:formula="of:=1-[.G9]" office:value-type="float" office:value="-0.0421660003502158" calcext:value-type="float">
            <text:p>-0.0421660003502158</text:p>
          </table:table-cell>
        </table:table-row>
        <table:table-row table:style-name="ro1">
          <table:table-cell table:formula="of:=[$LCInfL.A11]" office:value-type="string" office:string-value="Immunityfull_062-122" calcext:value-type="string">
            <text:p>Immunityfull_062-122</text:p>
          </table:table-cell>
          <table:table-cell table:formula="of:=[$LCInfL.B11]" office:value-type="float" office:value="-0.10413" calcext:value-type="float">
            <text:p>-0.10413</text:p>
          </table:table-cell>
          <table:table-cell table:formula="of:=[$LCInfL.B11]-[$LCInfL.C11]*1.96" office:value-type="float" office:value="-0.22523252" calcext:value-type="float">
            <text:p>-0.22523252</text:p>
          </table:table-cell>
          <table:table-cell table:formula="of:=[$LCInfL.B11]+[$LCInfL.C11]*1.96" office:value-type="float" office:value="0.01697252" calcext:value-type="float">
            <text:p>0.01697252</text:p>
          </table:table-cell>
          <table:table-cell table:formula="of:=EXP([.B10])" office:value-type="float" office:value="0.901108145747564" calcext:value-type="float">
            <text:p>0.901108145747564</text:p>
          </table:table-cell>
          <table:table-cell table:formula="of:=EXP([.C10])" office:value-type="float" office:value="0.798330569352628" calcext:value-type="float">
            <text:p>0.798330569352628</text:p>
          </table:table-cell>
          <table:table-cell table:formula="of:=EXP([.D10])" office:value-type="float" office:value="1.01711737155583" calcext:value-type="float">
            <text:p>1.01711737155583</text:p>
          </table:table-cell>
          <table:table-cell table:formula="of:=1-[.E10]" office:value-type="float" office:value="0.0988918542524362" calcext:value-type="float">
            <text:p>0.0988918542524362</text:p>
          </table:table-cell>
          <table:table-cell table:formula="of:=1-[.F10]" office:value-type="float" office:value="0.201669430647372" calcext:value-type="float">
            <text:p>0.201669430647372</text:p>
          </table:table-cell>
          <table:table-cell table:formula="of:=1-[.G10]" office:value-type="float" office:value="-0.0171173715558286" calcext:value-type="float">
            <text:p>-0.0171173715558286</text:p>
          </table:table-cell>
        </table:table-row>
        <table:table-row table:style-name="ro1">
          <table:table-cell table:formula="of:=[$LCInfL.A12]" office:value-type="string" office:string-value="Immunityfull_123-183" calcext:value-type="string">
            <text:p>Immunityfull_123-183</text:p>
          </table:table-cell>
          <table:table-cell table:formula="of:=[$LCInfL.B12]" office:value-type="float" office:value="-0.183919" calcext:value-type="float">
            <text:p>-0.183919</text:p>
          </table:table-cell>
          <table:table-cell table:formula="of:=[$LCInfL.B12]-[$LCInfL.C12]*1.96" office:value-type="float" office:value="-0.26677212" calcext:value-type="float">
            <text:p>-0.26677212</text:p>
          </table:table-cell>
          <table:table-cell table:formula="of:=[$LCInfL.B12]+[$LCInfL.C12]*1.96" office:value-type="float" office:value="-0.10106588" calcext:value-type="float">
            <text:p>-0.10106588</text:p>
          </table:table-cell>
          <table:table-cell table:formula="of:=EXP([.B11])" office:value-type="float" office:value="0.832003193356021" calcext:value-type="float">
            <text:p>0.832003193356021</text:p>
          </table:table-cell>
          <table:table-cell table:formula="of:=EXP([.C11])" office:value-type="float" office:value="0.765847572926841" calcext:value-type="float">
            <text:p>0.765847572926841</text:p>
          </table:table-cell>
          <table:table-cell table:formula="of:=EXP([.D11])" office:value-type="float" office:value="0.903873483739228" calcext:value-type="float">
            <text:p>0.903873483739228</text:p>
          </table:table-cell>
          <table:table-cell table:formula="of:=1-[.E11]" office:value-type="float" office:value="0.167996806643979" calcext:value-type="float">
            <text:p>0.167996806643979</text:p>
          </table:table-cell>
          <table:table-cell table:formula="of:=1-[.F11]" office:value-type="float" office:value="0.234152427073159" calcext:value-type="float">
            <text:p>0.234152427073159</text:p>
          </table:table-cell>
          <table:table-cell table:formula="of:=1-[.G11]" office:value-type="float" office:value="0.0961265162607721" calcext:value-type="float">
            <text:p>0.0961265162607721</text:p>
          </table:table-cell>
        </table:table-row>
        <table:table-row table:style-name="ro1">
          <table:table-cell table:formula="of:=[$LCInfL.A13]" office:value-type="string" office:string-value="Immunityfull_184-244" calcext:value-type="string">
            <text:p>Immunityfull_184-244</text:p>
          </table:table-cell>
          <table:table-cell table:formula="of:=[$LCInfL.B13]" office:value-type="float" office:value="-0.174474" calcext:value-type="float">
            <text:p>-0.174474</text:p>
          </table:table-cell>
          <table:table-cell table:formula="of:=[$LCInfL.B13]-[$LCInfL.C13]*1.96" office:value-type="float" office:value="-0.23975964" calcext:value-type="float">
            <text:p>-0.23975964</text:p>
          </table:table-cell>
          <table:table-cell table:formula="of:=[$LCInfL.B13]+[$LCInfL.C13]*1.96" office:value-type="float" office:value="-0.10918836" calcext:value-type="float">
            <text:p>-0.10918836</text:p>
          </table:table-cell>
          <table:table-cell table:formula="of:=EXP([.B12])" office:value-type="float" office:value="0.839898691311301" calcext:value-type="float">
            <text:p>0.839898691311301</text:p>
          </table:table-cell>
          <table:table-cell table:formula="of:=EXP([.C12])" office:value-type="float" office:value="0.786816957663958" calcext:value-type="float">
            <text:p>0.786816957663958</text:p>
          </table:table-cell>
          <table:table-cell table:formula="of:=EXP([.D12])" office:value-type="float" office:value="0.896561525263565" calcext:value-type="float">
            <text:p>0.896561525263565</text:p>
          </table:table-cell>
          <table:table-cell table:formula="of:=1-[.E12]" office:value-type="float" office:value="0.160101308688699" calcext:value-type="float">
            <text:p>0.160101308688699</text:p>
          </table:table-cell>
          <table:table-cell table:formula="of:=1-[.F12]" office:value-type="float" office:value="0.213183042336042" calcext:value-type="float">
            <text:p>0.213183042336042</text:p>
          </table:table-cell>
          <table:table-cell table:formula="of:=1-[.G12]" office:value-type="float" office:value="0.103438474736435" calcext:value-type="float">
            <text:p>0.103438474736435</text:p>
          </table:table-cell>
        </table:table-row>
        <table:table-row table:style-name="ro1">
          <table:table-cell table:formula="of:=[$LCInfL.A14]" office:value-type="string" office:string-value="Immunityfull_245-305" calcext:value-type="string">
            <text:p>Immunityfull_245-305</text:p>
          </table:table-cell>
          <table:table-cell table:formula="of:=[$LCInfL.B14]" office:value-type="float" office:value="-0.032817" calcext:value-type="float">
            <text:p>-0.032817</text:p>
          </table:table-cell>
          <table:table-cell table:formula="of:=[$LCInfL.B14]-[$LCInfL.C14]*1.96" office:value-type="float" office:value="-0.12796716" calcext:value-type="float">
            <text:p>-0.12796716</text:p>
          </table:table-cell>
          <table:table-cell table:formula="of:=[$LCInfL.B14]+[$LCInfL.C14]*1.96" office:value-type="float" office:value="0.06233316" calcext:value-type="float">
            <text:p>0.06233316</text:p>
          </table:table-cell>
          <table:table-cell table:formula="of:=EXP([.B13])" office:value-type="float" office:value="0.967715635347374" calcext:value-type="float">
            <text:p>0.967715635347374</text:p>
          </table:table-cell>
          <table:table-cell table:formula="of:=EXP([.C13])" office:value-type="float" office:value="0.879882274004066" calcext:value-type="float">
            <text:p>0.879882274004066</text:p>
          </table:table-cell>
          <table:table-cell table:formula="of:=EXP([.D13])" office:value-type="float" office:value="1.06431687347692" calcext:value-type="float">
            <text:p>1.06431687347692</text:p>
          </table:table-cell>
          <table:table-cell table:formula="of:=1-[.E13]" office:value-type="float" office:value="0.0322843646526255" calcext:value-type="float">
            <text:p>0.0322843646526255</text:p>
          </table:table-cell>
          <table:table-cell table:formula="of:=1-[.F13]" office:value-type="float" office:value="0.120117725995934" calcext:value-type="float">
            <text:p>0.120117725995934</text:p>
          </table:table-cell>
          <table:table-cell table:formula="of:=1-[.G13]" office:value-type="float" office:value="-0.0643168734769231" calcext:value-type="float">
            <text:p>-0.0643168734769231</text:p>
          </table:table-cell>
        </table:table-row>
        <table:table-row table:style-name="ro1">
          <table:table-cell table:formula="of:=[$LCInfL.A15]" office:value-type="string" office:string-value="Immunityfull_306-366" calcext:value-type="string">
            <text:p>Immunityfull_306-366</text:p>
          </table:table-cell>
          <table:table-cell table:formula="of:=[$LCInfL.B15]" office:value-type="float" office:value="-0.049658" calcext:value-type="float">
            <text:p>-0.049658</text:p>
          </table:table-cell>
          <table:table-cell table:formula="of:=[$LCInfL.B15]-[$LCInfL.C15]*1.96" office:value-type="float" office:value="-0.19278308" calcext:value-type="float">
            <text:p>-0.19278308</text:p>
          </table:table-cell>
          <table:table-cell table:formula="of:=[$LCInfL.B15]+[$LCInfL.C15]*1.96" office:value-type="float" office:value="0.09346708" calcext:value-type="float">
            <text:p>0.09346708</text:p>
          </table:table-cell>
          <table:table-cell table:formula="of:=EXP([.B14])" office:value-type="float" office:value="0.951554800600035" calcext:value-type="float">
            <text:p>0.951554800600035</text:p>
          </table:table-cell>
          <table:table-cell table:formula="of:=EXP([.C14])" office:value-type="float" office:value="0.824660840168047" calcext:value-type="float">
            <text:p>0.824660840168047</text:p>
          </table:table-cell>
          <table:table-cell table:formula="of:=EXP([.D14])" office:value-type="float" office:value="1.0979744574272" calcext:value-type="float">
            <text:p>1.0979744574272</text:p>
          </table:table-cell>
          <table:table-cell table:formula="of:=1-[.E14]" office:value-type="float" office:value="0.0484451993999652" calcext:value-type="float">
            <text:p>0.0484451993999652</text:p>
          </table:table-cell>
          <table:table-cell table:formula="of:=1-[.F14]" office:value-type="float" office:value="0.175339159831953" calcext:value-type="float">
            <text:p>0.175339159831953</text:p>
          </table:table-cell>
          <table:table-cell table:formula="of:=1-[.G14]" office:value-type="float" office:value="-0.0979744574272026" calcext:value-type="float">
            <text:p>-0.0979744574272026</text:p>
          </table:table-cell>
        </table:table-row>
        <table:table-row table:style-name="ro1">
          <table:table-cell table:formula="of:=[$LCInfL.A16]" office:value-type="string" office:string-value="Immunityfull_367-427" calcext:value-type="string">
            <text:p>Immunityfull_367-427</text:p>
          </table:table-cell>
          <table:table-cell table:formula="of:=[$LCInfL.B16]" office:value-type="float" office:value="0.007668" calcext:value-type="float">
            <text:p>0.007668</text:p>
          </table:table-cell>
          <table:table-cell table:formula="of:=[$LCInfL.B16]-[$LCInfL.C16]*1.96" office:value-type="float" office:value="-0.14499444" calcext:value-type="float">
            <text:p>-0.14499444</text:p>
          </table:table-cell>
          <table:table-cell table:formula="of:=[$LCInfL.B16]+[$LCInfL.C16]*1.96" office:value-type="float" office:value="0.16033044" calcext:value-type="float">
            <text:p>0.16033044</text:p>
          </table:table-cell>
          <table:table-cell table:formula="of:=EXP([.B15])" office:value-type="float" office:value="1.0076974744004" calcext:value-type="float">
            <text:p>1.0076974744004</text:p>
          </table:table-cell>
          <table:table-cell table:formula="of:=EXP([.C15])" office:value-type="float" office:value="0.865027102648062" calcext:value-type="float">
            <text:p>0.865027102648062</text:p>
          </table:table-cell>
          <table:table-cell table:formula="of:=EXP([.D15])" office:value-type="float" office:value="1.17389870999925" calcext:value-type="float">
            <text:p>1.17389870999925</text:p>
          </table:table-cell>
          <table:table-cell table:formula="of:=1-[.E15]" office:value-type="float" office:value="-0.0076974744004028" calcext:value-type="float">
            <text:p>-0.0076974744004028</text:p>
          </table:table-cell>
          <table:table-cell table:formula="of:=1-[.F15]" office:value-type="float" office:value="0.134972897351939" calcext:value-type="float">
            <text:p>0.134972897351939</text:p>
          </table:table-cell>
          <table:table-cell table:formula="of:=1-[.G15]" office:value-type="float" office:value="-0.173898709999253" calcext:value-type="float">
            <text:p>-0.173898709999253</text:p>
          </table:table-cell>
        </table:table-row>
        <table:table-row table:style-name="ro1">
          <table:table-cell table:formula="of:=[$LCInfL.A17]" office:value-type="string" office:string-value="Immunityfull_428-488" calcext:value-type="string">
            <text:p>Immunityfull_428-488</text:p>
          </table:table-cell>
          <table:table-cell table:formula="of:=[$LCInfL.B17]" office:value-type="float" office:value="0.086954" calcext:value-type="float">
            <text:p>0.086954</text:p>
          </table:table-cell>
          <table:table-cell table:formula="of:=[$LCInfL.B17]-[$LCInfL.C17]*1.96" office:value-type="float" office:value="-0.15212288" calcext:value-type="float">
            <text:p>-0.15212288</text:p>
          </table:table-cell>
          <table:table-cell table:formula="of:=[$LCInfL.B17]+[$LCInfL.C17]*1.96" office:value-type="float" office:value="0.32603088" calcext:value-type="float">
            <text:p>0.32603088</text:p>
          </table:table-cell>
          <table:table-cell table:formula="of:=EXP([.B16])" office:value-type="float" office:value="1.09084649962516" calcext:value-type="float">
            <text:p>1.09084649962516</text:p>
          </table:table-cell>
          <table:table-cell table:formula="of:=EXP([.C16])" office:value-type="float" office:value="0.858882734746065" calcext:value-type="float">
            <text:p>0.858882734746065</text:p>
          </table:table-cell>
          <table:table-cell table:formula="of:=EXP([.D16])" office:value-type="float" office:value="1.38545815115993" calcext:value-type="float">
            <text:p>1.38545815115993</text:p>
          </table:table-cell>
          <table:table-cell table:formula="of:=1-[.E16]" office:value-type="float" office:value="-0.0908464996251617" calcext:value-type="float">
            <text:p>-0.0908464996251617</text:p>
          </table:table-cell>
          <table:table-cell table:formula="of:=1-[.F16]" office:value-type="float" office:value="0.141117265253935" calcext:value-type="float">
            <text:p>0.141117265253935</text:p>
          </table:table-cell>
          <table:table-cell table:formula="of:=1-[.G16]" office:value-type="float" office:value="-0.385458151159931" calcext:value-type="float">
            <text:p>-0.385458151159931</text:p>
          </table:table-cell>
        </table:table-row>
        <table:table-row table:style-name="ro1">
          <table:table-cell table:formula="of:=[$LCInfL.A18]" office:value-type="string" office:string-value="Immunityfull_489-549" calcext:value-type="string">
            <text:p>Immunityfull_489-549</text:p>
          </table:table-cell>
          <table:table-cell table:formula="of:=[$LCInfL.B18]" office:value-type="float" office:value="0.245098" calcext:value-type="float">
            <text:p>0.245098</text:p>
          </table:table-cell>
          <table:table-cell table:formula="of:=[$LCInfL.B18]-[$LCInfL.C18]*1.96" office:value-type="float" office:value="-0.2040752" calcext:value-type="float">
            <text:p>-0.2040752</text:p>
          </table:table-cell>
          <table:table-cell table:formula="of:=[$LCInfL.B18]+[$LCInfL.C18]*1.96" office:value-type="float" office:value="0.6942712" calcext:value-type="float">
            <text:p>0.6942712</text:p>
          </table:table-cell>
          <table:table-cell table:formula="of:=EXP([.B17])" office:value-type="float" office:value="1.27774652622892" calcext:value-type="float">
            <text:p>1.27774652622892</text:p>
          </table:table-cell>
          <table:table-cell table:formula="of:=EXP([.C17])" office:value-type="float" office:value="0.815401050722658" calcext:value-type="float">
            <text:p>0.815401050722658</text:p>
          </table:table-cell>
          <table:table-cell table:formula="of:=EXP([.D17])" office:value-type="float" office:value="2.00224930277331" calcext:value-type="float">
            <text:p>2.00224930277331</text:p>
          </table:table-cell>
          <table:table-cell table:formula="of:=1-[.E17]" office:value-type="float" office:value="-0.277746526228919" calcext:value-type="float">
            <text:p>-0.277746526228919</text:p>
          </table:table-cell>
          <table:table-cell table:formula="of:=1-[.F17]" office:value-type="float" office:value="0.184598949277342" calcext:value-type="float">
            <text:p>0.184598949277342</text:p>
          </table:table-cell>
          <table:table-cell table:formula="of:=1-[.G17]" office:value-type="float" office:value="-1.00224930277331" calcext:value-type="float">
            <text:p>-1.00224930277331</text:p>
          </table:table-cell>
        </table:table-row>
        <table:table-row table:style-name="ro1">
          <table:table-cell table:formula="of:=[$LCInfL.A19]" office:value-type="string" office:string-value="Immunityhybridboost_001-061" calcext:value-type="string">
            <text:p>Immunityhybridboost_001-061</text:p>
          </table:table-cell>
          <table:table-cell table:formula="of:=[$LCInfL.B19]" office:value-type="float" office:value="-0.449292" calcext:value-type="float">
            <text:p>-0.449292</text:p>
          </table:table-cell>
          <table:table-cell table:formula="of:=[$LCInfL.B19]-[$LCInfL.C19]*1.96" office:value-type="float" office:value="-0.60866744" calcext:value-type="float">
            <text:p>-0.60866744</text:p>
          </table:table-cell>
          <table:table-cell table:formula="of:=[$LCInfL.B19]+[$LCInfL.C19]*1.96" office:value-type="float" office:value="-0.28991656" calcext:value-type="float">
            <text:p>-0.28991656</text:p>
          </table:table-cell>
          <table:table-cell table:formula="of:=EXP([.B18])" office:value-type="float" office:value="0.638079752200862" calcext:value-type="float">
            <text:p>0.638079752200862</text:p>
          </table:table-cell>
          <table:table-cell table:formula="of:=EXP([.C18])" office:value-type="float" office:value="0.544075399341407" calcext:value-type="float">
            <text:p>0.544075399341407</text:p>
          </table:table-cell>
          <table:table-cell table:formula="of:=EXP([.D18])" office:value-type="float" office:value="0.748326005295509" calcext:value-type="float">
            <text:p>0.748326005295509</text:p>
          </table:table-cell>
          <table:table-cell table:formula="of:=1-[.E18]" office:value-type="float" office:value="0.361920247799138" calcext:value-type="float">
            <text:p>0.361920247799138</text:p>
          </table:table-cell>
          <table:table-cell table:formula="of:=1-[.F18]" office:value-type="float" office:value="0.455924600658593" calcext:value-type="float">
            <text:p>0.455924600658593</text:p>
          </table:table-cell>
          <table:table-cell table:formula="of:=1-[.G18]" office:value-type="float" office:value="0.251673994704491" calcext:value-type="float">
            <text:p>0.251673994704491</text:p>
          </table:table-cell>
        </table:table-row>
        <table:table-row table:style-name="ro1">
          <table:table-cell table:formula="of:=[$LCInfL.A20]" office:value-type="string" office:string-value="Immunityhybridboost_062-122" calcext:value-type="string">
            <text:p>Immunityhybridboost_062-122</text:p>
          </table:table-cell>
          <table:table-cell table:formula="of:=[$LCInfL.B20]" office:value-type="float" office:value="-0.302929" calcext:value-type="float">
            <text:p>-0.302929</text:p>
          </table:table-cell>
          <table:table-cell table:formula="of:=[$LCInfL.B20]-[$LCInfL.C20]*1.96" office:value-type="float" office:value="-0.45385096" calcext:value-type="float">
            <text:p>-0.45385096</text:p>
          </table:table-cell>
          <table:table-cell table:formula="of:=[$LCInfL.B20]+[$LCInfL.C20]*1.96" office:value-type="float" office:value="-0.15200704" calcext:value-type="float">
            <text:p>-0.15200704</text:p>
          </table:table-cell>
          <table:table-cell table:formula="of:=EXP([.B19])" office:value-type="float" office:value="0.738651538768008" calcext:value-type="float">
            <text:p>0.738651538768008</text:p>
          </table:table-cell>
          <table:table-cell table:formula="of:=EXP([.C19])" office:value-type="float" office:value="0.635177393030363" calcext:value-type="float">
            <text:p>0.635177393030363</text:p>
          </table:table-cell>
          <table:table-cell table:formula="of:=EXP([.D19])" office:value-type="float" office:value="0.858982233484913" calcext:value-type="float">
            <text:p>0.858982233484913</text:p>
          </table:table-cell>
          <table:table-cell table:formula="of:=1-[.E19]" office:value-type="float" office:value="0.261348461231992" calcext:value-type="float">
            <text:p>0.261348461231992</text:p>
          </table:table-cell>
          <table:table-cell table:formula="of:=1-[.F19]" office:value-type="float" office:value="0.364822606969637" calcext:value-type="float">
            <text:p>0.364822606969637</text:p>
          </table:table-cell>
          <table:table-cell table:formula="of:=1-[.G19]" office:value-type="float" office:value="0.141017766515087" calcext:value-type="float">
            <text:p>0.141017766515087</text:p>
          </table:table-cell>
        </table:table-row>
        <table:table-row table:style-name="ro1">
          <table:table-cell table:formula="of:=[$LCInfL.A21]" office:value-type="string" office:string-value="Immunityhybridboost_123-183" calcext:value-type="string">
            <text:p>Immunityhybridboost_123-183</text:p>
          </table:table-cell>
          <table:table-cell table:formula="of:=[$LCInfL.B21]" office:value-type="float" office:value="-0.174131" calcext:value-type="float">
            <text:p>-0.174131</text:p>
          </table:table-cell>
          <table:table-cell table:formula="of:=[$LCInfL.B21]-[$LCInfL.C21]*1.96" office:value-type="float" office:value="-0.37735164" calcext:value-type="float">
            <text:p>-0.37735164</text:p>
          </table:table-cell>
          <table:table-cell table:formula="of:=[$LCInfL.B21]+[$LCInfL.C21]*1.96" office:value-type="float" office:value="0.02908964" calcext:value-type="float">
            <text:p>0.02908964</text:p>
          </table:table-cell>
          <table:table-cell table:formula="of:=EXP([.B20])" office:value-type="float" office:value="0.840186825974691" calcext:value-type="float">
            <text:p>0.840186825974691</text:p>
          </table:table-cell>
          <table:table-cell table:formula="of:=EXP([.C20])" office:value-type="float" office:value="0.685674920769823" calcext:value-type="float">
            <text:p>0.685674920769823</text:p>
          </table:table-cell>
          <table:table-cell table:formula="of:=EXP([.D20])" office:value-type="float" office:value="1.02951687623179" calcext:value-type="float">
            <text:p>1.02951687623179</text:p>
          </table:table-cell>
          <table:table-cell table:formula="of:=1-[.E20]" office:value-type="float" office:value="0.159813174025309" calcext:value-type="float">
            <text:p>0.159813174025309</text:p>
          </table:table-cell>
          <table:table-cell table:formula="of:=1-[.F20]" office:value-type="float" office:value="0.314325079230177" calcext:value-type="float">
            <text:p>0.314325079230177</text:p>
          </table:table-cell>
          <table:table-cell table:formula="of:=1-[.G20]" office:value-type="float" office:value="-0.0295168762317861" calcext:value-type="float">
            <text:p>-0.0295168762317861</text:p>
          </table:table-cell>
        </table:table-row>
        <table:table-row table:style-name="ro1">
          <table:table-cell table:formula="of:=[$LCInfL.A22]" office:value-type="string" office:string-value="Immunityhybridboost_184-244" calcext:value-type="string">
            <text:p>Immunityhybridboost_184-244</text:p>
          </table:table-cell>
          <table:table-cell table:formula="of:=[$LCInfL.B22]" office:value-type="float" office:value="-0.349972" calcext:value-type="float">
            <text:p>-0.349972</text:p>
          </table:table-cell>
          <table:table-cell table:formula="of:=[$LCInfL.B22]-[$LCInfL.C22]*1.96" office:value-type="float" office:value="-0.52374756" calcext:value-type="float">
            <text:p>-0.52374756</text:p>
          </table:table-cell>
          <table:table-cell table:formula="of:=[$LCInfL.B22]+[$LCInfL.C22]*1.96" office:value-type="float" office:value="-0.17619644" calcext:value-type="float">
            <text:p>-0.17619644</text:p>
          </table:table-cell>
          <table:table-cell table:formula="of:=EXP([.B21])" office:value-type="float" office:value="0.704707821261466" calcext:value-type="float">
            <text:p>0.704707821261466</text:p>
          </table:table-cell>
          <table:table-cell table:formula="of:=EXP([.C21])" office:value-type="float" office:value="0.59229671611975" calcext:value-type="float">
            <text:p>0.59229671611975</text:p>
          </table:table-cell>
          <table:table-cell table:formula="of:=EXP([.D21])" office:value-type="float" office:value="0.838453261399946" calcext:value-type="float">
            <text:p>0.838453261399946</text:p>
          </table:table-cell>
          <table:table-cell table:formula="of:=1-[.E21]" office:value-type="float" office:value="0.295292178738534" calcext:value-type="float">
            <text:p>0.295292178738534</text:p>
          </table:table-cell>
          <table:table-cell table:formula="of:=1-[.F21]" office:value-type="float" office:value="0.40770328388025" calcext:value-type="float">
            <text:p>0.40770328388025</text:p>
          </table:table-cell>
          <table:table-cell table:formula="of:=1-[.G21]" office:value-type="float" office:value="0.161546738600054" calcext:value-type="float">
            <text:p>0.161546738600054</text:p>
          </table:table-cell>
        </table:table-row>
        <table:table-row table:style-name="ro1">
          <table:table-cell table:formula="of:=[$LCInfL.A23]" office:value-type="string" office:string-value="Immunityhybridboost_245-305" calcext:value-type="string">
            <text:p>Immunityhybridboost_245-305</text:p>
          </table:table-cell>
          <table:table-cell table:formula="of:=[$LCInfL.B23]" office:value-type="float" office:value="-0.190759" calcext:value-type="float">
            <text:p>-0.190759</text:p>
          </table:table-cell>
          <table:table-cell table:formula="of:=[$LCInfL.B23]-[$LCInfL.C23]*1.96" office:value-type="float" office:value="-0.39851508" calcext:value-type="float">
            <text:p>-0.39851508</text:p>
          </table:table-cell>
          <table:table-cell table:formula="of:=[$LCInfL.B23]+[$LCInfL.C23]*1.96" office:value-type="float" office:value="0.01699708" calcext:value-type="float">
            <text:p>0.01699708</text:p>
          </table:table-cell>
          <table:table-cell table:formula="of:=EXP([.B22])" office:value-type="float" office:value="0.826331710098169" calcext:value-type="float">
            <text:p>0.826331710098169</text:p>
          </table:table-cell>
          <table:table-cell table:formula="of:=EXP([.C22])" office:value-type="float" office:value="0.671316157067961" calcext:value-type="float">
            <text:p>0.671316157067961</text:p>
          </table:table-cell>
          <table:table-cell table:formula="of:=EXP([.D22])" office:value-type="float" office:value="1.01714235226524" calcext:value-type="float">
            <text:p>1.01714235226524</text:p>
          </table:table-cell>
          <table:table-cell table:formula="of:=1-[.E22]" office:value-type="float" office:value="0.173668289901831" calcext:value-type="float">
            <text:p>0.173668289901831</text:p>
          </table:table-cell>
          <table:table-cell table:formula="of:=1-[.F22]" office:value-type="float" office:value="0.328683842932039" calcext:value-type="float">
            <text:p>0.328683842932039</text:p>
          </table:table-cell>
          <table:table-cell table:formula="of:=1-[.G22]" office:value-type="float" office:value="-0.0171423522652359" calcext:value-type="float">
            <text:p>-0.0171423522652359</text:p>
          </table:table-cell>
        </table:table-row>
        <table:table-row table:style-name="ro1">
          <table:table-cell table:formula="of:=[$LCInfL.A24]" office:value-type="string" office:string-value="Immunityhybridboost_306-366" calcext:value-type="string">
            <text:p>Immunityhybridboost_306-366</text:p>
          </table:table-cell>
          <table:table-cell table:formula="of:=[$LCInfL.B24]" office:value-type="float" office:value="-0.749934" calcext:value-type="float">
            <text:p>-0.749934</text:p>
          </table:table-cell>
          <table:table-cell table:formula="of:=[$LCInfL.B24]-[$LCInfL.C24]*1.96" office:value-type="float" office:value="-1.63407824" calcext:value-type="float">
            <text:p>-1.63407824</text:p>
          </table:table-cell>
          <table:table-cell table:formula="of:=[$LCInfL.B24]+[$LCInfL.C24]*1.96" office:value-type="float" office:value="0.13421024" calcext:value-type="float">
            <text:p>0.13421024</text:p>
          </table:table-cell>
          <table:table-cell table:formula="of:=EXP([.B23])" office:value-type="float" office:value="0.472397729962333" calcext:value-type="float">
            <text:p>0.472397729962333</text:p>
          </table:table-cell>
          <table:table-cell table:formula="of:=EXP([.C23])" office:value-type="float" office:value="0.195132153442216" calcext:value-type="float">
            <text:p>0.195132153442216</text:p>
          </table:table-cell>
          <table:table-cell table:formula="of:=EXP([.D23])" office:value-type="float" office:value="1.14363323182229" calcext:value-type="float">
            <text:p>1.14363323182229</text:p>
          </table:table-cell>
          <table:table-cell table:formula="of:=1-[.E23]" office:value-type="float" office:value="0.527602270037667" calcext:value-type="float">
            <text:p>0.527602270037667</text:p>
          </table:table-cell>
          <table:table-cell table:formula="of:=1-[.F23]" office:value-type="float" office:value="0.804867846557784" calcext:value-type="float">
            <text:p>0.804867846557784</text:p>
          </table:table-cell>
          <table:table-cell table:formula="of:=1-[.G23]" office:value-type="float" office:value="-0.143633231822292" calcext:value-type="float">
            <text:p>-0.143633231822292</text:p>
          </table:table-cell>
        </table:table-row>
        <table:table-row table:style-name="ro1">
          <table:table-cell table:formula="of:=[$LCInfL.A25]" office:value-type="string" office:string-value="Immunityhybridfull_001-061" calcext:value-type="string">
            <text:p>Immunityhybridfull_001-061</text:p>
          </table:table-cell>
          <table:table-cell table:formula="of:=[$LCInfL.B25]" office:value-type="float" office:value="-0.253158" calcext:value-type="float">
            <text:p>-0.253158</text:p>
          </table:table-cell>
          <table:table-cell table:formula="of:=[$LCInfL.B25]-[$LCInfL.C25]*1.96" office:value-type="float" office:value="-0.61495636" calcext:value-type="float">
            <text:p>-0.61495636</text:p>
          </table:table-cell>
          <table:table-cell table:formula="of:=[$LCInfL.B25]+[$LCInfL.C25]*1.96" office:value-type="float" office:value="0.10864036" calcext:value-type="float">
            <text:p>0.10864036</text:p>
          </table:table-cell>
          <table:table-cell table:formula="of:=EXP([.B24])" office:value-type="float" office:value="0.776345209589771" calcext:value-type="float">
            <text:p>0.776345209589771</text:p>
          </table:table-cell>
          <table:table-cell table:formula="of:=EXP([.C24])" office:value-type="float" office:value="0.540664489392807" calcext:value-type="float">
            <text:p>0.540664489392807</text:p>
          </table:table-cell>
          <table:table-cell table:formula="of:=EXP([.D24])" office:value-type="float" office:value="1.11476136546319" calcext:value-type="float">
            <text:p>1.11476136546319</text:p>
          </table:table-cell>
          <table:table-cell table:formula="of:=1-[.E24]" office:value-type="float" office:value="0.223654790410229" calcext:value-type="float">
            <text:p>0.223654790410229</text:p>
          </table:table-cell>
          <table:table-cell table:formula="of:=1-[.F24]" office:value-type="float" office:value="0.459335510607193" calcext:value-type="float">
            <text:p>0.459335510607193</text:p>
          </table:table-cell>
          <table:table-cell table:formula="of:=1-[.G24]" office:value-type="float" office:value="-0.114761365463194" calcext:value-type="float">
            <text:p>-0.114761365463194</text:p>
          </table:table-cell>
        </table:table-row>
        <table:table-row table:style-name="ro1">
          <table:table-cell table:formula="of:=[$LCInfL.A26]" office:value-type="string" office:string-value="Immunityhybridfull_062-122" calcext:value-type="string">
            <text:p>Immunityhybridfull_062-122</text:p>
          </table:table-cell>
          <table:table-cell table:formula="of:=[$LCInfL.B26]" office:value-type="float" office:value="-0.382703" calcext:value-type="float">
            <text:p>-0.382703</text:p>
          </table:table-cell>
          <table:table-cell table:formula="of:=[$LCInfL.B26]-[$LCInfL.C26]*1.96" office:value-type="float" office:value="-0.5870036" calcext:value-type="float">
            <text:p>-0.5870036</text:p>
          </table:table-cell>
          <table:table-cell table:formula="of:=[$LCInfL.B26]+[$LCInfL.C26]*1.96" office:value-type="float" office:value="-0.1784024" calcext:value-type="float">
            <text:p>-0.1784024</text:p>
          </table:table-cell>
          <table:table-cell table:formula="of:=EXP([.B25])" office:value-type="float" office:value="0.682015427791073" calcext:value-type="float">
            <text:p>0.682015427791073</text:p>
          </table:table-cell>
          <table:table-cell table:formula="of:=EXP([.C25])" office:value-type="float" office:value="0.555990761987491" calcext:value-type="float">
            <text:p>0.555990761987491</text:p>
          </table:table-cell>
          <table:table-cell table:formula="of:=EXP([.D25])" office:value-type="float" office:value="0.836605705609737" calcext:value-type="float">
            <text:p>0.836605705609737</text:p>
          </table:table-cell>
          <table:table-cell table:formula="of:=1-[.E25]" office:value-type="float" office:value="0.317984572208927" calcext:value-type="float">
            <text:p>0.317984572208927</text:p>
          </table:table-cell>
          <table:table-cell table:formula="of:=1-[.F25]" office:value-type="float" office:value="0.444009238012509" calcext:value-type="float">
            <text:p>0.444009238012509</text:p>
          </table:table-cell>
          <table:table-cell table:formula="of:=1-[.G25]" office:value-type="float" office:value="0.163394294390263" calcext:value-type="float">
            <text:p>0.163394294390263</text:p>
          </table:table-cell>
        </table:table-row>
        <table:table-row table:style-name="ro1">
          <table:table-cell table:formula="of:=[$LCInfL.A27]" office:value-type="string" office:string-value="Immunityhybridfull_123-183" calcext:value-type="string">
            <text:p>Immunityhybridfull_123-183</text:p>
          </table:table-cell>
          <table:table-cell table:formula="of:=[$LCInfL.B27]" office:value-type="float" office:value="-0.231916" calcext:value-type="float">
            <text:p>-0.231916</text:p>
          </table:table-cell>
          <table:table-cell table:formula="of:=[$LCInfL.B27]-[$LCInfL.C27]*1.96" office:value-type="float" office:value="-0.38229308" calcext:value-type="float">
            <text:p>-0.38229308</text:p>
          </table:table-cell>
          <table:table-cell table:formula="of:=[$LCInfL.B27]+[$LCInfL.C27]*1.96" office:value-type="float" office:value="-0.08153892" calcext:value-type="float">
            <text:p>-0.08153892</text:p>
          </table:table-cell>
          <table:table-cell table:formula="of:=EXP([.B26])" office:value-type="float" office:value="0.793012733578634" calcext:value-type="float">
            <text:p>0.793012733578634</text:p>
          </table:table-cell>
          <table:table-cell table:formula="of:=EXP([.C26])" office:value-type="float" office:value="0.682295056864092" calcext:value-type="float">
            <text:p>0.682295056864092</text:p>
          </table:table-cell>
          <table:table-cell table:formula="of:=EXP([.D26])" office:value-type="float" office:value="0.921696836714916" calcext:value-type="float">
            <text:p>0.921696836714916</text:p>
          </table:table-cell>
          <table:table-cell table:formula="of:=1-[.E26]" office:value-type="float" office:value="0.206987266421366" calcext:value-type="float">
            <text:p>0.206987266421366</text:p>
          </table:table-cell>
          <table:table-cell table:formula="of:=1-[.F26]" office:value-type="float" office:value="0.317704943135908" calcext:value-type="float">
            <text:p>0.317704943135908</text:p>
          </table:table-cell>
          <table:table-cell table:formula="of:=1-[.G26]" office:value-type="float" office:value="0.0783031632850845" calcext:value-type="float">
            <text:p>0.0783031632850845</text:p>
          </table:table-cell>
        </table:table-row>
        <table:table-row table:style-name="ro1">
          <table:table-cell table:formula="of:=[$LCInfL.A28]" office:value-type="string" office:string-value="Immunityhybridfull_184-244" calcext:value-type="string">
            <text:p>Immunityhybridfull_184-244</text:p>
          </table:table-cell>
          <table:table-cell table:formula="of:=[$LCInfL.B28]" office:value-type="float" office:value="-0.278456" calcext:value-type="float">
            <text:p>-0.278456</text:p>
          </table:table-cell>
          <table:table-cell table:formula="of:=[$LCInfL.B28]-[$LCInfL.C28]*1.96" office:value-type="float" office:value="-0.40601084" calcext:value-type="float">
            <text:p>-0.40601084</text:p>
          </table:table-cell>
          <table:table-cell table:formula="of:=[$LCInfL.B28]+[$LCInfL.C28]*1.96" office:value-type="float" office:value="-0.15090116" calcext:value-type="float">
            <text:p>-0.15090116</text:p>
          </table:table-cell>
          <table:table-cell table:formula="of:=EXP([.B27])" office:value-type="float" office:value="0.756951572886395" calcext:value-type="float">
            <text:p>0.756951572886395</text:p>
          </table:table-cell>
          <table:table-cell table:formula="of:=EXP([.C27])" office:value-type="float" office:value="0.666302944661819" calcext:value-type="float">
            <text:p>0.666302944661819</text:p>
          </table:table-cell>
          <table:table-cell table:formula="of:=EXP([.D27])" office:value-type="float" office:value="0.859932690205954" calcext:value-type="float">
            <text:p>0.859932690205954</text:p>
          </table:table-cell>
          <table:table-cell table:formula="of:=1-[.E27]" office:value-type="float" office:value="0.243048427113605" calcext:value-type="float">
            <text:p>0.243048427113605</text:p>
          </table:table-cell>
          <table:table-cell table:formula="of:=1-[.F27]" office:value-type="float" office:value="0.333697055338181" calcext:value-type="float">
            <text:p>0.333697055338181</text:p>
          </table:table-cell>
          <table:table-cell table:formula="of:=1-[.G27]" office:value-type="float" office:value="0.140067309794046" calcext:value-type="float">
            <text:p>0.140067309794046</text:p>
          </table:table-cell>
        </table:table-row>
        <table:table-row table:style-name="ro1">
          <table:table-cell table:formula="of:=[$LCInfL.A29]" office:value-type="string" office:string-value="Immunityhybridfull_245-305" calcext:value-type="string">
            <text:p>Immunityhybridfull_245-305</text:p>
          </table:table-cell>
          <table:table-cell table:formula="of:=[$LCInfL.B29]" office:value-type="float" office:value="-0.280365" calcext:value-type="float">
            <text:p>-0.280365</text:p>
          </table:table-cell>
          <table:table-cell table:formula="of:=[$LCInfL.B29]-[$LCInfL.C29]*1.96" office:value-type="float" office:value="-0.4648108" calcext:value-type="float">
            <text:p>-0.4648108</text:p>
          </table:table-cell>
          <table:table-cell table:formula="of:=[$LCInfL.B29]+[$LCInfL.C29]*1.96" office:value-type="float" office:value="-0.0959192" calcext:value-type="float">
            <text:p>-0.0959192</text:p>
          </table:table-cell>
          <table:table-cell table:formula="of:=EXP([.B28])" office:value-type="float" office:value="0.755507930728614" calcext:value-type="float">
            <text:p>0.755507930728614</text:p>
          </table:table-cell>
          <table:table-cell table:formula="of:=EXP([.C28])" office:value-type="float" office:value="0.628253959594815" calcext:value-type="float">
            <text:p>0.628253959594815</text:p>
          </table:table-cell>
          <table:table-cell table:formula="of:=EXP([.D28])" office:value-type="float" office:value="0.908537422926802" calcext:value-type="float">
            <text:p>0.908537422926802</text:p>
          </table:table-cell>
          <table:table-cell table:formula="of:=1-[.E28]" office:value-type="float" office:value="0.244492069271386" calcext:value-type="float">
            <text:p>0.244492069271386</text:p>
          </table:table-cell>
          <table:table-cell table:formula="of:=1-[.F28]" office:value-type="float" office:value="0.371746040405185" calcext:value-type="float">
            <text:p>0.371746040405185</text:p>
          </table:table-cell>
          <table:table-cell table:formula="of:=1-[.G28]" office:value-type="float" office:value="0.0914625770731984" calcext:value-type="float">
            <text:p>0.0914625770731984</text:p>
          </table:table-cell>
        </table:table-row>
        <table:table-row table:style-name="ro1">
          <table:table-cell table:formula="of:=[$LCInfL.A30]" office:value-type="string" office:string-value="Immunityhybridfull_306-366" calcext:value-type="string">
            <text:p>Immunityhybridfull_306-366</text:p>
          </table:table-cell>
          <table:table-cell table:formula="of:=[$LCInfL.B30]" office:value-type="float" office:value="-0.103703" calcext:value-type="float">
            <text:p>-0.103703</text:p>
          </table:table-cell>
          <table:table-cell table:formula="of:=[$LCInfL.B30]-[$LCInfL.C30]*1.96" office:value-type="float" office:value="-0.36358528" calcext:value-type="float">
            <text:p>-0.36358528</text:p>
          </table:table-cell>
          <table:table-cell table:formula="of:=[$LCInfL.B30]+[$LCInfL.C30]*1.96" office:value-type="float" office:value="0.15617928" calcext:value-type="float">
            <text:p>0.15617928</text:p>
          </table:table-cell>
          <table:table-cell table:formula="of:=EXP([.B29])" office:value-type="float" office:value="0.901493001086565" calcext:value-type="float">
            <text:p>0.901493001086565</text:p>
          </table:table-cell>
          <table:table-cell table:formula="of:=EXP([.C29])" office:value-type="float" office:value="0.695179439785555" calcext:value-type="float">
            <text:p>0.695179439785555</text:p>
          </table:table-cell>
          <table:table-cell table:formula="of:=EXP([.D29])" office:value-type="float" office:value="1.16903576903649" calcext:value-type="float">
            <text:p>1.16903576903649</text:p>
          </table:table-cell>
          <table:table-cell table:formula="of:=1-[.E29]" office:value-type="float" office:value="0.0985069989134346" calcext:value-type="float">
            <text:p>0.0985069989134346</text:p>
          </table:table-cell>
          <table:table-cell table:formula="of:=1-[.F29]" office:value-type="float" office:value="0.304820560214445" calcext:value-type="float">
            <text:p>0.304820560214445</text:p>
          </table:table-cell>
          <table:table-cell table:formula="of:=1-[.G29]" office:value-type="float" office:value="-0.169035769036489" calcext:value-type="float">
            <text:p>-0.169035769036489</text:p>
          </table:table-cell>
        </table:table-row>
        <table:table-row table:style-name="ro1">
          <table:table-cell table:formula="of:=[$LCInfL.A31]" office:value-type="string" office:string-value="Immunityhybridfull_367-427" calcext:value-type="string">
            <text:p>Immunityhybridfull_367-427</text:p>
          </table:table-cell>
          <table:table-cell table:formula="of:=[$LCInfL.B31]" office:value-type="float" office:value="-0.145593" calcext:value-type="float">
            <text:p>-0.145593</text:p>
          </table:table-cell>
          <table:table-cell table:formula="of:=[$LCInfL.B31]-[$LCInfL.C31]*1.96" office:value-type="float" office:value="-0.47697804" calcext:value-type="float">
            <text:p>-0.47697804</text:p>
          </table:table-cell>
          <table:table-cell table:formula="of:=[$LCInfL.B31]+[$LCInfL.C31]*1.96" office:value-type="float" office:value="0.18579204" calcext:value-type="float">
            <text:p>0.18579204</text:p>
          </table:table-cell>
          <table:table-cell table:formula="of:=EXP([.B30])" office:value-type="float" office:value="0.86450948695298" calcext:value-type="float">
            <text:p>0.86450948695298</text:p>
          </table:table-cell>
          <table:table-cell table:formula="of:=EXP([.C30])" office:value-type="float" office:value="0.620656158753032" calcext:value-type="float">
            <text:p>0.620656158753032</text:p>
          </table:table-cell>
          <table:table-cell table:formula="of:=EXP([.D30])" office:value-type="float" office:value="1.2041718147666" calcext:value-type="float">
            <text:p>1.2041718147666</text:p>
          </table:table-cell>
          <table:table-cell table:formula="of:=1-[.E30]" office:value-type="float" office:value="0.13549051304702" calcext:value-type="float">
            <text:p>0.13549051304702</text:p>
          </table:table-cell>
          <table:table-cell table:formula="of:=1-[.F30]" office:value-type="float" office:value="0.379343841246969" calcext:value-type="float">
            <text:p>0.379343841246969</text:p>
          </table:table-cell>
          <table:table-cell table:formula="of:=1-[.G30]" office:value-type="float" office:value="-0.204171814766599" calcext:value-type="float">
            <text:p>-0.204171814766599</text:p>
          </table:table-cell>
        </table:table-row>
        <table:table-row table:style-name="ro1">
          <table:table-cell table:formula="of:=[$LCInfL.A32]" office:value-type="string" office:string-value="Immunityhybridfull_428-488" calcext:value-type="string">
            <text:p>Immunityhybridfull_428-488</text:p>
          </table:table-cell>
          <table:table-cell table:formula="of:=[$LCInfL.B32]" office:value-type="float" office:value="0.106743" calcext:value-type="float">
            <text:p>0.106743</text:p>
          </table:table-cell>
          <table:table-cell table:formula="of:=[$LCInfL.B32]-[$LCInfL.C32]*1.96" office:value-type="float" office:value="-0.4071984" calcext:value-type="float">
            <text:p>-0.4071984</text:p>
          </table:table-cell>
          <table:table-cell table:formula="of:=[$LCInfL.B32]+[$LCInfL.C32]*1.96" office:value-type="float" office:value="0.6206844" calcext:value-type="float">
            <text:p>0.6206844</text:p>
          </table:table-cell>
          <table:table-cell table:formula="of:=EXP([.B31])" office:value-type="float" office:value="1.11264826712687" calcext:value-type="float">
            <text:p>1.11264826712687</text:p>
          </table:table-cell>
          <table:table-cell table:formula="of:=EXP([.C31])" office:value-type="float" office:value="0.665512139594029" calcext:value-type="float">
            <text:p>0.665512139594029</text:p>
          </table:table-cell>
          <table:table-cell table:formula="of:=EXP([.D31])" office:value-type="float" office:value="1.86020072766159" calcext:value-type="float">
            <text:p>1.86020072766159</text:p>
          </table:table-cell>
          <table:table-cell table:formula="of:=1-[.E31]" office:value-type="float" office:value="-0.112648267126873" calcext:value-type="float">
            <text:p>-0.112648267126873</text:p>
          </table:table-cell>
          <table:table-cell table:formula="of:=1-[.F31]" office:value-type="float" office:value="0.334487860405971" calcext:value-type="float">
            <text:p>0.334487860405971</text:p>
          </table:table-cell>
          <table:table-cell table:formula="of:=1-[.G31]" office:value-type="float" office:value="-0.86020072766159" calcext:value-type="float">
            <text:p>-0.86020072766159</text:p>
          </table:table-cell>
        </table:table-row>
        <table:table-row table:style-name="ro1">
          <table:table-cell table:formula="of:=[$LCInfL.A33]" office:value-type="string" office:string-value="Immunityhybridfull_489-549" calcext:value-type="string">
            <text:p>Immunityhybridfull_489-549</text:p>
          </table:table-cell>
          <table:table-cell table:formula="of:=[$LCInfL.B33]" office:value-type="float" office:value="0.087087" calcext:value-type="float">
            <text:p>0.087087</text:p>
          </table:table-cell>
          <table:table-cell table:formula="of:=[$LCInfL.B33]-[$LCInfL.C33]*1.96" office:value-type="float" office:value="-1.06139264" calcext:value-type="float">
            <text:p>-1.06139264</text:p>
          </table:table-cell>
          <table:table-cell table:formula="of:=[$LCInfL.B33]+[$LCInfL.C33]*1.96" office:value-type="float" office:value="1.23556664" calcext:value-type="float">
            <text:p>1.23556664</text:p>
          </table:table-cell>
          <table:table-cell table:formula="of:=EXP([.B32])" office:value-type="float" office:value="1.09099159185803" calcext:value-type="float">
            <text:p>1.09099159185803</text:p>
          </table:table-cell>
          <table:table-cell table:formula="of:=EXP([.C32])" office:value-type="float" office:value="0.345973657920651" calcext:value-type="float">
            <text:p>0.345973657920651</text:p>
          </table:table-cell>
          <table:table-cell table:formula="of:=EXP([.D32])" office:value-type="float" office:value="3.44032739561319" calcext:value-type="float">
            <text:p>3.44032739561319</text:p>
          </table:table-cell>
          <table:table-cell table:formula="of:=1-[.E32]" office:value-type="float" office:value="-0.0909915918580315" calcext:value-type="float">
            <text:p>-0.0909915918580315</text:p>
          </table:table-cell>
          <table:table-cell table:formula="of:=1-[.F32]" office:value-type="float" office:value="0.654026342079349" calcext:value-type="float">
            <text:p>0.654026342079349</text:p>
          </table:table-cell>
          <table:table-cell table:formula="of:=1-[.G32]" office:value-type="float" office:value="-2.44032739561319" calcext:value-type="float">
            <text:p>-2.44032739561319</text:p>
          </table:table-cell>
        </table:table-row>
        <table:table-row table:style-name="ro1">
          <table:table-cell table:formula="of:=[$LCInfL.A34]" office:value-type="string" office:string-value="Immunityinf_062-122" calcext:value-type="string">
            <text:p>Immunityinf_062-122</text:p>
          </table:table-cell>
          <table:table-cell table:formula="of:=[$LCInfL.B34]" office:value-type="float" office:value="0.204875" calcext:value-type="float">
            <text:p>0.204875</text:p>
          </table:table-cell>
          <table:table-cell table:formula="of:=[$LCInfL.B34]-[$LCInfL.C34]*1.96" office:value-type="float" office:value="0.0383828" calcext:value-type="float">
            <text:p>0.0383828</text:p>
          </table:table-cell>
          <table:table-cell table:formula="of:=[$LCInfL.B34]+[$LCInfL.C34]*1.96" office:value-type="float" office:value="0.3713672" calcext:value-type="float">
            <text:p>0.3713672</text:p>
          </table:table-cell>
          <table:table-cell table:formula="of:=EXP([.B33])" office:value-type="float" office:value="1.2273716339197" calcext:value-type="float">
            <text:p>1.2273716339197</text:p>
          </table:table-cell>
          <table:table-cell table:formula="of:=EXP([.C33])" office:value-type="float" office:value="1.03912893530983" calcext:value-type="float">
            <text:p>1.03912893530983</text:p>
          </table:table-cell>
          <table:table-cell table:formula="of:=EXP([.D33])" office:value-type="float" office:value="1.44971531112406" calcext:value-type="float">
            <text:p>1.44971531112406</text:p>
          </table:table-cell>
          <table:table-cell table:formula="of:=1-[.E33]" office:value-type="float" office:value="-0.227371633919697" calcext:value-type="float">
            <text:p>-0.227371633919697</text:p>
          </table:table-cell>
          <table:table-cell table:formula="of:=1-[.F33]" office:value-type="float" office:value="-0.0391289353098325" calcext:value-type="float">
            <text:p>-0.0391289353098325</text:p>
          </table:table-cell>
          <table:table-cell table:formula="of:=1-[.G33]" office:value-type="float" office:value="-0.44971531112406" calcext:value-type="float">
            <text:p>-0.44971531112406</text:p>
          </table:table-cell>
        </table:table-row>
        <table:table-row table:style-name="ro1">
          <table:table-cell table:formula="of:=[$LCInfL.A35]" office:value-type="string" office:string-value="Immunityinf_123-183" calcext:value-type="string">
            <text:p>Immunityinf_123-183</text:p>
          </table:table-cell>
          <table:table-cell table:formula="of:=[$LCInfL.B35]" office:value-type="float" office:value="-0.226923" calcext:value-type="float">
            <text:p>-0.226923</text:p>
          </table:table-cell>
          <table:table-cell table:formula="of:=[$LCInfL.B35]-[$LCInfL.C35]*1.96" office:value-type="float" office:value="-0.46702692" calcext:value-type="float">
            <text:p>-0.46702692</text:p>
          </table:table-cell>
          <table:table-cell table:formula="of:=[$LCInfL.B35]+[$LCInfL.C35]*1.96" office:value-type="float" office:value="0.01318092" calcext:value-type="float">
            <text:p>0.01318092</text:p>
          </table:table-cell>
          <table:table-cell table:formula="of:=EXP([.B34])" office:value-type="float" office:value="0.796982147552908" calcext:value-type="float">
            <text:p>0.796982147552908</text:p>
          </table:table-cell>
          <table:table-cell table:formula="of:=EXP([.C34])" office:value-type="float" office:value="0.626863215027487" calcext:value-type="float">
            <text:p>0.626863215027487</text:p>
          </table:table-cell>
          <table:table-cell table:formula="of:=EXP([.D34])" office:value-type="float" office:value="1.01326817125518" calcext:value-type="float">
            <text:p>1.01326817125518</text:p>
          </table:table-cell>
          <table:table-cell table:formula="of:=1-[.E34]" office:value-type="float" office:value="0.203017852447092" calcext:value-type="float">
            <text:p>0.203017852447092</text:p>
          </table:table-cell>
          <table:table-cell table:formula="of:=1-[.F34]" office:value-type="float" office:value="0.373136784972513" calcext:value-type="float">
            <text:p>0.373136784972513</text:p>
          </table:table-cell>
          <table:table-cell table:formula="of:=1-[.G34]" office:value-type="float" office:value="-0.0132681712551823" calcext:value-type="float">
            <text:p>-0.0132681712551823</text:p>
          </table:table-cell>
        </table:table-row>
        <table:table-row table:style-name="ro1">
          <table:table-cell table:formula="of:=[$LCInfL.A36]" office:value-type="string" office:string-value="Immunityinf_184-244" calcext:value-type="string">
            <text:p>Immunityinf_184-244</text:p>
          </table:table-cell>
          <table:table-cell table:formula="of:=[$LCInfL.B36]" office:value-type="float" office:value="-0.259645" calcext:value-type="float">
            <text:p>-0.259645</text:p>
          </table:table-cell>
          <table:table-cell table:formula="of:=[$LCInfL.B36]-[$LCInfL.C36]*1.96" office:value-type="float" office:value="-0.49969208" calcext:value-type="float">
            <text:p>-0.49969208</text:p>
          </table:table-cell>
          <table:table-cell table:formula="of:=[$LCInfL.B36]+[$LCInfL.C36]*1.96" office:value-type="float" office:value="-0.01959792" calcext:value-type="float">
            <text:p>-0.01959792</text:p>
          </table:table-cell>
          <table:table-cell table:formula="of:=EXP([.B35])" office:value-type="float" office:value="0.771325357708164" calcext:value-type="float">
            <text:p>0.771325357708164</text:p>
          </table:table-cell>
          <table:table-cell table:formula="of:=EXP([.C35])" office:value-type="float" office:value="0.606717451390343" calcext:value-type="float">
            <text:p>0.606717451390343</text:p>
          </table:table-cell>
          <table:table-cell table:formula="of:=EXP([.D35])" office:value-type="float" office:value="0.980592870833478" calcext:value-type="float">
            <text:p>0.980592870833478</text:p>
          </table:table-cell>
          <table:table-cell table:formula="of:=1-[.E35]" office:value-type="float" office:value="0.228674642291836" calcext:value-type="float">
            <text:p>0.228674642291836</text:p>
          </table:table-cell>
          <table:table-cell table:formula="of:=1-[.F35]" office:value-type="float" office:value="0.393282548609657" calcext:value-type="float">
            <text:p>0.393282548609657</text:p>
          </table:table-cell>
          <table:table-cell table:formula="of:=1-[.G35]" office:value-type="float" office:value="0.0194071291665215" calcext:value-type="float">
            <text:p>0.0194071291665215</text:p>
          </table:table-cell>
        </table:table-row>
        <table:table-row table:style-name="ro1">
          <table:table-cell table:formula="of:=[$LCInfL.A37]" office:value-type="string" office:string-value="Immunityinf_245-305" calcext:value-type="string">
            <text:p>Immunityinf_245-305</text:p>
          </table:table-cell>
          <table:table-cell table:formula="of:=[$LCInfL.B37]" office:value-type="float" office:value="-0.30435" calcext:value-type="float">
            <text:p>-0.30435</text:p>
          </table:table-cell>
          <table:table-cell table:formula="of:=[$LCInfL.B37]-[$LCInfL.C37]*1.96" office:value-type="float" office:value="-0.5533974" calcext:value-type="float">
            <text:p>-0.5533974</text:p>
          </table:table-cell>
          <table:table-cell table:formula="of:=[$LCInfL.B37]+[$LCInfL.C37]*1.96" office:value-type="float" office:value="-0.0553026" calcext:value-type="float">
            <text:p>-0.0553026</text:p>
          </table:table-cell>
          <table:table-cell table:formula="of:=EXP([.B36])" office:value-type="float" office:value="0.737602660336039" calcext:value-type="float">
            <text:p>0.737602660336039</text:p>
          </table:table-cell>
          <table:table-cell table:formula="of:=EXP([.C36])" office:value-type="float" office:value="0.574993006998776" calcext:value-type="float">
            <text:p>0.574993006998776</text:p>
          </table:table-cell>
          <table:table-cell table:formula="of:=EXP([.D36])" office:value-type="float" office:value="0.946198784876632" calcext:value-type="float">
            <text:p>0.946198784876632</text:p>
          </table:table-cell>
          <table:table-cell table:formula="of:=1-[.E36]" office:value-type="float" office:value="0.262397339663961" calcext:value-type="float">
            <text:p>0.262397339663961</text:p>
          </table:table-cell>
          <table:table-cell table:formula="of:=1-[.F36]" office:value-type="float" office:value="0.425006993001224" calcext:value-type="float">
            <text:p>0.425006993001224</text:p>
          </table:table-cell>
          <table:table-cell table:formula="of:=1-[.G36]" office:value-type="float" office:value="0.0538012151233682" calcext:value-type="float">
            <text:p>0.0538012151233682</text:p>
          </table:table-cell>
        </table:table-row>
        <table:table-row table:style-name="ro1">
          <table:table-cell table:formula="of:=[$LCInfL.A38]" office:value-type="string" office:string-value="Immunityinf_306-366" calcext:value-type="string">
            <text:p>Immunityinf_306-366</text:p>
          </table:table-cell>
          <table:table-cell table:formula="of:=[$LCInfL.B38]" office:value-type="float" office:value="-0.226201" calcext:value-type="float">
            <text:p>-0.226201</text:p>
          </table:table-cell>
          <table:table-cell table:formula="of:=[$LCInfL.B38]-[$LCInfL.C38]*1.96" office:value-type="float" office:value="-0.39719728" calcext:value-type="float">
            <text:p>-0.39719728</text:p>
          </table:table-cell>
          <table:table-cell table:formula="of:=[$LCInfL.B38]+[$LCInfL.C38]*1.96" office:value-type="float" office:value="-0.05520472" calcext:value-type="float">
            <text:p>-0.05520472</text:p>
          </table:table-cell>
          <table:table-cell table:formula="of:=EXP([.B37])" office:value-type="float" office:value="0.797557776440464" calcext:value-type="float">
            <text:p>0.797557776440464</text:p>
          </table:table-cell>
          <table:table-cell table:formula="of:=EXP([.C37])" office:value-type="float" office:value="0.672201400658638" calcext:value-type="float">
            <text:p>0.672201400658638</text:p>
          </table:table-cell>
          <table:table-cell table:formula="of:=EXP([.D37])" office:value-type="float" office:value="0.946291403346369" calcext:value-type="float">
            <text:p>0.946291403346369</text:p>
          </table:table-cell>
          <table:table-cell table:formula="of:=1-[.E37]" office:value-type="float" office:value="0.202442223559536" calcext:value-type="float">
            <text:p>0.202442223559536</text:p>
          </table:table-cell>
          <table:table-cell table:formula="of:=1-[.F37]" office:value-type="float" office:value="0.327798599341362" calcext:value-type="float">
            <text:p>0.327798599341362</text:p>
          </table:table-cell>
          <table:table-cell table:formula="of:=1-[.G37]" office:value-type="float" office:value="0.0537085966536306" calcext:value-type="float">
            <text:p>0.0537085966536306</text:p>
          </table:table-cell>
        </table:table-row>
        <table:table-row table:style-name="ro1">
          <table:table-cell table:formula="of:=[$LCInfL.A39]" office:value-type="string" office:string-value="Immunityinf_367-427" calcext:value-type="string">
            <text:p>Immunityinf_367-427</text:p>
          </table:table-cell>
          <table:table-cell table:formula="of:=[$LCInfL.B39]" office:value-type="float" office:value="-0.294334" calcext:value-type="float">
            <text:p>-0.294334</text:p>
          </table:table-cell>
          <table:table-cell table:formula="of:=[$LCInfL.B39]-[$LCInfL.C39]*1.96" office:value-type="float" office:value="-0.46587908" calcext:value-type="float">
            <text:p>-0.46587908</text:p>
          </table:table-cell>
          <table:table-cell table:formula="of:=[$LCInfL.B39]+[$LCInfL.C39]*1.96" office:value-type="float" office:value="-0.12278892" calcext:value-type="float">
            <text:p>-0.12278892</text:p>
          </table:table-cell>
          <table:table-cell table:formula="of:=EXP([.B38])" office:value-type="float" office:value="0.745027610660551" calcext:value-type="float">
            <text:p>0.745027610660551</text:p>
          </table:table-cell>
          <table:table-cell table:formula="of:=EXP([.C38])" office:value-type="float" office:value="0.627583166815908" calcext:value-type="float">
            <text:p>0.627583166815908</text:p>
          </table:table-cell>
          <table:table-cell table:formula="of:=EXP([.D38])" office:value-type="float" office:value="0.884450332635181" calcext:value-type="float">
            <text:p>0.884450332635181</text:p>
          </table:table-cell>
          <table:table-cell table:formula="of:=1-[.E38]" office:value-type="float" office:value="0.254972389339449" calcext:value-type="float">
            <text:p>0.254972389339449</text:p>
          </table:table-cell>
          <table:table-cell table:formula="of:=1-[.F38]" office:value-type="float" office:value="0.372416833184092" calcext:value-type="float">
            <text:p>0.372416833184092</text:p>
          </table:table-cell>
          <table:table-cell table:formula="of:=1-[.G38]" office:value-type="float" office:value="0.115549667364819" calcext:value-type="float">
            <text:p>0.115549667364819</text:p>
          </table:table-cell>
        </table:table-row>
        <table:table-row table:style-name="ro1">
          <table:table-cell table:formula="of:=[$LCInfL.A40]" office:value-type="string" office:string-value="Immunityinf_428-488" calcext:value-type="string">
            <text:p>Immunityinf_428-488</text:p>
          </table:table-cell>
          <table:table-cell table:formula="of:=[$LCInfL.B40]" office:value-type="float" office:value="-0.233538" calcext:value-type="float">
            <text:p>-0.233538</text:p>
          </table:table-cell>
          <table:table-cell table:formula="of:=[$LCInfL.B40]-[$LCInfL.C40]*1.96" office:value-type="float" office:value="-0.40516932" calcext:value-type="float">
            <text:p>-0.40516932</text:p>
          </table:table-cell>
          <table:table-cell table:formula="of:=[$LCInfL.B40]+[$LCInfL.C40]*1.96" office:value-type="float" office:value="-0.06190668" calcext:value-type="float">
            <text:p>-0.06190668</text:p>
          </table:table-cell>
          <table:table-cell table:formula="of:=EXP([.B39])" office:value-type="float" office:value="0.791727509523251" calcext:value-type="float">
            <text:p>0.791727509523251</text:p>
          </table:table-cell>
          <table:table-cell table:formula="of:=EXP([.C39])" office:value-type="float" office:value="0.666863887905187" calcext:value-type="float">
            <text:p>0.666863887905187</text:p>
          </table:table-cell>
          <table:table-cell table:formula="of:=EXP([.D39])" office:value-type="float" office:value="0.939970600754754" calcext:value-type="float">
            <text:p>0.939970600754754</text:p>
          </table:table-cell>
          <table:table-cell table:formula="of:=1-[.E39]" office:value-type="float" office:value="0.208272490476749" calcext:value-type="float">
            <text:p>0.208272490476749</text:p>
          </table:table-cell>
          <table:table-cell table:formula="of:=1-[.F39]" office:value-type="float" office:value="0.333136112094813" calcext:value-type="float">
            <text:p>0.333136112094813</text:p>
          </table:table-cell>
          <table:table-cell table:formula="of:=1-[.G39]" office:value-type="float" office:value="0.0600293992452459" calcext:value-type="float">
            <text:p>0.0600293992452459</text:p>
          </table:table-cell>
        </table:table-row>
        <table:table-row table:style-name="ro1">
          <table:table-cell table:formula="of:=[$LCInfL.A41]" office:value-type="string" office:string-value="Immunityinf_489-549" calcext:value-type="string">
            <text:p>Immunityinf_489-549</text:p>
          </table:table-cell>
          <table:table-cell table:formula="of:=[$LCInfL.B41]" office:value-type="float" office:value="-0.229576" calcext:value-type="float">
            <text:p>-0.229576</text:p>
          </table:table-cell>
          <table:table-cell table:formula="of:=[$LCInfL.B41]-[$LCInfL.C41]*1.96" office:value-type="float" office:value="-0.47341764" calcext:value-type="float">
            <text:p>-0.47341764</text:p>
          </table:table-cell>
          <table:table-cell table:formula="of:=[$LCInfL.B41]+[$LCInfL.C41]*1.96" office:value-type="float" office:value="0.01426564" calcext:value-type="float">
            <text:p>0.01426564</text:p>
          </table:table-cell>
          <table:table-cell table:formula="of:=EXP([.B40])" office:value-type="float" office:value="0.794870556179927" calcext:value-type="float">
            <text:p>0.794870556179927</text:p>
          </table:table-cell>
          <table:table-cell table:formula="of:=EXP([.C40])" office:value-type="float" office:value="0.622869881471328" calcext:value-type="float">
            <text:p>0.622869881471328</text:p>
          </table:table-cell>
          <table:table-cell table:formula="of:=EXP([.D40])" office:value-type="float" office:value="1.01436787983602" calcext:value-type="float">
            <text:p>1.01436787983602</text:p>
          </table:table-cell>
          <table:table-cell table:formula="of:=1-[.E40]" office:value-type="float" office:value="0.205129443820073" calcext:value-type="float">
            <text:p>0.205129443820073</text:p>
          </table:table-cell>
          <table:table-cell table:formula="of:=1-[.F40]" office:value-type="float" office:value="0.377130118528672" calcext:value-type="float">
            <text:p>0.377130118528672</text:p>
          </table:table-cell>
          <table:table-cell table:formula="of:=1-[.G40]" office:value-type="float" office:value="-0.0143678798360241" calcext:value-type="float">
            <text:p>-0.0143678798360241</text:p>
          </table:table-cell>
        </table:table-row>
        <table:table-row table:style-name="ro1">
          <table:table-cell table:formula="of:=[$LCInfL.A42]" office:value-type="string" office:string-value="Immunitysecboost_001-061" calcext:value-type="string">
            <text:p>Immunitysecboost_001-061</text:p>
          </table:table-cell>
          <table:table-cell table:formula="of:=[$LCInfL.B42]" office:value-type="float" office:value="-0.13267" calcext:value-type="float">
            <text:p>-0.13267</text:p>
          </table:table-cell>
          <table:table-cell table:formula="of:=[$LCInfL.B42]-[$LCInfL.C42]*1.96" office:value-type="float" office:value="-0.42918076" calcext:value-type="float">
            <text:p>-0.42918076</text:p>
          </table:table-cell>
          <table:table-cell table:formula="of:=[$LCInfL.B42]+[$LCInfL.C42]*1.96" office:value-type="float" office:value="0.16384076" calcext:value-type="float">
            <text:p>0.16384076</text:p>
          </table:table-cell>
          <table:table-cell table:formula="of:=EXP([.B41])" office:value-type="float" office:value="0.875754043263485" calcext:value-type="float">
            <text:p>0.875754043263485</text:p>
          </table:table-cell>
          <table:table-cell table:formula="of:=EXP([.C41])" office:value-type="float" office:value="0.65104223614965" calcext:value-type="float">
            <text:p>0.65104223614965</text:p>
          </table:table-cell>
          <table:table-cell table:formula="of:=EXP([.D41])" office:value-type="float" office:value="1.17802671118261" calcext:value-type="float">
            <text:p>1.17802671118261</text:p>
          </table:table-cell>
          <table:table-cell table:formula="of:=1-[.E41]" office:value-type="float" office:value="0.124245956736515" calcext:value-type="float">
            <text:p>0.124245956736515</text:p>
          </table:table-cell>
          <table:table-cell table:formula="of:=1-[.F41]" office:value-type="float" office:value="0.34895776385035" calcext:value-type="float">
            <text:p>0.34895776385035</text:p>
          </table:table-cell>
          <table:table-cell table:formula="of:=1-[.G41]" office:value-type="float" office:value="-0.178026711182607" calcext:value-type="float">
            <text:p>-0.178026711182607</text:p>
          </table:table-cell>
        </table:table-row>
        <table:table-row table:style-name="ro1">
          <table:table-cell table:formula="of:=[$LCInfL.A43]" office:value-type="string" office:string-value="Immunitysecboost_062-122" calcext:value-type="string">
            <text:p>Immunitysecboost_062-122</text:p>
          </table:table-cell>
          <table:table-cell table:formula="of:=[$LCInfL.B43]" office:value-type="float" office:value="0.450041" calcext:value-type="float">
            <text:p>0.450041</text:p>
          </table:table-cell>
          <table:table-cell table:formula="of:=[$LCInfL.B43]-[$LCInfL.C43]*1.96" office:value-type="float" office:value="-0.97136668" calcext:value-type="float">
            <text:p>-0.97136668</text:p>
          </table:table-cell>
          <table:table-cell table:formula="of:=[$LCInfL.B43]+[$LCInfL.C43]*1.96" office:value-type="float" office:value="1.87144868" calcext:value-type="float">
            <text:p>1.87144868</text:p>
          </table:table-cell>
          <table:table-cell table:formula="of:=EXP([.B42])" office:value-type="float" office:value="1.56837648760796" calcext:value-type="float">
            <text:p>1.56837648760796</text:p>
          </table:table-cell>
          <table:table-cell table:formula="of:=EXP([.C42])" office:value-type="float" office:value="0.378565306764003" calcext:value-type="float">
            <text:p>0.378565306764003</text:p>
          </table:table-cell>
          <table:table-cell table:formula="of:=EXP([.D42])" office:value-type="float" office:value="6.497702676212" calcext:value-type="float">
            <text:p>6.497702676212</text:p>
          </table:table-cell>
          <table:table-cell table:formula="of:=1-[.E42]" office:value-type="float" office:value="-0.568376487607958" calcext:value-type="float">
            <text:p>-0.568376487607958</text:p>
          </table:table-cell>
          <table:table-cell table:formula="of:=1-[.F42]" office:value-type="float" office:value="0.621434693235997" calcext:value-type="float">
            <text:p>0.621434693235997</text:p>
          </table:table-cell>
          <table:table-cell table:formula="of:=1-[.G42]" office:value-type="float" office:value="-5.497702676212" calcext:value-type="float">
            <text:p>-5.497702676212</text:p>
          </table:table-cell>
        </table:table-row>
        <table:table-row table:style-name="ro1">
          <table:table-cell table:formula="of:=[$LCInfL.A44]" office:value-type="string" office:string-value="DCCI1" calcext:value-type="string">
            <text:p>DCCI1</text:p>
          </table:table-cell>
          <table:table-cell table:formula="of:=[$LCInfL.B44]" office:value-type="float" office:value="0.519515" calcext:value-type="float">
            <text:p>0.519515</text:p>
          </table:table-cell>
          <table:table-cell table:formula="of:=[$LCInfL.B44]-[$LCInfL.C44]*1.96" office:value-type="float" office:value="0.47797672" calcext:value-type="float">
            <text:p>0.47797672</text:p>
          </table:table-cell>
          <table:table-cell table:formula="of:=[$LCInfL.B44]+[$LCInfL.C44]*1.96" office:value-type="float" office:value="0.56105328" calcext:value-type="float">
            <text:p>0.56105328</text:p>
          </table:table-cell>
          <table:table-cell table:formula="of:=EXP([.B43])" office:value-type="float" office:value="1.68121206408428" calcext:value-type="float">
            <text:p>1.68121206408428</text:p>
          </table:table-cell>
          <table:table-cell table:formula="of:=EXP([.C43])" office:value-type="float" office:value="1.61280793677781" calcext:value-type="float">
            <text:p>1.61280793677781</text:p>
          </table:table-cell>
          <table:table-cell table:formula="of:=EXP([.D43])" office:value-type="float" office:value="1.7525174200652" calcext:value-type="float">
            <text:p>1.7525174200652</text:p>
          </table:table-cell>
          <table:table-cell table:formula="of:=1-[.E43]" office:value-type="float" office:value="-0.681212064084281" calcext:value-type="float">
            <text:p>-0.681212064084281</text:p>
          </table:table-cell>
          <table:table-cell table:formula="of:=1-[.F43]" office:value-type="float" office:value="-0.612807936777814" calcext:value-type="float">
            <text:p>-0.612807936777814</text:p>
          </table:table-cell>
          <table:table-cell table:formula="of:=1-[.G43]" office:value-type="float" office:value="-0.752517420065197" calcext:value-type="float">
            <text:p>-0.752517420065197</text:p>
          </table:table-cell>
        </table:table-row>
        <table:table-row table:style-name="ro1">
          <table:table-cell table:formula="of:=[$LCInfL.A45]" office:value-type="string" office:string-value="DCCI2" calcext:value-type="string">
            <text:p>DCCI2</text:p>
          </table:table-cell>
          <table:table-cell table:formula="of:=[$LCInfL.B45]" office:value-type="float" office:value="0.661137" calcext:value-type="float">
            <text:p>0.661137</text:p>
          </table:table-cell>
          <table:table-cell table:formula="of:=[$LCInfL.B45]-[$LCInfL.C45]*1.96" office:value-type="float" office:value="0.61027108" calcext:value-type="float">
            <text:p>0.61027108</text:p>
          </table:table-cell>
          <table:table-cell table:formula="of:=[$LCInfL.B45]+[$LCInfL.C45]*1.96" office:value-type="float" office:value="0.71200292" calcext:value-type="float">
            <text:p>0.71200292</text:p>
          </table:table-cell>
          <table:table-cell table:formula="of:=EXP([.B44])" office:value-type="float" office:value="1.93699344438014" calcext:value-type="float">
            <text:p>1.93699344438014</text:p>
          </table:table-cell>
          <table:table-cell table:formula="of:=EXP([.C44])" office:value-type="float" office:value="1.8409303705528" calcext:value-type="float">
            <text:p>1.8409303705528</text:p>
          </table:table-cell>
          <table:table-cell table:formula="of:=EXP([.D44])" office:value-type="float" office:value="2.03806926301347" calcext:value-type="float">
            <text:p>2.03806926301347</text:p>
          </table:table-cell>
          <table:table-cell table:formula="of:=1-[.E44]" office:value-type="float" office:value="-0.936993444380142" calcext:value-type="float">
            <text:p>-0.936993444380142</text:p>
          </table:table-cell>
          <table:table-cell table:formula="of:=1-[.F44]" office:value-type="float" office:value="-0.840930370552798" calcext:value-type="float">
            <text:p>-0.840930370552798</text:p>
          </table:table-cell>
          <table:table-cell table:formula="of:=1-[.G44]" office:value-type="float" office:value="-1.03806926301347" calcext:value-type="float">
            <text:p>-1.03806926301347</text:p>
          </table:table-cell>
        </table:table-row>
        <table:table-row table:style-name="ro1">
          <table:table-cell table:formula="of:=[$LCInfL.A46]" office:value-type="string" office:string-value="DCCI3" calcext:value-type="string">
            <text:p>DCCI3</text:p>
          </table:table-cell>
          <table:table-cell table:formula="of:=[$LCInfL.B46]" office:value-type="float" office:value="0.787312" calcext:value-type="float">
            <text:p>0.787312</text:p>
          </table:table-cell>
          <table:table-cell table:formula="of:=[$LCInfL.B46]-[$LCInfL.C46]*1.96" office:value-type="float" office:value="0.72535248" calcext:value-type="float">
            <text:p>0.72535248</text:p>
          </table:table-cell>
          <table:table-cell table:formula="of:=[$LCInfL.B46]+[$LCInfL.C46]*1.96" office:value-type="float" office:value="0.84927152" calcext:value-type="float">
            <text:p>0.84927152</text:p>
          </table:table-cell>
          <table:table-cell table:formula="of:=EXP([.B45])" office:value-type="float" office:value="2.19748164968323" calcext:value-type="float">
            <text:p>2.19748164968323</text:p>
          </table:table-cell>
          <table:table-cell table:formula="of:=EXP([.C45])" office:value-type="float" office:value="2.06545900466299" calcext:value-type="float">
            <text:p>2.06545900466299</text:p>
          </table:table-cell>
          <table:table-cell table:formula="of:=EXP([.D45])" office:value-type="float" office:value="2.33794308664211" calcext:value-type="float">
            <text:p>2.33794308664211</text:p>
          </table:table-cell>
          <table:table-cell table:formula="of:=1-[.E45]" office:value-type="float" office:value="-1.19748164968323" calcext:value-type="float">
            <text:p>-1.19748164968323</text:p>
          </table:table-cell>
          <table:table-cell table:formula="of:=1-[.F45]" office:value-type="float" office:value="-1.06545900466299" calcext:value-type="float">
            <text:p>-1.06545900466299</text:p>
          </table:table-cell>
          <table:table-cell table:formula="of:=1-[.G45]" office:value-type="float" office:value="-1.33794308664211" calcext:value-type="float">
            <text:p>-1.33794308664211</text:p>
          </table:table-cell>
        </table:table-row>
        <table:table-row table:style-name="ro1">
          <table:table-cell table:formula="of:=[$LCInfL.A47]" office:value-type="string" office:string-value="DCCI4" calcext:value-type="string">
            <text:p>DCCI4</text:p>
          </table:table-cell>
          <table:table-cell table:formula="of:=[$LCInfL.B47]" office:value-type="float" office:value="0.874636" calcext:value-type="float">
            <text:p>0.874636</text:p>
          </table:table-cell>
          <table:table-cell table:formula="of:=[$LCInfL.B47]-[$LCInfL.C47]*1.96" office:value-type="float" office:value="0.79828224" calcext:value-type="float">
            <text:p>0.79828224</text:p>
          </table:table-cell>
          <table:table-cell table:formula="of:=[$LCInfL.B47]+[$LCInfL.C47]*1.96" office:value-type="float" office:value="0.95098976" calcext:value-type="float">
            <text:p>0.95098976</text:p>
          </table:table-cell>
          <table:table-cell table:formula="of:=EXP([.B46])" office:value-type="float" office:value="2.3980022622615" calcext:value-type="float">
            <text:p>2.3980022622615</text:p>
          </table:table-cell>
          <table:table-cell table:formula="of:=EXP([.C46])" office:value-type="float" office:value="2.22172126487905" calcext:value-type="float">
            <text:p>2.22172126487905</text:p>
          </table:table-cell>
          <table:table-cell table:formula="of:=EXP([.D46])" office:value-type="float" office:value="2.58827015823893" calcext:value-type="float">
            <text:p>2.58827015823893</text:p>
          </table:table-cell>
          <table:table-cell table:formula="of:=1-[.E46]" office:value-type="float" office:value="-1.3980022622615" calcext:value-type="float">
            <text:p>-1.3980022622615</text:p>
          </table:table-cell>
          <table:table-cell table:formula="of:=1-[.F46]" office:value-type="float" office:value="-1.22172126487905" calcext:value-type="float">
            <text:p>-1.22172126487905</text:p>
          </table:table-cell>
          <table:table-cell table:formula="of:=1-[.G46]" office:value-type="float" office:value="-1.58827015823893" calcext:value-type="float">
            <text:p>-1.58827015823893</text:p>
          </table:table-cell>
        </table:table-row>
        <table:table-row table:style-name="ro1">
          <table:table-cell table:formula="of:=[$LCInfL.A48]" office:value-type="string" office:string-value="DCCI5" calcext:value-type="string">
            <text:p>DCCI5</text:p>
          </table:table-cell>
          <table:table-cell table:formula="of:=[$LCInfL.B48]" office:value-type="float" office:value="0.926192" calcext:value-type="float">
            <text:p>0.926192</text:p>
          </table:table-cell>
          <table:table-cell table:formula="of:=[$LCInfL.B48]-[$LCInfL.C48]*1.96" office:value-type="float" office:value="0.83054008" calcext:value-type="float">
            <text:p>0.83054008</text:p>
          </table:table-cell>
          <table:table-cell table:formula="of:=[$LCInfL.B48]+[$LCInfL.C48]*1.96" office:value-type="float" office:value="1.02184392" calcext:value-type="float">
            <text:p>1.02184392</text:p>
          </table:table-cell>
          <table:table-cell table:formula="of:=EXP([.B47])" office:value-type="float" office:value="2.52487611965249" calcext:value-type="float">
            <text:p>2.52487611965249</text:p>
          </table:table-cell>
          <table:table-cell table:formula="of:=EXP([.C47])" office:value-type="float" office:value="2.2945576503746" calcext:value-type="float">
            <text:p>2.2945576503746</text:p>
          </table:table-cell>
          <table:table-cell table:formula="of:=EXP([.D47])" office:value-type="float" office:value="2.77831303064042" calcext:value-type="float">
            <text:p>2.77831303064042</text:p>
          </table:table-cell>
          <table:table-cell table:formula="of:=1-[.E47]" office:value-type="float" office:value="-1.52487611965249" calcext:value-type="float">
            <text:p>-1.52487611965249</text:p>
          </table:table-cell>
          <table:table-cell table:formula="of:=1-[.F47]" office:value-type="float" office:value="-1.2945576503746" calcext:value-type="float">
            <text:p>-1.2945576503746</text:p>
          </table:table-cell>
          <table:table-cell table:formula="of:=1-[.G47]" office:value-type="float" office:value="-1.77831303064042" calcext:value-type="float">
            <text:p>-1.77831303064042</text:p>
          </table:table-cell>
        </table:table-row>
        <table:table-row table:style-name="ro1">
          <table:table-cell table:formula="of:=[$LCInfL.A49]" office:value-type="string" office:string-value="DCCI6+" calcext:value-type="string">
            <text:p>DCCI6+</text:p>
          </table:table-cell>
          <table:table-cell table:formula="of:=[$LCInfL.B49]" office:value-type="float" office:value="1.015162" calcext:value-type="float">
            <text:p>1.015162</text:p>
          </table:table-cell>
          <table:table-cell table:formula="of:=[$LCInfL.B49]-[$LCInfL.C49]*1.96" office:value-type="float" office:value="0.93507836" calcext:value-type="float">
            <text:p>0.93507836</text:p>
          </table:table-cell>
          <table:table-cell table:formula="of:=[$LCInfL.B49]+[$LCInfL.C49]*1.96" office:value-type="float" office:value="1.09524564" calcext:value-type="float">
            <text:p>1.09524564</text:p>
          </table:table-cell>
          <table:table-cell table:formula="of:=EXP([.B48])" office:value-type="float" office:value="2.75981045045698" calcext:value-type="float">
            <text:p>2.75981045045698</text:p>
          </table:table-cell>
          <table:table-cell table:formula="of:=EXP([.C48])" office:value-type="float" office:value="2.54741306520607" calcext:value-type="float">
            <text:p>2.54741306520607</text:p>
          </table:table-cell>
          <table:table-cell table:formula="of:=EXP([.D48])" office:value-type="float" office:value="2.98991703641726" calcext:value-type="float">
            <text:p>2.98991703641726</text:p>
          </table:table-cell>
          <table:table-cell table:formula="of:=1-[.E48]" office:value-type="float" office:value="-1.75981045045698" calcext:value-type="float">
            <text:p>-1.75981045045698</text:p>
          </table:table-cell>
          <table:table-cell table:formula="of:=1-[.F48]" office:value-type="float" office:value="-1.54741306520607" calcext:value-type="float">
            <text:p>-1.54741306520607</text:p>
          </table:table-cell>
          <table:table-cell table:formula="of:=1-[.G48]" office:value-type="float" office:value="-1.98991703641726" calcext:value-type="float">
            <text:p>-1.98991703641726</text:p>
          </table:table-cell>
        </table:table-row>
        <table:table-row table:style-name="ro1">
          <table:table-cell table:formula="of:=[$LCInfL.A50]" office:value-type="string" office:string-value="AgeGr18-24" calcext:value-type="string">
            <text:p>AgeGr18-24</text:p>
          </table:table-cell>
          <table:table-cell table:formula="of:=[$LCInfL.B50]" office:value-type="float" office:value="-0.675729" calcext:value-type="float">
            <text:p>-0.675729</text:p>
          </table:table-cell>
          <table:table-cell table:formula="of:=[$LCInfL.B50]-[$LCInfL.C50]*1.96" office:value-type="float" office:value="-0.78381124" calcext:value-type="float">
            <text:p>-0.78381124</text:p>
          </table:table-cell>
          <table:table-cell table:formula="of:=[$LCInfL.B50]+[$LCInfL.C50]*1.96" office:value-type="float" office:value="-0.56764676" calcext:value-type="float">
            <text:p>-0.56764676</text:p>
          </table:table-cell>
          <table:table-cell table:formula="of:=EXP([.B49])" office:value-type="float" office:value="0.508785380837355" calcext:value-type="float">
            <text:p>0.508785380837355</text:p>
          </table:table-cell>
          <table:table-cell table:formula="of:=EXP([.C49])" office:value-type="float" office:value="0.456662241052933" calcext:value-type="float">
            <text:p>0.456662241052933</text:p>
          </table:table-cell>
          <table:table-cell table:formula="of:=EXP([.D49])" office:value-type="float" office:value="0.566857822877908" calcext:value-type="float">
            <text:p>0.566857822877908</text:p>
          </table:table-cell>
          <table:table-cell table:formula="of:=1-[.E49]" office:value-type="float" office:value="0.491214619162645" calcext:value-type="float">
            <text:p>0.491214619162645</text:p>
          </table:table-cell>
          <table:table-cell table:formula="of:=1-[.F49]" office:value-type="float" office:value="0.543337758947067" calcext:value-type="float">
            <text:p>0.543337758947067</text:p>
          </table:table-cell>
          <table:table-cell table:formula="of:=1-[.G49]" office:value-type="float" office:value="0.433142177122092" calcext:value-type="float">
            <text:p>0.433142177122092</text:p>
          </table:table-cell>
        </table:table-row>
        <table:table-row table:style-name="ro1">
          <table:table-cell table:formula="of:=[$LCInfL.A51]" office:value-type="string" office:string-value="AgeGr25-29" calcext:value-type="string">
            <text:p>AgeGr25-29</text:p>
          </table:table-cell>
          <table:table-cell table:formula="of:=[$LCInfL.B51]" office:value-type="float" office:value="-0.482048" calcext:value-type="float">
            <text:p>-0.482048</text:p>
          </table:table-cell>
          <table:table-cell table:formula="of:=[$LCInfL.B51]-[$LCInfL.C51]*1.96" office:value-type="float" office:value="-0.57848588" calcext:value-type="float">
            <text:p>-0.57848588</text:p>
          </table:table-cell>
          <table:table-cell table:formula="of:=[$LCInfL.B51]+[$LCInfL.C51]*1.96" office:value-type="float" office:value="-0.38561012" calcext:value-type="float">
            <text:p>-0.38561012</text:p>
          </table:table-cell>
          <table:table-cell table:formula="of:=EXP([.B50])" office:value-type="float" office:value="0.617517420217118" calcext:value-type="float">
            <text:p>0.617517420217118</text:p>
          </table:table-cell>
          <table:table-cell table:formula="of:=EXP([.C50])" office:value-type="float" office:value="0.560746762004354" calcext:value-type="float">
            <text:p>0.560746762004354</text:p>
          </table:table-cell>
          <table:table-cell table:formula="of:=EXP([.D50])" office:value-type="float" office:value="0.680035606284328" calcext:value-type="float">
            <text:p>0.680035606284328</text:p>
          </table:table-cell>
          <table:table-cell table:formula="of:=1-[.E50]" office:value-type="float" office:value="0.382482579782882" calcext:value-type="float">
            <text:p>0.382482579782882</text:p>
          </table:table-cell>
          <table:table-cell table:formula="of:=1-[.F50]" office:value-type="float" office:value="0.439253237995646" calcext:value-type="float">
            <text:p>0.439253237995646</text:p>
          </table:table-cell>
          <table:table-cell table:formula="of:=1-[.G50]" office:value-type="float" office:value="0.319964393715672" calcext:value-type="float">
            <text:p>0.319964393715672</text:p>
          </table:table-cell>
        </table:table-row>
        <table:table-row table:style-name="ro1">
          <table:table-cell table:formula="of:=[$LCInfL.A52]" office:value-type="string" office:string-value="AgeGr30-34" calcext:value-type="string">
            <text:p>AgeGr30-34</text:p>
          </table:table-cell>
          <table:table-cell table:formula="of:=[$LCInfL.B52]" office:value-type="float" office:value="-0.339752" calcext:value-type="float">
            <text:p>-0.339752</text:p>
          </table:table-cell>
          <table:table-cell table:formula="of:=[$LCInfL.B52]-[$LCInfL.C52]*1.96" office:value-type="float" office:value="-0.42616252" calcext:value-type="float">
            <text:p>-0.42616252</text:p>
          </table:table-cell>
          <table:table-cell table:formula="of:=[$LCInfL.B52]+[$LCInfL.C52]*1.96" office:value-type="float" office:value="-0.25334148" calcext:value-type="float">
            <text:p>-0.25334148</text:p>
          </table:table-cell>
          <table:table-cell table:formula="of:=EXP([.B51])" office:value-type="float" office:value="0.711946863692825" calcext:value-type="float">
            <text:p>0.711946863692825</text:p>
          </table:table-cell>
          <table:table-cell table:formula="of:=EXP([.C51])" office:value-type="float" office:value="0.653010206277586" calcext:value-type="float">
            <text:p>0.653010206277586</text:p>
          </table:table-cell>
          <table:table-cell table:formula="of:=EXP([.D51])" office:value-type="float" office:value="0.776202778837713" calcext:value-type="float">
            <text:p>0.776202778837713</text:p>
          </table:table-cell>
          <table:table-cell table:formula="of:=1-[.E51]" office:value-type="float" office:value="0.288053136307175" calcext:value-type="float">
            <text:p>0.288053136307175</text:p>
          </table:table-cell>
          <table:table-cell table:formula="of:=1-[.F51]" office:value-type="float" office:value="0.346989793722414" calcext:value-type="float">
            <text:p>0.346989793722414</text:p>
          </table:table-cell>
          <table:table-cell table:formula="of:=1-[.G51]" office:value-type="float" office:value="0.223797221162287" calcext:value-type="float">
            <text:p>0.223797221162287</text:p>
          </table:table-cell>
        </table:table-row>
        <table:table-row table:style-name="ro1">
          <table:table-cell table:formula="of:=[$LCInfL.A53]" office:value-type="string" office:string-value="AgeGr35-39" calcext:value-type="string">
            <text:p>AgeGr35-39</text:p>
          </table:table-cell>
          <table:table-cell table:formula="of:=[$LCInfL.B53]" office:value-type="float" office:value="-0.171808" calcext:value-type="float">
            <text:p>-0.171808</text:p>
          </table:table-cell>
          <table:table-cell table:formula="of:=[$LCInfL.B53]-[$LCInfL.C53]*1.96" office:value-type="float" office:value="-0.25304216" calcext:value-type="float">
            <text:p>-0.25304216</text:p>
          </table:table-cell>
          <table:table-cell table:formula="of:=[$LCInfL.B53]+[$LCInfL.C53]*1.96" office:value-type="float" office:value="-0.09057384" calcext:value-type="float">
            <text:p>-0.09057384</text:p>
          </table:table-cell>
          <table:table-cell table:formula="of:=EXP([.B52])" office:value-type="float" office:value="0.842140848690102" calcext:value-type="float">
            <text:p>0.842140848690102</text:p>
          </table:table-cell>
          <table:table-cell table:formula="of:=EXP([.C52])" office:value-type="float" office:value="0.776435146627903" calcext:value-type="float">
            <text:p>0.776435146627903</text:p>
          </table:table-cell>
          <table:table-cell table:formula="of:=EXP([.D52])" office:value-type="float" office:value="0.913406885446365" calcext:value-type="float">
            <text:p>0.913406885446365</text:p>
          </table:table-cell>
          <table:table-cell table:formula="of:=1-[.E52]" office:value-type="float" office:value="0.157859151309898" calcext:value-type="float">
            <text:p>0.157859151309898</text:p>
          </table:table-cell>
          <table:table-cell table:formula="of:=1-[.F52]" office:value-type="float" office:value="0.223564853372097" calcext:value-type="float">
            <text:p>0.223564853372097</text:p>
          </table:table-cell>
          <table:table-cell table:formula="of:=1-[.G52]" office:value-type="float" office:value="0.0865931145536348" calcext:value-type="float">
            <text:p>0.0865931145536348</text:p>
          </table:table-cell>
        </table:table-row>
        <table:table-row table:style-name="ro1">
          <table:table-cell table:formula="of:=[$LCInfL.A54]" office:value-type="string" office:string-value="AgeGr45-49" calcext:value-type="string">
            <text:p>AgeGr45-49</text:p>
          </table:table-cell>
          <table:table-cell table:formula="of:=[$LCInfL.B54]" office:value-type="float" office:value="0.207096" calcext:value-type="float">
            <text:p>0.207096</text:p>
          </table:table-cell>
          <table:table-cell table:formula="of:=[$LCInfL.B54]-[$LCInfL.C54]*1.96" office:value-type="float" office:value="0.13671044" calcext:value-type="float">
            <text:p>0.13671044</text:p>
          </table:table-cell>
          <table:table-cell table:formula="of:=[$LCInfL.B54]+[$LCInfL.C54]*1.96" office:value-type="float" office:value="0.27748156" calcext:value-type="float">
            <text:p>0.27748156</text:p>
          </table:table-cell>
          <table:table-cell table:formula="of:=EXP([.B53])" office:value-type="float" office:value="1.23010065577558" calcext:value-type="float">
            <text:p>1.23010065577558</text:p>
          </table:table-cell>
          <table:table-cell table:formula="of:=EXP([.C53])" office:value-type="float" office:value="1.14649612103497" calcext:value-type="float">
            <text:p>1.14649612103497</text:p>
          </table:table-cell>
          <table:table-cell table:formula="of:=EXP([.D53])" office:value-type="float" office:value="1.31980178177451" calcext:value-type="float">
            <text:p>1.31980178177451</text:p>
          </table:table-cell>
          <table:table-cell table:formula="of:=1-[.E53]" office:value-type="float" office:value="-0.230100655775585" calcext:value-type="float">
            <text:p>-0.230100655775585</text:p>
          </table:table-cell>
          <table:table-cell table:formula="of:=1-[.F53]" office:value-type="float" office:value="-0.146496121034972" calcext:value-type="float">
            <text:p>-0.146496121034972</text:p>
          </table:table-cell>
          <table:table-cell table:formula="of:=1-[.G53]" office:value-type="float" office:value="-0.319801781774513" calcext:value-type="float">
            <text:p>-0.319801781774513</text:p>
          </table:table-cell>
        </table:table-row>
        <table:table-row table:style-name="ro1">
          <table:table-cell table:formula="of:=[$LCInfL.A55]" office:value-type="string" office:string-value="AgeGr50-54" calcext:value-type="string">
            <text:p>AgeGr50-54</text:p>
          </table:table-cell>
          <table:table-cell table:formula="of:=[$LCInfL.B55]" office:value-type="float" office:value="0.332667" calcext:value-type="float">
            <text:p>0.332667</text:p>
          </table:table-cell>
          <table:table-cell table:formula="of:=[$LCInfL.B55]-[$LCInfL.C55]*1.96" office:value-type="float" office:value="0.25989416" calcext:value-type="float">
            <text:p>0.25989416</text:p>
          </table:table-cell>
          <table:table-cell table:formula="of:=[$LCInfL.B55]+[$LCInfL.C55]*1.96" office:value-type="float" office:value="0.40543984" calcext:value-type="float">
            <text:p>0.40543984</text:p>
          </table:table-cell>
          <table:table-cell table:formula="of:=EXP([.B54])" office:value-type="float" office:value="1.39468279176407" calcext:value-type="float">
            <text:p>1.39468279176407</text:p>
          </table:table-cell>
          <table:table-cell table:formula="of:=EXP([.C54])" office:value-type="float" office:value="1.29679282684932" calcext:value-type="float">
            <text:p>1.29679282684932</text:p>
          </table:table-cell>
          <table:table-cell table:formula="of:=EXP([.D54])" office:value-type="float" office:value="1.49996209831661" calcext:value-type="float">
            <text:p>1.49996209831661</text:p>
          </table:table-cell>
          <table:table-cell table:formula="of:=1-[.E54]" office:value-type="float" office:value="-0.394682791764072" calcext:value-type="float">
            <text:p>-0.394682791764072</text:p>
          </table:table-cell>
          <table:table-cell table:formula="of:=1-[.F54]" office:value-type="float" office:value="-0.296792826849317" calcext:value-type="float">
            <text:p>-0.296792826849317</text:p>
          </table:table-cell>
          <table:table-cell table:formula="of:=1-[.G54]" office:value-type="float" office:value="-0.499962098316607" calcext:value-type="float">
            <text:p>-0.499962098316607</text:p>
          </table:table-cell>
        </table:table-row>
        <table:table-row table:style-name="ro1">
          <table:table-cell table:formula="of:=[$LCInfL.A56]" office:value-type="string" office:string-value="AgeGr55-59" calcext:value-type="string">
            <text:p>AgeGr55-59</text:p>
          </table:table-cell>
          <table:table-cell table:formula="of:=[$LCInfL.B56]" office:value-type="float" office:value="0.462885" calcext:value-type="float">
            <text:p>0.462885</text:p>
          </table:table-cell>
          <table:table-cell table:formula="of:=[$LCInfL.B56]-[$LCInfL.C56]*1.96" office:value-type="float" office:value="0.3911294" calcext:value-type="float">
            <text:p>0.3911294</text:p>
          </table:table-cell>
          <table:table-cell table:formula="of:=[$LCInfL.B56]+[$LCInfL.C56]*1.96" office:value-type="float" office:value="0.5346406" calcext:value-type="float">
            <text:p>0.5346406</text:p>
          </table:table-cell>
          <table:table-cell table:formula="of:=EXP([.B55])" office:value-type="float" office:value="1.58865063708746" calcext:value-type="float">
            <text:p>1.58865063708746</text:p>
          </table:table-cell>
          <table:table-cell table:formula="of:=EXP([.C55])" office:value-type="float" office:value="1.47864983832324" calcext:value-type="float">
            <text:p>1.47864983832324</text:p>
          </table:table-cell>
          <table:table-cell table:formula="of:=EXP([.D55])" office:value-type="float" office:value="1.70683469561688" calcext:value-type="float">
            <text:p>1.70683469561688</text:p>
          </table:table-cell>
          <table:table-cell table:formula="of:=1-[.E55]" office:value-type="float" office:value="-0.58865063708746" calcext:value-type="float">
            <text:p>-0.58865063708746</text:p>
          </table:table-cell>
          <table:table-cell table:formula="of:=1-[.F55]" office:value-type="float" office:value="-0.478649838323238" calcext:value-type="float">
            <text:p>-0.478649838323238</text:p>
          </table:table-cell>
          <table:table-cell table:formula="of:=1-[.G55]" office:value-type="float" office:value="-0.70683469561688" calcext:value-type="float">
            <text:p>-0.70683469561688</text:p>
          </table:table-cell>
        </table:table-row>
        <table:table-row table:style-name="ro1">
          <table:table-cell table:formula="of:=[$LCInfL.A57]" office:value-type="string" office:string-value="AgeGr60-64" calcext:value-type="string">
            <text:p>AgeGr60-64</text:p>
          </table:table-cell>
          <table:table-cell table:formula="of:=[$LCInfL.B57]" office:value-type="float" office:value="0.488777" calcext:value-type="float">
            <text:p>0.488777</text:p>
          </table:table-cell>
          <table:table-cell table:formula="of:=[$LCInfL.B57]-[$LCInfL.C57]*1.96" office:value-type="float" office:value="0.41076116" calcext:value-type="float">
            <text:p>0.41076116</text:p>
          </table:table-cell>
          <table:table-cell table:formula="of:=[$LCInfL.B57]+[$LCInfL.C57]*1.96" office:value-type="float" office:value="0.56679284" calcext:value-type="float">
            <text:p>0.56679284</text:p>
          </table:table-cell>
          <table:table-cell table:formula="of:=EXP([.B56])" office:value-type="float" office:value="1.63032111747222" calcext:value-type="float">
            <text:p>1.63032111747222</text:p>
          </table:table-cell>
          <table:table-cell table:formula="of:=EXP([.C56])" office:value-type="float" office:value="1.50796515114734" calcext:value-type="float">
            <text:p>1.50796515114734</text:p>
          </table:table-cell>
          <table:table-cell table:formula="of:=EXP([.D56])" office:value-type="float" office:value="1.76260502044995" calcext:value-type="float">
            <text:p>1.76260502044995</text:p>
          </table:table-cell>
          <table:table-cell table:formula="of:=1-[.E56]" office:value-type="float" office:value="-0.63032111747222" calcext:value-type="float">
            <text:p>-0.63032111747222</text:p>
          </table:table-cell>
          <table:table-cell table:formula="of:=1-[.F56]" office:value-type="float" office:value="-0.50796515114734" calcext:value-type="float">
            <text:p>-0.50796515114734</text:p>
          </table:table-cell>
          <table:table-cell table:formula="of:=1-[.G56]" office:value-type="float" office:value="-0.762605020449948" calcext:value-type="float">
            <text:p>-0.762605020449948</text:p>
          </table:table-cell>
        </table:table-row>
        <table:table-row table:style-name="ro1">
          <table:table-cell table:formula="of:=[$LCInfL.A58]" office:value-type="string" office:string-value="AgeGr65-69" calcext:value-type="string">
            <text:p>AgeGr65-69</text:p>
          </table:table-cell>
          <table:table-cell table:formula="of:=[$LCInfL.B58]" office:value-type="float" office:value="0.575615" calcext:value-type="float">
            <text:p>0.575615</text:p>
          </table:table-cell>
          <table:table-cell table:formula="of:=[$LCInfL.B58]-[$LCInfL.C58]*1.96" office:value-type="float" office:value="0.4965192" calcext:value-type="float">
            <text:p>0.4965192</text:p>
          </table:table-cell>
          <table:table-cell table:formula="of:=[$LCInfL.B58]+[$LCInfL.C58]*1.96" office:value-type="float" office:value="0.6547108" calcext:value-type="float">
            <text:p>0.6547108</text:p>
          </table:table-cell>
          <table:table-cell table:formula="of:=EXP([.B57])" office:value-type="float" office:value="1.77822379833459" calcext:value-type="float">
            <text:p>1.77822379833459</text:p>
          </table:table-cell>
          <table:table-cell table:formula="of:=EXP([.C57])" office:value-type="float" office:value="1.6429923780501" calcext:value-type="float">
            <text:p>1.6429923780501</text:p>
          </table:table-cell>
          <table:table-cell table:formula="of:=EXP([.D57])" office:value-type="float" office:value="1.9245858466588" calcext:value-type="float">
            <text:p>1.9245858466588</text:p>
          </table:table-cell>
          <table:table-cell table:formula="of:=1-[.E57]" office:value-type="float" office:value="-0.778223798334594" calcext:value-type="float">
            <text:p>-0.778223798334594</text:p>
          </table:table-cell>
          <table:table-cell table:formula="of:=1-[.F57]" office:value-type="float" office:value="-0.642992378050099" calcext:value-type="float">
            <text:p>-0.642992378050099</text:p>
          </table:table-cell>
          <table:table-cell table:formula="of:=1-[.G57]" office:value-type="float" office:value="-0.924585846658803" calcext:value-type="float">
            <text:p>-0.924585846658803</text:p>
          </table:table-cell>
        </table:table-row>
        <table:table-row table:style-name="ro1">
          <table:table-cell table:formula="of:=[$LCInfL.A59]" office:value-type="string" office:string-value="AgeGr70-74" calcext:value-type="string">
            <text:p>AgeGr70-74</text:p>
          </table:table-cell>
          <table:table-cell table:formula="of:=[$LCInfL.B59]" office:value-type="float" office:value="0.636209" calcext:value-type="float">
            <text:p>0.636209</text:p>
          </table:table-cell>
          <table:table-cell table:formula="of:=[$LCInfL.B59]-[$LCInfL.C59]*1.96" office:value-type="float" office:value="0.55491016" calcext:value-type="float">
            <text:p>0.55491016</text:p>
          </table:table-cell>
          <table:table-cell table:formula="of:=[$LCInfL.B59]+[$LCInfL.C59]*1.96" office:value-type="float" office:value="0.71750784" calcext:value-type="float">
            <text:p>0.71750784</text:p>
          </table:table-cell>
          <table:table-cell table:formula="of:=EXP([.B58])" office:value-type="float" office:value="1.88930493089592" calcext:value-type="float">
            <text:p>1.88930493089592</text:p>
          </table:table-cell>
          <table:table-cell table:formula="of:=EXP([.C58])" office:value-type="float" office:value="1.74178449582559" calcext:value-type="float">
            <text:p>1.74178449582559</text:p>
          </table:table-cell>
          <table:table-cell table:formula="of:=EXP([.D58])" office:value-type="float" office:value="2.04931960897707" calcext:value-type="float">
            <text:p>2.04931960897707</text:p>
          </table:table-cell>
          <table:table-cell table:formula="of:=1-[.E58]" office:value-type="float" office:value="-0.889304930895917" calcext:value-type="float">
            <text:p>-0.889304930895917</text:p>
          </table:table-cell>
          <table:table-cell table:formula="of:=1-[.F58]" office:value-type="float" office:value="-0.741784495825592" calcext:value-type="float">
            <text:p>-0.741784495825592</text:p>
          </table:table-cell>
          <table:table-cell table:formula="of:=1-[.G58]" office:value-type="float" office:value="-1.04931960897707" calcext:value-type="float">
            <text:p>-1.04931960897707</text:p>
          </table:table-cell>
        </table:table-row>
        <table:table-row table:style-name="ro1">
          <table:table-cell table:formula="of:=[$LCInfL.A60]" office:value-type="string" office:string-value="AgeGr75-79" calcext:value-type="string">
            <text:p>AgeGr75-79</text:p>
          </table:table-cell>
          <table:table-cell table:formula="of:=[$LCInfL.B60]" office:value-type="float" office:value="0.687244" calcext:value-type="float">
            <text:p>0.687244</text:p>
          </table:table-cell>
          <table:table-cell table:formula="of:=[$LCInfL.B60]-[$LCInfL.C60]*1.96" office:value-type="float" office:value="0.60007496" calcext:value-type="float">
            <text:p>0.60007496</text:p>
          </table:table-cell>
          <table:table-cell table:formula="of:=[$LCInfL.B60]+[$LCInfL.C60]*1.96" office:value-type="float" office:value="0.77441304" calcext:value-type="float">
            <text:p>0.77441304</text:p>
          </table:table-cell>
          <table:table-cell table:formula="of:=EXP([.B59])" office:value-type="float" office:value="1.98822841795147" calcext:value-type="float">
            <text:p>1.98822841795147</text:p>
          </table:table-cell>
          <table:table-cell table:formula="of:=EXP([.C59])" office:value-type="float" office:value="1.82225539153516" calcext:value-type="float">
            <text:p>1.82225539153516</text:p>
          </table:table-cell>
          <table:table-cell table:formula="of:=EXP([.D59])" office:value-type="float" office:value="2.16931845026374" calcext:value-type="float">
            <text:p>2.16931845026374</text:p>
          </table:table-cell>
          <table:table-cell table:formula="of:=1-[.E59]" office:value-type="float" office:value="-0.988228417951468" calcext:value-type="float">
            <text:p>-0.988228417951468</text:p>
          </table:table-cell>
          <table:table-cell table:formula="of:=1-[.F59]" office:value-type="float" office:value="-0.822255391535158" calcext:value-type="float">
            <text:p>-0.822255391535158</text:p>
          </table:table-cell>
          <table:table-cell table:formula="of:=1-[.G59]" office:value-type="float" office:value="-1.16931845026374" calcext:value-type="float">
            <text:p>-1.16931845026374</text:p>
          </table:table-cell>
        </table:table-row>
        <table:table-row table:style-name="ro1">
          <table:table-cell table:formula="of:=[$LCInfL.A61]" office:value-type="string" office:string-value="AgeGr80+" calcext:value-type="string">
            <text:p>AgeGr80+</text:p>
          </table:table-cell>
          <table:table-cell table:formula="of:=[$LCInfL.B61]" office:value-type="float" office:value="0.729572" calcext:value-type="float">
            <text:p>0.729572</text:p>
          </table:table-cell>
          <table:table-cell table:formula="of:=[$LCInfL.B61]-[$LCInfL.C61]*1.96" office:value-type="float" office:value="0.64390628" calcext:value-type="float">
            <text:p>0.64390628</text:p>
          </table:table-cell>
          <table:table-cell table:formula="of:=[$LCInfL.B61]+[$LCInfL.C61]*1.96" office:value-type="float" office:value="0.81523772" calcext:value-type="float">
            <text:p>0.81523772</text:p>
          </table:table-cell>
          <table:table-cell table:formula="of:=EXP([.B60])" office:value-type="float" office:value="2.07419266320771" calcext:value-type="float">
            <text:p>2.07419266320771</text:p>
          </table:table-cell>
          <table:table-cell table:formula="of:=EXP([.C60])" office:value-type="float" office:value="1.90390355271595" calcext:value-type="float">
            <text:p>1.90390355271595</text:p>
          </table:table-cell>
          <table:table-cell table:formula="of:=EXP([.D60])" office:value-type="float" office:value="2.2597127874295" calcext:value-type="float">
            <text:p>2.2597127874295</text:p>
          </table:table-cell>
          <table:table-cell table:formula="of:=1-[.E60]" office:value-type="float" office:value="-1.07419266320771" calcext:value-type="float">
            <text:p>-1.07419266320771</text:p>
          </table:table-cell>
          <table:table-cell table:formula="of:=1-[.F60]" office:value-type="float" office:value="-0.903903552715949" calcext:value-type="float">
            <text:p>-0.903903552715949</text:p>
          </table:table-cell>
          <table:table-cell table:formula="of:=1-[.G60]" office:value-type="float" office:value="-1.2597127874295" calcext:value-type="float">
            <text:p>-1.2597127874295</text:p>
          </table:table-cell>
        </table:table-row>
        <table:table-row table:style-name="ro1">
          <table:table-cell table:formula="of:=[$LCInfL.A62]" office:value-type="string" office:string-value="SexM" calcext:value-type="string">
            <text:p>SexM</text:p>
          </table:table-cell>
          <table:table-cell table:formula="of:=[$LCInfL.B62]" office:value-type="float" office:value="-0.190798" calcext:value-type="float">
            <text:p>-0.190798</text:p>
          </table:table-cell>
          <table:table-cell table:formula="of:=[$LCInfL.B62]-[$LCInfL.C62]*1.96" office:value-type="float" office:value="-0.2233634" calcext:value-type="float">
            <text:p>-0.2233634</text:p>
          </table:table-cell>
          <table:table-cell table:formula="of:=[$LCInfL.B62]+[$LCInfL.C62]*1.96" office:value-type="float" office:value="-0.1582326" calcext:value-type="float">
            <text:p>-0.1582326</text:p>
          </table:table-cell>
          <table:table-cell table:formula="of:=EXP([.B61])" office:value-type="float" office:value="0.826299483789892" calcext:value-type="float">
            <text:p>0.826299483789892</text:p>
          </table:table-cell>
          <table:table-cell table:formula="of:=EXP([.C61])" office:value-type="float" office:value="0.799824140383329" calcext:value-type="float">
            <text:p>0.799824140383329</text:p>
          </table:table-cell>
          <table:table-cell table:formula="of:=EXP([.D61])" office:value-type="float" office:value="0.85365119960522" calcext:value-type="float">
            <text:p>0.85365119960522</text:p>
          </table:table-cell>
          <table:table-cell table:formula="of:=1-[.E61]" office:value-type="float" office:value="0.173700516210108" calcext:value-type="float">
            <text:p>0.173700516210108</text:p>
          </table:table-cell>
          <table:table-cell table:formula="of:=1-[.F61]" office:value-type="float" office:value="0.200175859616671" calcext:value-type="float">
            <text:p>0.200175859616671</text:p>
          </table:table-cell>
          <table:table-cell table:formula="of:=1-[.G61]" office:value-type="float" office:value="0.14634880039478" calcext:value-type="float">
            <text:p>0.14634880039478</text:p>
          </table:table-cell>
        </table:table-row>
        <table:table-row table:style-name="ro1">
          <table:table-cell table:formula="of:=[$LCInfL.A63]" office:value-type="float" office:value="0" calcext:value-type="float">
            <text:p>0</text:p>
          </table:table-cell>
          <table:table-cell table:formula="of:=[$LCInfL.B63]" office:value-type="float" office:value="0" calcext:value-type="float">
            <text:p>0</text:p>
          </table:table-cell>
          <table:table-cell table:formula="of:=[$LCInfL.B63]-[$LCInfL.C63]*1.96" office:value-type="float" office:value="0" calcext:value-type="float">
            <text:p>0</text:p>
          </table:table-cell>
          <table:table-cell table:formula="of:=[$LCInfL.B63]+[$LCInfL.C63]*1.96" office:value-type="float" office:value="0" calcext:value-type="float">
            <text:p>0</text:p>
          </table:table-cell>
          <table:table-cell table:formula="of:=EXP([.B62])" office:value-type="float" office:value="1" calcext:value-type="float">
            <text:p>1</text:p>
          </table:table-cell>
          <table:table-cell table:formula="of:=EXP([.C62])" office:value-type="float" office:value="1" calcext:value-type="float">
            <text:p>1</text:p>
          </table:table-cell>
          <table:table-cell table:formula="of:=EXP([.D62])" office:value-type="float" office:value="1" calcext:value-type="float">
            <text:p>1</text:p>
          </table:table-cell>
          <table:table-cell table:formula="of:=1-[.E62]" office:value-type="float" office:value="0" calcext:value-type="float">
            <text:p>0</text:p>
          </table:table-cell>
          <table:table-cell table:formula="of:=1-[.F62]" office:value-type="float" office:value="0" calcext:value-type="float">
            <text:p>0</text:p>
          </table:table-cell>
          <table:table-cell table:formula="of:=1-[.G62]" office:value-type="float" office:value="0" calcext:value-type="float">
            <text:p>0</text:p>
          </table:table-cell>
        </table:table-row>
        <table:table-row table:style-name="ro1">
          <table:table-cell table:formula="of:=[$LCInfL.A64]" office:value-type="float" office:value="0" calcext:value-type="float">
            <text:p>0</text:p>
          </table:table-cell>
          <table:table-cell table:formula="of:=[$LCInfL.B64]" office:value-type="float" office:value="0" calcext:value-type="float">
            <text:p>0</text:p>
          </table:table-cell>
          <table:table-cell table:formula="of:=[$LCInfL.B64]-[$LCInfL.C64]*1.96" office:value-type="float" office:value="0" calcext:value-type="float">
            <text:p>0</text:p>
          </table:table-cell>
          <table:table-cell table:formula="of:=[$LCInfL.B64]+[$LCInfL.C64]*1.96" office:value-type="float" office:value="0" calcext:value-type="float">
            <text:p>0</text:p>
          </table:table-cell>
          <table:table-cell table:formula="of:=EXP([.B63])" office:value-type="float" office:value="1" calcext:value-type="float">
            <text:p>1</text:p>
          </table:table-cell>
          <table:table-cell table:formula="of:=EXP([.C63])" office:value-type="float" office:value="1" calcext:value-type="float">
            <text:p>1</text:p>
          </table:table-cell>
          <table:table-cell table:formula="of:=EXP([.D63])" office:value-type="float" office:value="1" calcext:value-type="float">
            <text:p>1</text:p>
          </table:table-cell>
          <table:table-cell table:formula="of:=1-[.E63]" office:value-type="float" office:value="0" calcext:value-type="float">
            <text:p>0</text:p>
          </table:table-cell>
          <table:table-cell table:formula="of:=1-[.F63]" office:value-type="float" office:value="0" calcext:value-type="float">
            <text:p>0</text:p>
          </table:table-cell>
          <table:table-cell table:formula="of:=1-[.G63]" office:value-type="float" office:value="0" calcext:value-type="float">
            <text:p>0</text:p>
          </table:table-cell>
        </table:table-row>
      </table:table>
      <table:table table:name="LCInf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_001-061</text:p>
          </table:table-cell>
          <table:table-cell office:value-type="float" office:value="0.192927878442367" calcext:value-type="float">
            <text:p>0.1929278784423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_062-122</text:p>
          </table:table-cell>
          <table:table-cell office:value-type="float" office:value="0.168359339829928" calcext:value-type="float">
            <text:p>0.1683593398299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full_123-183</text:p>
          </table:table-cell>
          <table:table-cell office:value-type="float" office:value="0.143790801217489" calcext:value-type="float">
            <text:p>0.1437908012174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full_184-244</text:p>
          </table:table-cell>
          <table:table-cell office:value-type="float" office:value="0.119222262605051" calcext:value-type="float">
            <text:p>0.1192222626050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245-305</text:p>
          </table:table-cell>
          <table:table-cell office:value-type="float" office:value="0.0946537239926117" calcext:value-type="float">
            <text:p>0.09465372399261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306-366</text:p>
          </table:table-cell>
          <table:table-cell office:value-type="float" office:value="0.0700851853801729" calcext:value-type="float">
            <text:p>0.07008518538017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367-427</text:p>
          </table:table-cell>
          <table:table-cell office:value-type="float" office:value="0.045516646767734" calcext:value-type="float">
            <text:p>0.0455166467677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428-488</text:p>
          </table:table-cell>
          <table:table-cell office:value-type="float" office:value="0.0209481081552951" calcext:value-type="float">
            <text:p>0.02094810815529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full_489-549</text:p>
          </table:table-cell>
          <table:table-cell office:value-type="float" office:value="-0.00362043045714366" calcext:value-type="float">
            <text:p>-0.003620430457143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boost_001-061</text:p>
          </table:table-cell>
          <table:table-cell office:value-type="float" office:value="0.237652032293799" calcext:value-type="float">
            <text:p>0.2376520322937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boost_062-122</text:p>
          </table:table-cell>
          <table:table-cell office:value-type="float" office:value="0.200628692419751" calcext:value-type="float">
            <text:p>0.200628692419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boost_123-183</text:p>
          </table:table-cell>
          <table:table-cell office:value-type="float" office:value="0.163605352545702" calcext:value-type="float">
            <text:p>0.1636053525457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boost_184-244</text:p>
          </table:table-cell>
          <table:table-cell office:value-type="float" office:value="0.126582012671654" calcext:value-type="float">
            <text:p>0.1265820126716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boost_245-305</text:p>
          </table:table-cell>
          <table:table-cell office:value-type="float" office:value="0.0895586727976053" calcext:value-type="float">
            <text:p>0.08955867279760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boost_306-366</text:p>
          </table:table-cell>
          <table:table-cell office:value-type="float" office:value="0.0525353329235568" calcext:value-type="float">
            <text:p>0.05253533292355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secboost_001-061</text:p>
          </table:table-cell>
          <table:table-cell office:value-type="float" office:value="0.12424602897225" calcext:value-type="float">
            <text:p>0.124246028972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secboost_062-122</text:p>
          </table:table-cell>
          <table:table-cell office:value-type="float" office:value="-0.568375672864924" calcext:value-type="float">
            <text:p>-0.5683756728649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inf_062-122</text:p>
          </table:table-cell>
          <table:table-cell office:value-type="float" office:value="0.0632837047824791" calcext:value-type="float">
            <text:p>0.06328370478247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inf_123-183</text:p>
          </table:table-cell>
          <table:table-cell office:value-type="float" office:value="0.0958530545849224" calcext:value-type="float">
            <text:p>0.09585305458492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inf_184-244</text:p>
          </table:table-cell>
          <table:table-cell office:value-type="float" office:value="0.128422404387366" calcext:value-type="float">
            <text:p>0.1284224043873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inf_245-305</text:p>
          </table:table-cell>
          <table:table-cell office:value-type="float" office:value="0.160991754189809" calcext:value-type="float">
            <text:p>0.1609917541898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inf_306-366</text:p>
          </table:table-cell>
          <table:table-cell office:value-type="float" office:value="0.193561103992252" calcext:value-type="float">
            <text:p>0.1935611039922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inf_367-427</text:p>
          </table:table-cell>
          <table:table-cell office:value-type="float" office:value="0.226130453794696" calcext:value-type="float">
            <text:p>0.2261304537946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inf_428-488</text:p>
          </table:table-cell>
          <table:table-cell office:value-type="float" office:value="0.258699803597139" calcext:value-type="float">
            <text:p>0.2586998035971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inf_489-549</text:p>
          </table:table-cell>
          <table:table-cell office:value-type="float" office:value="0.291269153399582" calcext:value-type="float">
            <text:p>0.2912691533995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312819989411104" calcext:value-type="float">
            <text:p>0.3128199894111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28353904929568" calcext:value-type="float">
            <text:p>0.283539049295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254258109180255" calcext:value-type="float">
            <text:p>0.2542581091802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224977169064831" calcext:value-type="float">
            <text:p>0.2249771690648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195696228949407" calcext:value-type="float">
            <text:p>0.1956962289494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166415288833982" calcext:value-type="float">
            <text:p>0.1664152888339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munityhybridfull_367-427</text:p>
          </table:table-cell>
          <table:table-cell office:value-type="float" office:value="0.137134348718558" calcext:value-type="float">
            <text:p>0.1371343487185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munityhybridfull_428-488</text:p>
          </table:table-cell>
          <table:table-cell office:value-type="float" office:value="0.107853408603133" calcext:value-type="float">
            <text:p>0.1078534086031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munityhybridfull_489-549</text:p>
          </table:table-cell>
          <table:table-cell office:value-type="float" office:value="0.0785724684877089" calcext:value-type="float">
            <text:p>0.07857246848770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323259890482512" calcext:value-type="float">
            <text:p>0.3232598904825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299569674321613" calcext:value-type="float">
            <text:p>0.2995696743216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275879458160715" calcext:value-type="float">
            <text:p>0.2758794581607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munityhybridboost_184-244</text:p>
          </table:table-cell>
          <table:table-cell office:value-type="float" office:value="0.252189241999816" calcext:value-type="float">
            <text:p>0.2521892419998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munityhybridboost_245-305</text:p>
          </table:table-cell>
          <table:table-cell office:value-type="float" office:value="0.228499025838918" calcext:value-type="float">
            <text:p>0.2284990258389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munityhybridboost_306-366</text:p>
          </table:table-cell>
          <table:table-cell office:value-type="float" office:value="0.204808809678019" calcext:value-type="float">
            <text:p>0.204808809678019</text:p>
          </table:table-cell>
        </table:table-row>
      </table:table>
      <table:table table:name="LCInfE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</text:p>
          </table:table-cell>
          <table:table-cell office:value-type="float" office:value="0.0122842693062194" calcext:value-type="float">
            <text:p>0.0122842693062194</text:p>
          </table:table-cell>
          <table:table-cell office:value-type="float" office:value="0.00178042467675161" calcext:value-type="float">
            <text:p>0.00178042467675161</text:p>
          </table:table-cell>
          <table:table-cell office:value-type="float" office:value="0.0227881139356873" calcext:value-type="float">
            <text:p>0.02278811393568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</text:p>
          </table:table-cell>
          <table:table-cell office:value-type="float" office:value="0.0185116699370243" calcext:value-type="float">
            <text:p>0.0185116699370243</text:p>
          </table:table-cell>
          <table:table-cell office:value-type="float" office:value="0.0109358198857099" calcext:value-type="float">
            <text:p>0.0109358198857099</text:p>
          </table:table-cell>
          <table:table-cell office:value-type="float" office:value="0.0260875199883386" calcext:value-type="float">
            <text:p>0.02608751998833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secboost</text:p>
          </table:table-cell>
          <table:table-cell office:value-type="float" office:value="0.346310850918587" calcext:value-type="float">
            <text:p>0.346310850918587</text:p>
          </table:table-cell>
          <table:table-cell office:value-type="float" office:value="-0.775322743328661" calcext:value-type="float">
            <text:p>-0.775322743328661</text:p>
          </table:table-cell>
          <table:table-cell office:value-type="float" office:value="1.46794444516583" calcext:value-type="float">
            <text:p>1.467944445165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secbnew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-0.0162846749012217" calcext:value-type="float">
            <text:p>-0.0162846749012217</text:p>
          </table:table-cell>
          <table:table-cell office:value-type="float" office:value="-0.0299878646028933" calcext:value-type="float">
            <text:p>-0.0299878646028933</text:p>
          </table:table-cell>
          <table:table-cell office:value-type="float" office:value="-0.00258148519955002" calcext:value-type="float">
            <text:p>-0.00258148519955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hybridfull</text:p>
          </table:table-cell>
          <table:table-cell office:value-type="float" office:value="0.0146404700577122" calcext:value-type="float">
            <text:p>0.0146404700577122</text:p>
          </table:table-cell>
          <table:table-cell office:value-type="float" office:value="-0.0044360801545248" calcext:value-type="float">
            <text:p>-0.0044360801545248</text:p>
          </table:table-cell>
          <table:table-cell office:value-type="float" office:value="0.0337170202699492" calcext:value-type="float">
            <text:p>0.03371702026994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hybridboost</text:p>
          </table:table-cell>
          <table:table-cell office:value-type="float" office:value="0.0118451080804493" calcext:value-type="float">
            <text:p>0.0118451080804493</text:p>
          </table:table-cell>
          <table:table-cell office:value-type="float" office:value="-0.00706254370394745" calcext:value-type="float">
            <text:p>-0.00706254370394745</text:p>
          </table:table-cell>
          <table:table-cell office:value-type="float" office:value="0.030752759864846" calcext:value-type="float">
            <text:p>0.030752759864846</text:p>
          </table:table-cell>
        </table:table-row>
      </table:table>
      <table:table table:name="full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full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48576922886128" calcext:value-type="float">
            <text:p>0.48576922886128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573078592910294" calcext:value-type="float">
            <text:p>0.573078592910294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380604294854769" calcext:value-type="float">
            <text:p>0.380604294854769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514515989337113" calcext:value-type="float">
            <text:p>0.514515989337113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0888028549225687" calcext:value-type="float">
            <text:p>0.0888028549225687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203312872499919" calcext:value-type="float">
            <text:p>0.203312872499919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-0.0421660003502158" calcext:value-type="float">
            <text:p>-0.0421660003502158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192927878442367" calcext:value-type="float">
            <text:p>0.192927878442367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418086031466118" calcext:value-type="float">
            <text:p>0.418086031466118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504526705696695" calcext:value-type="float">
            <text:p>0.504526705696695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316564846848108" calcext:value-type="float">
            <text:p>0.316564846848108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453870350013911" calcext:value-type="float">
            <text:p>0.453870350013911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0988918542524362" calcext:value-type="float">
            <text:p>0.0988918542524362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201669430647372" calcext:value-type="float">
            <text:p>0.201669430647372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0.0171173715558286" calcext:value-type="float">
            <text:p>-0.0171173715558286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168359339829928" calcext:value-type="float">
            <text:p>0.168359339829928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374680085447237" calcext:value-type="float">
            <text:p>0.374680085447237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46041794849526" calcext:value-type="float">
            <text:p>0.46041794849526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275318750047712" calcext:value-type="float">
            <text:p>0.275318750047712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393224710690708" calcext:value-type="float">
            <text:p>0.393224710690708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-0.600447120167483" calcext:value-type="float">
            <text:p>-0.600447120167483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239919965847601" calcext:value-type="float">
            <text:p>0.239919965847601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-2.36994904399609" calcext:value-type="float">
            <text:p>-2.36994904399609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-0.158711622481076" calcext:value-type="float">
            <text:p>-0.158711622481076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67996806643979" calcext:value-type="float">
            <text:p>0.167996806643979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234152427073159" calcext:value-type="float">
            <text:p>0.234152427073159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0961265162607721" calcext:value-type="float">
            <text:p>0.0961265162607721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143790801217489" calcext:value-type="float">
            <text:p>0.143790801217489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367950848345173" calcext:value-type="float">
            <text:p>0.367950848345173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426434691829388" calcext:value-type="float">
            <text:p>0.426434691829388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303503673571631" calcext:value-type="float">
            <text:p>0.303503673571631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332579071367505" calcext:value-type="float">
            <text:p>0.332579071367505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-0.415460303352813" calcext:value-type="float">
            <text:p>-0.415460303352813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-0.0294857788110927" calcext:value-type="float">
            <text:p>-0.0294857788110927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-0.946144290289685" calcext:value-type="float">
            <text:p>-0.946144290289685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-0.121587062197289" calcext:value-type="float">
            <text:p>-0.121587062197289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160101308688699" calcext:value-type="float">
            <text:p>0.160101308688699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213183042336042" calcext:value-type="float">
            <text:p>0.213183042336042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.103438474736435" calcext:value-type="float">
            <text:p>0.103438474736435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119222262605051" calcext:value-type="float">
            <text:p>0.119222262605051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330517460536656" calcext:value-type="float">
            <text:p>0.330517460536656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402064595289492" calcext:value-type="float">
            <text:p>0.402064595289492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250409212909397" calcext:value-type="float">
            <text:p>0.250409212909397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271933432044302" calcext:value-type="float">
            <text:p>0.271933432044302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-0.0200773953758291" calcext:value-type="float">
            <text:p>-0.0200773953758291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219303338897469" calcext:value-type="float">
            <text:p>0.219303338897469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-0.33285813095091" calcext:value-type="float">
            <text:p>-0.33285813095091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-0.0844625019135015" calcext:value-type="float">
            <text:p>-0.0844625019135015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0322843646526255" calcext:value-type="float">
            <text:p>0.0322843646526255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120117725995934" calcext:value-type="float">
            <text:p>0.120117725995934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0643168734769231" calcext:value-type="float">
            <text:p>-0.0643168734769231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.0946537239926117" calcext:value-type="float">
            <text:p>0.0946537239926117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-0.0372584382415049" calcext:value-type="float">
            <text:p>-0.0372584382415049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101064977243358" calcext:value-type="float">
            <text:p>0.101064977243358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-0.196866336794703" calcext:value-type="float">
            <text:p>-0.196866336794703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2112877927211" calcext:value-type="float">
            <text:p>0.2112877927211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0241922756860563" calcext:value-type="float">
            <text:p>0.0241922756860563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247915752137558" calcext:value-type="float">
            <text:p>0.247915752137558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-0.26608251341134" calcext:value-type="float">
            <text:p>-0.26608251341134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-0.0473379416297142" calcext:value-type="float">
            <text:p>-0.0473379416297142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0484451993999652" calcext:value-type="float">
            <text:p>0.0484451993999652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175339159831953" calcext:value-type="float">
            <text:p>0.175339159831953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0979744574272026" calcext:value-type="float">
            <text:p>-0.0979744574272026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.0700851853801729" calcext:value-type="float">
            <text:p>0.0700851853801729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-0.381788905710968" calcext:value-type="float">
            <text:p>-0.381788905710968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-0.0267801005356536" calcext:value-type="float">
            <text:p>-0.0267801005356536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-0.85954186193309" calcext:value-type="float">
            <text:p>-0.85954186193309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.150642153397897" calcext:value-type="float">
            <text:p>0.150642153397897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0333525556274421" calcext:value-type="float">
            <text:p>0.0333525556274421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199518085034818" calcext:value-type="float">
            <text:p>0.199518085034818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-0.167305924397606" calcext:value-type="float">
            <text:p>-0.167305924397606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-0.0102133813459269" calcext:value-type="float">
            <text:p>-0.0102133813459269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-0.0076974744004028" calcext:value-type="float">
            <text:p>-0.0076974744004028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.134972897351939" calcext:value-type="float">
            <text:p>0.134972897351939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-0.173898709999253" calcext:value-type="float">
            <text:p>-0.173898709999253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.045516646767734" calcext:value-type="float">
            <text:p>0.045516646767734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-0.0183788335684179" calcext:value-type="float">
            <text:p>-0.0183788335684179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.857294091920023" calcext:value-type="float">
            <text:p>0.857294091920023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-6.26736168539673" calcext:value-type="float">
            <text:p>-6.26736168539673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.0899965140746942" calcext:value-type="float">
            <text:p>0.0899965140746942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-0.00779913279589661" calcext:value-type="float">
            <text:p>-0.00779913279589661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14385045773397" calcext:value-type="float">
            <text:p>0.14385045773397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186310383786396" calcext:value-type="float">
            <text:p>-0.186310383786396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0269111789378604" calcext:value-type="float">
            <text:p>0.0269111789378604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-0.0908464996251617" calcext:value-type="float">
            <text:p>-0.0908464996251617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.141117265253935" calcext:value-type="float">
            <text:p>0.141117265253935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-0.385458151159931" calcext:value-type="float">
            <text:p>-0.385458151159931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.0209481081552951" calcext:value-type="float">
            <text:p>0.0209481081552951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0445762092869847" calcext:value-type="float">
            <text:p>0.0445762092869847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208633591730137" calcext:value-type="float">
            <text:p>0.208633591730137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-0.153491745822427" calcext:value-type="float">
            <text:p>-0.153491745822427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0640357392216477" calcext:value-type="float">
            <text:p>0.0640357392216477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-0.277746526228919" calcext:value-type="float">
            <text:p>-0.277746526228919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.184598949277342" calcext:value-type="float">
            <text:p>0.184598949277342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-1.00224930277331" calcext:value-type="float">
            <text:p>-1.00224930277331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-0.00362043045714366" calcext:value-type="float">
            <text:p>-0.00362043045714366</text:p>
          </table:table-cell>
        </table:table-row>
      </table:table>
      <table:table table:name="boo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875090657966882" calcext:value-type="float">
            <text:p>0.875090657966882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88689973957023" calcext:value-type="float">
            <text:p>0.88689973957023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862048560561584" calcext:value-type="float">
            <text:p>0.862048560561584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885094461186732" calcext:value-type="float">
            <text:p>0.885094461186732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430145097110724" calcext:value-type="float">
            <text:p>0.430145097110724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744556167313899" calcext:value-type="float">
            <text:p>0.744556167313899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-0.271256412543704" calcext:value-type="float">
            <text:p>-0.271256412543704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489172173818217" calcext:value-type="float">
            <text:p>0.489172173818217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253456207530377" calcext:value-type="float">
            <text:p>0.253456207530377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298721709500011" calcext:value-type="float">
            <text:p>0.298721709500011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.205268947256914" calcext:value-type="float">
            <text:p>0.205268947256914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237652032293799" calcext:value-type="float">
            <text:p>0.237652032293799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830420354220443" calcext:value-type="float">
            <text:p>0.830420354220443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841003899080878" calcext:value-type="float">
            <text:p>0.841003899080878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19132317733072" calcext:value-type="float">
            <text:p>0.819132317733072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818699820478268" calcext:value-type="float">
            <text:p>0.818699820478268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613045248297651" calcext:value-type="float">
            <text:p>0.613045248297651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839238873857621" calcext:value-type="float">
            <text:p>0.839238873857621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0685933629725016" calcext:value-type="float">
            <text:p>0.0685933629725016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46146778444399" calcext:value-type="float">
            <text:p>0.46146778444399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193048732683783" calcext:value-type="float">
            <text:p>0.193048732683783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237889133664432" calcext:value-type="float">
            <text:p>0.237889133664432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.145570052091963" calcext:value-type="float">
            <text:p>0.145570052091963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200628692419751" calcext:value-type="float">
            <text:p>0.200628692419751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695880979783123" calcext:value-type="float">
            <text:p>0.695880979783123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723442413582714" calcext:value-type="float">
            <text:p>0.723442413582714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665572802916636" calcext:value-type="float">
            <text:p>0.665572802916636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752305179769804" calcext:value-type="float">
            <text:p>0.752305179769804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531253501377239" calcext:value-type="float">
            <text:p>0.531253501377239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710272836718159" calcext:value-type="float">
            <text:p>0.710272836718159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41620021118437" calcext:value-type="float">
            <text:p>0.241620021118437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433763395069762" calcext:value-type="float">
            <text:p>0.433763395069762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27168714391748" calcext:value-type="float">
            <text:p>0.127168714391748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193231696207972" calcext:value-type="float">
            <text:p>0.193231696207972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0556961031367662" calcext:value-type="float">
            <text:p>0.0556961031367662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163605352545702" calcext:value-type="float">
            <text:p>0.163605352545702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610080439381432" calcext:value-type="float">
            <text:p>0.610080439381432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755239722937765" calcext:value-type="float">
            <text:p>0.755239722937765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378831951091807" calcext:value-type="float">
            <text:p>0.378831951091807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68591053906134" calcext:value-type="float">
            <text:p>0.68591053906134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412467807751229" calcext:value-type="float">
            <text:p>0.412467807751229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490299754919935" calcext:value-type="float">
            <text:p>0.490299754919935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322750812343786" calcext:value-type="float">
            <text:p>0.322750812343786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406059005695535" calcext:value-type="float">
            <text:p>0.406059005695535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0805558717771853" calcext:value-type="float">
            <text:p>0.0805558717771853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147370623458458" calcext:value-type="float">
            <text:p>0.147370623458458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.0085053034972189" calcext:value-type="float">
            <text:p>0.0085053034972189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126582012671654" calcext:value-type="float">
            <text:p>0.126582012671654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366538942828093" calcext:value-type="float">
            <text:p>0.366538942828093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421364084575009" calcext:value-type="float">
            <text:p>0.421364084575009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306519176814964" calcext:value-type="float">
            <text:p>0.306519176814964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378354616321308" calcext:value-type="float">
            <text:p>0.378354616321308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106767166243324" calcext:value-type="float">
            <text:p>0.106767166243324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174231887213547" calcext:value-type="float">
            <text:p>0.174231887213547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.0337906211845798" calcext:value-type="float">
            <text:p>0.0337906211845798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.0895586727976053" calcext:value-type="float">
            <text:p>0.0895586727976053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32750839807844" calcext:value-type="float">
            <text:p>0.32750839807844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387713484248575" calcext:value-type="float">
            <text:p>0.387713484248575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261383448727414" calcext:value-type="float">
            <text:p>0.261383448727414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350650226947081" calcext:value-type="float">
            <text:p>0.350650226947081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201246586702006" calcext:value-type="float">
            <text:p>0.201246586702006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340719770223074" calcext:value-type="float">
            <text:p>0.340719770223074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.0322673327075628" calcext:value-type="float">
            <text:p>0.0322673327075628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.0525353329235568" calcext:value-type="float">
            <text:p>0.0525353329235568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350983317424332" calcext:value-type="float">
            <text:p>0.350983317424332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424565394339251" calcext:value-type="float">
            <text:p>0.424565394339251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267992139996774" calcext:value-type="float">
            <text:p>0.267992139996774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322945837572854" calcext:value-type="float">
            <text:p>0.322945837572854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274938414786003" calcext:value-type="float">
            <text:p>0.274938414786003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365066320732672" calcext:value-type="float">
            <text:p>0.365066320732672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172016984577548" calcext:value-type="float">
            <text:p>0.172016984577548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295241448198627" calcext:value-type="float">
            <text:p>0.295241448198627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344620544793945" calcext:value-type="float">
            <text:p>0.344620544793945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476689319900939" calcext:value-type="float">
            <text:p>0.476689319900939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179221356183905" calcext:value-type="float">
            <text:p>0.179221356183905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267537058824399" calcext:value-type="float">
            <text:p>0.267537058824399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secboost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mmunitysec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704077012396388" calcext:value-type="float">
            <text:p>0.704077012396388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758699934786911" calcext:value-type="float">
            <text:p>0.758699934786911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637089138310363" calcext:value-type="float">
            <text:p>0.637089138310363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701400753885274" calcext:value-type="float">
            <text:p>0.701400753885274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124245956736515" calcext:value-type="float">
            <text:p>0.124245956736515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34895776385035" calcext:value-type="float">
            <text:p>0.34895776385035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-0.178026711182607" calcext:value-type="float">
            <text:p>-0.178026711182607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12424602897225" calcext:value-type="float">
            <text:p>0.12424602897225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55839032418817" calcext:value-type="float">
            <text:p>0.55839032418817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640282362325923" calcext:value-type="float">
            <text:p>0.640282362325923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45785503587865" calcext:value-type="float">
            <text:p>0.45785503587865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553180507217488" calcext:value-type="float">
            <text:p>0.553180507217488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-0.568376487607958" calcext:value-type="float">
            <text:p>-0.568376487607958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621434693235997" calcext:value-type="float">
            <text:p>0.621434693235997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5.497702676212" calcext:value-type="float">
            <text:p>-5.497702676212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-0.568375672864924" calcext:value-type="float">
            <text:p>-0.568375672864924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369563284166952" calcext:value-type="float">
            <text:p>0.369563284166952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483369195508021" calcext:value-type="float">
            <text:p>0.483369195508021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30687660869959" calcext:value-type="float">
            <text:p>0.230687660869959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404960260549701" calcext:value-type="float">
            <text:p>0.404960260549701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218642855520949" calcext:value-type="float">
            <text:p>0.218642855520949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380326917372908" calcext:value-type="float">
            <text:p>0.380326917372908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0147724593100389" calcext:value-type="float">
            <text:p>0.0147724593100389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256740013881914" calcext:value-type="float">
            <text:p>0.256740013881914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373454524621753" calcext:value-type="float">
            <text:p>0.373454524621753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659653244235848" calcext:value-type="float">
            <text:p>0.659653244235848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-0.153409650800323" calcext:value-type="float">
            <text:p>-0.153409650800323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108519767214127" calcext:value-type="float">
            <text:p>0.108519767214127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secbnew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mmunitysecbnew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803540407967267" calcext:value-type="float">
            <text:p>0.803540407967267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860606765845308" calcext:value-type="float">
            <text:p>0.860606765845308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723111587619558" calcext:value-type="float">
            <text:p>0.723111587619558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810723645976765" calcext:value-type="float">
            <text:p>0.810723645976765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68552950091236" calcext:value-type="float">
            <text:p>0.68552950091236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76982191402854" calcext:value-type="float">
            <text:p>0.76982191402854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570368767386958" calcext:value-type="float">
            <text:p>0.570368767386958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65285494253593" calcext:value-type="float">
            <text:p>0.65285494253593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442086281631005" calcext:value-type="float">
            <text:p>0.442086281631005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578364608775308" calcext:value-type="float">
            <text:p>0.578364608775308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61760934630741" calcext:value-type="float">
            <text:p>0.261760934630741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494986239095095" calcext:value-type="float">
            <text:p>0.494986239095095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396345731542" calcext:value-type="float">
            <text:p>0.396345731542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704909229548244" calcext:value-type="float">
            <text:p>0.704909229548244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-0.234869105766011" calcext:value-type="float">
            <text:p>-0.234869105766011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33711753565426" calcext:value-type="float">
            <text:p>0.33711753565426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hybridfull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hybridfull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990852642384146" calcext:value-type="float">
            <text:p>0.990852642384146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997052080299263" calcext:value-type="float">
            <text:p>0.997052080299263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971615864797336" calcext:value-type="float">
            <text:p>0.971615864797336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985445185340062" calcext:value-type="float">
            <text:p>0.985445185340062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223654790410229" calcext:value-type="float">
            <text:p>0.223654790410229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459335510607193" calcext:value-type="float">
            <text:p>0.459335510607193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-0.114761365463194" calcext:value-type="float">
            <text:p>-0.114761365463194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312819989411104" calcext:value-type="float">
            <text:p>0.312819989411104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59156497391518" calcext:value-type="float">
            <text:p>0.959156497391518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74305523071858" calcext:value-type="float">
            <text:p>0.974305523071858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935075864358149" calcext:value-type="float">
            <text:p>0.935075864358149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77197380231904" calcext:value-type="float">
            <text:p>0.977197380231904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921021235235036" calcext:value-type="float">
            <text:p>0.921021235235036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88883667963318" calcext:value-type="float">
            <text:p>0.988883667963318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438875587449484" calcext:value-type="float">
            <text:p>0.438875587449484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96166861108331" calcext:value-type="float">
            <text:p>0.96166861108331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317984572208927" calcext:value-type="float">
            <text:p>0.317984572208927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444009238012509" calcext:value-type="float">
            <text:p>0.444009238012509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.163394294390263" calcext:value-type="float">
            <text:p>0.163394294390263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28353904929568" calcext:value-type="float">
            <text:p>0.28353904929568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50283036390774" calcext:value-type="float">
            <text:p>0.950283036390774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72501180482196" calcext:value-type="float">
            <text:p>0.972501180482196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910113360723694" calcext:value-type="float">
            <text:p>0.910113360723694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968949575123745" calcext:value-type="float">
            <text:p>0.968949575123745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956373280932403" calcext:value-type="float">
            <text:p>0.956373280932403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93860789528055" calcext:value-type="float">
            <text:p>0.993860789528055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689977949884472" calcext:value-type="float">
            <text:p>0.689977949884472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94547571457687" calcext:value-type="float">
            <text:p>0.94547571457687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206987266421366" calcext:value-type="float">
            <text:p>0.206987266421366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317704943135908" calcext:value-type="float">
            <text:p>0.317704943135908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0783031632850845" calcext:value-type="float">
            <text:p>0.0783031632850845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254258109180255" calcext:value-type="float">
            <text:p>0.254258109180255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935074676731418" calcext:value-type="float">
            <text:p>0.935074676731418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965113141397221" calcext:value-type="float">
            <text:p>0.965113141397221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879172336795206" calcext:value-type="float">
            <text:p>0.879172336795206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960701770015587" calcext:value-type="float">
            <text:p>0.960701770015587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944010394465141" calcext:value-type="float">
            <text:p>0.944010394465141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9819777401209" calcext:value-type="float">
            <text:p>0.9819777401209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826057556101246" calcext:value-type="float">
            <text:p>0.826057556101246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929282818070429" calcext:value-type="float">
            <text:p>0.929282818070429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243048427113605" calcext:value-type="float">
            <text:p>0.243048427113605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333697055338181" calcext:value-type="float">
            <text:p>0.333697055338181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.140067309794046" calcext:value-type="float">
            <text:p>0.140067309794046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224977169064831" calcext:value-type="float">
            <text:p>0.224977169064831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985162381188003" calcext:value-type="float">
            <text:p>0.985162381188003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997910735809492" calcext:value-type="float">
            <text:p>0.997910735809492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894625613644116" calcext:value-type="float">
            <text:p>0.894625613644116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952453964907428" calcext:value-type="float">
            <text:p>0.952453964907428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913705027693544" calcext:value-type="float">
            <text:p>0.913705027693544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95896849939275" calcext:value-type="float">
            <text:p>0.95896849939275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818509629548958" calcext:value-type="float">
            <text:p>0.818509629548958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913089921563989" calcext:value-type="float">
            <text:p>0.913089921563989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244492069271386" calcext:value-type="float">
            <text:p>0.244492069271386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371746040405185" calcext:value-type="float">
            <text:p>0.371746040405185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.0914625770731984" calcext:value-type="float">
            <text:p>0.0914625770731984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.195696228949407" calcext:value-type="float">
            <text:p>0.195696228949407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864883243000289" calcext:value-type="float">
            <text:p>0.864883243000289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956448435511589" calcext:value-type="float">
            <text:p>0.956448435511589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.580806378907993" calcext:value-type="float">
            <text:p>0.580806378907993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944206159799269" calcext:value-type="float">
            <text:p>0.944206159799269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852335735451515" calcext:value-type="float">
            <text:p>0.852335735451515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918463477384138" calcext:value-type="float">
            <text:p>0.918463477384138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732577079263335" calcext:value-type="float">
            <text:p>0.732577079263335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896897025057549" calcext:value-type="float">
            <text:p>0.896897025057549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0985069989134346" calcext:value-type="float">
            <text:p>0.0985069989134346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304820560214445" calcext:value-type="float">
            <text:p>0.304820560214445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169035769036489" calcext:value-type="float">
            <text:p>-0.169035769036489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.166415288833982" calcext:value-type="float">
            <text:p>0.166415288833982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863879255302097" calcext:value-type="float">
            <text:p>0.863879255302097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929365654933077" calcext:value-type="float">
            <text:p>0.929365654933077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737679210877422" calcext:value-type="float">
            <text:p>0.737679210877422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880704128551109" calcext:value-type="float">
            <text:p>0.880704128551109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.13549051304702" calcext:value-type="float">
            <text:p>0.13549051304702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.379343841246969" calcext:value-type="float">
            <text:p>0.379343841246969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-0.204171814766599" calcext:value-type="float">
            <text:p>-0.204171814766599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.137134348718558" calcext:value-type="float">
            <text:p>0.137134348718558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902966247925455" calcext:value-type="float">
            <text:p>0.902966247925455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959697434552796" calcext:value-type="float">
            <text:p>0.959697434552796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766378419408596" calcext:value-type="float">
            <text:p>0.766378419408596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864511232044669" calcext:value-type="float">
            <text:p>0.864511232044669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-0.112648267126873" calcext:value-type="float">
            <text:p>-0.112648267126873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.334487860405971" calcext:value-type="float">
            <text:p>0.334487860405971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-0.86020072766159" calcext:value-type="float">
            <text:p>-0.86020072766159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.107853408603133" calcext:value-type="float">
            <text:p>0.107853408603133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821154167512358" calcext:value-type="float">
            <text:p>0.821154167512358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925727552464519" calcext:value-type="float">
            <text:p>0.925727552464519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569344583899463" calcext:value-type="float">
            <text:p>0.569344583899463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848318335538229" calcext:value-type="float">
            <text:p>0.848318335538229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-0.0909915918580315" calcext:value-type="float">
            <text:p>-0.0909915918580315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.654026342079349" calcext:value-type="float">
            <text:p>0.654026342079349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-2.44032739561319" calcext:value-type="float">
            <text:p>-2.44032739561319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.0785724684877089" calcext:value-type="float">
            <text:p>0.0785724684877089</text:p>
          </table:table-cell>
        </table:table-row>
      </table:table>
      <table:table table:name="hybridboo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hybrid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991581862471091" calcext:value-type="float">
            <text:p>0.991581862471091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995475560718144" calcext:value-type="float">
            <text:p>0.995475560718144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98433727694395" calcext:value-type="float">
            <text:p>0.98433727694395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990451384351103" calcext:value-type="float">
            <text:p>0.990451384351103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976280363816217" calcext:value-type="float">
            <text:p>0.976280363816217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989364502649049" calcext:value-type="float">
            <text:p>0.989364502649049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947099686819939" calcext:value-type="float">
            <text:p>0.947099686819939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976496563477241" calcext:value-type="float">
            <text:p>0.976496563477241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361920247799138" calcext:value-type="float">
            <text:p>0.361920247799138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455924600658593" calcext:value-type="float">
            <text:p>0.455924600658593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.251673994704491" calcext:value-type="float">
            <text:p>0.251673994704491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323259890482512" calcext:value-type="float">
            <text:p>0.323259890482512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8612941560652" calcext:value-type="float">
            <text:p>0.98612941560652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91795289153088" calcext:value-type="float">
            <text:p>0.991795289153088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976550896794972" calcext:value-type="float">
            <text:p>0.976550896794972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90262323226841" calcext:value-type="float">
            <text:p>0.990262323226841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9334247029578" calcext:value-type="float">
            <text:p>0.9334247029578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61458420742202" calcext:value-type="float">
            <text:p>0.961458420742202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885000296780512" calcext:value-type="float">
            <text:p>0.885000296780512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970011327834305" calcext:value-type="float">
            <text:p>0.970011327834305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261348461231992" calcext:value-type="float">
            <text:p>0.261348461231992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364822606969637" calcext:value-type="float">
            <text:p>0.364822606969637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.141017766515087" calcext:value-type="float">
            <text:p>0.141017766515087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299569674321613" calcext:value-type="float">
            <text:p>0.299569674321613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9464621132724" calcext:value-type="float">
            <text:p>0.99464621132724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99246377105906" calcext:value-type="float">
            <text:p>0.999246377105906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961966318463511" calcext:value-type="float">
            <text:p>0.961966318463511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99007326210258" calcext:value-type="float">
            <text:p>0.99007326210258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971876859807595" calcext:value-type="float">
            <text:p>0.971876859807595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87390956899483" calcext:value-type="float">
            <text:p>0.987390956899483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937274303214235" calcext:value-type="float">
            <text:p>0.937274303214235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963526092191369" calcext:value-type="float">
            <text:p>0.963526092191369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59813174025309" calcext:value-type="float">
            <text:p>0.159813174025309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314325079230177" calcext:value-type="float">
            <text:p>0.314325079230177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-0.0295168762317861" calcext:value-type="float">
            <text:p>-0.0295168762317861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275879458160715" calcext:value-type="float">
            <text:p>0.275879458160715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95903337906074" calcext:value-type="float">
            <text:p>0.95903337906074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977376178605095" calcext:value-type="float">
            <text:p>0.977376178605095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925818719928591" calcext:value-type="float">
            <text:p>0.925818719928591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957040856548432" calcext:value-type="float">
            <text:p>0.957040856548432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295292178738534" calcext:value-type="float">
            <text:p>0.295292178738534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40770328388025" calcext:value-type="float">
            <text:p>0.40770328388025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.161546738600054" calcext:value-type="float">
            <text:p>0.161546738600054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252189241999816" calcext:value-type="float">
            <text:p>0.252189241999816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964735812385413" calcext:value-type="float">
            <text:p>0.964735812385413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981077022564418" calcext:value-type="float">
            <text:p>0.981077022564418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934282914390709" calcext:value-type="float">
            <text:p>0.934282914390709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950555620905496" calcext:value-type="float">
            <text:p>0.950555620905496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173668289901831" calcext:value-type="float">
            <text:p>0.173668289901831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328683842932039" calcext:value-type="float">
            <text:p>0.328683842932039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0171423522652359" calcext:value-type="float">
            <text:p>-0.0171423522652359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.228499025838918" calcext:value-type="float">
            <text:p>0.228499025838918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937409514245721" calcext:value-type="float">
            <text:p>0.937409514245721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965435463636696" calcext:value-type="float">
            <text:p>0.965435463636696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886659295360441" calcext:value-type="float">
            <text:p>0.886659295360441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94407038526256" calcext:value-type="float">
            <text:p>0.94407038526256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527602270037667" calcext:value-type="float">
            <text:p>0.527602270037667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804867846557784" calcext:value-type="float">
            <text:p>0.804867846557784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143633231822292" calcext:value-type="float">
            <text:p>-0.143633231822292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.204808809678019" calcext:value-type="float">
            <text:p>0.204808809678019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899056104968647" calcext:value-type="float">
            <text:p>0.899056104968647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944326676382768" calcext:value-type="float">
            <text:p>0.944326676382768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816973924277321" calcext:value-type="float">
            <text:p>0.816973924277321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937585149619624" calcext:value-type="float">
            <text:p>0.937585149619624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908123837284877" calcext:value-type="float">
            <text:p>0.908123837284877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958913211399193" calcext:value-type="float">
            <text:p>0.958913211399193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794551252051613" calcext:value-type="float">
            <text:p>0.794551252051613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931099913976688" calcext:value-type="float">
            <text:p>0.931099913976688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796532624325948" calcext:value-type="float">
            <text:p>0.796532624325948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934811042359629" calcext:value-type="float">
            <text:p>0.934811042359629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364938872131199" calcext:value-type="float">
            <text:p>0.364938872131199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924614678333751" calcext:value-type="float">
            <text:p>0.924614678333751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inf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1" table:default-cell-style-name="Default"/>
        <table:table-column table:style-name="co1" table:number-columns-repeated="7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mmunityinf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32533721371915" calcext:value-type="float">
            <text:p>0.932533721371915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60114088811739" calcext:value-type="float">
            <text:p>0.960114088811739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85882041645271" calcext:value-type="float">
            <text:p>0.885882041645271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18774265031974" calcext:value-type="float">
            <text:p>0.918774265031974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-0.227371633919697" calcext:value-type="float">
            <text:p>-0.227371633919697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-0.0391289353098325" calcext:value-type="float">
            <text:p>-0.0391289353098325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0.44971531112406" calcext:value-type="float">
            <text:p>-0.44971531112406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0632837047824791" calcext:value-type="float">
            <text:p>0.0632837047824791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10001305586861" calcext:value-type="float">
            <text:p>0.910001305586861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62597600205891" calcext:value-type="float">
            <text:p>0.962597600205891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783442638957475" calcext:value-type="float">
            <text:p>0.783442638957475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92590377214967" calcext:value-type="float">
            <text:p>0.92590377214967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919417604045837" calcext:value-type="float">
            <text:p>0.919417604045837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79877323136848" calcext:value-type="float">
            <text:p>0.979877323136848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677303244400642" calcext:value-type="float">
            <text:p>0.677303244400642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53243499814509" calcext:value-type="float">
            <text:p>0.853243499814509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203017852447092" calcext:value-type="float">
            <text:p>0.203017852447092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373136784972513" calcext:value-type="float">
            <text:p>0.373136784972513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-0.0132681712551823" calcext:value-type="float">
            <text:p>-0.0132681712551823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0958530545849224" calcext:value-type="float">
            <text:p>0.0958530545849224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819189677324706" calcext:value-type="float">
            <text:p>0.819189677324706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906260978521666" calcext:value-type="float">
            <text:p>0.906260978521666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651240515738685" calcext:value-type="float">
            <text:p>0.651240515738685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847526372458871" calcext:value-type="float">
            <text:p>0.847526372458871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228674642291836" calcext:value-type="float">
            <text:p>0.228674642291836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393282548609657" calcext:value-type="float">
            <text:p>0.393282548609657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.0194071291665215" calcext:value-type="float">
            <text:p>0.0194071291665215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128422404387366" calcext:value-type="float">
            <text:p>0.128422404387366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7963723717293" calcext:value-type="float">
            <text:p>0.7963723717293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84822555141748" calcext:value-type="float">
            <text:p>0.884822555141748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639997127508949" calcext:value-type="float">
            <text:p>0.639997127508949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841809245103233" calcext:value-type="float">
            <text:p>0.841809245103233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262397339663961" calcext:value-type="float">
            <text:p>0.262397339663961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425006993001224" calcext:value-type="float">
            <text:p>0.425006993001224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.0538012151233682" calcext:value-type="float">
            <text:p>0.0538012151233682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.160991754189809" calcext:value-type="float">
            <text:p>0.160991754189809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852357539355154" calcext:value-type="float">
            <text:p>0.852357539355154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911138849098718" calcext:value-type="float">
            <text:p>0.911138849098718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.754692619168514" calcext:value-type="float">
            <text:p>0.754692619168514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947292293502758" calcext:value-type="float">
            <text:p>0.947292293502758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677804936070596" calcext:value-type="float">
            <text:p>0.677804936070596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803508152973106" calcext:value-type="float">
            <text:p>0.803508152973106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471684648542877" calcext:value-type="float">
            <text:p>0.471684648542877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836092117747595" calcext:value-type="float">
            <text:p>0.836092117747595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202442223559536" calcext:value-type="float">
            <text:p>0.202442223559536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327798599341362" calcext:value-type="float">
            <text:p>0.327798599341362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.0537085966536306" calcext:value-type="float">
            <text:p>0.0537085966536306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.193561103992252" calcext:value-type="float">
            <text:p>0.193561103992252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.89644847155075" calcext:value-type="float">
            <text:p>0.89644847155075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941276591416986" calcext:value-type="float">
            <text:p>0.941276591416986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.81739958045832" calcext:value-type="float">
            <text:p>0.81739958045832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.954421800620454" calcext:value-type="float">
            <text:p>0.954421800620454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888081860867817" calcext:value-type="float">
            <text:p>0.888081860867817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958117971106843" calcext:value-type="float">
            <text:p>0.958117971106843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700929725759847" calcext:value-type="float">
            <text:p>0.700929725759847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830374990391957" calcext:value-type="float">
            <text:p>0.830374990391957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.254972389339449" calcext:value-type="float">
            <text:p>0.254972389339449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.372416833184092" calcext:value-type="float">
            <text:p>0.372416833184092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.115549667364819" calcext:value-type="float">
            <text:p>0.115549667364819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.226130453794696" calcext:value-type="float">
            <text:p>0.226130453794696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.978860268605295" calcext:value-type="float">
            <text:p>0.978860268605295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.994716441394793" calcext:value-type="float">
            <text:p>0.994716441394793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.915419080806656" calcext:value-type="float">
            <text:p>0.915419080806656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.96155130773815" calcext:value-type="float">
            <text:p>0.96155130773815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817880930670126" calcext:value-type="float">
            <text:p>0.817880930670126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931885804225415" calcext:value-type="float">
            <text:p>0.931885804225415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513062511618838" calcext:value-type="float">
            <text:p>0.513062511618838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824657863036319" calcext:value-type="float">
            <text:p>0.824657863036319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.208272490476749" calcext:value-type="float">
            <text:p>0.208272490476749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.333136112094813" calcext:value-type="float">
            <text:p>0.333136112094813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.0600293992452459" calcext:value-type="float">
            <text:p>0.0600293992452459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.258699803597139" calcext:value-type="float">
            <text:p>0.258699803597139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.977698209931149" calcext:value-type="float">
            <text:p>0.977698209931149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.996860417617364" calcext:value-type="float">
            <text:p>0.996860417617364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.841580892087453" calcext:value-type="float">
            <text:p>0.841580892087453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.968680814855846" calcext:value-type="float">
            <text:p>0.968680814855846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856684865503785" calcext:value-type="float">
            <text:p>0.856684865503785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953873258809952" calcext:value-type="float">
            <text:p>0.953873258809952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554721897845677" calcext:value-type="float">
            <text:p>0.554721897845677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818940735680681" calcext:value-type="float">
            <text:p>0.818940735680681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.205129443820073" calcext:value-type="float">
            <text:p>0.205129443820073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.377130118528672" calcext:value-type="float">
            <text:p>0.377130118528672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-0.0143678798360241" calcext:value-type="float">
            <text:p>-0.0143678798360241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.291269153399582" calcext:value-type="float">
            <text:p>0.291269153399582</text:p>
          </table:table-cell>
        </table:table-row>
      </table:table>
      <table:table table:name="trends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number-columns-repeated="4"/>
          <table:table-cell office:value-type="string" calcext:value-type="string">
            <text:p>Delta</text:p>
          </table:table-cell>
          <table:table-cell office:value-type="string" calcext:value-type="string">
            <text:p>Lo95</text:p>
          </table:table-cell>
          <table:table-cell office:value-type="string" calcext:value-type="string">
            <text:p>High95</text:p>
          </table:table-cell>
          <table:table-cell office:value-type="string" calcext:value-type="string">
            <text:p>abs(zscore1)</text:p>
          </table:table-cell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BA12</text:p>
          </table:table-cell>
          <table:table-cell table:formula="of:=[.A2]&amp;[.C2]" office:value-type="string" office:string-value="fullBA12" calcext:value-type="string">
            <text:p>fullBA12</text:p>
          </table:table-cell>
          <table:table-cell table:formula="of:=SUMIF(INDIRECT(&quot;$&quot;&amp;[.$B2]&amp;&quot;E.$b$2:$&quot;&amp;[.$B2]&amp;&quot;E.$b$101&quot;);&quot;Immunity&quot;&amp;[.$A2];INDIRECT(&quot;$&quot;&amp;[.$B2]&amp;&quot;E.$C$2:$&quot;&amp;[.$B2]&amp;&quot;E.$C$101&quot;))*100" office:value-type="float" office:value="3.03228196616014" calcext:value-type="float">
            <text:p>3.03228196616014</text:p>
          </table:table-cell>
          <table:table-cell table:formula="of:=SUMIF(INDIRECT(&quot;$&quot;&amp;[.$B2]&amp;&quot;E.$b$2:$&quot;&amp;[.$B2]&amp;&quot;E.$b$101&quot;);&quot;Immunity&quot;&amp;[.$A2];INDIRECT(&quot;$&quot;&amp;[.$B2]&amp;&quot;E.$d$2:$&quot;&amp;[.$B2]&amp;&quot;E.$d$101&quot;))*100" office:value-type="float" office:value="1.87289599074039" calcext:value-type="float">
            <text:p>1.87289599074039</text:p>
          </table:table-cell>
          <table:table-cell table:formula="of:=SUMIF(INDIRECT(&quot;$&quot;&amp;[.$B2]&amp;&quot;E.$b$2:$&quot;&amp;[.$B2]&amp;&quot;E.$b$101&quot;);&quot;Immunity&quot;&amp;[.$A2];INDIRECT(&quot;$&quot;&amp;[.$B2]&amp;&quot;E.$e$2:$&quot;&amp;[.$B2]&amp;&quot;E.$e$101&quot;))*100" office:value-type="float" office:value="4.19166794157988" calcext:value-type="float">
            <text:p>4.19166794157988</text:p>
          </table:table-cell>
          <table:table-cell table:formula="of:=ABS([.E2]/(([.E2]-[.F2])/1.96))" office:value-type="float" office:value="5.12622438055812" calcext:value-type="float">
            <text:p>5.12622438055812</text:p>
          </table:table-cell>
          <table:table-cell table:formula="of:=IF([.E2]=0;&quot;&quot;;IF([.H2]&gt;=2.58;&quot;***&quot;;IF([.H2]&gt;=1.96;&quot;**&quot;; IF([.H2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BA45</text:p>
          </table:table-cell>
          <table:table-cell table:formula="of:=[.A3]&amp;[.C3]" office:value-type="string" office:string-value="fullBA45" calcext:value-type="string">
            <text:p>fullBA45</text:p>
          </table:table-cell>
          <table:table-cell table:formula="of:=SUMIF(INDIRECT(&quot;$&quot;&amp;[.$B3]&amp;&quot;E.$b$2:$&quot;&amp;[.$B3]&amp;&quot;E.$b$101&quot;);&quot;Immunity&quot;&amp;[.$A3];INDIRECT(&quot;$&quot;&amp;[.$B3]&amp;&quot;E.$C$2:$&quot;&amp;[.$B3]&amp;&quot;E.$C$101&quot;))*100" office:value-type="float" office:value="-1.85622801418937" calcext:value-type="float">
            <text:p>-1.85622801418937</text:p>
          </table:table-cell>
          <table:table-cell table:formula="of:=SUMIF(INDIRECT(&quot;$&quot;&amp;[.$B3]&amp;&quot;E.$b$2:$&quot;&amp;[.$B3]&amp;&quot;E.$b$101&quot;);&quot;Immunity&quot;&amp;[.$A3];INDIRECT(&quot;$&quot;&amp;[.$B3]&amp;&quot;E.$d$2:$&quot;&amp;[.$B3]&amp;&quot;E.$d$101&quot;))*100" office:value-type="float" office:value="-4.81783925133714" calcext:value-type="float">
            <text:p>-4.81783925133714</text:p>
          </table:table-cell>
          <table:table-cell table:formula="of:=SUMIF(INDIRECT(&quot;$&quot;&amp;[.$B3]&amp;&quot;E.$b$2:$&quot;&amp;[.$B3]&amp;&quot;E.$b$101&quot;);&quot;Immunity&quot;&amp;[.$A3];INDIRECT(&quot;$&quot;&amp;[.$B3]&amp;&quot;E.$e$2:$&quot;&amp;[.$B3]&amp;&quot;E.$e$101&quot;))*100" office:value-type="float" office:value="1.10538322295841" calcext:value-type="float">
            <text:p>1.10538322295841</text:p>
          </table:table-cell>
          <table:table-cell table:formula="of:=ABS([.E3]/(([.E3]-[.F3])/1.96))" office:value-type="float" office:value="1.22845526184423" calcext:value-type="float">
            <text:p>1.22845526184423</text:p>
          </table:table-cell>
          <table:table-cell table:formula="of:=IF([.E3]=0;&quot;&quot;;IF([.H3]&gt;=2.58;&quot;***&quot;;IF([.H3]&gt;=1.96;&quot;**&quot;; IF([.H3]&gt;1.64;&quot;*&quot;;&quot;&quot;))))">
            <text:p/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LC</text:p>
          </table:table-cell>
          <table:table-cell table:formula="of:=[.A4]&amp;[.C4]" office:value-type="string" office:string-value="fullLC" calcext:value-type="string">
            <text:p>fullLC</text:p>
          </table:table-cell>
          <table:table-cell table:formula="of:=SUMIF(INDIRECT(&quot;$&quot;&amp;[.$B4]&amp;&quot;E.$b$2:$&quot;&amp;[.$B4]&amp;&quot;E.$b$101&quot;);&quot;Immunity&quot;&amp;[.$A4];INDIRECT(&quot;$&quot;&amp;[.$B4]&amp;&quot;E.$C$2:$&quot;&amp;[.$B4]&amp;&quot;E.$C$101&quot;))*100" office:value-type="float" office:value="0" calcext:value-type="float">
            <text:p>0</text:p>
          </table:table-cell>
          <table:table-cell table:formula="of:=SUMIF(INDIRECT(&quot;$&quot;&amp;[.$B4]&amp;&quot;E.$b$2:$&quot;&amp;[.$B4]&amp;&quot;E.$b$101&quot;);&quot;Immunity&quot;&amp;[.$A4];INDIRECT(&quot;$&quot;&amp;[.$B4]&amp;&quot;E.$d$2:$&quot;&amp;[.$B4]&amp;&quot;E.$d$101&quot;))*100" office:value-type="float" office:value="0" calcext:value-type="float">
            <text:p>0</text:p>
          </table:table-cell>
          <table:table-cell table:formula="of:=SUMIF(INDIRECT(&quot;$&quot;&amp;[.$B4]&amp;&quot;E.$b$2:$&quot;&amp;[.$B4]&amp;&quot;E.$b$101&quot;);&quot;Immunity&quot;&amp;[.$A4];INDIRECT(&quot;$&quot;&amp;[.$B4]&amp;&quot;E.$e$2:$&quot;&amp;[.$B4]&amp;&quot;E.$e$101&quot;))*100" office:value-type="float" office:value="0" calcext:value-type="float">
            <text:p>0</text:p>
          </table:table-cell>
          <table:table-cell table:formula="of:=ABS([.E4]/(([.E4]-[.F4])/1.96))" office:value-type="string" office:string-value="" calcext:value-type="error">
            <text:p>#DIV/0!</text:p>
          </table:table-cell>
          <table:table-cell table:formula="of:=IF([.E4]=0;&quot;&quot;;IF([.H4]&gt;=2.58;&quot;***&quot;;IF([.H4]&gt;=1.96;&quot;**&quot;; IF([.H4]&gt;1.64;&quot;*&quot;;&quot;&quot;))))">
            <text:p/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LCInf</text:p>
          </table:table-cell>
          <table:table-cell table:formula="of:=&quot;LCinf&quot;" office:value-type="string" office:string-value="LCinf" calcext:value-type="string">
            <text:p>LCinf</text:p>
          </table:table-cell>
          <table:table-cell table:formula="of:=[.A5]&amp;[.C5]" office:value-type="string" office:string-value="fullLCinf" calcext:value-type="string">
            <text:p>fullLCinf</text:p>
          </table:table-cell>
          <table:table-cell table:formula="of:=SUMIF(INDIRECT(&quot;$&quot;&amp;[.$B5]&amp;&quot;E.$b$2:$&quot;&amp;[.$B5]&amp;&quot;E.$b$101&quot;);&quot;Immunity&quot;&amp;[.$A5];INDIRECT(&quot;$&quot;&amp;[.$B5]&amp;&quot;E.$C$2:$&quot;&amp;[.$B5]&amp;&quot;E.$C$101&quot;))*100" office:value-type="float" office:value="1.22842693062194" calcext:value-type="float">
            <text:p>1.22842693062194</text:p>
          </table:table-cell>
          <table:table-cell table:formula="of:=SUMIF(INDIRECT(&quot;$&quot;&amp;[.$B5]&amp;&quot;E.$b$2:$&quot;&amp;[.$B5]&amp;&quot;E.$b$101&quot;);&quot;Immunity&quot;&amp;[.$A5];INDIRECT(&quot;$&quot;&amp;[.$B5]&amp;&quot;E.$d$2:$&quot;&amp;[.$B5]&amp;&quot;E.$d$101&quot;))*100" office:value-type="float" office:value="0.178042467675161" calcext:value-type="float">
            <text:p>0.178042467675161</text:p>
          </table:table-cell>
          <table:table-cell table:formula="of:=SUMIF(INDIRECT(&quot;$&quot;&amp;[.$B5]&amp;&quot;E.$b$2:$&quot;&amp;[.$B5]&amp;&quot;E.$b$101&quot;);&quot;Immunity&quot;&amp;[.$A5];INDIRECT(&quot;$&quot;&amp;[.$B5]&amp;&quot;E.$e$2:$&quot;&amp;[.$B5]&amp;&quot;E.$e$101&quot;))*100" office:value-type="float" office:value="2.27881139356873" calcext:value-type="float">
            <text:p>2.27881139356873</text:p>
          </table:table-cell>
          <table:table-cell table:formula="of:=ABS([.E5]/(([.E5]-[.F5])/1.96))" office:value-type="float" office:value="2.29222429401167" calcext:value-type="float">
            <text:p>2.29222429401167</text:p>
          </table:table-cell>
          <table:table-cell table:formula="of:=IF([.E5]=0;&quot;&quot;;IF([.H5]&gt;=2.58;&quot;***&quot;;IF([.H5]&gt;=1.96;&quot;**&quot;; IF([.H5]&gt;1.64;&quot;*&quot;;&quot;&quot;))))" office:value-type="string" office:string-value="**" calcext:value-type="string">
            <text:p>**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BA12</text:p>
          </table:table-cell>
          <table:table-cell table:formula="of:=[.A6]&amp;[.C6]" office:value-type="string" office:string-value="boostBA12" calcext:value-type="string">
            <text:p>boostBA12</text:p>
          </table:table-cell>
          <table:table-cell table:formula="of:=SUMIF(INDIRECT(&quot;$&quot;&amp;[.$B6]&amp;&quot;E.$b$2:$&quot;&amp;[.$B6]&amp;&quot;E.$b$101&quot;);&quot;Immunity&quot;&amp;[.$A6];INDIRECT(&quot;$&quot;&amp;[.$B6]&amp;&quot;E.$C$2:$&quot;&amp;[.$B6]&amp;&quot;E.$C$101&quot;))*100" office:value-type="float" office:value="3.31973203542319" calcext:value-type="float">
            <text:p>3.31973203542319</text:p>
          </table:table-cell>
          <table:table-cell table:formula="of:=SUMIF(INDIRECT(&quot;$&quot;&amp;[.$B6]&amp;&quot;E.$b$2:$&quot;&amp;[.$B6]&amp;&quot;E.$b$101&quot;);&quot;Immunity&quot;&amp;[.$A6];INDIRECT(&quot;$&quot;&amp;[.$B6]&amp;&quot;E.$d$2:$&quot;&amp;[.$B6]&amp;&quot;E.$d$101&quot;))*100" office:value-type="float" office:value="2.70147707183616" calcext:value-type="float">
            <text:p>2.70147707183616</text:p>
          </table:table-cell>
          <table:table-cell table:formula="of:=SUMIF(INDIRECT(&quot;$&quot;&amp;[.$B6]&amp;&quot;E.$b$2:$&quot;&amp;[.$B6]&amp;&quot;E.$b$101&quot;);&quot;Immunity&quot;&amp;[.$A6];INDIRECT(&quot;$&quot;&amp;[.$B6]&amp;&quot;E.$e$2:$&quot;&amp;[.$B6]&amp;&quot;E.$e$101&quot;))*100" office:value-type="float" office:value="3.93798699901022" calcext:value-type="float">
            <text:p>3.93798699901022</text:p>
          </table:table-cell>
          <table:table-cell table:formula="of:=ABS([.E6]/(([.E6]-[.F6])/1.96))" office:value-type="float" office:value="10.5242580693224" calcext:value-type="float">
            <text:p>10.5242580693224</text:p>
          </table:table-cell>
          <table:table-cell table:formula="of:=IF([.E6]=0;&quot;&quot;;IF([.H6]&gt;=2.58;&quot;***&quot;;IF([.H6]&gt;=1.96;&quot;**&quot;; IF([.H6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BA45</text:p>
          </table:table-cell>
          <table:table-cell table:formula="of:=[.A7]&amp;[.C7]" office:value-type="string" office:string-value="boostBA45" calcext:value-type="string">
            <text:p>boostBA45</text:p>
          </table:table-cell>
          <table:table-cell table:formula="of:=SUMIF(INDIRECT(&quot;$&quot;&amp;[.$B7]&amp;&quot;E.$b$2:$&quot;&amp;[.$B7]&amp;&quot;E.$b$101&quot;);&quot;Immunity&quot;&amp;[.$A7];INDIRECT(&quot;$&quot;&amp;[.$B7]&amp;&quot;E.$C$2:$&quot;&amp;[.$B7]&amp;&quot;E.$C$101&quot;))*100" office:value-type="float" office:value="1.38521946871136" calcext:value-type="float">
            <text:p>1.38521946871136</text:p>
          </table:table-cell>
          <table:table-cell table:formula="of:=SUMIF(INDIRECT(&quot;$&quot;&amp;[.$B7]&amp;&quot;E.$b$2:$&quot;&amp;[.$B7]&amp;&quot;E.$b$101&quot;);&quot;Immunity&quot;&amp;[.$A7];INDIRECT(&quot;$&quot;&amp;[.$B7]&amp;&quot;E.$d$2:$&quot;&amp;[.$B7]&amp;&quot;E.$d$101&quot;))*100" office:value-type="float" office:value="0.257580519401783" calcext:value-type="float">
            <text:p>0.257580519401783</text:p>
          </table:table-cell>
          <table:table-cell table:formula="of:=SUMIF(INDIRECT(&quot;$&quot;&amp;[.$B7]&amp;&quot;E.$b$2:$&quot;&amp;[.$B7]&amp;&quot;E.$b$101&quot;);&quot;Immunity&quot;&amp;[.$A7];INDIRECT(&quot;$&quot;&amp;[.$B7]&amp;&quot;E.$e$2:$&quot;&amp;[.$B7]&amp;&quot;E.$e$101&quot;))*100" office:value-type="float" office:value="2.51285841802093" calcext:value-type="float">
            <text:p>2.51285841802093</text:p>
          </table:table-cell>
          <table:table-cell table:formula="of:=ABS([.E7]/(([.E7]-[.F7])/1.96))" office:value-type="float" office:value="2.40771229154208" calcext:value-type="float">
            <text:p>2.40771229154208</text:p>
          </table:table-cell>
          <table:table-cell table:formula="of:=IF([.E7]=0;&quot;&quot;;IF([.H7]&gt;=2.58;&quot;***&quot;;IF([.H7]&gt;=1.96;&quot;**&quot;; IF([.H7]&gt;1.64;&quot;*&quot;;&quot;&quot;))))" office:value-type="string" office:string-value="**" calcext:value-type="string">
            <text:p>**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LC</text:p>
          </table:table-cell>
          <table:table-cell table:formula="of:=[.A8]&amp;[.C8]" office:value-type="string" office:string-value="boostLC" calcext:value-type="string">
            <text:p>boostLC</text:p>
          </table:table-cell>
          <table:table-cell table:formula="of:=SUMIF(INDIRECT(&quot;$&quot;&amp;[.$B8]&amp;&quot;E.$b$2:$&quot;&amp;[.$B8]&amp;&quot;E.$b$101&quot;);&quot;Immunity&quot;&amp;[.$A8];INDIRECT(&quot;$&quot;&amp;[.$B8]&amp;&quot;E.$C$2:$&quot;&amp;[.$B8]&amp;&quot;E.$C$101&quot;))*100" office:value-type="float" office:value="0" calcext:value-type="float">
            <text:p>0</text:p>
          </table:table-cell>
          <table:table-cell table:formula="of:=SUMIF(INDIRECT(&quot;$&quot;&amp;[.$B8]&amp;&quot;E.$b$2:$&quot;&amp;[.$B8]&amp;&quot;E.$b$101&quot;);&quot;Immunity&quot;&amp;[.$A8];INDIRECT(&quot;$&quot;&amp;[.$B8]&amp;&quot;E.$d$2:$&quot;&amp;[.$B8]&amp;&quot;E.$d$101&quot;))*100" office:value-type="float" office:value="0" calcext:value-type="float">
            <text:p>0</text:p>
          </table:table-cell>
          <table:table-cell table:formula="of:=SUMIF(INDIRECT(&quot;$&quot;&amp;[.$B8]&amp;&quot;E.$b$2:$&quot;&amp;[.$B8]&amp;&quot;E.$b$101&quot;);&quot;Immunity&quot;&amp;[.$A8];INDIRECT(&quot;$&quot;&amp;[.$B8]&amp;&quot;E.$e$2:$&quot;&amp;[.$B8]&amp;&quot;E.$e$101&quot;))*100" office:value-type="float" office:value="0" calcext:value-type="float">
            <text:p>0</text:p>
          </table:table-cell>
          <table:table-cell table:formula="of:=ABS([.E8]/(([.E8]-[.F8])/1.96))" office:value-type="string" office:string-value="" calcext:value-type="error">
            <text:p>#DIV/0!</text:p>
          </table:table-cell>
          <table:table-cell table:formula="of:=IF([.E8]=0;&quot;&quot;;IF([.H8]&gt;=2.58;&quot;***&quot;;IF([.H8]&gt;=1.96;&quot;**&quot;; IF([.H8]&gt;1.64;&quot;*&quot;;&quot;&quot;))))">
            <text:p/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LCInf</text:p>
          </table:table-cell>
          <table:table-cell table:formula="of:=&quot;LCinf&quot;" office:value-type="string" office:string-value="LCinf" calcext:value-type="string">
            <text:p>LCinf</text:p>
          </table:table-cell>
          <table:table-cell table:formula="of:=[.A9]&amp;[.C9]" office:value-type="string" office:string-value="boostLCinf" calcext:value-type="string">
            <text:p>boostLCinf</text:p>
          </table:table-cell>
          <table:table-cell table:formula="of:=SUMIF(INDIRECT(&quot;$&quot;&amp;[.$B9]&amp;&quot;E.$b$2:$&quot;&amp;[.$B9]&amp;&quot;E.$b$101&quot;);&quot;Immunity&quot;&amp;[.$A9];INDIRECT(&quot;$&quot;&amp;[.$B9]&amp;&quot;E.$C$2:$&quot;&amp;[.$B9]&amp;&quot;E.$C$101&quot;))*100" office:value-type="float" office:value="1.85116699370243" calcext:value-type="float">
            <text:p>1.85116699370243</text:p>
          </table:table-cell>
          <table:table-cell table:formula="of:=SUMIF(INDIRECT(&quot;$&quot;&amp;[.$B9]&amp;&quot;E.$b$2:$&quot;&amp;[.$B9]&amp;&quot;E.$b$101&quot;);&quot;Immunity&quot;&amp;[.$A9];INDIRECT(&quot;$&quot;&amp;[.$B9]&amp;&quot;E.$d$2:$&quot;&amp;[.$B9]&amp;&quot;E.$d$101&quot;))*100" office:value-type="float" office:value="1.09358198857099" calcext:value-type="float">
            <text:p>1.09358198857099</text:p>
          </table:table-cell>
          <table:table-cell table:formula="of:=SUMIF(INDIRECT(&quot;$&quot;&amp;[.$B9]&amp;&quot;E.$b$2:$&quot;&amp;[.$B9]&amp;&quot;E.$b$101&quot;);&quot;Immunity&quot;&amp;[.$A9];INDIRECT(&quot;$&quot;&amp;[.$B9]&amp;&quot;E.$e$2:$&quot;&amp;[.$B9]&amp;&quot;E.$e$101&quot;))*100" office:value-type="float" office:value="2.60875199883386" calcext:value-type="float">
            <text:p>2.60875199883386</text:p>
          </table:table-cell>
          <table:table-cell table:formula="of:=ABS([.E9]/(([.E9]-[.F9])/1.96))" office:value-type="float" office:value="4.78928078444116" calcext:value-type="float">
            <text:p>4.78928078444116</text:p>
          </table:table-cell>
          <table:table-cell table:formula="of:=IF([.E9]=0;&quot;&quot;;IF([.H9]&gt;=2.58;&quot;***&quot;;IF([.H9]&gt;=1.96;&quot;**&quot;; IF([.H9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BA12</text:p>
          </table:table-cell>
          <table:table-cell table:formula="of:=[.A10]&amp;[.C10]" office:value-type="string" office:string-value="secboostBA12" calcext:value-type="string">
            <text:p>secboostBA12</text:p>
          </table:table-cell>
          <table:table-cell table:formula="of:=SUMIF(INDIRECT(&quot;$&quot;&amp;[.$B10]&amp;&quot;E.$b$2:$&quot;&amp;[.$B10]&amp;&quot;E.$b$101&quot;);&quot;Immunity&quot;&amp;[.$A10];INDIRECT(&quot;$&quot;&amp;[.$B10]&amp;&quot;E.$C$2:$&quot;&amp;[.$B10]&amp;&quot;E.$C$101&quot;))*100" office:value-type="float" office:value="0" calcext:value-type="float">
            <text:p>0</text:p>
          </table:table-cell>
          <table:table-cell table:formula="of:=SUMIF(INDIRECT(&quot;$&quot;&amp;[.$B10]&amp;&quot;E.$b$2:$&quot;&amp;[.$B10]&amp;&quot;E.$b$101&quot;);&quot;Immunity&quot;&amp;[.$A10];INDIRECT(&quot;$&quot;&amp;[.$B10]&amp;&quot;E.$d$2:$&quot;&amp;[.$B10]&amp;&quot;E.$d$101&quot;))*100" office:value-type="float" office:value="0" calcext:value-type="float">
            <text:p>0</text:p>
          </table:table-cell>
          <table:table-cell table:formula="of:=SUMIF(INDIRECT(&quot;$&quot;&amp;[.$B10]&amp;&quot;E.$b$2:$&quot;&amp;[.$B10]&amp;&quot;E.$b$101&quot;);&quot;Immunity&quot;&amp;[.$A10];INDIRECT(&quot;$&quot;&amp;[.$B10]&amp;&quot;E.$e$2:$&quot;&amp;[.$B10]&amp;&quot;E.$e$101&quot;))*100" office:value-type="float" office:value="0" calcext:value-type="float">
            <text:p>0</text:p>
          </table:table-cell>
          <table:table-cell table:formula="of:=ABS([.E10]/(([.E10]-[.F10])/1.96))" office:value-type="string" office:string-value="" calcext:value-type="error">
            <text:p>#DIV/0!</text:p>
          </table:table-cell>
          <table:table-cell table:formula="of:=IF([.E10]=0;&quot;&quot;;IF([.H10]&gt;=2.58;&quot;***&quot;;IF([.H10]&gt;=1.96;&quot;**&quot;; IF([.H10]&gt;1.64;&quot;*&quot;;&quot;&quot;))))">
            <text:p/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BA45</text:p>
          </table:table-cell>
          <table:table-cell table:formula="of:=[.A11]&amp;[.C11]" office:value-type="string" office:string-value="secboostBA45" calcext:value-type="string">
            <text:p>secboostBA45</text:p>
          </table:table-cell>
          <table:table-cell table:formula="of:=SUMIF(INDIRECT(&quot;$&quot;&amp;[.$B11]&amp;&quot;E.$b$2:$&quot;&amp;[.$B11]&amp;&quot;E.$b$101&quot;);&quot;Immunity&quot;&amp;[.$A11];INDIRECT(&quot;$&quot;&amp;[.$B11]&amp;&quot;E.$C$2:$&quot;&amp;[.$B11]&amp;&quot;E.$C$101&quot;))*100" office:value-type="float" office:value="7.41101233338934" calcext:value-type="float">
            <text:p>7.41101233338934</text:p>
          </table:table-cell>
          <table:table-cell table:formula="of:=SUMIF(INDIRECT(&quot;$&quot;&amp;[.$B11]&amp;&quot;E.$b$2:$&quot;&amp;[.$B11]&amp;&quot;E.$b$101&quot;);&quot;Immunity&quot;&amp;[.$A11];INDIRECT(&quot;$&quot;&amp;[.$B11]&amp;&quot;E.$d$2:$&quot;&amp;[.$B11]&amp;&quot;E.$d$101&quot;))*100" office:value-type="float" office:value="5.0767189842149" calcext:value-type="float">
            <text:p>5.0767189842149</text:p>
          </table:table-cell>
          <table:table-cell table:formula="of:=SUMIF(INDIRECT(&quot;$&quot;&amp;[.$B11]&amp;&quot;E.$b$2:$&quot;&amp;[.$B11]&amp;&quot;E.$b$101&quot;);&quot;Immunity&quot;&amp;[.$A11];INDIRECT(&quot;$&quot;&amp;[.$B11]&amp;&quot;E.$e$2:$&quot;&amp;[.$B11]&amp;&quot;E.$e$101&quot;))*100" office:value-type="float" office:value="9.74530568256377" calcext:value-type="float">
            <text:p>9.74530568256377</text:p>
          </table:table-cell>
          <table:table-cell table:formula="of:=ABS([.E11]/(([.E11]-[.F11])/1.96))" office:value-type="float" office:value="6.22269012529223" calcext:value-type="float">
            <text:p>6.22269012529223</text:p>
          </table:table-cell>
          <table:table-cell table:formula="of:=IF([.E11]=0;&quot;&quot;;IF([.H11]&gt;=2.58;&quot;***&quot;;IF([.H11]&gt;=1.96;&quot;**&quot;; IF([.H11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LC</text:p>
          </table:table-cell>
          <table:table-cell table:formula="of:=[.A12]&amp;[.C12]" office:value-type="string" office:string-value="secboostLC" calcext:value-type="string">
            <text:p>secboostLC</text:p>
          </table:table-cell>
          <table:table-cell table:formula="of:=SUMIF(INDIRECT(&quot;$&quot;&amp;[.$B12]&amp;&quot;E.$b$2:$&quot;&amp;[.$B12]&amp;&quot;E.$b$101&quot;);&quot;Immunity&quot;&amp;[.$A12];INDIRECT(&quot;$&quot;&amp;[.$B12]&amp;&quot;E.$C$2:$&quot;&amp;[.$B12]&amp;&quot;E.$C$101&quot;))*100" office:value-type="float" office:value="0" calcext:value-type="float">
            <text:p>0</text:p>
          </table:table-cell>
          <table:table-cell table:formula="of:=SUMIF(INDIRECT(&quot;$&quot;&amp;[.$B12]&amp;&quot;E.$b$2:$&quot;&amp;[.$B12]&amp;&quot;E.$b$101&quot;);&quot;Immunity&quot;&amp;[.$A12];INDIRECT(&quot;$&quot;&amp;[.$B12]&amp;&quot;E.$d$2:$&quot;&amp;[.$B12]&amp;&quot;E.$d$101&quot;))*100" office:value-type="float" office:value="0" calcext:value-type="float">
            <text:p>0</text:p>
          </table:table-cell>
          <table:table-cell table:formula="of:=SUMIF(INDIRECT(&quot;$&quot;&amp;[.$B12]&amp;&quot;E.$b$2:$&quot;&amp;[.$B12]&amp;&quot;E.$b$101&quot;);&quot;Immunity&quot;&amp;[.$A12];INDIRECT(&quot;$&quot;&amp;[.$B12]&amp;&quot;E.$e$2:$&quot;&amp;[.$B12]&amp;&quot;E.$e$101&quot;))*100" office:value-type="float" office:value="0" calcext:value-type="float">
            <text:p>0</text:p>
          </table:table-cell>
          <table:table-cell table:formula="of:=ABS([.E12]/(([.E12]-[.F12])/1.96))" office:value-type="string" office:string-value="" calcext:value-type="error">
            <text:p>#DIV/0!</text:p>
          </table:table-cell>
          <table:table-cell table:formula="of:=IF([.E12]=0;&quot;&quot;;IF([.H12]&gt;=2.58;&quot;***&quot;;IF([.H12]&gt;=1.96;&quot;**&quot;; IF([.H12]&gt;1.64;&quot;*&quot;;&quot;&quot;))))">
            <text:p/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LCInf</text:p>
          </table:table-cell>
          <table:table-cell table:formula="of:=&quot;LCinf&quot;" office:value-type="string" office:string-value="LCinf" calcext:value-type="string">
            <text:p>LCinf</text:p>
          </table:table-cell>
          <table:table-cell table:formula="of:=[.A13]&amp;[.C13]" office:value-type="string" office:string-value="secboostLCinf" calcext:value-type="string">
            <text:p>secboostLCinf</text:p>
          </table:table-cell>
          <table:table-cell table:formula="of:=SUMIF(INDIRECT(&quot;$&quot;&amp;[.$B13]&amp;&quot;E.$b$2:$&quot;&amp;[.$B13]&amp;&quot;E.$b$101&quot;);&quot;Immunity&quot;&amp;[.$A13];INDIRECT(&quot;$&quot;&amp;[.$B13]&amp;&quot;E.$C$2:$&quot;&amp;[.$B13]&amp;&quot;E.$C$101&quot;))*100" office:value-type="float" office:value="34.6310850918587" calcext:value-type="float">
            <text:p>34.6310850918587</text:p>
          </table:table-cell>
          <table:table-cell table:formula="of:=SUMIF(INDIRECT(&quot;$&quot;&amp;[.$B13]&amp;&quot;E.$b$2:$&quot;&amp;[.$B13]&amp;&quot;E.$b$101&quot;);&quot;Immunity&quot;&amp;[.$A13];INDIRECT(&quot;$&quot;&amp;[.$B13]&amp;&quot;E.$d$2:$&quot;&amp;[.$B13]&amp;&quot;E.$d$101&quot;))*100" office:value-type="float" office:value="-77.5322743328661" calcext:value-type="float">
            <text:p>-77.5322743328661</text:p>
          </table:table-cell>
          <table:table-cell table:formula="of:=SUMIF(INDIRECT(&quot;$&quot;&amp;[.$B13]&amp;&quot;E.$b$2:$&quot;&amp;[.$B13]&amp;&quot;E.$b$101&quot;);&quot;Immunity&quot;&amp;[.$A13];INDIRECT(&quot;$&quot;&amp;[.$B13]&amp;&quot;E.$e$2:$&quot;&amp;[.$B13]&amp;&quot;E.$e$101&quot;))*100" office:value-type="float" office:value="146.794444516583" calcext:value-type="float">
            <text:p>146.794444516583</text:p>
          </table:table-cell>
          <table:table-cell table:formula="of:=ABS([.E13]/(([.E13]-[.F13])/1.96))" office:value-type="float" office:value="0.605161321203086" calcext:value-type="float">
            <text:p>0.605161321203086</text:p>
          </table:table-cell>
          <table:table-cell table:formula="of:=IF([.E13]=0;&quot;&quot;;IF([.H13]&gt;=2.58;&quot;***&quot;;IF([.H13]&gt;=1.96;&quot;**&quot;; IF([.H13]&gt;1.64;&quot;*&quot;;&quot;&quot;))))">
            <text:p/>
          </table:table-cell>
        </table:table-row>
        <table:table-row table:style-name="ro1">
          <table:table-cell office:value-type="string" calcext:value-type="string">
            <text:p>secbnew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BA12</text:p>
          </table:table-cell>
          <table:table-cell table:formula="of:=[.A14]&amp;[.C14]" office:value-type="string" office:string-value="secbnewBA12" calcext:value-type="string">
            <text:p>secbnewBA12</text:p>
          </table:table-cell>
          <table:table-cell table:formula="of:=SUMIF(INDIRECT(&quot;$&quot;&amp;[.$B14]&amp;&quot;E.$b$2:$&quot;&amp;[.$B14]&amp;&quot;E.$b$101&quot;);&quot;Immunity&quot;&amp;[.$A14];INDIRECT(&quot;$&quot;&amp;[.$B14]&amp;&quot;E.$C$2:$&quot;&amp;[.$B14]&amp;&quot;E.$C$101&quot;))*100" office:value-type="float" office:value="0" calcext:value-type="float">
            <text:p>0</text:p>
          </table:table-cell>
          <table:table-cell table:formula="of:=SUMIF(INDIRECT(&quot;$&quot;&amp;[.$B14]&amp;&quot;E.$b$2:$&quot;&amp;[.$B14]&amp;&quot;E.$b$101&quot;);&quot;Immunity&quot;&amp;[.$A14];INDIRECT(&quot;$&quot;&amp;[.$B14]&amp;&quot;E.$d$2:$&quot;&amp;[.$B14]&amp;&quot;E.$d$101&quot;))*100" office:value-type="float" office:value="0" calcext:value-type="float">
            <text:p>0</text:p>
          </table:table-cell>
          <table:table-cell table:formula="of:=SUMIF(INDIRECT(&quot;$&quot;&amp;[.$B14]&amp;&quot;E.$b$2:$&quot;&amp;[.$B14]&amp;&quot;E.$b$101&quot;);&quot;Immunity&quot;&amp;[.$A14];INDIRECT(&quot;$&quot;&amp;[.$B14]&amp;&quot;E.$e$2:$&quot;&amp;[.$B14]&amp;&quot;E.$e$101&quot;))*100" office:value-type="float" office:value="0" calcext:value-type="float">
            <text:p>0</text:p>
          </table:table-cell>
          <table:table-cell table:formula="of:=ABS([.E14]/(([.E14]-[.F14])/1.96))" office:value-type="string" office:string-value="" calcext:value-type="error">
            <text:p>#DIV/0!</text:p>
          </table:table-cell>
          <table:table-cell table:formula="of:=IF([.E14]=0;&quot;&quot;;IF([.H14]&gt;=2.58;&quot;***&quot;;IF([.H14]&gt;=1.96;&quot;**&quot;; IF([.H14]&gt;1.64;&quot;*&quot;;&quot;&quot;))))">
            <text:p/>
          </table:table-cell>
        </table:table-row>
        <table:table-row table:style-name="ro1">
          <table:table-cell office:value-type="string" calcext:value-type="string">
            <text:p>secbnew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BA45</text:p>
          </table:table-cell>
          <table:table-cell table:formula="of:=[.A15]&amp;[.C15]" office:value-type="string" office:string-value="secbnewBA45" calcext:value-type="string">
            <text:p>secbnewBA45</text:p>
          </table:table-cell>
          <table:table-cell table:formula="of:=SUMIF(INDIRECT(&quot;$&quot;&amp;[.$B15]&amp;&quot;E.$b$2:$&quot;&amp;[.$B15]&amp;&quot;E.$b$101&quot;);&quot;Immunity&quot;&amp;[.$A15];INDIRECT(&quot;$&quot;&amp;[.$B15]&amp;&quot;E.$C$2:$&quot;&amp;[.$B15]&amp;&quot;E.$C$101&quot;))*100" office:value-type="float" office:value="7.89343517204174" calcext:value-type="float">
            <text:p>7.89343517204174</text:p>
          </table:table-cell>
          <table:table-cell table:formula="of:=SUMIF(INDIRECT(&quot;$&quot;&amp;[.$B15]&amp;&quot;E.$b$2:$&quot;&amp;[.$B15]&amp;&quot;E.$b$101&quot;);&quot;Immunity&quot;&amp;[.$A15];INDIRECT(&quot;$&quot;&amp;[.$B15]&amp;&quot;E.$d$2:$&quot;&amp;[.$B15]&amp;&quot;E.$d$101&quot;))*100" office:value-type="float" office:value="4.3784168335405" calcext:value-type="float">
            <text:p>4.3784168335405</text:p>
          </table:table-cell>
          <table:table-cell table:formula="of:=SUMIF(INDIRECT(&quot;$&quot;&amp;[.$B15]&amp;&quot;E.$b$2:$&quot;&amp;[.$B15]&amp;&quot;E.$b$101&quot;);&quot;Immunity&quot;&amp;[.$A15];INDIRECT(&quot;$&quot;&amp;[.$B15]&amp;&quot;E.$e$2:$&quot;&amp;[.$B15]&amp;&quot;E.$e$101&quot;))*100" office:value-type="float" office:value="11.408453510543" calcext:value-type="float">
            <text:p>11.408453510543</text:p>
          </table:table-cell>
          <table:table-cell table:formula="of:=ABS([.E15]/(([.E15]-[.F15])/1.96))" office:value-type="float" office:value="4.40143733184576" calcext:value-type="float">
            <text:p>4.40143733184576</text:p>
          </table:table-cell>
          <table:table-cell table:formula="of:=IF([.E15]=0;&quot;&quot;;IF([.H15]&gt;=2.58;&quot;***&quot;;IF([.H15]&gt;=1.96;&quot;**&quot;; IF([.H15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secbnew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LC</text:p>
          </table:table-cell>
          <table:table-cell table:formula="of:=[.A16]&amp;[.C16]" office:value-type="string" office:string-value="secbnewLC" calcext:value-type="string">
            <text:p>secbnewLC</text:p>
          </table:table-cell>
          <table:table-cell table:formula="of:=SUMIF(INDIRECT(&quot;$&quot;&amp;[.$B16]&amp;&quot;E.$b$2:$&quot;&amp;[.$B16]&amp;&quot;E.$b$101&quot;);&quot;Immunity&quot;&amp;[.$A16];INDIRECT(&quot;$&quot;&amp;[.$B16]&amp;&quot;E.$C$2:$&quot;&amp;[.$B16]&amp;&quot;E.$C$101&quot;))*100" office:value-type="float" office:value="0" calcext:value-type="float">
            <text:p>0</text:p>
          </table:table-cell>
          <table:table-cell table:formula="of:=SUMIF(INDIRECT(&quot;$&quot;&amp;[.$B16]&amp;&quot;E.$b$2:$&quot;&amp;[.$B16]&amp;&quot;E.$b$101&quot;);&quot;Immunity&quot;&amp;[.$A16];INDIRECT(&quot;$&quot;&amp;[.$B16]&amp;&quot;E.$d$2:$&quot;&amp;[.$B16]&amp;&quot;E.$d$101&quot;))*100" office:value-type="float" office:value="0" calcext:value-type="float">
            <text:p>0</text:p>
          </table:table-cell>
          <table:table-cell table:formula="of:=SUMIF(INDIRECT(&quot;$&quot;&amp;[.$B16]&amp;&quot;E.$b$2:$&quot;&amp;[.$B16]&amp;&quot;E.$b$101&quot;);&quot;Immunity&quot;&amp;[.$A16];INDIRECT(&quot;$&quot;&amp;[.$B16]&amp;&quot;E.$e$2:$&quot;&amp;[.$B16]&amp;&quot;E.$e$101&quot;))*100" office:value-type="float" office:value="0" calcext:value-type="float">
            <text:p>0</text:p>
          </table:table-cell>
          <table:table-cell table:formula="of:=ABS([.E16]/(([.E16]-[.F16])/1.96))" office:value-type="string" office:string-value="" calcext:value-type="error">
            <text:p>#DIV/0!</text:p>
          </table:table-cell>
          <table:table-cell table:formula="of:=IF([.E16]=0;&quot;&quot;;IF([.H16]&gt;=2.58;&quot;***&quot;;IF([.H16]&gt;=1.96;&quot;**&quot;; IF([.H16]&gt;1.64;&quot;*&quot;;&quot;&quot;))))">
            <text:p/>
          </table:table-cell>
        </table:table-row>
        <table:table-row table:style-name="ro1">
          <table:table-cell office:value-type="string" calcext:value-type="string">
            <text:p>secbnew</text:p>
          </table:table-cell>
          <table:table-cell office:value-type="string" calcext:value-type="string">
            <text:p>LCInf</text:p>
          </table:table-cell>
          <table:table-cell table:formula="of:=&quot;LCinf&quot;" office:value-type="string" office:string-value="LCinf" calcext:value-type="string">
            <text:p>LCinf</text:p>
          </table:table-cell>
          <table:table-cell table:formula="of:=[.A17]&amp;[.C17]" office:value-type="string" office:string-value="secbnewLCinf" calcext:value-type="string">
            <text:p>secbnewLCinf</text:p>
          </table:table-cell>
          <table:table-cell table:formula="of:=SUMIF(INDIRECT(&quot;$&quot;&amp;[.$B17]&amp;&quot;E.$b$2:$&quot;&amp;[.$B17]&amp;&quot;E.$b$101&quot;);&quot;Immunity&quot;&amp;[.$A17];INDIRECT(&quot;$&quot;&amp;[.$B17]&amp;&quot;E.$C$2:$&quot;&amp;[.$B17]&amp;&quot;E.$C$101&quot;))*100" office:value-type="float" office:value="0" calcext:value-type="float">
            <text:p>0</text:p>
          </table:table-cell>
          <table:table-cell table:formula="of:=SUMIF(INDIRECT(&quot;$&quot;&amp;[.$B17]&amp;&quot;E.$b$2:$&quot;&amp;[.$B17]&amp;&quot;E.$b$101&quot;);&quot;Immunity&quot;&amp;[.$A17];INDIRECT(&quot;$&quot;&amp;[.$B17]&amp;&quot;E.$d$2:$&quot;&amp;[.$B17]&amp;&quot;E.$d$101&quot;))*100" office:value-type="float" office:value="0" calcext:value-type="float">
            <text:p>0</text:p>
          </table:table-cell>
          <table:table-cell table:formula="of:=SUMIF(INDIRECT(&quot;$&quot;&amp;[.$B17]&amp;&quot;E.$b$2:$&quot;&amp;[.$B17]&amp;&quot;E.$b$101&quot;);&quot;Immunity&quot;&amp;[.$A17];INDIRECT(&quot;$&quot;&amp;[.$B17]&amp;&quot;E.$e$2:$&quot;&amp;[.$B17]&amp;&quot;E.$e$101&quot;))*100" office:value-type="float" office:value="0" calcext:value-type="float">
            <text:p>0</text:p>
          </table:table-cell>
          <table:table-cell table:formula="of:=ABS([.E17]/(([.E17]-[.F17])/1.96))" office:value-type="string" office:string-value="" calcext:value-type="error">
            <text:p>#DIV/0!</text:p>
          </table:table-cell>
          <table:table-cell table:formula="of:=IF([.E17]=0;&quot;&quot;;IF([.H17]&gt;=2.58;&quot;***&quot;;IF([.H17]&gt;=1.96;&quot;**&quot;; IF([.H17]&gt;1.64;&quot;*&quot;;&quot;&quot;))))">
            <text:p/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BA12</text:p>
          </table:table-cell>
          <table:table-cell table:formula="of:=[.A18]&amp;[.C18]" office:value-type="string" office:string-value="hybridfullBA12" calcext:value-type="string">
            <text:p>hybridfullBA12</text:p>
          </table:table-cell>
          <table:table-cell table:formula="of:=SUMIF(INDIRECT(&quot;$&quot;&amp;[.$B18]&amp;&quot;E.$b$2:$&quot;&amp;[.$B18]&amp;&quot;E.$b$101&quot;);&quot;Immunity&quot;&amp;[.$A18];INDIRECT(&quot;$&quot;&amp;[.$B18]&amp;&quot;E.$C$2:$&quot;&amp;[.$B18]&amp;&quot;E.$C$101&quot;))*100" office:value-type="float" office:value="0.41239025540793" calcext:value-type="float">
            <text:p>0.41239025540793</text:p>
          </table:table-cell>
          <table:table-cell table:formula="of:=SUMIF(INDIRECT(&quot;$&quot;&amp;[.$B18]&amp;&quot;E.$b$2:$&quot;&amp;[.$B18]&amp;&quot;E.$b$101&quot;);&quot;Immunity&quot;&amp;[.$A18];INDIRECT(&quot;$&quot;&amp;[.$B18]&amp;&quot;E.$d$2:$&quot;&amp;[.$B18]&amp;&quot;E.$d$101&quot;))*100" office:value-type="float" office:value="0.0867705999815412" calcext:value-type="float">
            <text:p>0.0867705999815412</text:p>
          </table:table-cell>
          <table:table-cell table:formula="of:=SUMIF(INDIRECT(&quot;$&quot;&amp;[.$B18]&amp;&quot;E.$b$2:$&quot;&amp;[.$B18]&amp;&quot;E.$b$101&quot;);&quot;Immunity&quot;&amp;[.$A18];INDIRECT(&quot;$&quot;&amp;[.$B18]&amp;&quot;E.$e$2:$&quot;&amp;[.$B18]&amp;&quot;E.$e$101&quot;))*100" office:value-type="float" office:value="0.738009910834318" calcext:value-type="float">
            <text:p>0.738009910834318</text:p>
          </table:table-cell>
          <table:table-cell table:formula="of:=ABS([.E18]/(([.E18]-[.F18])/1.96))" office:value-type="float" office:value="2.48229763507709" calcext:value-type="float">
            <text:p>2.48229763507709</text:p>
          </table:table-cell>
          <table:table-cell table:formula="of:=IF([.E18]=0;&quot;&quot;;IF([.H18]&gt;=2.58;&quot;***&quot;;IF([.H18]&gt;=1.96;&quot;**&quot;; IF([.H18]&gt;1.64;&quot;*&quot;;&quot;&quot;))))" office:value-type="string" office:string-value="**" calcext:value-type="string">
            <text:p>**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BA45</text:p>
          </table:table-cell>
          <table:table-cell table:formula="of:=[.A19]&amp;[.C19]" office:value-type="string" office:string-value="hybridfullBA45" calcext:value-type="string">
            <text:p>hybridfullBA45</text:p>
          </table:table-cell>
          <table:table-cell table:formula="of:=SUMIF(INDIRECT(&quot;$&quot;&amp;[.$B19]&amp;&quot;E.$b$2:$&quot;&amp;[.$B19]&amp;&quot;E.$b$101&quot;);&quot;Immunity&quot;&amp;[.$A19];INDIRECT(&quot;$&quot;&amp;[.$B19]&amp;&quot;E.$C$2:$&quot;&amp;[.$B19]&amp;&quot;E.$C$101&quot;))*100" office:value-type="float" office:value="0.809644825322008" calcext:value-type="float">
            <text:p>0.809644825322008</text:p>
          </table:table-cell>
          <table:table-cell table:formula="of:=SUMIF(INDIRECT(&quot;$&quot;&amp;[.$B19]&amp;&quot;E.$b$2:$&quot;&amp;[.$B19]&amp;&quot;E.$b$101&quot;);&quot;Immunity&quot;&amp;[.$A19];INDIRECT(&quot;$&quot;&amp;[.$B19]&amp;&quot;E.$d$2:$&quot;&amp;[.$B19]&amp;&quot;E.$d$101&quot;))*100" office:value-type="float" office:value="-0.023989051148952" calcext:value-type="float">
            <text:p>-0.023989051148952</text:p>
          </table:table-cell>
          <table:table-cell table:formula="of:=SUMIF(INDIRECT(&quot;$&quot;&amp;[.$B19]&amp;&quot;E.$b$2:$&quot;&amp;[.$B19]&amp;&quot;E.$b$101&quot;);&quot;Immunity&quot;&amp;[.$A19];INDIRECT(&quot;$&quot;&amp;[.$B19]&amp;&quot;E.$e$2:$&quot;&amp;[.$B19]&amp;&quot;E.$e$101&quot;))*100" office:value-type="float" office:value="1.64327870179297" calcext:value-type="float">
            <text:p>1.64327870179297</text:p>
          </table:table-cell>
          <table:table-cell table:formula="of:=ABS([.E19]/(([.E19]-[.F19])/1.96))" office:value-type="float" office:value="1.90359809314493" calcext:value-type="float">
            <text:p>1.90359809314493</text:p>
          </table:table-cell>
          <table:table-cell table:formula="of:=IF([.E19]=0;&quot;&quot;;IF([.H19]&gt;=2.58;&quot;***&quot;;IF([.H19]&gt;=1.96;&quot;**&quot;; IF([.H19]&gt;1.64;&quot;*&quot;;&quot;&quot;))))" office:value-type="string" office:string-value="*" calcext:value-type="string">
            <text:p>*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LC</text:p>
          </table:table-cell>
          <table:table-cell table:formula="of:=[.A20]&amp;[.C20]" office:value-type="string" office:string-value="hybridfullLC" calcext:value-type="string">
            <text:p>hybridfullLC</text:p>
          </table:table-cell>
          <table:table-cell table:formula="of:=SUMIF(INDIRECT(&quot;$&quot;&amp;[.$B20]&amp;&quot;E.$b$2:$&quot;&amp;[.$B20]&amp;&quot;E.$b$101&quot;);&quot;Immunity&quot;&amp;[.$A20];INDIRECT(&quot;$&quot;&amp;[.$B20]&amp;&quot;E.$C$2:$&quot;&amp;[.$B20]&amp;&quot;E.$C$101&quot;))*100" office:value-type="float" office:value="0" calcext:value-type="float">
            <text:p>0</text:p>
          </table:table-cell>
          <table:table-cell table:formula="of:=SUMIF(INDIRECT(&quot;$&quot;&amp;[.$B20]&amp;&quot;E.$b$2:$&quot;&amp;[.$B20]&amp;&quot;E.$b$101&quot;);&quot;Immunity&quot;&amp;[.$A20];INDIRECT(&quot;$&quot;&amp;[.$B20]&amp;&quot;E.$d$2:$&quot;&amp;[.$B20]&amp;&quot;E.$d$101&quot;))*100" office:value-type="float" office:value="0" calcext:value-type="float">
            <text:p>0</text:p>
          </table:table-cell>
          <table:table-cell table:formula="of:=SUMIF(INDIRECT(&quot;$&quot;&amp;[.$B20]&amp;&quot;E.$b$2:$&quot;&amp;[.$B20]&amp;&quot;E.$b$101&quot;);&quot;Immunity&quot;&amp;[.$A20];INDIRECT(&quot;$&quot;&amp;[.$B20]&amp;&quot;E.$e$2:$&quot;&amp;[.$B20]&amp;&quot;E.$e$101&quot;))*100" office:value-type="float" office:value="0" calcext:value-type="float">
            <text:p>0</text:p>
          </table:table-cell>
          <table:table-cell table:formula="of:=ABS([.E20]/(([.E20]-[.F20])/1.96))" office:value-type="string" office:string-value="" calcext:value-type="error">
            <text:p>#DIV/0!</text:p>
          </table:table-cell>
          <table:table-cell table:formula="of:=IF([.E20]=0;&quot;&quot;;IF([.H20]&gt;=2.58;&quot;***&quot;;IF([.H20]&gt;=1.96;&quot;**&quot;; IF([.H20]&gt;1.64;&quot;*&quot;;&quot;&quot;))))">
            <text:p/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LCInf</text:p>
          </table:table-cell>
          <table:table-cell table:formula="of:=&quot;LCinf&quot;" office:value-type="string" office:string-value="LCinf" calcext:value-type="string">
            <text:p>LCinf</text:p>
          </table:table-cell>
          <table:table-cell table:formula="of:=[.A21]&amp;[.C21]" office:value-type="string" office:string-value="hybridfullLCinf" calcext:value-type="string">
            <text:p>hybridfullLCinf</text:p>
          </table:table-cell>
          <table:table-cell table:formula="of:=SUMIF(INDIRECT(&quot;$&quot;&amp;[.$B21]&amp;&quot;E.$b$2:$&quot;&amp;[.$B21]&amp;&quot;E.$b$101&quot;);&quot;Immunity&quot;&amp;[.$A21];INDIRECT(&quot;$&quot;&amp;[.$B21]&amp;&quot;E.$C$2:$&quot;&amp;[.$B21]&amp;&quot;E.$C$101&quot;))*100" office:value-type="float" office:value="1.46404700577122" calcext:value-type="float">
            <text:p>1.46404700577122</text:p>
          </table:table-cell>
          <table:table-cell table:formula="of:=SUMIF(INDIRECT(&quot;$&quot;&amp;[.$B21]&amp;&quot;E.$b$2:$&quot;&amp;[.$B21]&amp;&quot;E.$b$101&quot;);&quot;Immunity&quot;&amp;[.$A21];INDIRECT(&quot;$&quot;&amp;[.$B21]&amp;&quot;E.$d$2:$&quot;&amp;[.$B21]&amp;&quot;E.$d$101&quot;))*100" office:value-type="float" office:value="-0.44360801545248" calcext:value-type="float">
            <text:p>-0.44360801545248</text:p>
          </table:table-cell>
          <table:table-cell table:formula="of:=SUMIF(INDIRECT(&quot;$&quot;&amp;[.$B21]&amp;&quot;E.$b$2:$&quot;&amp;[.$B21]&amp;&quot;E.$b$101&quot;);&quot;Immunity&quot;&amp;[.$A21];INDIRECT(&quot;$&quot;&amp;[.$B21]&amp;&quot;E.$e$2:$&quot;&amp;[.$B21]&amp;&quot;E.$e$101&quot;))*100" office:value-type="float" office:value="3.37170202699492" calcext:value-type="float">
            <text:p>3.37170202699492</text:p>
          </table:table-cell>
          <table:table-cell table:formula="of:=ABS([.E21]/(([.E21]-[.F21])/1.96))" office:value-type="float" office:value="1.5042196305865" calcext:value-type="float">
            <text:p>1.5042196305865</text:p>
          </table:table-cell>
          <table:table-cell table:formula="of:=IF([.E21]=0;&quot;&quot;;IF([.H21]&gt;=2.58;&quot;***&quot;;IF([.H21]&gt;=1.96;&quot;**&quot;; IF([.H21]&gt;1.64;&quot;*&quot;;&quot;&quot;))))">
            <text:p/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BA12</text:p>
          </table:table-cell>
          <table:table-cell table:formula="of:=[.A22]&amp;[.C22]" office:value-type="string" office:string-value="hybridboostBA12" calcext:value-type="string">
            <text:p>hybridboostBA12</text:p>
          </table:table-cell>
          <table:table-cell table:formula="of:=SUMIF(INDIRECT(&quot;$&quot;&amp;[.$B22]&amp;&quot;E.$b$2:$&quot;&amp;[.$B22]&amp;&quot;E.$b$101&quot;);&quot;Immunity&quot;&amp;[.$A22];INDIRECT(&quot;$&quot;&amp;[.$B22]&amp;&quot;E.$C$2:$&quot;&amp;[.$B22]&amp;&quot;E.$C$101&quot;))*100" office:value-type="float" office:value="0.0094530562130687" calcext:value-type="float">
            <text:p>0.0094530562130687</text:p>
          </table:table-cell>
          <table:table-cell table:formula="of:=SUMIF(INDIRECT(&quot;$&quot;&amp;[.$B22]&amp;&quot;E.$b$2:$&quot;&amp;[.$B22]&amp;&quot;E.$b$101&quot;);&quot;Immunity&quot;&amp;[.$A22];INDIRECT(&quot;$&quot;&amp;[.$B22]&amp;&quot;E.$d$2:$&quot;&amp;[.$B22]&amp;&quot;E.$d$101&quot;))*100" office:value-type="float" office:value="-0.262132510413731" calcext:value-type="float">
            <text:p>-0.262132510413731</text:p>
          </table:table-cell>
          <table:table-cell table:formula="of:=SUMIF(INDIRECT(&quot;$&quot;&amp;[.$B22]&amp;&quot;E.$b$2:$&quot;&amp;[.$B22]&amp;&quot;E.$b$101&quot;);&quot;Immunity&quot;&amp;[.$A22];INDIRECT(&quot;$&quot;&amp;[.$B22]&amp;&quot;E.$e$2:$&quot;&amp;[.$B22]&amp;&quot;E.$e$101&quot;))*100" office:value-type="float" office:value="0.281038622839869" calcext:value-type="float">
            <text:p>0.281038622839869</text:p>
          </table:table-cell>
          <table:table-cell table:formula="of:=ABS([.E22]/(([.E22]-[.F22])/1.96))" office:value-type="float" office:value="0.0682215568659985" calcext:value-type="float">
            <text:p>0.0682215568659985</text:p>
          </table:table-cell>
          <table:table-cell table:formula="of:=IF([.E22]=0;&quot;&quot;;IF([.H22]&gt;=2.58;&quot;***&quot;;IF([.H22]&gt;=1.96;&quot;**&quot;; IF([.H22]&gt;1.64;&quot;*&quot;;&quot;&quot;))))">
            <text:p/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BA45</text:p>
          </table:table-cell>
          <table:table-cell table:formula="of:=[.A23]&amp;[.C23]" office:value-type="string" office:string-value="hybridboostBA45" calcext:value-type="string">
            <text:p>hybridboostBA45</text:p>
          </table:table-cell>
          <table:table-cell table:formula="of:=SUMIF(INDIRECT(&quot;$&quot;&amp;[.$B23]&amp;&quot;E.$b$2:$&quot;&amp;[.$B23]&amp;&quot;E.$b$101&quot;);&quot;Immunity&quot;&amp;[.$A23];INDIRECT(&quot;$&quot;&amp;[.$B23]&amp;&quot;E.$C$2:$&quot;&amp;[.$B23]&amp;&quot;E.$C$101&quot;))*100" office:value-type="float" office:value="0.324261782146811" calcext:value-type="float">
            <text:p>0.324261782146811</text:p>
          </table:table-cell>
          <table:table-cell table:formula="of:=SUMIF(INDIRECT(&quot;$&quot;&amp;[.$B23]&amp;&quot;E.$b$2:$&quot;&amp;[.$B23]&amp;&quot;E.$b$101&quot;);&quot;Immunity&quot;&amp;[.$A23];INDIRECT(&quot;$&quot;&amp;[.$B23]&amp;&quot;E.$d$2:$&quot;&amp;[.$B23]&amp;&quot;E.$d$101&quot;))*100" office:value-type="float" office:value="0.062765166489935" calcext:value-type="float">
            <text:p>0.062765166489935</text:p>
          </table:table-cell>
          <table:table-cell table:formula="of:=SUMIF(INDIRECT(&quot;$&quot;&amp;[.$B23]&amp;&quot;E.$b$2:$&quot;&amp;[.$B23]&amp;&quot;E.$b$101&quot;);&quot;Immunity&quot;&amp;[.$A23];INDIRECT(&quot;$&quot;&amp;[.$B23]&amp;&quot;E.$e$2:$&quot;&amp;[.$B23]&amp;&quot;E.$e$101&quot;))*100" office:value-type="float" office:value="0.585758397803687" calcext:value-type="float">
            <text:p>0.585758397803687</text:p>
          </table:table-cell>
          <table:table-cell table:formula="of:=ABS([.E23]/(([.E23]-[.F23])/1.96))" office:value-type="float" office:value="2.43044481249307" calcext:value-type="float">
            <text:p>2.43044481249307</text:p>
          </table:table-cell>
          <table:table-cell table:formula="of:=IF([.E23]=0;&quot;&quot;;IF([.H23]&gt;=2.58;&quot;***&quot;;IF([.H23]&gt;=1.96;&quot;**&quot;; IF([.H23]&gt;1.64;&quot;*&quot;;&quot;&quot;))))" office:value-type="string" office:string-value="**" calcext:value-type="string">
            <text:p>**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LC</text:p>
          </table:table-cell>
          <table:table-cell table:formula="of:=[.A24]&amp;[.C24]" office:value-type="string" office:string-value="hybridboostLC" calcext:value-type="string">
            <text:p>hybridboostLC</text:p>
          </table:table-cell>
          <table:table-cell table:formula="of:=SUMIF(INDIRECT(&quot;$&quot;&amp;[.$B24]&amp;&quot;E.$b$2:$&quot;&amp;[.$B24]&amp;&quot;E.$b$101&quot;);&quot;Immunity&quot;&amp;[.$A24];INDIRECT(&quot;$&quot;&amp;[.$B24]&amp;&quot;E.$C$2:$&quot;&amp;[.$B24]&amp;&quot;E.$C$101&quot;))*100" office:value-type="float" office:value="0" calcext:value-type="float">
            <text:p>0</text:p>
          </table:table-cell>
          <table:table-cell table:formula="of:=SUMIF(INDIRECT(&quot;$&quot;&amp;[.$B24]&amp;&quot;E.$b$2:$&quot;&amp;[.$B24]&amp;&quot;E.$b$101&quot;);&quot;Immunity&quot;&amp;[.$A24];INDIRECT(&quot;$&quot;&amp;[.$B24]&amp;&quot;E.$d$2:$&quot;&amp;[.$B24]&amp;&quot;E.$d$101&quot;))*100" office:value-type="float" office:value="0" calcext:value-type="float">
            <text:p>0</text:p>
          </table:table-cell>
          <table:table-cell table:formula="of:=SUMIF(INDIRECT(&quot;$&quot;&amp;[.$B24]&amp;&quot;E.$b$2:$&quot;&amp;[.$B24]&amp;&quot;E.$b$101&quot;);&quot;Immunity&quot;&amp;[.$A24];INDIRECT(&quot;$&quot;&amp;[.$B24]&amp;&quot;E.$e$2:$&quot;&amp;[.$B24]&amp;&quot;E.$e$101&quot;))*100" office:value-type="float" office:value="0" calcext:value-type="float">
            <text:p>0</text:p>
          </table:table-cell>
          <table:table-cell table:formula="of:=ABS([.E24]/(([.E24]-[.F24])/1.96))" office:value-type="string" office:string-value="" calcext:value-type="error">
            <text:p>#DIV/0!</text:p>
          </table:table-cell>
          <table:table-cell table:formula="of:=IF([.E24]=0;&quot;&quot;;IF([.H24]&gt;=2.58;&quot;***&quot;;IF([.H24]&gt;=1.96;&quot;**&quot;; IF([.H24]&gt;1.64;&quot;*&quot;;&quot;&quot;))))">
            <text:p/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LCInf</text:p>
          </table:table-cell>
          <table:table-cell table:formula="of:=&quot;LCinf&quot;" office:value-type="string" office:string-value="LCinf" calcext:value-type="string">
            <text:p>LCinf</text:p>
          </table:table-cell>
          <table:table-cell table:formula="of:=[.A25]&amp;[.C25]" office:value-type="string" office:string-value="hybridboostLCinf" calcext:value-type="string">
            <text:p>hybridboostLCinf</text:p>
          </table:table-cell>
          <table:table-cell table:formula="of:=SUMIF(INDIRECT(&quot;$&quot;&amp;[.$B25]&amp;&quot;E.$b$2:$&quot;&amp;[.$B25]&amp;&quot;E.$b$101&quot;);&quot;Immunity&quot;&amp;[.$A25];INDIRECT(&quot;$&quot;&amp;[.$B25]&amp;&quot;E.$C$2:$&quot;&amp;[.$B25]&amp;&quot;E.$C$101&quot;))*100" office:value-type="float" office:value="1.18451080804493" calcext:value-type="float">
            <text:p>1.18451080804493</text:p>
          </table:table-cell>
          <table:table-cell table:formula="of:=SUMIF(INDIRECT(&quot;$&quot;&amp;[.$B25]&amp;&quot;E.$b$2:$&quot;&amp;[.$B25]&amp;&quot;E.$b$101&quot;);&quot;Immunity&quot;&amp;[.$A25];INDIRECT(&quot;$&quot;&amp;[.$B25]&amp;&quot;E.$d$2:$&quot;&amp;[.$B25]&amp;&quot;E.$d$101&quot;))*100" office:value-type="float" office:value="-0.706254370394745" calcext:value-type="float">
            <text:p>-0.706254370394745</text:p>
          </table:table-cell>
          <table:table-cell table:formula="of:=SUMIF(INDIRECT(&quot;$&quot;&amp;[.$B25]&amp;&quot;E.$b$2:$&quot;&amp;[.$B25]&amp;&quot;E.$b$101&quot;);&quot;Immunity&quot;&amp;[.$A25];INDIRECT(&quot;$&quot;&amp;[.$B25]&amp;&quot;E.$e$2:$&quot;&amp;[.$B25]&amp;&quot;E.$e$101&quot;))*100" office:value-type="float" office:value="3.0752759864846" calcext:value-type="float">
            <text:p>3.0752759864846</text:p>
          </table:table-cell>
          <table:table-cell table:formula="of:=ABS([.E25]/(([.E25]-[.F25])/1.96))" office:value-type="float" office:value="1.22788446193195" calcext:value-type="float">
            <text:p>1.22788446193195</text:p>
          </table:table-cell>
          <table:table-cell table:formula="of:=IF([.E25]=0;&quot;&quot;;IF([.H25]&gt;=2.58;&quot;***&quot;;IF([.H25]&gt;=1.96;&quot;**&quot;; IF([.H25]&gt;1.64;&quot;*&quot;;&quot;&quot;))))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BA12</text:p>
          </table:table-cell>
          <table:table-cell table:formula="of:=[.A26]&amp;[.C26]" office:value-type="string" office:string-value="infBA12" calcext:value-type="string">
            <text:p>infBA12</text:p>
          </table:table-cell>
          <table:table-cell table:formula="of:=SUMIF(INDIRECT(&quot;$&quot;&amp;[.$B26]&amp;&quot;E.$b$2:$&quot;&amp;[.$B26]&amp;&quot;E.$b$101&quot;);&quot;Immunity&quot;&amp;[.$A26];INDIRECT(&quot;$&quot;&amp;[.$B26]&amp;&quot;E.$C$2:$&quot;&amp;[.$B26]&amp;&quot;E.$C$101&quot;))*100" office:value-type="float" office:value="-0.356475355884799" calcext:value-type="float">
            <text:p>-0.356475355884799</text:p>
          </table:table-cell>
          <table:table-cell table:formula="of:=SUMIF(INDIRECT(&quot;$&quot;&amp;[.$B26]&amp;&quot;E.$b$2:$&quot;&amp;[.$B26]&amp;&quot;E.$b$101&quot;);&quot;Immunity&quot;&amp;[.$A26];INDIRECT(&quot;$&quot;&amp;[.$B26]&amp;&quot;E.$d$2:$&quot;&amp;[.$B26]&amp;&quot;E.$d$101&quot;))*100" office:value-type="float" office:value="-0.680913084886837" calcext:value-type="float">
            <text:p>-0.680913084886837</text:p>
          </table:table-cell>
          <table:table-cell table:formula="of:=SUMIF(INDIRECT(&quot;$&quot;&amp;[.$B26]&amp;&quot;E.$b$2:$&quot;&amp;[.$B26]&amp;&quot;E.$b$101&quot;);&quot;Immunity&quot;&amp;[.$A26];INDIRECT(&quot;$&quot;&amp;[.$B26]&amp;&quot;E.$e$2:$&quot;&amp;[.$B26]&amp;&quot;E.$e$101&quot;))*100" office:value-type="float" office:value="-0.0320376268827608" calcext:value-type="float">
            <text:p>-0.0320376268827608</text:p>
          </table:table-cell>
          <table:table-cell table:formula="of:=ABS([.E26]/(([.E26]-[.F26])/1.96))" office:value-type="float" office:value="2.15354638217745" calcext:value-type="float">
            <text:p>2.15354638217745</text:p>
          </table:table-cell>
          <table:table-cell table:formula="of:=IF([.E26]=0;&quot;&quot;;IF([.H26]&gt;=2.58;&quot;***&quot;;IF([.H26]&gt;=1.96;&quot;**&quot;; IF([.H26]&gt;1.64;&quot;*&quot;;&quot;&quot;))))" office:value-type="string" office:string-value="**" calcext:value-type="string">
            <text:p>**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BA45</text:p>
          </table:table-cell>
          <table:table-cell table:formula="of:=[.A27]&amp;[.C27]" office:value-type="string" office:string-value="infBA45" calcext:value-type="string">
            <text:p>infBA45</text:p>
          </table:table-cell>
          <table:table-cell table:formula="of:=SUMIF(INDIRECT(&quot;$&quot;&amp;[.$B27]&amp;&quot;E.$b$2:$&quot;&amp;[.$B27]&amp;&quot;E.$b$101&quot;);&quot;Immunity&quot;&amp;[.$A27];INDIRECT(&quot;$&quot;&amp;[.$B27]&amp;&quot;E.$C$2:$&quot;&amp;[.$B27]&amp;&quot;E.$C$101&quot;))*100" office:value-type="float" office:value="0.285856367781901" calcext:value-type="float">
            <text:p>0.285856367781901</text:p>
          </table:table-cell>
          <table:table-cell table:formula="of:=SUMIF(INDIRECT(&quot;$&quot;&amp;[.$B27]&amp;&quot;E.$b$2:$&quot;&amp;[.$B27]&amp;&quot;E.$b$101&quot;);&quot;Immunity&quot;&amp;[.$A27];INDIRECT(&quot;$&quot;&amp;[.$B27]&amp;&quot;E.$d$2:$&quot;&amp;[.$B27]&amp;&quot;E.$d$101&quot;))*100" office:value-type="float" office:value="-0.990102126840867" calcext:value-type="float">
            <text:p>-0.990102126840867</text:p>
          </table:table-cell>
          <table:table-cell table:formula="of:=SUMIF(INDIRECT(&quot;$&quot;&amp;[.$B27]&amp;&quot;E.$b$2:$&quot;&amp;[.$B27]&amp;&quot;E.$b$101&quot;);&quot;Immunity&quot;&amp;[.$A27];INDIRECT(&quot;$&quot;&amp;[.$B27]&amp;&quot;E.$e$2:$&quot;&amp;[.$B27]&amp;&quot;E.$e$101&quot;))*100" office:value-type="float" office:value="1.56181486240467" calcext:value-type="float">
            <text:p>1.56181486240467</text:p>
          </table:table-cell>
          <table:table-cell table:formula="of:=ABS([.E27]/(([.E27]-[.F27])/1.96))" office:value-type="float" office:value="0.439104001590718" calcext:value-type="float">
            <text:p>0.439104001590718</text:p>
          </table:table-cell>
          <table:table-cell table:formula="of:=IF([.E27]=0;&quot;&quot;;IF([.H27]&gt;=2.58;&quot;***&quot;;IF([.H27]&gt;=1.96;&quot;**&quot;; IF([.H27]&gt;1.64;&quot;*&quot;;&quot;&quot;))))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LC</text:p>
          </table:table-cell>
          <table:table-cell table:formula="of:=[.A28]&amp;[.C28]" office:value-type="string" office:string-value="infLC" calcext:value-type="string">
            <text:p>infLC</text:p>
          </table:table-cell>
          <table:table-cell table:formula="of:=SUMIF(INDIRECT(&quot;$&quot;&amp;[.$B28]&amp;&quot;E.$b$2:$&quot;&amp;[.$B28]&amp;&quot;E.$b$101&quot;);&quot;Immunity&quot;&amp;[.$A28];INDIRECT(&quot;$&quot;&amp;[.$B28]&amp;&quot;E.$C$2:$&quot;&amp;[.$B28]&amp;&quot;E.$C$101&quot;))*100" office:value-type="float" office:value="0" calcext:value-type="float">
            <text:p>0</text:p>
          </table:table-cell>
          <table:table-cell table:formula="of:=SUMIF(INDIRECT(&quot;$&quot;&amp;[.$B28]&amp;&quot;E.$b$2:$&quot;&amp;[.$B28]&amp;&quot;E.$b$101&quot;);&quot;Immunity&quot;&amp;[.$A28];INDIRECT(&quot;$&quot;&amp;[.$B28]&amp;&quot;E.$d$2:$&quot;&amp;[.$B28]&amp;&quot;E.$d$101&quot;))*100" office:value-type="float" office:value="0" calcext:value-type="float">
            <text:p>0</text:p>
          </table:table-cell>
          <table:table-cell table:formula="of:=SUMIF(INDIRECT(&quot;$&quot;&amp;[.$B28]&amp;&quot;E.$b$2:$&quot;&amp;[.$B28]&amp;&quot;E.$b$101&quot;);&quot;Immunity&quot;&amp;[.$A28];INDIRECT(&quot;$&quot;&amp;[.$B28]&amp;&quot;E.$e$2:$&quot;&amp;[.$B28]&amp;&quot;E.$e$101&quot;))*100" office:value-type="float" office:value="0" calcext:value-type="float">
            <text:p>0</text:p>
          </table:table-cell>
          <table:table-cell table:formula="of:=ABS([.E28]/(([.E28]-[.F28])/1.96))" office:value-type="string" office:string-value="" calcext:value-type="error">
            <text:p>#DIV/0!</text:p>
          </table:table-cell>
          <table:table-cell table:formula="of:=IF([.E28]=0;&quot;&quot;;IF([.H28]&gt;=2.58;&quot;***&quot;;IF([.H28]&gt;=1.96;&quot;**&quot;; IF([.H28]&gt;1.64;&quot;*&quot;;&quot;&quot;))))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LCInf</text:p>
          </table:table-cell>
          <table:table-cell table:formula="of:=&quot;LCinf&quot;" office:value-type="string" office:string-value="LCinf" calcext:value-type="string">
            <text:p>LCinf</text:p>
          </table:table-cell>
          <table:table-cell table:formula="of:=[.A29]&amp;[.C29]" office:value-type="string" office:string-value="infLCinf" calcext:value-type="string">
            <text:p>infLCinf</text:p>
          </table:table-cell>
          <table:table-cell table:formula="of:=SUMIF(INDIRECT(&quot;$&quot;&amp;[.$B29]&amp;&quot;E.$b$2:$&quot;&amp;[.$B29]&amp;&quot;E.$b$101&quot;);&quot;Immunity&quot;&amp;[.$A29];INDIRECT(&quot;$&quot;&amp;[.$B29]&amp;&quot;E.$C$2:$&quot;&amp;[.$B29]&amp;&quot;E.$C$101&quot;))*100" office:value-type="float" office:value="-1.62846749012217" calcext:value-type="float">
            <text:p>-1.62846749012217</text:p>
          </table:table-cell>
          <table:table-cell table:formula="of:=SUMIF(INDIRECT(&quot;$&quot;&amp;[.$B29]&amp;&quot;E.$b$2:$&quot;&amp;[.$B29]&amp;&quot;E.$b$101&quot;);&quot;Immunity&quot;&amp;[.$A29];INDIRECT(&quot;$&quot;&amp;[.$B29]&amp;&quot;E.$d$2:$&quot;&amp;[.$B29]&amp;&quot;E.$d$101&quot;))*100" office:value-type="float" office:value="-2.99878646028933" calcext:value-type="float">
            <text:p>-2.99878646028933</text:p>
          </table:table-cell>
          <table:table-cell table:formula="of:=SUMIF(INDIRECT(&quot;$&quot;&amp;[.$B29]&amp;&quot;E.$b$2:$&quot;&amp;[.$B29]&amp;&quot;E.$b$101&quot;);&quot;Immunity&quot;&amp;[.$A29];INDIRECT(&quot;$&quot;&amp;[.$B29]&amp;&quot;E.$e$2:$&quot;&amp;[.$B29]&amp;&quot;E.$e$101&quot;))*100" office:value-type="float" office:value="-0.258148519955002" calcext:value-type="float">
            <text:p>-0.258148519955002</text:p>
          </table:table-cell>
          <table:table-cell table:formula="of:=ABS([.E29]/(([.E29]-[.F29])/1.96))" office:value-type="float" office:value="2.32923600280459" calcext:value-type="float">
            <text:p>2.32923600280459</text:p>
          </table:table-cell>
          <table:table-cell table:formula="of:=IF([.E29]=0;&quot;&quot;;IF([.H29]&gt;=2.58;&quot;***&quot;;IF([.H29]&gt;=1.96;&quot;**&quot;; IF([.H29]&gt;1.64;&quot;*&quot;;&quot;&quot;))))" office:value-type="string" office:string-value="**" calcext:value-type="string">
            <text:p>**</text:p>
          </table:table-cell>
        </table:table-row>
      </table:table>
      <table:table table:name="tmpou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6" table:default-cell-style-name="ce6"/>
        <table:table-row table:style-name="ro1">
          <table:table-cell/>
          <table:table-cell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J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Q</text:p>
          </table:table-cell>
        </table:table-row>
        <table:table-row table:style-name="ro1">
          <table:table-cell/>
          <table:table-cell table:formula="of:=[$'out.tex'.A1]" office:value-type="string" office:string-value="secbnew" calcext:value-type="string">
            <text:p>secbnew</text:p>
          </table:table-cell>
          <table:table-cell table:style-name="Default" office:value-type="string" calcext:value-type="string">
            <text:p>BA12</text:p>
          </table:table-cell>
          <table:table-cell table:style-name="Default" table:number-columns-repeated="3"/>
          <table:table-cell table:style-name="Default" office:value-type="string" calcext:value-type="string">
            <text:p>BA45</text:p>
          </table:table-cell>
          <table:table-cell table:style-name="Default" table:number-columns-repeated="3"/>
          <table:table-cell table:style-name="Default" office:value-type="string" calcext:value-type="string">
            <text:p>LC</text:p>
          </table:table-cell>
          <table:table-cell table:style-name="Default" table:number-columns-repeated="3"/>
          <table:table-cell table:style-name="Default" table:formula="of:=&quot;LCinf&quot;" office:value-type="string" office:string-value="LCinf" calcext:value-type="string">
            <text:p>LCinf</text:p>
          </table:table-cell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INDIRECT([.$B$2]&amp;&quot;.&quot;&amp;[.B$1]&amp;[.$A3])" office:value-type="string" office:string-value="001-061" calcext:value-type="string">
            <text:p>001-061</text:p>
          </table:table-cell>
          <table:table-cell table:formula="of:=ROUND(INDIRECT([.$B$2]&amp;&quot;.&quot;&amp;[.C$1]&amp;[.$A3]);2)" office:value-type="float" office:value="0" calcext:value-type="float">
            <text:p>0.00</text:p>
          </table:table-cell>
          <table:table-cell table:formula="of:=ROUND(INDIRECT([.$B$2]&amp;&quot;.&quot;&amp;[.D$1]&amp;[.$A3]);2)" office:value-type="float" office:value="0" calcext:value-type="float">
            <text:p>0.00</text:p>
          </table:table-cell>
          <table:table-cell table:formula="of:=ROUND(INDIRECT([.$B$2]&amp;&quot;.&quot;&amp;[.E$1]&amp;[.$A3]);2)" office:value-type="float" office:value="0" calcext:value-type="float">
            <text:p>0.00</text:p>
          </table:table-cell>
          <table:table-cell table:formula="of:=ROUND(INDIRECT([.$B$2]&amp;&quot;.&quot;&amp;[.F$1]&amp;[.$A3]);2)" office:value-type="float" office:value="0" calcext:value-type="float">
            <text:p>0.00</text:p>
          </table:table-cell>
          <table:table-cell table:formula="of:=ROUND(INDIRECT([.$B$2]&amp;&quot;.&quot;&amp;[.G$1]&amp;[.$A3]);2)" office:value-type="float" office:value="0.8" calcext:value-type="float">
            <text:p>0.80</text:p>
          </table:table-cell>
          <table:table-cell table:formula="of:=ROUND(INDIRECT([.$B$2]&amp;&quot;.&quot;&amp;[.H$1]&amp;[.$A3]);2)" office:value-type="float" office:value="0.86" calcext:value-type="float">
            <text:p>0.86</text:p>
          </table:table-cell>
          <table:table-cell table:formula="of:=ROUND(INDIRECT([.$B$2]&amp;&quot;.&quot;&amp;[.I$1]&amp;[.$A3]);2)" office:value-type="float" office:value="0.72" calcext:value-type="float">
            <text:p>0.72</text:p>
          </table:table-cell>
          <table:table-cell table:formula="of:=ROUND(INDIRECT([.$B$2]&amp;&quot;.&quot;&amp;[.J$1]&amp;[.$A3]);2)" office:value-type="float" office:value="0.81" calcext:value-type="float">
            <text:p>0.81</text:p>
          </table:table-cell>
          <table:table-cell table:formula="of:=ROUND(INDIRECT([.$B$2]&amp;&quot;.&quot;&amp;[.K$1]&amp;[.$A3]);2)" office:value-type="float" office:value="0" calcext:value-type="float">
            <text:p>0.00</text:p>
          </table:table-cell>
          <table:table-cell table:formula="of:=ROUND(INDIRECT([.$B$2]&amp;&quot;.&quot;&amp;[.L$1]&amp;[.$A3]);2)" office:value-type="float" office:value="0" calcext:value-type="float">
            <text:p>0.00</text:p>
          </table:table-cell>
          <table:table-cell table:formula="of:=ROUND(INDIRECT([.$B$2]&amp;&quot;.&quot;&amp;[.M$1]&amp;[.$A3]);2)" office:value-type="float" office:value="0" calcext:value-type="float">
            <text:p>0.00</text:p>
          </table:table-cell>
          <table:table-cell table:formula="of:=ROUND(INDIRECT([.$B$2]&amp;&quot;.&quot;&amp;[.N$1]&amp;[.$A3]);2)" office:value-type="float" office:value="0" calcext:value-type="float">
            <text:p>0.00</text:p>
          </table:table-cell>
          <table:table-cell table:formula="of:=ROUND(INDIRECT([.$B$2]&amp;&quot;.&quot;&amp;[.O$1]&amp;[.$A3]);2)" office:value-type="float" office:value="0" calcext:value-type="float">
            <text:p>0.00</text:p>
          </table:table-cell>
          <table:table-cell table:formula="of:=ROUND(INDIRECT([.$B$2]&amp;&quot;.&quot;&amp;[.P$1]&amp;[.$A3]);2)" office:value-type="float" office:value="0" calcext:value-type="float">
            <text:p>0.00</text:p>
          </table:table-cell>
          <table:table-cell table:formula="of:=ROUND(INDIRECT([.$B$2]&amp;&quot;.&quot;&amp;[.Q$1]&amp;[.$A3]);2)" office:value-type="float" office:value="0" calcext:value-type="float">
            <text:p>0.00</text:p>
          </table:table-cell>
          <table:table-cell table:formula="of:=ROUND(INDIRECT([.$B$2]&amp;&quot;.&quot;&amp;[.R$1]&amp;[.$A3]);2)" office:value-type="float" office:value="0" calcext:value-type="float">
            <text:p>0.00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INDIRECT([.$B$2]&amp;&quot;.A&quot;&amp;[.$A4])" office:value-type="string" office:string-value="062-122" calcext:value-type="string">
            <text:p>062-122</text:p>
          </table:table-cell>
          <table:table-cell table:formula="of:=ROUND(INDIRECT([.$B$2]&amp;&quot;.&quot;&amp;[.C$1]&amp;[.$A4]);2)" office:value-type="float" office:value="0" calcext:value-type="float">
            <text:p>0.00</text:p>
          </table:table-cell>
          <table:table-cell table:formula="of:=ROUND(INDIRECT([.$B$2]&amp;&quot;.&quot;&amp;[.D$1]&amp;[.$A4]);2)" office:value-type="float" office:value="0" calcext:value-type="float">
            <text:p>0.00</text:p>
          </table:table-cell>
          <table:table-cell table:formula="of:=ROUND(INDIRECT([.$B$2]&amp;&quot;.&quot;&amp;[.E$1]&amp;[.$A4]);2)" office:value-type="float" office:value="0" calcext:value-type="float">
            <text:p>0.00</text:p>
          </table:table-cell>
          <table:table-cell table:formula="of:=ROUND(INDIRECT([.$B$2]&amp;&quot;.&quot;&amp;[.F$1]&amp;[.$A4]);2)" office:value-type="float" office:value="0" calcext:value-type="float">
            <text:p>0.00</text:p>
          </table:table-cell>
          <table:table-cell table:formula="of:=ROUND(INDIRECT([.$B$2]&amp;&quot;.&quot;&amp;[.G$1]&amp;[.$A4]);2)" office:value-type="float" office:value="0.69" calcext:value-type="float">
            <text:p>0.69</text:p>
          </table:table-cell>
          <table:table-cell table:formula="of:=ROUND(INDIRECT([.$B$2]&amp;&quot;.&quot;&amp;[.H$1]&amp;[.$A4]);2)" office:value-type="float" office:value="0.77" calcext:value-type="float">
            <text:p>0.77</text:p>
          </table:table-cell>
          <table:table-cell table:formula="of:=ROUND(INDIRECT([.$B$2]&amp;&quot;.&quot;&amp;[.I$1]&amp;[.$A4]);2)" office:value-type="float" office:value="0.57" calcext:value-type="float">
            <text:p>0.57</text:p>
          </table:table-cell>
          <table:table-cell table:formula="of:=ROUND(INDIRECT([.$B$2]&amp;&quot;.&quot;&amp;[.J$1]&amp;[.$A4]);2)" office:value-type="float" office:value="0.65" calcext:value-type="float">
            <text:p>0.65</text:p>
          </table:table-cell>
          <table:table-cell table:formula="of:=ROUND(INDIRECT([.$B$2]&amp;&quot;.&quot;&amp;[.K$1]&amp;[.$A4]);2)" office:value-type="float" office:value="0" calcext:value-type="float">
            <text:p>0.00</text:p>
          </table:table-cell>
          <table:table-cell table:formula="of:=ROUND(INDIRECT([.$B$2]&amp;&quot;.&quot;&amp;[.L$1]&amp;[.$A4]);2)" office:value-type="float" office:value="0" calcext:value-type="float">
            <text:p>0.00</text:p>
          </table:table-cell>
          <table:table-cell table:formula="of:=ROUND(INDIRECT([.$B$2]&amp;&quot;.&quot;&amp;[.M$1]&amp;[.$A4]);2)" office:value-type="float" office:value="0" calcext:value-type="float">
            <text:p>0.00</text:p>
          </table:table-cell>
          <table:table-cell table:formula="of:=ROUND(INDIRECT([.$B$2]&amp;&quot;.&quot;&amp;[.N$1]&amp;[.$A4]);2)" office:value-type="float" office:value="0" calcext:value-type="float">
            <text:p>0.00</text:p>
          </table:table-cell>
          <table:table-cell table:formula="of:=ROUND(INDIRECT([.$B$2]&amp;&quot;.&quot;&amp;[.O$1]&amp;[.$A4]);2)" office:value-type="float" office:value="0" calcext:value-type="float">
            <text:p>0.00</text:p>
          </table:table-cell>
          <table:table-cell table:formula="of:=ROUND(INDIRECT([.$B$2]&amp;&quot;.&quot;&amp;[.P$1]&amp;[.$A4]);2)" office:value-type="float" office:value="0" calcext:value-type="float">
            <text:p>0.00</text:p>
          </table:table-cell>
          <table:table-cell table:formula="of:=ROUND(INDIRECT([.$B$2]&amp;&quot;.&quot;&amp;[.Q$1]&amp;[.$A4]);2)" office:value-type="float" office:value="0" calcext:value-type="float">
            <text:p>0.00</text:p>
          </table:table-cell>
          <table:table-cell table:formula="of:=ROUND(INDIRECT([.$B$2]&amp;&quot;.&quot;&amp;[.R$1]&amp;[.$A4]);2)" office:value-type="float" office:value="0" calcext:value-type="float">
            <text:p>0.00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INDIRECT([.$B$2]&amp;&quot;.A&quot;&amp;[.$A5])" office:value-type="string" office:string-value="123-183" calcext:value-type="string">
            <text:p>123-183</text:p>
          </table:table-cell>
          <table:table-cell table:formula="of:=ROUND(INDIRECT([.$B$2]&amp;&quot;.&quot;&amp;[.C$1]&amp;[.$A5]);2)" office:value-type="float" office:value="0" calcext:value-type="float">
            <text:p>0.00</text:p>
          </table:table-cell>
          <table:table-cell table:formula="of:=ROUND(INDIRECT([.$B$2]&amp;&quot;.&quot;&amp;[.D$1]&amp;[.$A5]);2)" office:value-type="float" office:value="0" calcext:value-type="float">
            <text:p>0.00</text:p>
          </table:table-cell>
          <table:table-cell table:formula="of:=ROUND(INDIRECT([.$B$2]&amp;&quot;.&quot;&amp;[.E$1]&amp;[.$A5]);2)" office:value-type="float" office:value="0" calcext:value-type="float">
            <text:p>0.00</text:p>
          </table:table-cell>
          <table:table-cell table:formula="of:=ROUND(INDIRECT([.$B$2]&amp;&quot;.&quot;&amp;[.F$1]&amp;[.$A5]);2)" office:value-type="float" office:value="0" calcext:value-type="float">
            <text:p>0.00</text:p>
          </table:table-cell>
          <table:table-cell table:formula="of:=ROUND(INDIRECT([.$B$2]&amp;&quot;.&quot;&amp;[.G$1]&amp;[.$A5]);2)" office:value-type="float" office:value="0.44" calcext:value-type="float">
            <text:p>0.44</text:p>
          </table:table-cell>
          <table:table-cell table:formula="of:=ROUND(INDIRECT([.$B$2]&amp;&quot;.&quot;&amp;[.H$1]&amp;[.$A5]);2)" office:value-type="float" office:value="0.58" calcext:value-type="float">
            <text:p>0.58</text:p>
          </table:table-cell>
          <table:table-cell table:formula="of:=ROUND(INDIRECT([.$B$2]&amp;&quot;.&quot;&amp;[.I$1]&amp;[.$A5]);2)" office:value-type="float" office:value="0.26" calcext:value-type="float">
            <text:p>0.26</text:p>
          </table:table-cell>
          <table:table-cell table:formula="of:=ROUND(INDIRECT([.$B$2]&amp;&quot;.&quot;&amp;[.J$1]&amp;[.$A5]);2)" office:value-type="float" office:value="0.49" calcext:value-type="float">
            <text:p>0.49</text:p>
          </table:table-cell>
          <table:table-cell table:formula="of:=ROUND(INDIRECT([.$B$2]&amp;&quot;.&quot;&amp;[.K$1]&amp;[.$A5]);2)" office:value-type="float" office:value="0" calcext:value-type="float">
            <text:p>0.00</text:p>
          </table:table-cell>
          <table:table-cell table:formula="of:=ROUND(INDIRECT([.$B$2]&amp;&quot;.&quot;&amp;[.L$1]&amp;[.$A5]);2)" office:value-type="float" office:value="0" calcext:value-type="float">
            <text:p>0.00</text:p>
          </table:table-cell>
          <table:table-cell table:formula="of:=ROUND(INDIRECT([.$B$2]&amp;&quot;.&quot;&amp;[.M$1]&amp;[.$A5]);2)" office:value-type="float" office:value="0" calcext:value-type="float">
            <text:p>0.00</text:p>
          </table:table-cell>
          <table:table-cell table:formula="of:=ROUND(INDIRECT([.$B$2]&amp;&quot;.&quot;&amp;[.N$1]&amp;[.$A5]);2)" office:value-type="float" office:value="0" calcext:value-type="float">
            <text:p>0.00</text:p>
          </table:table-cell>
          <table:table-cell table:formula="of:=ROUND(INDIRECT([.$B$2]&amp;&quot;.&quot;&amp;[.O$1]&amp;[.$A5]);2)" office:value-type="float" office:value="0" calcext:value-type="float">
            <text:p>0.00</text:p>
          </table:table-cell>
          <table:table-cell table:formula="of:=ROUND(INDIRECT([.$B$2]&amp;&quot;.&quot;&amp;[.P$1]&amp;[.$A5]);2)" office:value-type="float" office:value="0" calcext:value-type="float">
            <text:p>0.00</text:p>
          </table:table-cell>
          <table:table-cell table:formula="of:=ROUND(INDIRECT([.$B$2]&amp;&quot;.&quot;&amp;[.Q$1]&amp;[.$A5]);2)" office:value-type="float" office:value="0" calcext:value-type="float">
            <text:p>0.00</text:p>
          </table:table-cell>
          <table:table-cell table:formula="of:=ROUND(INDIRECT([.$B$2]&amp;&quot;.&quot;&amp;[.R$1]&amp;[.$A5]);2)" office:value-type="float" office:value="0" calcext:value-type="float">
            <text:p>0.00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INDIRECT([.$B$2]&amp;&quot;.A&quot;&amp;[.$A6])" office:value-type="string" office:string-value="184-244" calcext:value-type="string">
            <text:p>184-244</text:p>
          </table:table-cell>
          <table:table-cell table:formula="of:=ROUND(INDIRECT([.$B$2]&amp;&quot;.&quot;&amp;[.C$1]&amp;[.$A6]);2)" office:value-type="float" office:value="0" calcext:value-type="float">
            <text:p>0.00</text:p>
          </table:table-cell>
          <table:table-cell table:formula="of:=ROUND(INDIRECT([.$B$2]&amp;&quot;.&quot;&amp;[.D$1]&amp;[.$A6]);2)" office:value-type="float" office:value="0" calcext:value-type="float">
            <text:p>0.00</text:p>
          </table:table-cell>
          <table:table-cell table:formula="of:=ROUND(INDIRECT([.$B$2]&amp;&quot;.&quot;&amp;[.E$1]&amp;[.$A6]);2)" office:value-type="float" office:value="0" calcext:value-type="float">
            <text:p>0.00</text:p>
          </table:table-cell>
          <table:table-cell table:formula="of:=ROUND(INDIRECT([.$B$2]&amp;&quot;.&quot;&amp;[.F$1]&amp;[.$A6]);2)" office:value-type="float" office:value="0" calcext:value-type="float">
            <text:p>0.00</text:p>
          </table:table-cell>
          <table:table-cell table:formula="of:=ROUND(INDIRECT([.$B$2]&amp;&quot;.&quot;&amp;[.G$1]&amp;[.$A6]);2)" office:value-type="float" office:value="0.4" calcext:value-type="float">
            <text:p>0.40</text:p>
          </table:table-cell>
          <table:table-cell table:formula="of:=ROUND(INDIRECT([.$B$2]&amp;&quot;.&quot;&amp;[.H$1]&amp;[.$A6]);2)" office:value-type="float" office:value="0.7" calcext:value-type="float">
            <text:p>0.70</text:p>
          </table:table-cell>
          <table:table-cell table:formula="of:=ROUND(INDIRECT([.$B$2]&amp;&quot;.&quot;&amp;[.I$1]&amp;[.$A6]);2)" office:value-type="float" office:value="-0.23" calcext:value-type="float">
            <text:p>-0.23</text:p>
          </table:table-cell>
          <table:table-cell table:formula="of:=ROUND(INDIRECT([.$B$2]&amp;&quot;.&quot;&amp;[.J$1]&amp;[.$A6]);2)" office:value-type="float" office:value="0.34" calcext:value-type="float">
            <text:p>0.34</text:p>
          </table:table-cell>
          <table:table-cell table:formula="of:=ROUND(INDIRECT([.$B$2]&amp;&quot;.&quot;&amp;[.K$1]&amp;[.$A6]);2)" office:value-type="float" office:value="0" calcext:value-type="float">
            <text:p>0.00</text:p>
          </table:table-cell>
          <table:table-cell table:formula="of:=ROUND(INDIRECT([.$B$2]&amp;&quot;.&quot;&amp;[.L$1]&amp;[.$A6]);2)" office:value-type="float" office:value="0" calcext:value-type="float">
            <text:p>0.00</text:p>
          </table:table-cell>
          <table:table-cell table:formula="of:=ROUND(INDIRECT([.$B$2]&amp;&quot;.&quot;&amp;[.M$1]&amp;[.$A6]);2)" office:value-type="float" office:value="0" calcext:value-type="float">
            <text:p>0.00</text:p>
          </table:table-cell>
          <table:table-cell table:formula="of:=ROUND(INDIRECT([.$B$2]&amp;&quot;.&quot;&amp;[.N$1]&amp;[.$A6]);2)" office:value-type="float" office:value="0" calcext:value-type="float">
            <text:p>0.00</text:p>
          </table:table-cell>
          <table:table-cell table:formula="of:=ROUND(INDIRECT([.$B$2]&amp;&quot;.&quot;&amp;[.O$1]&amp;[.$A6]);2)" office:value-type="float" office:value="0" calcext:value-type="float">
            <text:p>0.00</text:p>
          </table:table-cell>
          <table:table-cell table:formula="of:=ROUND(INDIRECT([.$B$2]&amp;&quot;.&quot;&amp;[.P$1]&amp;[.$A6]);2)" office:value-type="float" office:value="0" calcext:value-type="float">
            <text:p>0.00</text:p>
          </table:table-cell>
          <table:table-cell table:formula="of:=ROUND(INDIRECT([.$B$2]&amp;&quot;.&quot;&amp;[.Q$1]&amp;[.$A6]);2)" office:value-type="float" office:value="0" calcext:value-type="float">
            <text:p>0.00</text:p>
          </table:table-cell>
          <table:table-cell table:formula="of:=ROUND(INDIRECT([.$B$2]&amp;&quot;.&quot;&amp;[.R$1]&amp;[.$A6]);2)" office:value-type="float" office:value="0" calcext:value-type="float">
            <text:p>0.00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INDIRECT([.$B$2]&amp;&quot;.A&quot;&amp;[.$A7])" office:value-type="string" office:string-value="245-305" calcext:value-type="string">
            <text:p>245-305</text:p>
          </table:table-cell>
          <table:table-cell table:formula="of:=ROUND(INDIRECT([.$B$2]&amp;&quot;.&quot;&amp;[.C$1]&amp;[.$A7]);2)" office:value-type="float" office:value="0" calcext:value-type="float">
            <text:p>0.00</text:p>
          </table:table-cell>
          <table:table-cell table:formula="of:=ROUND(INDIRECT([.$B$2]&amp;&quot;.&quot;&amp;[.D$1]&amp;[.$A7]);2)" office:value-type="float" office:value="0" calcext:value-type="float">
            <text:p>0.00</text:p>
          </table:table-cell>
          <table:table-cell table:formula="of:=ROUND(INDIRECT([.$B$2]&amp;&quot;.&quot;&amp;[.E$1]&amp;[.$A7]);2)" office:value-type="float" office:value="0" calcext:value-type="float">
            <text:p>0.00</text:p>
          </table:table-cell>
          <table:table-cell table:formula="of:=ROUND(INDIRECT([.$B$2]&amp;&quot;.&quot;&amp;[.F$1]&amp;[.$A7]);2)" office:value-type="float" office:value="0" calcext:value-type="float">
            <text:p>0.00</text:p>
          </table:table-cell>
          <table:table-cell table:formula="of:=ROUND(INDIRECT([.$B$2]&amp;&quot;.&quot;&amp;[.G$1]&amp;[.$A7]);2)" office:value-type="float" office:value="0" calcext:value-type="float">
            <text:p>0.00</text:p>
          </table:table-cell>
          <table:table-cell table:formula="of:=ROUND(INDIRECT([.$B$2]&amp;&quot;.&quot;&amp;[.H$1]&amp;[.$A7]);2)" office:value-type="float" office:value="0" calcext:value-type="float">
            <text:p>0.00</text:p>
          </table:table-cell>
          <table:table-cell table:formula="of:=ROUND(INDIRECT([.$B$2]&amp;&quot;.&quot;&amp;[.I$1]&amp;[.$A7]);2)" office:value-type="float" office:value="0" calcext:value-type="float">
            <text:p>0.00</text:p>
          </table:table-cell>
          <table:table-cell table:formula="of:=ROUND(INDIRECT([.$B$2]&amp;&quot;.&quot;&amp;[.J$1]&amp;[.$A7]);2)" office:value-type="float" office:value="0" calcext:value-type="float">
            <text:p>0.00</text:p>
          </table:table-cell>
          <table:table-cell table:formula="of:=ROUND(INDIRECT([.$B$2]&amp;&quot;.&quot;&amp;[.K$1]&amp;[.$A7]);2)" office:value-type="float" office:value="0" calcext:value-type="float">
            <text:p>0.00</text:p>
          </table:table-cell>
          <table:table-cell table:formula="of:=ROUND(INDIRECT([.$B$2]&amp;&quot;.&quot;&amp;[.L$1]&amp;[.$A7]);2)" office:value-type="float" office:value="0" calcext:value-type="float">
            <text:p>0.00</text:p>
          </table:table-cell>
          <table:table-cell table:formula="of:=ROUND(INDIRECT([.$B$2]&amp;&quot;.&quot;&amp;[.M$1]&amp;[.$A7]);2)" office:value-type="float" office:value="0" calcext:value-type="float">
            <text:p>0.00</text:p>
          </table:table-cell>
          <table:table-cell table:formula="of:=ROUND(INDIRECT([.$B$2]&amp;&quot;.&quot;&amp;[.N$1]&amp;[.$A7]);2)" office:value-type="float" office:value="0" calcext:value-type="float">
            <text:p>0.00</text:p>
          </table:table-cell>
          <table:table-cell table:formula="of:=ROUND(INDIRECT([.$B$2]&amp;&quot;.&quot;&amp;[.O$1]&amp;[.$A7]);2)" office:value-type="float" office:value="0" calcext:value-type="float">
            <text:p>0.00</text:p>
          </table:table-cell>
          <table:table-cell table:formula="of:=ROUND(INDIRECT([.$B$2]&amp;&quot;.&quot;&amp;[.P$1]&amp;[.$A7]);2)" office:value-type="float" office:value="0" calcext:value-type="float">
            <text:p>0.00</text:p>
          </table:table-cell>
          <table:table-cell table:formula="of:=ROUND(INDIRECT([.$B$2]&amp;&quot;.&quot;&amp;[.Q$1]&amp;[.$A7]);2)" office:value-type="float" office:value="0" calcext:value-type="float">
            <text:p>0.00</text:p>
          </table:table-cell>
          <table:table-cell table:formula="of:=ROUND(INDIRECT([.$B$2]&amp;&quot;.&quot;&amp;[.R$1]&amp;[.$A7]);2)" office:value-type="float" office:value="0" calcext:value-type="float">
            <text:p>0.00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INDIRECT([.$B$2]&amp;&quot;.A&quot;&amp;[.$A8])" office:value-type="string" office:string-value="306-366" calcext:value-type="string">
            <text:p>306-366</text:p>
          </table:table-cell>
          <table:table-cell table:formula="of:=ROUND(INDIRECT([.$B$2]&amp;&quot;.&quot;&amp;[.C$1]&amp;[.$A8]);2)" office:value-type="float" office:value="0" calcext:value-type="float">
            <text:p>0.00</text:p>
          </table:table-cell>
          <table:table-cell table:formula="of:=ROUND(INDIRECT([.$B$2]&amp;&quot;.&quot;&amp;[.D$1]&amp;[.$A8]);2)" office:value-type="float" office:value="0" calcext:value-type="float">
            <text:p>0.00</text:p>
          </table:table-cell>
          <table:table-cell table:formula="of:=ROUND(INDIRECT([.$B$2]&amp;&quot;.&quot;&amp;[.E$1]&amp;[.$A8]);2)" office:value-type="float" office:value="0" calcext:value-type="float">
            <text:p>0.00</text:p>
          </table:table-cell>
          <table:table-cell table:formula="of:=ROUND(INDIRECT([.$B$2]&amp;&quot;.&quot;&amp;[.F$1]&amp;[.$A8]);2)" office:value-type="float" office:value="0" calcext:value-type="float">
            <text:p>0.00</text:p>
          </table:table-cell>
          <table:table-cell table:formula="of:=ROUND(INDIRECT([.$B$2]&amp;&quot;.&quot;&amp;[.G$1]&amp;[.$A8]);2)" office:value-type="float" office:value="0" calcext:value-type="float">
            <text:p>0.00</text:p>
          </table:table-cell>
          <table:table-cell table:formula="of:=ROUND(INDIRECT([.$B$2]&amp;&quot;.&quot;&amp;[.H$1]&amp;[.$A8]);2)" office:value-type="float" office:value="0" calcext:value-type="float">
            <text:p>0.00</text:p>
          </table:table-cell>
          <table:table-cell table:formula="of:=ROUND(INDIRECT([.$B$2]&amp;&quot;.&quot;&amp;[.I$1]&amp;[.$A8]);2)" office:value-type="float" office:value="0" calcext:value-type="float">
            <text:p>0.00</text:p>
          </table:table-cell>
          <table:table-cell table:formula="of:=ROUND(INDIRECT([.$B$2]&amp;&quot;.&quot;&amp;[.J$1]&amp;[.$A8]);2)" office:value-type="float" office:value="0" calcext:value-type="float">
            <text:p>0.00</text:p>
          </table:table-cell>
          <table:table-cell table:formula="of:=ROUND(INDIRECT([.$B$2]&amp;&quot;.&quot;&amp;[.K$1]&amp;[.$A8]);2)" office:value-type="float" office:value="0" calcext:value-type="float">
            <text:p>0.00</text:p>
          </table:table-cell>
          <table:table-cell table:formula="of:=ROUND(INDIRECT([.$B$2]&amp;&quot;.&quot;&amp;[.L$1]&amp;[.$A8]);2)" office:value-type="float" office:value="0" calcext:value-type="float">
            <text:p>0.00</text:p>
          </table:table-cell>
          <table:table-cell table:formula="of:=ROUND(INDIRECT([.$B$2]&amp;&quot;.&quot;&amp;[.M$1]&amp;[.$A8]);2)" office:value-type="float" office:value="0" calcext:value-type="float">
            <text:p>0.00</text:p>
          </table:table-cell>
          <table:table-cell table:formula="of:=ROUND(INDIRECT([.$B$2]&amp;&quot;.&quot;&amp;[.N$1]&amp;[.$A8]);2)" office:value-type="float" office:value="0" calcext:value-type="float">
            <text:p>0.00</text:p>
          </table:table-cell>
          <table:table-cell table:formula="of:=ROUND(INDIRECT([.$B$2]&amp;&quot;.&quot;&amp;[.O$1]&amp;[.$A8]);2)" office:value-type="float" office:value="0" calcext:value-type="float">
            <text:p>0.00</text:p>
          </table:table-cell>
          <table:table-cell table:formula="of:=ROUND(INDIRECT([.$B$2]&amp;&quot;.&quot;&amp;[.P$1]&amp;[.$A8]);2)" office:value-type="float" office:value="0" calcext:value-type="float">
            <text:p>0.00</text:p>
          </table:table-cell>
          <table:table-cell table:formula="of:=ROUND(INDIRECT([.$B$2]&amp;&quot;.&quot;&amp;[.Q$1]&amp;[.$A8]);2)" office:value-type="float" office:value="0" calcext:value-type="float">
            <text:p>0.00</text:p>
          </table:table-cell>
          <table:table-cell table:formula="of:=ROUND(INDIRECT([.$B$2]&amp;&quot;.&quot;&amp;[.R$1]&amp;[.$A8]);2)" office:value-type="float" office:value="0" calcext:value-type="float">
            <text:p>0.00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INDIRECT([.$B$2]&amp;&quot;.A&quot;&amp;[.$A9])" office:value-type="string" office:string-value="367-427" calcext:value-type="string">
            <text:p>367-427</text:p>
          </table:table-cell>
          <table:table-cell table:formula="of:=ROUND(INDIRECT([.$B$2]&amp;&quot;.&quot;&amp;[.C$1]&amp;[.$A9]);2)" office:value-type="float" office:value="0" calcext:value-type="float">
            <text:p>0.00</text:p>
          </table:table-cell>
          <table:table-cell table:formula="of:=ROUND(INDIRECT([.$B$2]&amp;&quot;.&quot;&amp;[.D$1]&amp;[.$A9]);2)" office:value-type="float" office:value="0" calcext:value-type="float">
            <text:p>0.00</text:p>
          </table:table-cell>
          <table:table-cell table:formula="of:=ROUND(INDIRECT([.$B$2]&amp;&quot;.&quot;&amp;[.E$1]&amp;[.$A9]);2)" office:value-type="float" office:value="0" calcext:value-type="float">
            <text:p>0.00</text:p>
          </table:table-cell>
          <table:table-cell table:formula="of:=ROUND(INDIRECT([.$B$2]&amp;&quot;.&quot;&amp;[.F$1]&amp;[.$A9]);2)" office:value-type="float" office:value="0" calcext:value-type="float">
            <text:p>0.00</text:p>
          </table:table-cell>
          <table:table-cell table:formula="of:=ROUND(INDIRECT([.$B$2]&amp;&quot;.&quot;&amp;[.G$1]&amp;[.$A9]);2)" office:value-type="float" office:value="0" calcext:value-type="float">
            <text:p>0.00</text:p>
          </table:table-cell>
          <table:table-cell table:formula="of:=ROUND(INDIRECT([.$B$2]&amp;&quot;.&quot;&amp;[.H$1]&amp;[.$A9]);2)" office:value-type="float" office:value="0" calcext:value-type="float">
            <text:p>0.00</text:p>
          </table:table-cell>
          <table:table-cell table:formula="of:=ROUND(INDIRECT([.$B$2]&amp;&quot;.&quot;&amp;[.I$1]&amp;[.$A9]);2)" office:value-type="float" office:value="0" calcext:value-type="float">
            <text:p>0.00</text:p>
          </table:table-cell>
          <table:table-cell table:formula="of:=ROUND(INDIRECT([.$B$2]&amp;&quot;.&quot;&amp;[.J$1]&amp;[.$A9]);2)" office:value-type="float" office:value="0" calcext:value-type="float">
            <text:p>0.00</text:p>
          </table:table-cell>
          <table:table-cell table:formula="of:=ROUND(INDIRECT([.$B$2]&amp;&quot;.&quot;&amp;[.K$1]&amp;[.$A9]);2)" office:value-type="float" office:value="0" calcext:value-type="float">
            <text:p>0.00</text:p>
          </table:table-cell>
          <table:table-cell table:formula="of:=ROUND(INDIRECT([.$B$2]&amp;&quot;.&quot;&amp;[.L$1]&amp;[.$A9]);2)" office:value-type="float" office:value="0" calcext:value-type="float">
            <text:p>0.00</text:p>
          </table:table-cell>
          <table:table-cell table:formula="of:=ROUND(INDIRECT([.$B$2]&amp;&quot;.&quot;&amp;[.M$1]&amp;[.$A9]);2)" office:value-type="float" office:value="0" calcext:value-type="float">
            <text:p>0.00</text:p>
          </table:table-cell>
          <table:table-cell table:formula="of:=ROUND(INDIRECT([.$B$2]&amp;&quot;.&quot;&amp;[.N$1]&amp;[.$A9]);2)" office:value-type="float" office:value="0" calcext:value-type="float">
            <text:p>0.00</text:p>
          </table:table-cell>
          <table:table-cell table:formula="of:=ROUND(INDIRECT([.$B$2]&amp;&quot;.&quot;&amp;[.O$1]&amp;[.$A9]);2)" office:value-type="float" office:value="0" calcext:value-type="float">
            <text:p>0.00</text:p>
          </table:table-cell>
          <table:table-cell table:formula="of:=ROUND(INDIRECT([.$B$2]&amp;&quot;.&quot;&amp;[.P$1]&amp;[.$A9]);2)" office:value-type="float" office:value="0" calcext:value-type="float">
            <text:p>0.00</text:p>
          </table:table-cell>
          <table:table-cell table:formula="of:=ROUND(INDIRECT([.$B$2]&amp;&quot;.&quot;&amp;[.Q$1]&amp;[.$A9]);2)" office:value-type="float" office:value="0" calcext:value-type="float">
            <text:p>0.00</text:p>
          </table:table-cell>
          <table:table-cell table:formula="of:=ROUND(INDIRECT([.$B$2]&amp;&quot;.&quot;&amp;[.R$1]&amp;[.$A9]);2)" office:value-type="float" office:value="0" calcext:value-type="float">
            <text:p>0.00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INDIRECT([.$B$2]&amp;&quot;.A&quot;&amp;[.$A10])" office:value-type="string" office:string-value="428-488" calcext:value-type="string">
            <text:p>428-488</text:p>
          </table:table-cell>
          <table:table-cell table:formula="of:=ROUND(INDIRECT([.$B$2]&amp;&quot;.&quot;&amp;[.C$1]&amp;[.$A10]);2)" office:value-type="float" office:value="0" calcext:value-type="float">
            <text:p>0.00</text:p>
          </table:table-cell>
          <table:table-cell table:formula="of:=ROUND(INDIRECT([.$B$2]&amp;&quot;.&quot;&amp;[.D$1]&amp;[.$A10]);2)" office:value-type="float" office:value="0" calcext:value-type="float">
            <text:p>0.00</text:p>
          </table:table-cell>
          <table:table-cell table:formula="of:=ROUND(INDIRECT([.$B$2]&amp;&quot;.&quot;&amp;[.E$1]&amp;[.$A10]);2)" office:value-type="float" office:value="0" calcext:value-type="float">
            <text:p>0.00</text:p>
          </table:table-cell>
          <table:table-cell table:formula="of:=ROUND(INDIRECT([.$B$2]&amp;&quot;.&quot;&amp;[.F$1]&amp;[.$A10]);2)" office:value-type="float" office:value="0" calcext:value-type="float">
            <text:p>0.00</text:p>
          </table:table-cell>
          <table:table-cell table:formula="of:=ROUND(INDIRECT([.$B$2]&amp;&quot;.&quot;&amp;[.G$1]&amp;[.$A10]);2)" office:value-type="float" office:value="0" calcext:value-type="float">
            <text:p>0.00</text:p>
          </table:table-cell>
          <table:table-cell table:formula="of:=ROUND(INDIRECT([.$B$2]&amp;&quot;.&quot;&amp;[.H$1]&amp;[.$A10]);2)" office:value-type="float" office:value="0" calcext:value-type="float">
            <text:p>0.00</text:p>
          </table:table-cell>
          <table:table-cell table:formula="of:=ROUND(INDIRECT([.$B$2]&amp;&quot;.&quot;&amp;[.I$1]&amp;[.$A10]);2)" office:value-type="float" office:value="0" calcext:value-type="float">
            <text:p>0.00</text:p>
          </table:table-cell>
          <table:table-cell table:formula="of:=ROUND(INDIRECT([.$B$2]&amp;&quot;.&quot;&amp;[.J$1]&amp;[.$A10]);2)" office:value-type="float" office:value="0" calcext:value-type="float">
            <text:p>0.00</text:p>
          </table:table-cell>
          <table:table-cell table:formula="of:=ROUND(INDIRECT([.$B$2]&amp;&quot;.&quot;&amp;[.K$1]&amp;[.$A10]);2)" office:value-type="float" office:value="0" calcext:value-type="float">
            <text:p>0.00</text:p>
          </table:table-cell>
          <table:table-cell table:formula="of:=ROUND(INDIRECT([.$B$2]&amp;&quot;.&quot;&amp;[.L$1]&amp;[.$A10]);2)" office:value-type="float" office:value="0" calcext:value-type="float">
            <text:p>0.00</text:p>
          </table:table-cell>
          <table:table-cell table:formula="of:=ROUND(INDIRECT([.$B$2]&amp;&quot;.&quot;&amp;[.M$1]&amp;[.$A10]);2)" office:value-type="float" office:value="0" calcext:value-type="float">
            <text:p>0.00</text:p>
          </table:table-cell>
          <table:table-cell table:formula="of:=ROUND(INDIRECT([.$B$2]&amp;&quot;.&quot;&amp;[.N$1]&amp;[.$A10]);2)" office:value-type="float" office:value="0" calcext:value-type="float">
            <text:p>0.00</text:p>
          </table:table-cell>
          <table:table-cell table:formula="of:=ROUND(INDIRECT([.$B$2]&amp;&quot;.&quot;&amp;[.O$1]&amp;[.$A10]);2)" office:value-type="float" office:value="0" calcext:value-type="float">
            <text:p>0.00</text:p>
          </table:table-cell>
          <table:table-cell table:formula="of:=ROUND(INDIRECT([.$B$2]&amp;&quot;.&quot;&amp;[.P$1]&amp;[.$A10]);2)" office:value-type="float" office:value="0" calcext:value-type="float">
            <text:p>0.00</text:p>
          </table:table-cell>
          <table:table-cell table:formula="of:=ROUND(INDIRECT([.$B$2]&amp;&quot;.&quot;&amp;[.Q$1]&amp;[.$A10]);2)" office:value-type="float" office:value="0" calcext:value-type="float">
            <text:p>0.00</text:p>
          </table:table-cell>
          <table:table-cell table:formula="of:=ROUND(INDIRECT([.$B$2]&amp;&quot;.&quot;&amp;[.R$1]&amp;[.$A10]);2)" office:value-type="float" office:value="0" calcext:value-type="float">
            <text:p>0.00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INDIRECT([.$B$2]&amp;&quot;.A&quot;&amp;[.$A11])" office:value-type="string" office:string-value="489-549" calcext:value-type="string">
            <text:p>489-549</text:p>
          </table:table-cell>
          <table:table-cell table:formula="of:=ROUND(INDIRECT([.$B$2]&amp;&quot;.&quot;&amp;[.C$1]&amp;[.$A11]);2)" office:value-type="float" office:value="0" calcext:value-type="float">
            <text:p>0.00</text:p>
          </table:table-cell>
          <table:table-cell table:formula="of:=ROUND(INDIRECT([.$B$2]&amp;&quot;.&quot;&amp;[.D$1]&amp;[.$A11]);2)" office:value-type="float" office:value="0" calcext:value-type="float">
            <text:p>0.00</text:p>
          </table:table-cell>
          <table:table-cell table:formula="of:=ROUND(INDIRECT([.$B$2]&amp;&quot;.&quot;&amp;[.E$1]&amp;[.$A11]);2)" office:value-type="float" office:value="0" calcext:value-type="float">
            <text:p>0.00</text:p>
          </table:table-cell>
          <table:table-cell table:formula="of:=ROUND(INDIRECT([.$B$2]&amp;&quot;.&quot;&amp;[.F$1]&amp;[.$A11]);2)" office:value-type="float" office:value="0" calcext:value-type="float">
            <text:p>0.00</text:p>
          </table:table-cell>
          <table:table-cell table:formula="of:=ROUND(INDIRECT([.$B$2]&amp;&quot;.&quot;&amp;[.G$1]&amp;[.$A11]);2)" office:value-type="float" office:value="0" calcext:value-type="float">
            <text:p>0.00</text:p>
          </table:table-cell>
          <table:table-cell table:formula="of:=ROUND(INDIRECT([.$B$2]&amp;&quot;.&quot;&amp;[.H$1]&amp;[.$A11]);2)" office:value-type="float" office:value="0" calcext:value-type="float">
            <text:p>0.00</text:p>
          </table:table-cell>
          <table:table-cell table:formula="of:=ROUND(INDIRECT([.$B$2]&amp;&quot;.&quot;&amp;[.I$1]&amp;[.$A11]);2)" office:value-type="float" office:value="0" calcext:value-type="float">
            <text:p>0.00</text:p>
          </table:table-cell>
          <table:table-cell table:formula="of:=ROUND(INDIRECT([.$B$2]&amp;&quot;.&quot;&amp;[.J$1]&amp;[.$A11]);2)" office:value-type="float" office:value="0" calcext:value-type="float">
            <text:p>0.00</text:p>
          </table:table-cell>
          <table:table-cell table:formula="of:=ROUND(INDIRECT([.$B$2]&amp;&quot;.&quot;&amp;[.K$1]&amp;[.$A11]);2)" office:value-type="float" office:value="0" calcext:value-type="float">
            <text:p>0.00</text:p>
          </table:table-cell>
          <table:table-cell table:formula="of:=ROUND(INDIRECT([.$B$2]&amp;&quot;.&quot;&amp;[.L$1]&amp;[.$A11]);2)" office:value-type="float" office:value="0" calcext:value-type="float">
            <text:p>0.00</text:p>
          </table:table-cell>
          <table:table-cell table:formula="of:=ROUND(INDIRECT([.$B$2]&amp;&quot;.&quot;&amp;[.M$1]&amp;[.$A11]);2)" office:value-type="float" office:value="0" calcext:value-type="float">
            <text:p>0.00</text:p>
          </table:table-cell>
          <table:table-cell table:formula="of:=ROUND(INDIRECT([.$B$2]&amp;&quot;.&quot;&amp;[.N$1]&amp;[.$A11]);2)" office:value-type="float" office:value="0" calcext:value-type="float">
            <text:p>0.00</text:p>
          </table:table-cell>
          <table:table-cell table:formula="of:=ROUND(INDIRECT([.$B$2]&amp;&quot;.&quot;&amp;[.O$1]&amp;[.$A11]);2)" office:value-type="float" office:value="0" calcext:value-type="float">
            <text:p>0.00</text:p>
          </table:table-cell>
          <table:table-cell table:formula="of:=ROUND(INDIRECT([.$B$2]&amp;&quot;.&quot;&amp;[.P$1]&amp;[.$A11]);2)" office:value-type="float" office:value="0" calcext:value-type="float">
            <text:p>0.00</text:p>
          </table:table-cell>
          <table:table-cell table:formula="of:=ROUND(INDIRECT([.$B$2]&amp;&quot;.&quot;&amp;[.Q$1]&amp;[.$A11]);2)" office:value-type="float" office:value="0" calcext:value-type="float">
            <text:p>0.00</text:p>
          </table:table-cell>
          <table:table-cell table:formula="of:=ROUND(INDIRECT([.$B$2]&amp;&quot;.&quot;&amp;[.R$1]&amp;[.$A11]);2)" office:value-type="float" office:value="0" calcext:value-type="float">
            <text:p>0.00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INDIRECT([.$B$2]&amp;&quot;.A&quot;&amp;[.$A12])" office:value-type="float" office:value="0" calcext:value-type="float">
            <text:p>0</text:p>
          </table:table-cell>
          <table:table-cell table:formula="of:=ROUND(INDIRECT([.$B$2]&amp;&quot;.&quot;&amp;[.C$1]&amp;[.$A12]);2)" office:value-type="float" office:value="0" calcext:value-type="float">
            <text:p>0.00</text:p>
          </table:table-cell>
          <table:table-cell table:formula="of:=ROUND(INDIRECT([.$B$2]&amp;&quot;.&quot;&amp;[.D$1]&amp;[.$A12]);2)" office:value-type="float" office:value="0" calcext:value-type="float">
            <text:p>0.00</text:p>
          </table:table-cell>
          <table:table-cell table:formula="of:=ROUND(INDIRECT([.$B$2]&amp;&quot;.&quot;&amp;[.E$1]&amp;[.$A12]);2)" office:value-type="float" office:value="0" calcext:value-type="float">
            <text:p>0.00</text:p>
          </table:table-cell>
          <table:table-cell table:formula="of:=ROUND(INDIRECT([.$B$2]&amp;&quot;.&quot;&amp;[.F$1]&amp;[.$A12]);2)" office:value-type="float" office:value="0" calcext:value-type="float">
            <text:p>0.00</text:p>
          </table:table-cell>
          <table:table-cell table:formula="of:=ROUND(INDIRECT([.$B$2]&amp;&quot;.&quot;&amp;[.G$1]&amp;[.$A12]);2)" office:value-type="float" office:value="0" calcext:value-type="float">
            <text:p>0.00</text:p>
          </table:table-cell>
          <table:table-cell table:formula="of:=ROUND(INDIRECT([.$B$2]&amp;&quot;.&quot;&amp;[.H$1]&amp;[.$A12]);2)" office:value-type="float" office:value="0" calcext:value-type="float">
            <text:p>0.00</text:p>
          </table:table-cell>
          <table:table-cell table:formula="of:=ROUND(INDIRECT([.$B$2]&amp;&quot;.&quot;&amp;[.I$1]&amp;[.$A12]);2)" office:value-type="float" office:value="0" calcext:value-type="float">
            <text:p>0.00</text:p>
          </table:table-cell>
          <table:table-cell table:formula="of:=ROUND(INDIRECT([.$B$2]&amp;&quot;.&quot;&amp;[.J$1]&amp;[.$A12]);2)" office:value-type="float" office:value="0" calcext:value-type="float">
            <text:p>0.00</text:p>
          </table:table-cell>
          <table:table-cell table:formula="of:=ROUND(INDIRECT([.$B$2]&amp;&quot;.&quot;&amp;[.K$1]&amp;[.$A12]);2)" office:value-type="float" office:value="0" calcext:value-type="float">
            <text:p>0.00</text:p>
          </table:table-cell>
          <table:table-cell table:formula="of:=ROUND(INDIRECT([.$B$2]&amp;&quot;.&quot;&amp;[.L$1]&amp;[.$A12]);2)" office:value-type="float" office:value="0" calcext:value-type="float">
            <text:p>0.00</text:p>
          </table:table-cell>
          <table:table-cell table:formula="of:=ROUND(INDIRECT([.$B$2]&amp;&quot;.&quot;&amp;[.M$1]&amp;[.$A12]);2)" office:value-type="float" office:value="0" calcext:value-type="float">
            <text:p>0.00</text:p>
          </table:table-cell>
          <table:table-cell table:formula="of:=ROUND(INDIRECT([.$B$2]&amp;&quot;.&quot;&amp;[.N$1]&amp;[.$A12]);2)" office:value-type="float" office:value="0" calcext:value-type="float">
            <text:p>0.00</text:p>
          </table:table-cell>
          <table:table-cell table:formula="of:=ROUND(INDIRECT([.$B$2]&amp;&quot;.&quot;&amp;[.O$1]&amp;[.$A12]);2)" office:value-type="float" office:value="0" calcext:value-type="float">
            <text:p>0.00</text:p>
          </table:table-cell>
          <table:table-cell table:formula="of:=ROUND(INDIRECT([.$B$2]&amp;&quot;.&quot;&amp;[.P$1]&amp;[.$A12]);2)" office:value-type="float" office:value="0" calcext:value-type="float">
            <text:p>0.00</text:p>
          </table:table-cell>
          <table:table-cell table:formula="of:=ROUND(INDIRECT([.$B$2]&amp;&quot;.&quot;&amp;[.Q$1]&amp;[.$A12]);2)" office:value-type="float" office:value="0" calcext:value-type="float">
            <text:p>0.00</text:p>
          </table:table-cell>
          <table:table-cell table:formula="of:=ROUND(INDIRECT([.$B$2]&amp;&quot;.&quot;&amp;[.R$1]&amp;[.$A12]);2)" office:value-type="float" office:value="0" calcext:value-type="float">
            <text:p>0.0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INDIRECT([.$B$2]&amp;&quot;.A&quot;&amp;[.$A13])" office:value-type="float" office:value="0" calcext:value-type="float">
            <text:p>0</text:p>
          </table:table-cell>
          <table:table-cell table:formula="of:=ROUND(INDIRECT([.$B$2]&amp;&quot;.&quot;&amp;[.C$1]&amp;[.$A13]);2)" office:value-type="float" office:value="0" calcext:value-type="float">
            <text:p>0.00</text:p>
          </table:table-cell>
          <table:table-cell table:formula="of:=ROUND(INDIRECT([.$B$2]&amp;&quot;.&quot;&amp;[.D$1]&amp;[.$A13]);2)" office:value-type="float" office:value="0" calcext:value-type="float">
            <text:p>0.00</text:p>
          </table:table-cell>
          <table:table-cell table:formula="of:=ROUND(INDIRECT([.$B$2]&amp;&quot;.&quot;&amp;[.E$1]&amp;[.$A13]);2)" office:value-type="float" office:value="0" calcext:value-type="float">
            <text:p>0.00</text:p>
          </table:table-cell>
          <table:table-cell table:formula="of:=ROUND(INDIRECT([.$B$2]&amp;&quot;.&quot;&amp;[.F$1]&amp;[.$A13]);2)" office:value-type="float" office:value="0" calcext:value-type="float">
            <text:p>0.00</text:p>
          </table:table-cell>
          <table:table-cell table:formula="of:=ROUND(INDIRECT([.$B$2]&amp;&quot;.&quot;&amp;[.G$1]&amp;[.$A13]);2)" office:value-type="float" office:value="0" calcext:value-type="float">
            <text:p>0.00</text:p>
          </table:table-cell>
          <table:table-cell table:formula="of:=ROUND(INDIRECT([.$B$2]&amp;&quot;.&quot;&amp;[.H$1]&amp;[.$A13]);2)" office:value-type="float" office:value="0" calcext:value-type="float">
            <text:p>0.00</text:p>
          </table:table-cell>
          <table:table-cell table:formula="of:=ROUND(INDIRECT([.$B$2]&amp;&quot;.&quot;&amp;[.I$1]&amp;[.$A13]);2)" office:value-type="float" office:value="0" calcext:value-type="float">
            <text:p>0.00</text:p>
          </table:table-cell>
          <table:table-cell table:formula="of:=ROUND(INDIRECT([.$B$2]&amp;&quot;.&quot;&amp;[.J$1]&amp;[.$A13]);2)" office:value-type="float" office:value="0" calcext:value-type="float">
            <text:p>0.00</text:p>
          </table:table-cell>
          <table:table-cell table:formula="of:=ROUND(INDIRECT([.$B$2]&amp;&quot;.&quot;&amp;[.K$1]&amp;[.$A13]);2)" office:value-type="float" office:value="0" calcext:value-type="float">
            <text:p>0.00</text:p>
          </table:table-cell>
          <table:table-cell table:formula="of:=ROUND(INDIRECT([.$B$2]&amp;&quot;.&quot;&amp;[.L$1]&amp;[.$A13]);2)" office:value-type="float" office:value="0" calcext:value-type="float">
            <text:p>0.00</text:p>
          </table:table-cell>
          <table:table-cell table:formula="of:=ROUND(INDIRECT([.$B$2]&amp;&quot;.&quot;&amp;[.M$1]&amp;[.$A13]);2)" office:value-type="float" office:value="0" calcext:value-type="float">
            <text:p>0.00</text:p>
          </table:table-cell>
          <table:table-cell table:formula="of:=ROUND(INDIRECT([.$B$2]&amp;&quot;.&quot;&amp;[.N$1]&amp;[.$A13]);2)" office:value-type="float" office:value="0" calcext:value-type="float">
            <text:p>0.00</text:p>
          </table:table-cell>
          <table:table-cell table:formula="of:=ROUND(INDIRECT([.$B$2]&amp;&quot;.&quot;&amp;[.O$1]&amp;[.$A13]);2)" office:value-type="float" office:value="0" calcext:value-type="float">
            <text:p>0.00</text:p>
          </table:table-cell>
          <table:table-cell table:formula="of:=ROUND(INDIRECT([.$B$2]&amp;&quot;.&quot;&amp;[.P$1]&amp;[.$A13]);2)" office:value-type="float" office:value="0" calcext:value-type="float">
            <text:p>0.00</text:p>
          </table:table-cell>
          <table:table-cell table:formula="of:=ROUND(INDIRECT([.$B$2]&amp;&quot;.&quot;&amp;[.Q$1]&amp;[.$A13]);2)" office:value-type="float" office:value="0" calcext:value-type="float">
            <text:p>0.00</text:p>
          </table:table-cell>
          <table:table-cell table:formula="of:=ROUND(INDIRECT([.$B$2]&amp;&quot;.&quot;&amp;[.R$1]&amp;[.$A13]);2)" office:value-type="float" office:value="0" calcext:value-type="float">
            <text:p>0.00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INDIRECT([.$B$2]&amp;&quot;.A&quot;&amp;[.$A14])" office:value-type="float" office:value="0" calcext:value-type="float">
            <text:p>0</text:p>
          </table:table-cell>
          <table:table-cell table:formula="of:=ROUND(INDIRECT([.$B$2]&amp;&quot;.&quot;&amp;[.C$1]&amp;[.$A14]);2)" office:value-type="float" office:value="0" calcext:value-type="float">
            <text:p>0.00</text:p>
          </table:table-cell>
          <table:table-cell table:formula="of:=ROUND(INDIRECT([.$B$2]&amp;&quot;.&quot;&amp;[.D$1]&amp;[.$A14]);2)" office:value-type="float" office:value="0" calcext:value-type="float">
            <text:p>0.00</text:p>
          </table:table-cell>
          <table:table-cell table:formula="of:=ROUND(INDIRECT([.$B$2]&amp;&quot;.&quot;&amp;[.E$1]&amp;[.$A14]);2)" office:value-type="float" office:value="0" calcext:value-type="float">
            <text:p>0.00</text:p>
          </table:table-cell>
          <table:table-cell table:formula="of:=ROUND(INDIRECT([.$B$2]&amp;&quot;.&quot;&amp;[.F$1]&amp;[.$A14]);2)" office:value-type="float" office:value="0" calcext:value-type="float">
            <text:p>0.00</text:p>
          </table:table-cell>
          <table:table-cell table:formula="of:=ROUND(INDIRECT([.$B$2]&amp;&quot;.&quot;&amp;[.G$1]&amp;[.$A14]);2)" office:value-type="float" office:value="0" calcext:value-type="float">
            <text:p>0.00</text:p>
          </table:table-cell>
          <table:table-cell table:formula="of:=ROUND(INDIRECT([.$B$2]&amp;&quot;.&quot;&amp;[.H$1]&amp;[.$A14]);2)" office:value-type="float" office:value="0" calcext:value-type="float">
            <text:p>0.00</text:p>
          </table:table-cell>
          <table:table-cell table:formula="of:=ROUND(INDIRECT([.$B$2]&amp;&quot;.&quot;&amp;[.I$1]&amp;[.$A14]);2)" office:value-type="float" office:value="0" calcext:value-type="float">
            <text:p>0.00</text:p>
          </table:table-cell>
          <table:table-cell table:formula="of:=ROUND(INDIRECT([.$B$2]&amp;&quot;.&quot;&amp;[.J$1]&amp;[.$A14]);2)" office:value-type="float" office:value="0" calcext:value-type="float">
            <text:p>0.00</text:p>
          </table:table-cell>
          <table:table-cell table:formula="of:=ROUND(INDIRECT([.$B$2]&amp;&quot;.&quot;&amp;[.K$1]&amp;[.$A14]);2)" office:value-type="float" office:value="0" calcext:value-type="float">
            <text:p>0.00</text:p>
          </table:table-cell>
          <table:table-cell table:formula="of:=ROUND(INDIRECT([.$B$2]&amp;&quot;.&quot;&amp;[.L$1]&amp;[.$A14]);2)" office:value-type="float" office:value="0" calcext:value-type="float">
            <text:p>0.00</text:p>
          </table:table-cell>
          <table:table-cell table:formula="of:=ROUND(INDIRECT([.$B$2]&amp;&quot;.&quot;&amp;[.M$1]&amp;[.$A14]);2)" office:value-type="float" office:value="0" calcext:value-type="float">
            <text:p>0.00</text:p>
          </table:table-cell>
          <table:table-cell table:formula="of:=ROUND(INDIRECT([.$B$2]&amp;&quot;.&quot;&amp;[.N$1]&amp;[.$A14]);2)" office:value-type="float" office:value="0" calcext:value-type="float">
            <text:p>0.00</text:p>
          </table:table-cell>
          <table:table-cell table:formula="of:=ROUND(INDIRECT([.$B$2]&amp;&quot;.&quot;&amp;[.O$1]&amp;[.$A14]);2)" office:value-type="float" office:value="0" calcext:value-type="float">
            <text:p>0.00</text:p>
          </table:table-cell>
          <table:table-cell table:formula="of:=ROUND(INDIRECT([.$B$2]&amp;&quot;.&quot;&amp;[.P$1]&amp;[.$A14]);2)" office:value-type="float" office:value="0" calcext:value-type="float">
            <text:p>0.00</text:p>
          </table:table-cell>
          <table:table-cell table:formula="of:=ROUND(INDIRECT([.$B$2]&amp;&quot;.&quot;&amp;[.Q$1]&amp;[.$A14]);2)" office:value-type="float" office:value="0" calcext:value-type="float">
            <text:p>0.00</text:p>
          </table:table-cell>
          <table:table-cell table:formula="of:=ROUND(INDIRECT([.$B$2]&amp;&quot;.&quot;&amp;[.R$1]&amp;[.$A14]);2)" office:value-type="float" office:value="0" calcext:value-type="float">
            <text:p>0.00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INDIRECT([.$B$2]&amp;&quot;.A&quot;&amp;[.$A15])" office:value-type="float" office:value="0" calcext:value-type="float">
            <text:p>0</text:p>
          </table:table-cell>
          <table:table-cell table:formula="of:=ROUND(INDIRECT([.$B$2]&amp;&quot;.&quot;&amp;[.C$1]&amp;[.$A15]);2)" office:value-type="float" office:value="0" calcext:value-type="float">
            <text:p>0.00</text:p>
          </table:table-cell>
          <table:table-cell table:formula="of:=ROUND(INDIRECT([.$B$2]&amp;&quot;.&quot;&amp;[.D$1]&amp;[.$A15]);2)" office:value-type="float" office:value="0" calcext:value-type="float">
            <text:p>0.00</text:p>
          </table:table-cell>
          <table:table-cell table:formula="of:=ROUND(INDIRECT([.$B$2]&amp;&quot;.&quot;&amp;[.E$1]&amp;[.$A15]);2)" office:value-type="float" office:value="0" calcext:value-type="float">
            <text:p>0.00</text:p>
          </table:table-cell>
          <table:table-cell table:formula="of:=ROUND(INDIRECT([.$B$2]&amp;&quot;.&quot;&amp;[.F$1]&amp;[.$A15]);2)" office:value-type="float" office:value="0" calcext:value-type="float">
            <text:p>0.00</text:p>
          </table:table-cell>
          <table:table-cell table:formula="of:=ROUND(INDIRECT([.$B$2]&amp;&quot;.&quot;&amp;[.G$1]&amp;[.$A15]);2)" office:value-type="float" office:value="0" calcext:value-type="float">
            <text:p>0.00</text:p>
          </table:table-cell>
          <table:table-cell table:formula="of:=ROUND(INDIRECT([.$B$2]&amp;&quot;.&quot;&amp;[.H$1]&amp;[.$A15]);2)" office:value-type="float" office:value="0" calcext:value-type="float">
            <text:p>0.00</text:p>
          </table:table-cell>
          <table:table-cell table:formula="of:=ROUND(INDIRECT([.$B$2]&amp;&quot;.&quot;&amp;[.I$1]&amp;[.$A15]);2)" office:value-type="float" office:value="0" calcext:value-type="float">
            <text:p>0.00</text:p>
          </table:table-cell>
          <table:table-cell table:formula="of:=ROUND(INDIRECT([.$B$2]&amp;&quot;.&quot;&amp;[.J$1]&amp;[.$A15]);2)" office:value-type="float" office:value="0" calcext:value-type="float">
            <text:p>0.00</text:p>
          </table:table-cell>
          <table:table-cell table:formula="of:=ROUND(INDIRECT([.$B$2]&amp;&quot;.&quot;&amp;[.K$1]&amp;[.$A15]);2)" office:value-type="float" office:value="0" calcext:value-type="float">
            <text:p>0.00</text:p>
          </table:table-cell>
          <table:table-cell table:formula="of:=ROUND(INDIRECT([.$B$2]&amp;&quot;.&quot;&amp;[.L$1]&amp;[.$A15]);2)" office:value-type="float" office:value="0" calcext:value-type="float">
            <text:p>0.00</text:p>
          </table:table-cell>
          <table:table-cell table:formula="of:=ROUND(INDIRECT([.$B$2]&amp;&quot;.&quot;&amp;[.M$1]&amp;[.$A15]);2)" office:value-type="float" office:value="0" calcext:value-type="float">
            <text:p>0.00</text:p>
          </table:table-cell>
          <table:table-cell table:formula="of:=ROUND(INDIRECT([.$B$2]&amp;&quot;.&quot;&amp;[.N$1]&amp;[.$A15]);2)" office:value-type="float" office:value="0" calcext:value-type="float">
            <text:p>0.00</text:p>
          </table:table-cell>
          <table:table-cell table:formula="of:=ROUND(INDIRECT([.$B$2]&amp;&quot;.&quot;&amp;[.O$1]&amp;[.$A15]);2)" office:value-type="float" office:value="0" calcext:value-type="float">
            <text:p>0.00</text:p>
          </table:table-cell>
          <table:table-cell table:formula="of:=ROUND(INDIRECT([.$B$2]&amp;&quot;.&quot;&amp;[.P$1]&amp;[.$A15]);2)" office:value-type="float" office:value="0" calcext:value-type="float">
            <text:p>0.00</text:p>
          </table:table-cell>
          <table:table-cell table:formula="of:=ROUND(INDIRECT([.$B$2]&amp;&quot;.&quot;&amp;[.Q$1]&amp;[.$A15]);2)" office:value-type="float" office:value="0" calcext:value-type="float">
            <text:p>0.00</text:p>
          </table:table-cell>
          <table:table-cell table:formula="of:=ROUND(INDIRECT([.$B$2]&amp;&quot;.&quot;&amp;[.R$1]&amp;[.$A15]);2)" office:value-type="float" office:value="0" calcext:value-type="float">
            <text:p>0.00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INDIRECT([.$B$2]&amp;&quot;.A&quot;&amp;[.$A16])" office:value-type="float" office:value="0" calcext:value-type="float">
            <text:p>0</text:p>
          </table:table-cell>
          <table:table-cell table:formula="of:=ROUND(INDIRECT([.$B$2]&amp;&quot;.&quot;&amp;[.C$1]&amp;[.$A16]);2)" office:value-type="float" office:value="0" calcext:value-type="float">
            <text:p>0.00</text:p>
          </table:table-cell>
          <table:table-cell table:formula="of:=ROUND(INDIRECT([.$B$2]&amp;&quot;.&quot;&amp;[.D$1]&amp;[.$A16]);2)" office:value-type="float" office:value="0" calcext:value-type="float">
            <text:p>0.00</text:p>
          </table:table-cell>
          <table:table-cell table:formula="of:=ROUND(INDIRECT([.$B$2]&amp;&quot;.&quot;&amp;[.E$1]&amp;[.$A16]);2)" office:value-type="float" office:value="0" calcext:value-type="float">
            <text:p>0.00</text:p>
          </table:table-cell>
          <table:table-cell table:formula="of:=ROUND(INDIRECT([.$B$2]&amp;&quot;.&quot;&amp;[.F$1]&amp;[.$A16]);2)" office:value-type="float" office:value="0" calcext:value-type="float">
            <text:p>0.00</text:p>
          </table:table-cell>
          <table:table-cell table:formula="of:=ROUND(INDIRECT([.$B$2]&amp;&quot;.&quot;&amp;[.G$1]&amp;[.$A16]);2)" office:value-type="float" office:value="0" calcext:value-type="float">
            <text:p>0.00</text:p>
          </table:table-cell>
          <table:table-cell table:formula="of:=ROUND(INDIRECT([.$B$2]&amp;&quot;.&quot;&amp;[.H$1]&amp;[.$A16]);2)" office:value-type="float" office:value="0" calcext:value-type="float">
            <text:p>0.00</text:p>
          </table:table-cell>
          <table:table-cell table:formula="of:=ROUND(INDIRECT([.$B$2]&amp;&quot;.&quot;&amp;[.I$1]&amp;[.$A16]);2)" office:value-type="float" office:value="0" calcext:value-type="float">
            <text:p>0.00</text:p>
          </table:table-cell>
          <table:table-cell table:formula="of:=ROUND(INDIRECT([.$B$2]&amp;&quot;.&quot;&amp;[.J$1]&amp;[.$A16]);2)" office:value-type="float" office:value="0" calcext:value-type="float">
            <text:p>0.00</text:p>
          </table:table-cell>
          <table:table-cell table:formula="of:=ROUND(INDIRECT([.$B$2]&amp;&quot;.&quot;&amp;[.K$1]&amp;[.$A16]);2)" office:value-type="float" office:value="0" calcext:value-type="float">
            <text:p>0.00</text:p>
          </table:table-cell>
          <table:table-cell table:formula="of:=ROUND(INDIRECT([.$B$2]&amp;&quot;.&quot;&amp;[.L$1]&amp;[.$A16]);2)" office:value-type="float" office:value="0" calcext:value-type="float">
            <text:p>0.00</text:p>
          </table:table-cell>
          <table:table-cell table:formula="of:=ROUND(INDIRECT([.$B$2]&amp;&quot;.&quot;&amp;[.M$1]&amp;[.$A16]);2)" office:value-type="float" office:value="0" calcext:value-type="float">
            <text:p>0.00</text:p>
          </table:table-cell>
          <table:table-cell table:formula="of:=ROUND(INDIRECT([.$B$2]&amp;&quot;.&quot;&amp;[.N$1]&amp;[.$A16]);2)" office:value-type="float" office:value="0" calcext:value-type="float">
            <text:p>0.00</text:p>
          </table:table-cell>
          <table:table-cell table:formula="of:=ROUND(INDIRECT([.$B$2]&amp;&quot;.&quot;&amp;[.O$1]&amp;[.$A16]);2)" office:value-type="float" office:value="0" calcext:value-type="float">
            <text:p>0.00</text:p>
          </table:table-cell>
          <table:table-cell table:formula="of:=ROUND(INDIRECT([.$B$2]&amp;&quot;.&quot;&amp;[.P$1]&amp;[.$A16]);2)" office:value-type="float" office:value="0" calcext:value-type="float">
            <text:p>0.00</text:p>
          </table:table-cell>
          <table:table-cell table:formula="of:=ROUND(INDIRECT([.$B$2]&amp;&quot;.&quot;&amp;[.Q$1]&amp;[.$A16]);2)" office:value-type="float" office:value="0" calcext:value-type="float">
            <text:p>0.00</text:p>
          </table:table-cell>
          <table:table-cell table:formula="of:=ROUND(INDIRECT([.$B$2]&amp;&quot;.&quot;&amp;[.R$1]&amp;[.$A16]);2)" office:value-type="float" office:value="0" calcext:value-type="float">
            <text:p>0.00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INDIRECT([.$B$2]&amp;&quot;.A&quot;&amp;[.$A17])" office:value-type="float" office:value="0" calcext:value-type="float">
            <text:p>0</text:p>
          </table:table-cell>
          <table:table-cell table:formula="of:=ROUND(INDIRECT([.$B$2]&amp;&quot;.&quot;&amp;[.C$1]&amp;[.$A17]);2)" office:value-type="float" office:value="0" calcext:value-type="float">
            <text:p>0.00</text:p>
          </table:table-cell>
          <table:table-cell table:formula="of:=ROUND(INDIRECT([.$B$2]&amp;&quot;.&quot;&amp;[.D$1]&amp;[.$A17]);2)" office:value-type="float" office:value="0" calcext:value-type="float">
            <text:p>0.00</text:p>
          </table:table-cell>
          <table:table-cell table:formula="of:=ROUND(INDIRECT([.$B$2]&amp;&quot;.&quot;&amp;[.E$1]&amp;[.$A17]);2)" office:value-type="float" office:value="0" calcext:value-type="float">
            <text:p>0.00</text:p>
          </table:table-cell>
          <table:table-cell table:formula="of:=ROUND(INDIRECT([.$B$2]&amp;&quot;.&quot;&amp;[.F$1]&amp;[.$A17]);2)" office:value-type="float" office:value="0" calcext:value-type="float">
            <text:p>0.00</text:p>
          </table:table-cell>
          <table:table-cell table:formula="of:=ROUND(INDIRECT([.$B$2]&amp;&quot;.&quot;&amp;[.G$1]&amp;[.$A17]);2)" office:value-type="float" office:value="0" calcext:value-type="float">
            <text:p>0.00</text:p>
          </table:table-cell>
          <table:table-cell table:formula="of:=ROUND(INDIRECT([.$B$2]&amp;&quot;.&quot;&amp;[.H$1]&amp;[.$A17]);2)" office:value-type="float" office:value="0" calcext:value-type="float">
            <text:p>0.00</text:p>
          </table:table-cell>
          <table:table-cell table:formula="of:=ROUND(INDIRECT([.$B$2]&amp;&quot;.&quot;&amp;[.I$1]&amp;[.$A17]);2)" office:value-type="float" office:value="0" calcext:value-type="float">
            <text:p>0.00</text:p>
          </table:table-cell>
          <table:table-cell table:formula="of:=ROUND(INDIRECT([.$B$2]&amp;&quot;.&quot;&amp;[.J$1]&amp;[.$A17]);2)" office:value-type="float" office:value="0" calcext:value-type="float">
            <text:p>0.00</text:p>
          </table:table-cell>
          <table:table-cell table:formula="of:=ROUND(INDIRECT([.$B$2]&amp;&quot;.&quot;&amp;[.K$1]&amp;[.$A17]);2)" office:value-type="float" office:value="0" calcext:value-type="float">
            <text:p>0.00</text:p>
          </table:table-cell>
          <table:table-cell table:formula="of:=ROUND(INDIRECT([.$B$2]&amp;&quot;.&quot;&amp;[.L$1]&amp;[.$A17]);2)" office:value-type="float" office:value="0" calcext:value-type="float">
            <text:p>0.00</text:p>
          </table:table-cell>
          <table:table-cell table:formula="of:=ROUND(INDIRECT([.$B$2]&amp;&quot;.&quot;&amp;[.M$1]&amp;[.$A17]);2)" office:value-type="float" office:value="0" calcext:value-type="float">
            <text:p>0.00</text:p>
          </table:table-cell>
          <table:table-cell table:formula="of:=ROUND(INDIRECT([.$B$2]&amp;&quot;.&quot;&amp;[.N$1]&amp;[.$A17]);2)" office:value-type="float" office:value="0" calcext:value-type="float">
            <text:p>0.00</text:p>
          </table:table-cell>
          <table:table-cell table:formula="of:=ROUND(INDIRECT([.$B$2]&amp;&quot;.&quot;&amp;[.O$1]&amp;[.$A17]);2)" office:value-type="float" office:value="0" calcext:value-type="float">
            <text:p>0.00</text:p>
          </table:table-cell>
          <table:table-cell table:formula="of:=ROUND(INDIRECT([.$B$2]&amp;&quot;.&quot;&amp;[.P$1]&amp;[.$A17]);2)" office:value-type="float" office:value="0" calcext:value-type="float">
            <text:p>0.00</text:p>
          </table:table-cell>
          <table:table-cell table:formula="of:=ROUND(INDIRECT([.$B$2]&amp;&quot;.&quot;&amp;[.Q$1]&amp;[.$A17]);2)" office:value-type="float" office:value="0" calcext:value-type="float">
            <text:p>0.00</text:p>
          </table:table-cell>
          <table:table-cell table:formula="of:=ROUND(INDIRECT([.$B$2]&amp;&quot;.&quot;&amp;[.R$1]&amp;[.$A17]);2)" office:value-type="float" office:value="0" calcext:value-type="float">
            <text:p>0.00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INDIRECT([.$B$2]&amp;&quot;.A&quot;&amp;[.$A18])" office:value-type="float" office:value="0" calcext:value-type="float">
            <text:p>0</text:p>
          </table:table-cell>
          <table:table-cell table:formula="of:=ROUND(INDIRECT([.$B$2]&amp;&quot;.&quot;&amp;[.C$1]&amp;[.$A18]);2)" office:value-type="float" office:value="0" calcext:value-type="float">
            <text:p>0.00</text:p>
          </table:table-cell>
          <table:table-cell table:formula="of:=ROUND(INDIRECT([.$B$2]&amp;&quot;.&quot;&amp;[.D$1]&amp;[.$A18]);2)" office:value-type="float" office:value="0" calcext:value-type="float">
            <text:p>0.00</text:p>
          </table:table-cell>
          <table:table-cell table:formula="of:=ROUND(INDIRECT([.$B$2]&amp;&quot;.&quot;&amp;[.E$1]&amp;[.$A18]);2)" office:value-type="float" office:value="0" calcext:value-type="float">
            <text:p>0.00</text:p>
          </table:table-cell>
          <table:table-cell table:formula="of:=ROUND(INDIRECT([.$B$2]&amp;&quot;.&quot;&amp;[.F$1]&amp;[.$A18]);2)" office:value-type="float" office:value="0" calcext:value-type="float">
            <text:p>0.00</text:p>
          </table:table-cell>
          <table:table-cell table:formula="of:=ROUND(INDIRECT([.$B$2]&amp;&quot;.&quot;&amp;[.G$1]&amp;[.$A18]);2)" office:value-type="float" office:value="0" calcext:value-type="float">
            <text:p>0.00</text:p>
          </table:table-cell>
          <table:table-cell table:formula="of:=ROUND(INDIRECT([.$B$2]&amp;&quot;.&quot;&amp;[.H$1]&amp;[.$A18]);2)" office:value-type="float" office:value="0" calcext:value-type="float">
            <text:p>0.00</text:p>
          </table:table-cell>
          <table:table-cell table:formula="of:=ROUND(INDIRECT([.$B$2]&amp;&quot;.&quot;&amp;[.I$1]&amp;[.$A18]);2)" office:value-type="float" office:value="0" calcext:value-type="float">
            <text:p>0.00</text:p>
          </table:table-cell>
          <table:table-cell table:formula="of:=ROUND(INDIRECT([.$B$2]&amp;&quot;.&quot;&amp;[.J$1]&amp;[.$A18]);2)" office:value-type="float" office:value="0" calcext:value-type="float">
            <text:p>0.00</text:p>
          </table:table-cell>
          <table:table-cell table:formula="of:=ROUND(INDIRECT([.$B$2]&amp;&quot;.&quot;&amp;[.K$1]&amp;[.$A18]);2)" office:value-type="float" office:value="0" calcext:value-type="float">
            <text:p>0.00</text:p>
          </table:table-cell>
          <table:table-cell table:formula="of:=ROUND(INDIRECT([.$B$2]&amp;&quot;.&quot;&amp;[.L$1]&amp;[.$A18]);2)" office:value-type="float" office:value="0" calcext:value-type="float">
            <text:p>0.00</text:p>
          </table:table-cell>
          <table:table-cell table:formula="of:=ROUND(INDIRECT([.$B$2]&amp;&quot;.&quot;&amp;[.M$1]&amp;[.$A18]);2)" office:value-type="float" office:value="0" calcext:value-type="float">
            <text:p>0.00</text:p>
          </table:table-cell>
          <table:table-cell table:formula="of:=ROUND(INDIRECT([.$B$2]&amp;&quot;.&quot;&amp;[.N$1]&amp;[.$A18]);2)" office:value-type="float" office:value="0" calcext:value-type="float">
            <text:p>0.00</text:p>
          </table:table-cell>
          <table:table-cell table:formula="of:=ROUND(INDIRECT([.$B$2]&amp;&quot;.&quot;&amp;[.O$1]&amp;[.$A18]);2)" office:value-type="float" office:value="0" calcext:value-type="float">
            <text:p>0.00</text:p>
          </table:table-cell>
          <table:table-cell table:formula="of:=ROUND(INDIRECT([.$B$2]&amp;&quot;.&quot;&amp;[.P$1]&amp;[.$A18]);2)" office:value-type="float" office:value="0" calcext:value-type="float">
            <text:p>0.00</text:p>
          </table:table-cell>
          <table:table-cell table:formula="of:=ROUND(INDIRECT([.$B$2]&amp;&quot;.&quot;&amp;[.Q$1]&amp;[.$A18]);2)" office:value-type="float" office:value="0" calcext:value-type="float">
            <text:p>0.00</text:p>
          </table:table-cell>
          <table:table-cell table:formula="of:=ROUND(INDIRECT([.$B$2]&amp;&quot;.&quot;&amp;[.R$1]&amp;[.$A18]);2)" office:value-type="float" office:value="0" calcext:value-type="float">
            <text:p>0.00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INDIRECT([.$B$2]&amp;&quot;.A&quot;&amp;[.$A19])" office:value-type="float" office:value="0" calcext:value-type="float">
            <text:p>0</text:p>
          </table:table-cell>
          <table:table-cell table:formula="of:=ROUND(INDIRECT([.$B$2]&amp;&quot;.&quot;&amp;[.C$1]&amp;[.$A19]);2)" office:value-type="float" office:value="0" calcext:value-type="float">
            <text:p>0.00</text:p>
          </table:table-cell>
          <table:table-cell table:formula="of:=ROUND(INDIRECT([.$B$2]&amp;&quot;.&quot;&amp;[.D$1]&amp;[.$A19]);2)" office:value-type="float" office:value="0" calcext:value-type="float">
            <text:p>0.00</text:p>
          </table:table-cell>
          <table:table-cell table:formula="of:=ROUND(INDIRECT([.$B$2]&amp;&quot;.&quot;&amp;[.E$1]&amp;[.$A19]);2)" office:value-type="float" office:value="0" calcext:value-type="float">
            <text:p>0.00</text:p>
          </table:table-cell>
          <table:table-cell table:formula="of:=ROUND(INDIRECT([.$B$2]&amp;&quot;.&quot;&amp;[.F$1]&amp;[.$A19]);2)" office:value-type="float" office:value="0" calcext:value-type="float">
            <text:p>0.00</text:p>
          </table:table-cell>
          <table:table-cell table:formula="of:=ROUND(INDIRECT([.$B$2]&amp;&quot;.&quot;&amp;[.G$1]&amp;[.$A19]);2)" office:value-type="float" office:value="0" calcext:value-type="float">
            <text:p>0.00</text:p>
          </table:table-cell>
          <table:table-cell table:formula="of:=ROUND(INDIRECT([.$B$2]&amp;&quot;.&quot;&amp;[.H$1]&amp;[.$A19]);2)" office:value-type="float" office:value="0" calcext:value-type="float">
            <text:p>0.00</text:p>
          </table:table-cell>
          <table:table-cell table:formula="of:=ROUND(INDIRECT([.$B$2]&amp;&quot;.&quot;&amp;[.I$1]&amp;[.$A19]);2)" office:value-type="float" office:value="0" calcext:value-type="float">
            <text:p>0.00</text:p>
          </table:table-cell>
          <table:table-cell table:formula="of:=ROUND(INDIRECT([.$B$2]&amp;&quot;.&quot;&amp;[.J$1]&amp;[.$A19]);2)" office:value-type="float" office:value="0" calcext:value-type="float">
            <text:p>0.00</text:p>
          </table:table-cell>
          <table:table-cell table:formula="of:=ROUND(INDIRECT([.$B$2]&amp;&quot;.&quot;&amp;[.K$1]&amp;[.$A19]);2)" office:value-type="float" office:value="0" calcext:value-type="float">
            <text:p>0.00</text:p>
          </table:table-cell>
          <table:table-cell table:formula="of:=ROUND(INDIRECT([.$B$2]&amp;&quot;.&quot;&amp;[.L$1]&amp;[.$A19]);2)" office:value-type="float" office:value="0" calcext:value-type="float">
            <text:p>0.00</text:p>
          </table:table-cell>
          <table:table-cell table:formula="of:=ROUND(INDIRECT([.$B$2]&amp;&quot;.&quot;&amp;[.M$1]&amp;[.$A19]);2)" office:value-type="float" office:value="0" calcext:value-type="float">
            <text:p>0.00</text:p>
          </table:table-cell>
          <table:table-cell table:formula="of:=ROUND(INDIRECT([.$B$2]&amp;&quot;.&quot;&amp;[.N$1]&amp;[.$A19]);2)" office:value-type="float" office:value="0" calcext:value-type="float">
            <text:p>0.00</text:p>
          </table:table-cell>
          <table:table-cell table:formula="of:=ROUND(INDIRECT([.$B$2]&amp;&quot;.&quot;&amp;[.O$1]&amp;[.$A19]);2)" office:value-type="float" office:value="0" calcext:value-type="float">
            <text:p>0.00</text:p>
          </table:table-cell>
          <table:table-cell table:formula="of:=ROUND(INDIRECT([.$B$2]&amp;&quot;.&quot;&amp;[.P$1]&amp;[.$A19]);2)" office:value-type="float" office:value="0" calcext:value-type="float">
            <text:p>0.00</text:p>
          </table:table-cell>
          <table:table-cell table:formula="of:=ROUND(INDIRECT([.$B$2]&amp;&quot;.&quot;&amp;[.Q$1]&amp;[.$A19]);2)" office:value-type="float" office:value="0" calcext:value-type="float">
            <text:p>0.00</text:p>
          </table:table-cell>
          <table:table-cell table:formula="of:=ROUND(INDIRECT([.$B$2]&amp;&quot;.&quot;&amp;[.R$1]&amp;[.$A19]);2)" office:value-type="float" office:value="0" calcext:value-type="float">
            <text:p>0.00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INDIRECT([.$B$2]&amp;&quot;.A&quot;&amp;[.$A20])" office:value-type="float" office:value="0" calcext:value-type="float">
            <text:p>0</text:p>
          </table:table-cell>
          <table:table-cell table:formula="of:=ROUND(INDIRECT([.$B$2]&amp;&quot;.&quot;&amp;[.C$1]&amp;[.$A20]);2)" office:value-type="float" office:value="0" calcext:value-type="float">
            <text:p>0.00</text:p>
          </table:table-cell>
          <table:table-cell table:formula="of:=ROUND(INDIRECT([.$B$2]&amp;&quot;.&quot;&amp;[.D$1]&amp;[.$A20]);2)" office:value-type="float" office:value="0" calcext:value-type="float">
            <text:p>0.00</text:p>
          </table:table-cell>
          <table:table-cell table:formula="of:=ROUND(INDIRECT([.$B$2]&amp;&quot;.&quot;&amp;[.E$1]&amp;[.$A20]);2)" office:value-type="float" office:value="0" calcext:value-type="float">
            <text:p>0.00</text:p>
          </table:table-cell>
          <table:table-cell table:formula="of:=ROUND(INDIRECT([.$B$2]&amp;&quot;.&quot;&amp;[.F$1]&amp;[.$A20]);2)" office:value-type="float" office:value="0" calcext:value-type="float">
            <text:p>0.00</text:p>
          </table:table-cell>
          <table:table-cell table:formula="of:=ROUND(INDIRECT([.$B$2]&amp;&quot;.&quot;&amp;[.G$1]&amp;[.$A20]);2)" office:value-type="float" office:value="0" calcext:value-type="float">
            <text:p>0.00</text:p>
          </table:table-cell>
          <table:table-cell table:formula="of:=ROUND(INDIRECT([.$B$2]&amp;&quot;.&quot;&amp;[.H$1]&amp;[.$A20]);2)" office:value-type="float" office:value="0" calcext:value-type="float">
            <text:p>0.00</text:p>
          </table:table-cell>
          <table:table-cell table:formula="of:=ROUND(INDIRECT([.$B$2]&amp;&quot;.&quot;&amp;[.I$1]&amp;[.$A20]);2)" office:value-type="float" office:value="0" calcext:value-type="float">
            <text:p>0.00</text:p>
          </table:table-cell>
          <table:table-cell table:formula="of:=ROUND(INDIRECT([.$B$2]&amp;&quot;.&quot;&amp;[.J$1]&amp;[.$A20]);2)" office:value-type="float" office:value="0" calcext:value-type="float">
            <text:p>0.00</text:p>
          </table:table-cell>
          <table:table-cell table:formula="of:=ROUND(INDIRECT([.$B$2]&amp;&quot;.&quot;&amp;[.K$1]&amp;[.$A20]);2)" office:value-type="float" office:value="0" calcext:value-type="float">
            <text:p>0.00</text:p>
          </table:table-cell>
          <table:table-cell table:formula="of:=ROUND(INDIRECT([.$B$2]&amp;&quot;.&quot;&amp;[.L$1]&amp;[.$A20]);2)" office:value-type="float" office:value="0" calcext:value-type="float">
            <text:p>0.00</text:p>
          </table:table-cell>
          <table:table-cell table:formula="of:=ROUND(INDIRECT([.$B$2]&amp;&quot;.&quot;&amp;[.M$1]&amp;[.$A20]);2)" office:value-type="float" office:value="0" calcext:value-type="float">
            <text:p>0.00</text:p>
          </table:table-cell>
          <table:table-cell table:formula="of:=ROUND(INDIRECT([.$B$2]&amp;&quot;.&quot;&amp;[.N$1]&amp;[.$A20]);2)" office:value-type="float" office:value="0" calcext:value-type="float">
            <text:p>0.00</text:p>
          </table:table-cell>
          <table:table-cell table:formula="of:=ROUND(INDIRECT([.$B$2]&amp;&quot;.&quot;&amp;[.O$1]&amp;[.$A20]);2)" office:value-type="float" office:value="0" calcext:value-type="float">
            <text:p>0.00</text:p>
          </table:table-cell>
          <table:table-cell table:formula="of:=ROUND(INDIRECT([.$B$2]&amp;&quot;.&quot;&amp;[.P$1]&amp;[.$A20]);2)" office:value-type="float" office:value="0" calcext:value-type="float">
            <text:p>0.00</text:p>
          </table:table-cell>
          <table:table-cell table:formula="of:=ROUND(INDIRECT([.$B$2]&amp;&quot;.&quot;&amp;[.Q$1]&amp;[.$A20]);2)" office:value-type="float" office:value="0" calcext:value-type="float">
            <text:p>0.00</text:p>
          </table:table-cell>
          <table:table-cell table:formula="of:=ROUND(INDIRECT([.$B$2]&amp;&quot;.&quot;&amp;[.R$1]&amp;[.$A20]);2)" office:value-type="float" office:value="0" calcext:value-type="float">
            <text:p>0.00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INDIRECT([.$B$2]&amp;&quot;.A&quot;&amp;[.$A21])" office:value-type="float" office:value="0" calcext:value-type="float">
            <text:p>0</text:p>
          </table:table-cell>
          <table:table-cell table:formula="of:=ROUND(INDIRECT([.$B$2]&amp;&quot;.&quot;&amp;[.C$1]&amp;[.$A21]);2)" office:value-type="float" office:value="0" calcext:value-type="float">
            <text:p>0.00</text:p>
          </table:table-cell>
          <table:table-cell table:formula="of:=ROUND(INDIRECT([.$B$2]&amp;&quot;.&quot;&amp;[.D$1]&amp;[.$A21]);2)" office:value-type="float" office:value="0" calcext:value-type="float">
            <text:p>0.00</text:p>
          </table:table-cell>
          <table:table-cell table:formula="of:=ROUND(INDIRECT([.$B$2]&amp;&quot;.&quot;&amp;[.E$1]&amp;[.$A21]);2)" office:value-type="float" office:value="0" calcext:value-type="float">
            <text:p>0.00</text:p>
          </table:table-cell>
          <table:table-cell table:formula="of:=ROUND(INDIRECT([.$B$2]&amp;&quot;.&quot;&amp;[.F$1]&amp;[.$A21]);2)" office:value-type="float" office:value="0" calcext:value-type="float">
            <text:p>0.00</text:p>
          </table:table-cell>
          <table:table-cell table:formula="of:=ROUND(INDIRECT([.$B$2]&amp;&quot;.&quot;&amp;[.G$1]&amp;[.$A21]);2)" office:value-type="float" office:value="0" calcext:value-type="float">
            <text:p>0.00</text:p>
          </table:table-cell>
          <table:table-cell table:formula="of:=ROUND(INDIRECT([.$B$2]&amp;&quot;.&quot;&amp;[.H$1]&amp;[.$A21]);2)" office:value-type="float" office:value="0" calcext:value-type="float">
            <text:p>0.00</text:p>
          </table:table-cell>
          <table:table-cell table:formula="of:=ROUND(INDIRECT([.$B$2]&amp;&quot;.&quot;&amp;[.I$1]&amp;[.$A21]);2)" office:value-type="float" office:value="0" calcext:value-type="float">
            <text:p>0.00</text:p>
          </table:table-cell>
          <table:table-cell table:formula="of:=ROUND(INDIRECT([.$B$2]&amp;&quot;.&quot;&amp;[.J$1]&amp;[.$A21]);2)" office:value-type="float" office:value="0" calcext:value-type="float">
            <text:p>0.00</text:p>
          </table:table-cell>
          <table:table-cell table:formula="of:=ROUND(INDIRECT([.$B$2]&amp;&quot;.&quot;&amp;[.K$1]&amp;[.$A21]);2)" office:value-type="float" office:value="0" calcext:value-type="float">
            <text:p>0.00</text:p>
          </table:table-cell>
          <table:table-cell table:formula="of:=ROUND(INDIRECT([.$B$2]&amp;&quot;.&quot;&amp;[.L$1]&amp;[.$A21]);2)" office:value-type="float" office:value="0" calcext:value-type="float">
            <text:p>0.00</text:p>
          </table:table-cell>
          <table:table-cell table:formula="of:=ROUND(INDIRECT([.$B$2]&amp;&quot;.&quot;&amp;[.M$1]&amp;[.$A21]);2)" office:value-type="float" office:value="0" calcext:value-type="float">
            <text:p>0.00</text:p>
          </table:table-cell>
          <table:table-cell table:formula="of:=ROUND(INDIRECT([.$B$2]&amp;&quot;.&quot;&amp;[.N$1]&amp;[.$A21]);2)" office:value-type="float" office:value="0" calcext:value-type="float">
            <text:p>0.00</text:p>
          </table:table-cell>
          <table:table-cell table:formula="of:=ROUND(INDIRECT([.$B$2]&amp;&quot;.&quot;&amp;[.O$1]&amp;[.$A21]);2)" office:value-type="float" office:value="0" calcext:value-type="float">
            <text:p>0.00</text:p>
          </table:table-cell>
          <table:table-cell table:formula="of:=ROUND(INDIRECT([.$B$2]&amp;&quot;.&quot;&amp;[.P$1]&amp;[.$A21]);2)" office:value-type="float" office:value="0" calcext:value-type="float">
            <text:p>0.00</text:p>
          </table:table-cell>
          <table:table-cell table:formula="of:=ROUND(INDIRECT([.$B$2]&amp;&quot;.&quot;&amp;[.Q$1]&amp;[.$A21]);2)" office:value-type="float" office:value="0" calcext:value-type="float">
            <text:p>0.00</text:p>
          </table:table-cell>
          <table:table-cell table:formula="of:=ROUND(INDIRECT([.$B$2]&amp;&quot;.&quot;&amp;[.R$1]&amp;[.$A21]);2)" office:value-type="float" office:value="0" calcext:value-type="float">
            <text:p>0.00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INDIRECT([.$B$2]&amp;&quot;.A&quot;&amp;[.$A22])" office:value-type="float" office:value="0" calcext:value-type="float">
            <text:p>0</text:p>
          </table:table-cell>
          <table:table-cell table:formula="of:=ROUND(INDIRECT([.$B$2]&amp;&quot;.&quot;&amp;[.C$1]&amp;[.$A22]);2)" office:value-type="float" office:value="0" calcext:value-type="float">
            <text:p>0.00</text:p>
          </table:table-cell>
          <table:table-cell table:formula="of:=ROUND(INDIRECT([.$B$2]&amp;&quot;.&quot;&amp;[.D$1]&amp;[.$A22]);2)" office:value-type="float" office:value="0" calcext:value-type="float">
            <text:p>0.00</text:p>
          </table:table-cell>
          <table:table-cell table:formula="of:=ROUND(INDIRECT([.$B$2]&amp;&quot;.&quot;&amp;[.E$1]&amp;[.$A22]);2)" office:value-type="float" office:value="0" calcext:value-type="float">
            <text:p>0.00</text:p>
          </table:table-cell>
          <table:table-cell table:formula="of:=ROUND(INDIRECT([.$B$2]&amp;&quot;.&quot;&amp;[.F$1]&amp;[.$A22]);2)" office:value-type="float" office:value="0" calcext:value-type="float">
            <text:p>0.00</text:p>
          </table:table-cell>
          <table:table-cell table:formula="of:=ROUND(INDIRECT([.$B$2]&amp;&quot;.&quot;&amp;[.G$1]&amp;[.$A22]);2)" office:value-type="float" office:value="0" calcext:value-type="float">
            <text:p>0.00</text:p>
          </table:table-cell>
          <table:table-cell table:formula="of:=ROUND(INDIRECT([.$B$2]&amp;&quot;.&quot;&amp;[.H$1]&amp;[.$A22]);2)" office:value-type="float" office:value="0" calcext:value-type="float">
            <text:p>0.00</text:p>
          </table:table-cell>
          <table:table-cell table:formula="of:=ROUND(INDIRECT([.$B$2]&amp;&quot;.&quot;&amp;[.I$1]&amp;[.$A22]);2)" office:value-type="float" office:value="0" calcext:value-type="float">
            <text:p>0.00</text:p>
          </table:table-cell>
          <table:table-cell table:formula="of:=ROUND(INDIRECT([.$B$2]&amp;&quot;.&quot;&amp;[.J$1]&amp;[.$A22]);2)" office:value-type="float" office:value="0" calcext:value-type="float">
            <text:p>0.00</text:p>
          </table:table-cell>
          <table:table-cell table:formula="of:=ROUND(INDIRECT([.$B$2]&amp;&quot;.&quot;&amp;[.K$1]&amp;[.$A22]);2)" office:value-type="float" office:value="0" calcext:value-type="float">
            <text:p>0.00</text:p>
          </table:table-cell>
          <table:table-cell table:formula="of:=ROUND(INDIRECT([.$B$2]&amp;&quot;.&quot;&amp;[.L$1]&amp;[.$A22]);2)" office:value-type="float" office:value="0" calcext:value-type="float">
            <text:p>0.00</text:p>
          </table:table-cell>
          <table:table-cell table:formula="of:=ROUND(INDIRECT([.$B$2]&amp;&quot;.&quot;&amp;[.M$1]&amp;[.$A22]);2)" office:value-type="float" office:value="0" calcext:value-type="float">
            <text:p>0.00</text:p>
          </table:table-cell>
          <table:table-cell table:formula="of:=ROUND(INDIRECT([.$B$2]&amp;&quot;.&quot;&amp;[.N$1]&amp;[.$A22]);2)" office:value-type="float" office:value="0" calcext:value-type="float">
            <text:p>0.00</text:p>
          </table:table-cell>
          <table:table-cell table:formula="of:=ROUND(INDIRECT([.$B$2]&amp;&quot;.&quot;&amp;[.O$1]&amp;[.$A22]);2)" office:value-type="float" office:value="0" calcext:value-type="float">
            <text:p>0.00</text:p>
          </table:table-cell>
          <table:table-cell table:formula="of:=ROUND(INDIRECT([.$B$2]&amp;&quot;.&quot;&amp;[.P$1]&amp;[.$A22]);2)" office:value-type="float" office:value="0" calcext:value-type="float">
            <text:p>0.00</text:p>
          </table:table-cell>
          <table:table-cell table:formula="of:=ROUND(INDIRECT([.$B$2]&amp;&quot;.&quot;&amp;[.Q$1]&amp;[.$A22]);2)" office:value-type="float" office:value="0" calcext:value-type="float">
            <text:p>0.00</text:p>
          </table:table-cell>
          <table:table-cell table:formula="of:=ROUND(INDIRECT([.$B$2]&amp;&quot;.&quot;&amp;[.R$1]&amp;[.$A22]);2)" office:value-type="float" office:value="0" calcext:value-type="float">
            <text:p>0.00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INDIRECT([.$B$2]&amp;&quot;.A&quot;&amp;[.$A23])" office:value-type="float" office:value="0" calcext:value-type="float">
            <text:p>0</text:p>
          </table:table-cell>
          <table:table-cell table:formula="of:=ROUND(INDIRECT([.$B$2]&amp;&quot;.&quot;&amp;[.C$1]&amp;[.$A23]);2)" office:value-type="float" office:value="0" calcext:value-type="float">
            <text:p>0.00</text:p>
          </table:table-cell>
          <table:table-cell table:formula="of:=ROUND(INDIRECT([.$B$2]&amp;&quot;.&quot;&amp;[.D$1]&amp;[.$A23]);2)" office:value-type="float" office:value="0" calcext:value-type="float">
            <text:p>0.00</text:p>
          </table:table-cell>
          <table:table-cell table:formula="of:=ROUND(INDIRECT([.$B$2]&amp;&quot;.&quot;&amp;[.E$1]&amp;[.$A23]);2)" office:value-type="float" office:value="0" calcext:value-type="float">
            <text:p>0.00</text:p>
          </table:table-cell>
          <table:table-cell table:formula="of:=ROUND(INDIRECT([.$B$2]&amp;&quot;.&quot;&amp;[.F$1]&amp;[.$A23]);2)" office:value-type="float" office:value="0" calcext:value-type="float">
            <text:p>0.00</text:p>
          </table:table-cell>
          <table:table-cell table:formula="of:=ROUND(INDIRECT([.$B$2]&amp;&quot;.&quot;&amp;[.G$1]&amp;[.$A23]);2)" office:value-type="float" office:value="0" calcext:value-type="float">
            <text:p>0.00</text:p>
          </table:table-cell>
          <table:table-cell table:formula="of:=ROUND(INDIRECT([.$B$2]&amp;&quot;.&quot;&amp;[.H$1]&amp;[.$A23]);2)" office:value-type="float" office:value="0" calcext:value-type="float">
            <text:p>0.00</text:p>
          </table:table-cell>
          <table:table-cell table:formula="of:=ROUND(INDIRECT([.$B$2]&amp;&quot;.&quot;&amp;[.I$1]&amp;[.$A23]);2)" office:value-type="float" office:value="0" calcext:value-type="float">
            <text:p>0.00</text:p>
          </table:table-cell>
          <table:table-cell table:formula="of:=ROUND(INDIRECT([.$B$2]&amp;&quot;.&quot;&amp;[.J$1]&amp;[.$A23]);2)" office:value-type="float" office:value="0" calcext:value-type="float">
            <text:p>0.00</text:p>
          </table:table-cell>
          <table:table-cell table:formula="of:=ROUND(INDIRECT([.$B$2]&amp;&quot;.&quot;&amp;[.K$1]&amp;[.$A23]);2)" office:value-type="float" office:value="0" calcext:value-type="float">
            <text:p>0.00</text:p>
          </table:table-cell>
          <table:table-cell table:formula="of:=ROUND(INDIRECT([.$B$2]&amp;&quot;.&quot;&amp;[.L$1]&amp;[.$A23]);2)" office:value-type="float" office:value="0" calcext:value-type="float">
            <text:p>0.00</text:p>
          </table:table-cell>
          <table:table-cell table:formula="of:=ROUND(INDIRECT([.$B$2]&amp;&quot;.&quot;&amp;[.M$1]&amp;[.$A23]);2)" office:value-type="float" office:value="0" calcext:value-type="float">
            <text:p>0.00</text:p>
          </table:table-cell>
          <table:table-cell table:formula="of:=ROUND(INDIRECT([.$B$2]&amp;&quot;.&quot;&amp;[.N$1]&amp;[.$A23]);2)" office:value-type="float" office:value="0" calcext:value-type="float">
            <text:p>0.00</text:p>
          </table:table-cell>
          <table:table-cell table:formula="of:=ROUND(INDIRECT([.$B$2]&amp;&quot;.&quot;&amp;[.O$1]&amp;[.$A23]);2)" office:value-type="float" office:value="0" calcext:value-type="float">
            <text:p>0.00</text:p>
          </table:table-cell>
          <table:table-cell table:formula="of:=ROUND(INDIRECT([.$B$2]&amp;&quot;.&quot;&amp;[.P$1]&amp;[.$A23]);2)" office:value-type="float" office:value="0" calcext:value-type="float">
            <text:p>0.00</text:p>
          </table:table-cell>
          <table:table-cell table:formula="of:=ROUND(INDIRECT([.$B$2]&amp;&quot;.&quot;&amp;[.Q$1]&amp;[.$A23]);2)" office:value-type="float" office:value="0" calcext:value-type="float">
            <text:p>0.00</text:p>
          </table:table-cell>
          <table:table-cell table:formula="of:=ROUND(INDIRECT([.$B$2]&amp;&quot;.&quot;&amp;[.R$1]&amp;[.$A23]);2)" office:value-type="float" office:value="0" calcext:value-type="float">
            <text:p>0.00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INDIRECT([.$B$2]&amp;&quot;.A&quot;&amp;[.$A24])" office:value-type="float" office:value="0" calcext:value-type="float">
            <text:p>0</text:p>
          </table:table-cell>
          <table:table-cell table:formula="of:=ROUND(INDIRECT([.$B$2]&amp;&quot;.&quot;&amp;[.C$1]&amp;[.$A24]);2)" office:value-type="float" office:value="0" calcext:value-type="float">
            <text:p>0.00</text:p>
          </table:table-cell>
          <table:table-cell table:formula="of:=ROUND(INDIRECT([.$B$2]&amp;&quot;.&quot;&amp;[.D$1]&amp;[.$A24]);2)" office:value-type="float" office:value="0" calcext:value-type="float">
            <text:p>0.00</text:p>
          </table:table-cell>
          <table:table-cell table:formula="of:=ROUND(INDIRECT([.$B$2]&amp;&quot;.&quot;&amp;[.E$1]&amp;[.$A24]);2)" office:value-type="float" office:value="0" calcext:value-type="float">
            <text:p>0.00</text:p>
          </table:table-cell>
          <table:table-cell table:formula="of:=ROUND(INDIRECT([.$B$2]&amp;&quot;.&quot;&amp;[.F$1]&amp;[.$A24]);2)" office:value-type="float" office:value="0" calcext:value-type="float">
            <text:p>0.00</text:p>
          </table:table-cell>
          <table:table-cell table:formula="of:=ROUND(INDIRECT([.$B$2]&amp;&quot;.&quot;&amp;[.G$1]&amp;[.$A24]);2)" office:value-type="float" office:value="0" calcext:value-type="float">
            <text:p>0.00</text:p>
          </table:table-cell>
          <table:table-cell table:formula="of:=ROUND(INDIRECT([.$B$2]&amp;&quot;.&quot;&amp;[.H$1]&amp;[.$A24]);2)" office:value-type="float" office:value="0" calcext:value-type="float">
            <text:p>0.00</text:p>
          </table:table-cell>
          <table:table-cell table:formula="of:=ROUND(INDIRECT([.$B$2]&amp;&quot;.&quot;&amp;[.I$1]&amp;[.$A24]);2)" office:value-type="float" office:value="0" calcext:value-type="float">
            <text:p>0.00</text:p>
          </table:table-cell>
          <table:table-cell table:formula="of:=ROUND(INDIRECT([.$B$2]&amp;&quot;.&quot;&amp;[.J$1]&amp;[.$A24]);2)" office:value-type="float" office:value="0" calcext:value-type="float">
            <text:p>0.00</text:p>
          </table:table-cell>
          <table:table-cell table:formula="of:=ROUND(INDIRECT([.$B$2]&amp;&quot;.&quot;&amp;[.K$1]&amp;[.$A24]);2)" office:value-type="float" office:value="0" calcext:value-type="float">
            <text:p>0.00</text:p>
          </table:table-cell>
          <table:table-cell table:formula="of:=ROUND(INDIRECT([.$B$2]&amp;&quot;.&quot;&amp;[.L$1]&amp;[.$A24]);2)" office:value-type="float" office:value="0" calcext:value-type="float">
            <text:p>0.00</text:p>
          </table:table-cell>
          <table:table-cell table:formula="of:=ROUND(INDIRECT([.$B$2]&amp;&quot;.&quot;&amp;[.M$1]&amp;[.$A24]);2)" office:value-type="float" office:value="0" calcext:value-type="float">
            <text:p>0.00</text:p>
          </table:table-cell>
          <table:table-cell table:formula="of:=ROUND(INDIRECT([.$B$2]&amp;&quot;.&quot;&amp;[.N$1]&amp;[.$A24]);2)" office:value-type="float" office:value="0" calcext:value-type="float">
            <text:p>0.00</text:p>
          </table:table-cell>
          <table:table-cell table:formula="of:=ROUND(INDIRECT([.$B$2]&amp;&quot;.&quot;&amp;[.O$1]&amp;[.$A24]);2)" office:value-type="float" office:value="0" calcext:value-type="float">
            <text:p>0.00</text:p>
          </table:table-cell>
          <table:table-cell table:formula="of:=ROUND(INDIRECT([.$B$2]&amp;&quot;.&quot;&amp;[.P$1]&amp;[.$A24]);2)" office:value-type="float" office:value="0" calcext:value-type="float">
            <text:p>0.00</text:p>
          </table:table-cell>
          <table:table-cell table:formula="of:=ROUND(INDIRECT([.$B$2]&amp;&quot;.&quot;&amp;[.Q$1]&amp;[.$A24]);2)" office:value-type="float" office:value="0" calcext:value-type="float">
            <text:p>0.00</text:p>
          </table:table-cell>
          <table:table-cell table:formula="of:=ROUND(INDIRECT([.$B$2]&amp;&quot;.&quot;&amp;[.R$1]&amp;[.$A24]);2)" office:value-type="float" office:value="0" calcext:value-type="float">
            <text:p>0.00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INDIRECT([.$B$2]&amp;&quot;.A&quot;&amp;[.$A25])" office:value-type="float" office:value="0" calcext:value-type="float">
            <text:p>0</text:p>
          </table:table-cell>
          <table:table-cell table:formula="of:=ROUND(INDIRECT([.$B$2]&amp;&quot;.&quot;&amp;[.C$1]&amp;[.$A25]);2)" office:value-type="float" office:value="0" calcext:value-type="float">
            <text:p>0.00</text:p>
          </table:table-cell>
          <table:table-cell table:formula="of:=ROUND(INDIRECT([.$B$2]&amp;&quot;.&quot;&amp;[.D$1]&amp;[.$A25]);2)" office:value-type="float" office:value="0" calcext:value-type="float">
            <text:p>0.00</text:p>
          </table:table-cell>
          <table:table-cell table:formula="of:=ROUND(INDIRECT([.$B$2]&amp;&quot;.&quot;&amp;[.E$1]&amp;[.$A25]);2)" office:value-type="float" office:value="0" calcext:value-type="float">
            <text:p>0.00</text:p>
          </table:table-cell>
          <table:table-cell table:formula="of:=ROUND(INDIRECT([.$B$2]&amp;&quot;.&quot;&amp;[.F$1]&amp;[.$A25]);2)" office:value-type="float" office:value="0" calcext:value-type="float">
            <text:p>0.00</text:p>
          </table:table-cell>
          <table:table-cell table:formula="of:=ROUND(INDIRECT([.$B$2]&amp;&quot;.&quot;&amp;[.G$1]&amp;[.$A25]);2)" office:value-type="float" office:value="0" calcext:value-type="float">
            <text:p>0.00</text:p>
          </table:table-cell>
          <table:table-cell table:formula="of:=ROUND(INDIRECT([.$B$2]&amp;&quot;.&quot;&amp;[.H$1]&amp;[.$A25]);2)" office:value-type="float" office:value="0" calcext:value-type="float">
            <text:p>0.00</text:p>
          </table:table-cell>
          <table:table-cell table:formula="of:=ROUND(INDIRECT([.$B$2]&amp;&quot;.&quot;&amp;[.I$1]&amp;[.$A25]);2)" office:value-type="float" office:value="0" calcext:value-type="float">
            <text:p>0.00</text:p>
          </table:table-cell>
          <table:table-cell table:formula="of:=ROUND(INDIRECT([.$B$2]&amp;&quot;.&quot;&amp;[.J$1]&amp;[.$A25]);2)" office:value-type="float" office:value="0" calcext:value-type="float">
            <text:p>0.00</text:p>
          </table:table-cell>
          <table:table-cell table:formula="of:=ROUND(INDIRECT([.$B$2]&amp;&quot;.&quot;&amp;[.K$1]&amp;[.$A25]);2)" office:value-type="float" office:value="0" calcext:value-type="float">
            <text:p>0.00</text:p>
          </table:table-cell>
          <table:table-cell table:formula="of:=ROUND(INDIRECT([.$B$2]&amp;&quot;.&quot;&amp;[.L$1]&amp;[.$A25]);2)" office:value-type="float" office:value="0" calcext:value-type="float">
            <text:p>0.00</text:p>
          </table:table-cell>
          <table:table-cell table:formula="of:=ROUND(INDIRECT([.$B$2]&amp;&quot;.&quot;&amp;[.M$1]&amp;[.$A25]);2)" office:value-type="float" office:value="0" calcext:value-type="float">
            <text:p>0.00</text:p>
          </table:table-cell>
          <table:table-cell table:formula="of:=ROUND(INDIRECT([.$B$2]&amp;&quot;.&quot;&amp;[.N$1]&amp;[.$A25]);2)" office:value-type="float" office:value="0" calcext:value-type="float">
            <text:p>0.00</text:p>
          </table:table-cell>
          <table:table-cell table:formula="of:=ROUND(INDIRECT([.$B$2]&amp;&quot;.&quot;&amp;[.O$1]&amp;[.$A25]);2)" office:value-type="float" office:value="0" calcext:value-type="float">
            <text:p>0.00</text:p>
          </table:table-cell>
          <table:table-cell table:formula="of:=ROUND(INDIRECT([.$B$2]&amp;&quot;.&quot;&amp;[.P$1]&amp;[.$A25]);2)" office:value-type="float" office:value="0" calcext:value-type="float">
            <text:p>0.00</text:p>
          </table:table-cell>
          <table:table-cell table:formula="of:=ROUND(INDIRECT([.$B$2]&amp;&quot;.&quot;&amp;[.Q$1]&amp;[.$A25]);2)" office:value-type="float" office:value="0" calcext:value-type="float">
            <text:p>0.00</text:p>
          </table:table-cell>
          <table:table-cell table:formula="of:=ROUND(INDIRECT([.$B$2]&amp;&quot;.&quot;&amp;[.R$1]&amp;[.$A25]);2)" office:value-type="float" office:value="0" calcext:value-type="float">
            <text:p>0.0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INDIRECT([.$B$2]&amp;&quot;.A&quot;&amp;[.$A26])" office:value-type="float" office:value="0" calcext:value-type="float">
            <text:p>0</text:p>
          </table:table-cell>
          <table:table-cell table:formula="of:=ROUND(INDIRECT([.$B$2]&amp;&quot;.&quot;&amp;[.C$1]&amp;[.$A26]);2)" office:value-type="float" office:value="0" calcext:value-type="float">
            <text:p>0.00</text:p>
          </table:table-cell>
          <table:table-cell table:formula="of:=ROUND(INDIRECT([.$B$2]&amp;&quot;.&quot;&amp;[.D$1]&amp;[.$A26]);2)" office:value-type="float" office:value="0" calcext:value-type="float">
            <text:p>0.00</text:p>
          </table:table-cell>
          <table:table-cell table:formula="of:=ROUND(INDIRECT([.$B$2]&amp;&quot;.&quot;&amp;[.E$1]&amp;[.$A26]);2)" office:value-type="float" office:value="0" calcext:value-type="float">
            <text:p>0.00</text:p>
          </table:table-cell>
          <table:table-cell table:formula="of:=ROUND(INDIRECT([.$B$2]&amp;&quot;.&quot;&amp;[.F$1]&amp;[.$A26]);2)" office:value-type="float" office:value="0" calcext:value-type="float">
            <text:p>0.00</text:p>
          </table:table-cell>
          <table:table-cell table:formula="of:=ROUND(INDIRECT([.$B$2]&amp;&quot;.&quot;&amp;[.G$1]&amp;[.$A26]);2)" office:value-type="float" office:value="0" calcext:value-type="float">
            <text:p>0.00</text:p>
          </table:table-cell>
          <table:table-cell table:formula="of:=ROUND(INDIRECT([.$B$2]&amp;&quot;.&quot;&amp;[.H$1]&amp;[.$A26]);2)" office:value-type="float" office:value="0" calcext:value-type="float">
            <text:p>0.00</text:p>
          </table:table-cell>
          <table:table-cell table:formula="of:=ROUND(INDIRECT([.$B$2]&amp;&quot;.&quot;&amp;[.I$1]&amp;[.$A26]);2)" office:value-type="float" office:value="0" calcext:value-type="float">
            <text:p>0.00</text:p>
          </table:table-cell>
          <table:table-cell table:formula="of:=ROUND(INDIRECT([.$B$2]&amp;&quot;.&quot;&amp;[.J$1]&amp;[.$A26]);2)" office:value-type="float" office:value="0" calcext:value-type="float">
            <text:p>0.00</text:p>
          </table:table-cell>
          <table:table-cell table:formula="of:=ROUND(INDIRECT([.$B$2]&amp;&quot;.&quot;&amp;[.K$1]&amp;[.$A26]);2)" office:value-type="float" office:value="0" calcext:value-type="float">
            <text:p>0.00</text:p>
          </table:table-cell>
          <table:table-cell table:formula="of:=ROUND(INDIRECT([.$B$2]&amp;&quot;.&quot;&amp;[.L$1]&amp;[.$A26]);2)" office:value-type="float" office:value="0" calcext:value-type="float">
            <text:p>0.00</text:p>
          </table:table-cell>
          <table:table-cell table:formula="of:=ROUND(INDIRECT([.$B$2]&amp;&quot;.&quot;&amp;[.M$1]&amp;[.$A26]);2)" office:value-type="float" office:value="0" calcext:value-type="float">
            <text:p>0.00</text:p>
          </table:table-cell>
          <table:table-cell table:formula="of:=ROUND(INDIRECT([.$B$2]&amp;&quot;.&quot;&amp;[.N$1]&amp;[.$A26]);2)" office:value-type="float" office:value="0" calcext:value-type="float">
            <text:p>0.00</text:p>
          </table:table-cell>
          <table:table-cell table:formula="of:=ROUND(INDIRECT([.$B$2]&amp;&quot;.&quot;&amp;[.O$1]&amp;[.$A26]);2)" office:value-type="float" office:value="0" calcext:value-type="float">
            <text:p>0.00</text:p>
          </table:table-cell>
          <table:table-cell table:formula="of:=ROUND(INDIRECT([.$B$2]&amp;&quot;.&quot;&amp;[.P$1]&amp;[.$A26]);2)" office:value-type="float" office:value="0" calcext:value-type="float">
            <text:p>0.00</text:p>
          </table:table-cell>
          <table:table-cell table:formula="of:=ROUND(INDIRECT([.$B$2]&amp;&quot;.&quot;&amp;[.Q$1]&amp;[.$A26]);2)" office:value-type="float" office:value="0" calcext:value-type="float">
            <text:p>0.00</text:p>
          </table:table-cell>
          <table:table-cell table:formula="of:=ROUND(INDIRECT([.$B$2]&amp;&quot;.&quot;&amp;[.R$1]&amp;[.$A26]);2)" office:value-type="float" office:value="0" calcext:value-type="float">
            <text:p>0.00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INDIRECT([.$B$2]&amp;&quot;.A&quot;&amp;[.$A27])" office:value-type="float" office:value="0" calcext:value-type="float">
            <text:p>0</text:p>
          </table:table-cell>
          <table:table-cell table:formula="of:=ROUND(INDIRECT([.$B$2]&amp;&quot;.&quot;&amp;[.C$1]&amp;[.$A27]);2)" office:value-type="float" office:value="0" calcext:value-type="float">
            <text:p>0.00</text:p>
          </table:table-cell>
          <table:table-cell table:formula="of:=ROUND(INDIRECT([.$B$2]&amp;&quot;.&quot;&amp;[.D$1]&amp;[.$A27]);2)" office:value-type="float" office:value="0" calcext:value-type="float">
            <text:p>0.00</text:p>
          </table:table-cell>
          <table:table-cell table:formula="of:=ROUND(INDIRECT([.$B$2]&amp;&quot;.&quot;&amp;[.E$1]&amp;[.$A27]);2)" office:value-type="float" office:value="0" calcext:value-type="float">
            <text:p>0.00</text:p>
          </table:table-cell>
          <table:table-cell table:formula="of:=ROUND(INDIRECT([.$B$2]&amp;&quot;.&quot;&amp;[.F$1]&amp;[.$A27]);2)" office:value-type="float" office:value="0" calcext:value-type="float">
            <text:p>0.00</text:p>
          </table:table-cell>
          <table:table-cell table:formula="of:=ROUND(INDIRECT([.$B$2]&amp;&quot;.&quot;&amp;[.G$1]&amp;[.$A27]);2)" office:value-type="float" office:value="0" calcext:value-type="float">
            <text:p>0.00</text:p>
          </table:table-cell>
          <table:table-cell table:formula="of:=ROUND(INDIRECT([.$B$2]&amp;&quot;.&quot;&amp;[.H$1]&amp;[.$A27]);2)" office:value-type="float" office:value="0" calcext:value-type="float">
            <text:p>0.00</text:p>
          </table:table-cell>
          <table:table-cell table:formula="of:=ROUND(INDIRECT([.$B$2]&amp;&quot;.&quot;&amp;[.I$1]&amp;[.$A27]);2)" office:value-type="float" office:value="0" calcext:value-type="float">
            <text:p>0.00</text:p>
          </table:table-cell>
          <table:table-cell table:formula="of:=ROUND(INDIRECT([.$B$2]&amp;&quot;.&quot;&amp;[.J$1]&amp;[.$A27]);2)" office:value-type="float" office:value="0" calcext:value-type="float">
            <text:p>0.00</text:p>
          </table:table-cell>
          <table:table-cell table:formula="of:=ROUND(INDIRECT([.$B$2]&amp;&quot;.&quot;&amp;[.K$1]&amp;[.$A27]);2)" office:value-type="float" office:value="0" calcext:value-type="float">
            <text:p>0.00</text:p>
          </table:table-cell>
          <table:table-cell table:formula="of:=ROUND(INDIRECT([.$B$2]&amp;&quot;.&quot;&amp;[.L$1]&amp;[.$A27]);2)" office:value-type="float" office:value="0" calcext:value-type="float">
            <text:p>0.00</text:p>
          </table:table-cell>
          <table:table-cell table:formula="of:=ROUND(INDIRECT([.$B$2]&amp;&quot;.&quot;&amp;[.M$1]&amp;[.$A27]);2)" office:value-type="float" office:value="0" calcext:value-type="float">
            <text:p>0.00</text:p>
          </table:table-cell>
          <table:table-cell table:formula="of:=ROUND(INDIRECT([.$B$2]&amp;&quot;.&quot;&amp;[.N$1]&amp;[.$A27]);2)" office:value-type="float" office:value="0" calcext:value-type="float">
            <text:p>0.00</text:p>
          </table:table-cell>
          <table:table-cell table:formula="of:=ROUND(INDIRECT([.$B$2]&amp;&quot;.&quot;&amp;[.O$1]&amp;[.$A27]);2)" office:value-type="float" office:value="0" calcext:value-type="float">
            <text:p>0.00</text:p>
          </table:table-cell>
          <table:table-cell table:formula="of:=ROUND(INDIRECT([.$B$2]&amp;&quot;.&quot;&amp;[.P$1]&amp;[.$A27]);2)" office:value-type="float" office:value="0" calcext:value-type="float">
            <text:p>0.00</text:p>
          </table:table-cell>
          <table:table-cell table:formula="of:=ROUND(INDIRECT([.$B$2]&amp;&quot;.&quot;&amp;[.Q$1]&amp;[.$A27]);2)" office:value-type="float" office:value="0" calcext:value-type="float">
            <text:p>0.00</text:p>
          </table:table-cell>
          <table:table-cell table:formula="of:=ROUND(INDIRECT([.$B$2]&amp;&quot;.&quot;&amp;[.R$1]&amp;[.$A27]);2)" office:value-type="float" office:value="0" calcext:value-type="float">
            <text:p>0.00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INDIRECT([.$B$2]&amp;&quot;.A&quot;&amp;[.$A28])" office:value-type="float" office:value="0" calcext:value-type="float">
            <text:p>0</text:p>
          </table:table-cell>
          <table:table-cell table:formula="of:=ROUND(INDIRECT([.$B$2]&amp;&quot;.&quot;&amp;[.C$1]&amp;[.$A28]);2)" office:value-type="float" office:value="0" calcext:value-type="float">
            <text:p>0.00</text:p>
          </table:table-cell>
          <table:table-cell table:formula="of:=ROUND(INDIRECT([.$B$2]&amp;&quot;.&quot;&amp;[.D$1]&amp;[.$A28]);2)" office:value-type="float" office:value="0" calcext:value-type="float">
            <text:p>0.00</text:p>
          </table:table-cell>
          <table:table-cell table:formula="of:=ROUND(INDIRECT([.$B$2]&amp;&quot;.&quot;&amp;[.E$1]&amp;[.$A28]);2)" office:value-type="float" office:value="0" calcext:value-type="float">
            <text:p>0.00</text:p>
          </table:table-cell>
          <table:table-cell table:formula="of:=ROUND(INDIRECT([.$B$2]&amp;&quot;.&quot;&amp;[.F$1]&amp;[.$A28]);2)" office:value-type="float" office:value="0" calcext:value-type="float">
            <text:p>0.00</text:p>
          </table:table-cell>
          <table:table-cell table:formula="of:=ROUND(INDIRECT([.$B$2]&amp;&quot;.&quot;&amp;[.G$1]&amp;[.$A28]);2)" office:value-type="float" office:value="0" calcext:value-type="float">
            <text:p>0.00</text:p>
          </table:table-cell>
          <table:table-cell table:formula="of:=ROUND(INDIRECT([.$B$2]&amp;&quot;.&quot;&amp;[.H$1]&amp;[.$A28]);2)" office:value-type="float" office:value="0" calcext:value-type="float">
            <text:p>0.00</text:p>
          </table:table-cell>
          <table:table-cell table:formula="of:=ROUND(INDIRECT([.$B$2]&amp;&quot;.&quot;&amp;[.I$1]&amp;[.$A28]);2)" office:value-type="float" office:value="0" calcext:value-type="float">
            <text:p>0.00</text:p>
          </table:table-cell>
          <table:table-cell table:formula="of:=ROUND(INDIRECT([.$B$2]&amp;&quot;.&quot;&amp;[.J$1]&amp;[.$A28]);2)" office:value-type="float" office:value="0" calcext:value-type="float">
            <text:p>0.00</text:p>
          </table:table-cell>
          <table:table-cell table:formula="of:=ROUND(INDIRECT([.$B$2]&amp;&quot;.&quot;&amp;[.K$1]&amp;[.$A28]);2)" office:value-type="float" office:value="0" calcext:value-type="float">
            <text:p>0.00</text:p>
          </table:table-cell>
          <table:table-cell table:formula="of:=ROUND(INDIRECT([.$B$2]&amp;&quot;.&quot;&amp;[.L$1]&amp;[.$A28]);2)" office:value-type="float" office:value="0" calcext:value-type="float">
            <text:p>0.00</text:p>
          </table:table-cell>
          <table:table-cell table:formula="of:=ROUND(INDIRECT([.$B$2]&amp;&quot;.&quot;&amp;[.M$1]&amp;[.$A28]);2)" office:value-type="float" office:value="0" calcext:value-type="float">
            <text:p>0.00</text:p>
          </table:table-cell>
          <table:table-cell table:formula="of:=ROUND(INDIRECT([.$B$2]&amp;&quot;.&quot;&amp;[.N$1]&amp;[.$A28]);2)" office:value-type="float" office:value="0" calcext:value-type="float">
            <text:p>0.00</text:p>
          </table:table-cell>
          <table:table-cell table:formula="of:=ROUND(INDIRECT([.$B$2]&amp;&quot;.&quot;&amp;[.O$1]&amp;[.$A28]);2)" office:value-type="float" office:value="0" calcext:value-type="float">
            <text:p>0.00</text:p>
          </table:table-cell>
          <table:table-cell table:formula="of:=ROUND(INDIRECT([.$B$2]&amp;&quot;.&quot;&amp;[.P$1]&amp;[.$A28]);2)" office:value-type="float" office:value="0" calcext:value-type="float">
            <text:p>0.00</text:p>
          </table:table-cell>
          <table:table-cell table:formula="of:=ROUND(INDIRECT([.$B$2]&amp;&quot;.&quot;&amp;[.Q$1]&amp;[.$A28]);2)" office:value-type="float" office:value="0" calcext:value-type="float">
            <text:p>0.00</text:p>
          </table:table-cell>
          <table:table-cell table:formula="of:=ROUND(INDIRECT([.$B$2]&amp;&quot;.&quot;&amp;[.R$1]&amp;[.$A28]);2)" office:value-type="float" office:value="0" calcext:value-type="float">
            <text:p>0.00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INDIRECT([.$B$2]&amp;&quot;.A&quot;&amp;[.$A29])" office:value-type="float" office:value="0" calcext:value-type="float">
            <text:p>0</text:p>
          </table:table-cell>
          <table:table-cell table:formula="of:=ROUND(INDIRECT([.$B$2]&amp;&quot;.&quot;&amp;[.C$1]&amp;[.$A29]);2)" office:value-type="float" office:value="0" calcext:value-type="float">
            <text:p>0.00</text:p>
          </table:table-cell>
          <table:table-cell table:formula="of:=ROUND(INDIRECT([.$B$2]&amp;&quot;.&quot;&amp;[.D$1]&amp;[.$A29]);2)" office:value-type="float" office:value="0" calcext:value-type="float">
            <text:p>0.00</text:p>
          </table:table-cell>
          <table:table-cell table:formula="of:=ROUND(INDIRECT([.$B$2]&amp;&quot;.&quot;&amp;[.E$1]&amp;[.$A29]);2)" office:value-type="float" office:value="0" calcext:value-type="float">
            <text:p>0.00</text:p>
          </table:table-cell>
          <table:table-cell table:formula="of:=ROUND(INDIRECT([.$B$2]&amp;&quot;.&quot;&amp;[.F$1]&amp;[.$A29]);2)" office:value-type="float" office:value="0" calcext:value-type="float">
            <text:p>0.00</text:p>
          </table:table-cell>
          <table:table-cell table:formula="of:=ROUND(INDIRECT([.$B$2]&amp;&quot;.&quot;&amp;[.G$1]&amp;[.$A29]);2)" office:value-type="float" office:value="0" calcext:value-type="float">
            <text:p>0.00</text:p>
          </table:table-cell>
          <table:table-cell table:formula="of:=ROUND(INDIRECT([.$B$2]&amp;&quot;.&quot;&amp;[.H$1]&amp;[.$A29]);2)" office:value-type="float" office:value="0" calcext:value-type="float">
            <text:p>0.00</text:p>
          </table:table-cell>
          <table:table-cell table:formula="of:=ROUND(INDIRECT([.$B$2]&amp;&quot;.&quot;&amp;[.I$1]&amp;[.$A29]);2)" office:value-type="float" office:value="0" calcext:value-type="float">
            <text:p>0.00</text:p>
          </table:table-cell>
          <table:table-cell table:formula="of:=ROUND(INDIRECT([.$B$2]&amp;&quot;.&quot;&amp;[.J$1]&amp;[.$A29]);2)" office:value-type="float" office:value="0" calcext:value-type="float">
            <text:p>0.00</text:p>
          </table:table-cell>
          <table:table-cell table:formula="of:=ROUND(INDIRECT([.$B$2]&amp;&quot;.&quot;&amp;[.K$1]&amp;[.$A29]);2)" office:value-type="float" office:value="0" calcext:value-type="float">
            <text:p>0.00</text:p>
          </table:table-cell>
          <table:table-cell table:formula="of:=ROUND(INDIRECT([.$B$2]&amp;&quot;.&quot;&amp;[.L$1]&amp;[.$A29]);2)" office:value-type="float" office:value="0" calcext:value-type="float">
            <text:p>0.00</text:p>
          </table:table-cell>
          <table:table-cell table:formula="of:=ROUND(INDIRECT([.$B$2]&amp;&quot;.&quot;&amp;[.M$1]&amp;[.$A29]);2)" office:value-type="float" office:value="0" calcext:value-type="float">
            <text:p>0.00</text:p>
          </table:table-cell>
          <table:table-cell table:formula="of:=ROUND(INDIRECT([.$B$2]&amp;&quot;.&quot;&amp;[.N$1]&amp;[.$A29]);2)" office:value-type="float" office:value="0" calcext:value-type="float">
            <text:p>0.00</text:p>
          </table:table-cell>
          <table:table-cell table:formula="of:=ROUND(INDIRECT([.$B$2]&amp;&quot;.&quot;&amp;[.O$1]&amp;[.$A29]);2)" office:value-type="float" office:value="0" calcext:value-type="float">
            <text:p>0.00</text:p>
          </table:table-cell>
          <table:table-cell table:formula="of:=ROUND(INDIRECT([.$B$2]&amp;&quot;.&quot;&amp;[.P$1]&amp;[.$A29]);2)" office:value-type="float" office:value="0" calcext:value-type="float">
            <text:p>0.00</text:p>
          </table:table-cell>
          <table:table-cell table:formula="of:=ROUND(INDIRECT([.$B$2]&amp;&quot;.&quot;&amp;[.Q$1]&amp;[.$A29]);2)" office:value-type="float" office:value="0" calcext:value-type="float">
            <text:p>0.00</text:p>
          </table:table-cell>
          <table:table-cell table:formula="of:=ROUND(INDIRECT([.$B$2]&amp;&quot;.&quot;&amp;[.R$1]&amp;[.$A29]);2)" office:value-type="float" office:value="0" calcext:value-type="float">
            <text:p>0.00</text:p>
          </table:table-cell>
        </table:table-row>
      </table:table>
      <table:table table:name="out.tex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ce5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cbnew</text:p>
          </table:table-cell>
          <table:table-cell table:style-name="ce7" office:value-type="string" calcext:value-type="string">
            <text:p>← change this</text:p>
          </table:table-cell>
          <table:table-cell table:formula="of:=[$tmpout.C2]" office:value-type="string" office:string-value="BA12" calcext:value-type="string">
            <text:p>BA12</text:p>
          </table:table-cell>
          <table:table-cell/>
          <table:table-cell table:style-name="Default" table:formula="of:=[$tmpout.G2]" office:value-type="string" office:string-value="BA45" calcext:value-type="string">
            <text:p>BA45</text:p>
          </table:table-cell>
          <table:table-cell/>
          <table:table-cell table:formula="of:=[$tmpout.O2]" office:value-type="string" office:string-value="LCinf" calcext:value-type="string">
            <text:p>LCinf</text:p>
          </table:table-cell>
          <table:table-cell/>
        </table:table-row>
        <table:table-row table:style-name="ro1">
          <table:table-cell office:value-type="string" calcext:value-type="string">
            <text:p>\begin{center}</text:p>
          </table:table-cell>
          <table:table-cell table:style-name="ce7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\begin{tabular}{|l|ccc|}\hline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formula="of:=[.A1]" office:value-type="string" office:string-value="secbnew" calcext:value-type="string">
            <text:p>secbnew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A1/2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BA4/5+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ong covid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\Delta$</text:p>
          </table:table-cell>
          <table:table-cell office:value-type="string" calcext:value-type="string">
            <text:p>&amp;</text:p>
          </table:table-cell>
          <table:table-cell table:formula="of:=ROUND(SUMIF([trends.$D$2:.$D$29];[.$A$1]&amp;[.C$1];[$trends.$E$2:.$E$29]);2) &amp; &quot; (&quot; &amp;ROUND(SUMIF([trends.$D$2:.$D$29];[.$A$1]&amp;[.C$1];[$trends.$F$2:.$F$29]);2)&amp;&quot;-&quot;&amp;ROUND(SUMIF([trends.$D$2:.$D$29];[.$A$1]&amp;[.C$1];[$trends.$G$2:.$G$29]);2)&amp;&quot;)&quot;" office:value-type="string" office:string-value="0 (0-0)" calcext:value-type="string">
            <text:p>0 (0-0)</text:p>
          </table:table-cell>
          <table:table-cell office:value-type="string" calcext:value-type="string">
            <text:p>&amp;</text:p>
          </table:table-cell>
          <table:table-cell table:style-name="Default" table:formula="of:=ROUND(SUMIF([trends.$D$2:.$D$29];[.$A$1]&amp;[.E$1];[$trends.$E$2:.$E$29]);2) &amp; &quot; (&quot; &amp;ROUND(SUMIF([trends.$D$2:.$D$29];[.$A$1]&amp;[.E$1];[$trends.$F$2:.$F$29]);2)&amp;&quot;-&quot;&amp;ROUND(SUMIF([trends.$D$2:.$D$29];[.$A$1]&amp;[.E$1];[$trends.$G$2:.$G$29]);2)&amp;&quot;)&quot;" office:value-type="string" office:string-value="7.89 (4.38-11.41)" calcext:value-type="string">
            <text:p>7.89 (4.38-11.41)</text:p>
          </table:table-cell>
          <table:table-cell office:value-type="string" calcext:value-type="string">
            <text:p>&amp;</text:p>
          </table:table-cell>
          <table:table-cell table:formula="of:=ROUND(SUMIF([trends.$D$2:.$D$29];[.$A$1]&amp;[.G$1];[$trends.$E$2:.$E$29]);2) &amp; &quot; (&quot; &amp;ROUND(SUMIF([trends.$D$2:.$D$29];[.$A$1]&amp;[.G$1];[$trends.$F$2:.$F$29]);2)&amp;&quot;-&quot;&amp;ROUND(SUMIF([trends.$D$2:.$D$29];[.$A$1]&amp;[.G$1];[$trends.$G$2:.$G$29]);2)&amp;&quot;)&quot;" office:value-type="string" office:string-value="0 (0-0)" calcext:value-type="string">
            <text:p>0 (0-0)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style-name="ce5" table:formula="of:=IF([$tmpout.B3]=0;&quot;&quot;;[$tmpout.B3])" office:value-type="string" office:string-value="001-061" calcext:value-type="string">
            <text:p>001-061</text:p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style-name="ce5" table:formula="of:=IF([$tmpout.C3]=0;&quot;&quot;;[$tmpout.C3] &amp; &quot; (&quot; &amp; [$tmpout.E3] &amp;&quot;-&quot;&amp;[$tmpout.D3] &amp; &quot; T=&quot; &amp; [$tmpout.F3] &amp; &quot;)&quot;)">
            <text:p/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formula="of:=IF([$tmpout.G3]=0;&quot;&quot;;[$tmpout.G3] &amp; &quot; (&quot; &amp; [$tmpout.I3] &amp;&quot;-&quot;&amp;[$tmpout.H3] &amp; &quot; T=&quot; &amp; [$tmpout.J3] &amp; &quot;)&quot;)" office:value-type="string" office:string-value="0.8 (0.72-0.86 T=0.81)" calcext:value-type="string">
            <text:p>0.8 (0.72-0.86 T=0.81)</text:p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formula="of:=IF([$tmpout.O3]=0;&quot;&quot;;[$tmpout.O3] &amp; &quot; (&quot; &amp; [$tmpout.Q3] &amp;&quot;-&quot;&amp;[$tmpout.P3] &amp; &quot; T=&quot; &amp; [$tmpout.R3] &amp; &quot;)&quot;)">
            <text:p/>
          </table:table-cell>
          <table:table-cell table:formula="of:=IF([$tmpout.$B3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4]=0;&quot;&quot;;[$tmpout.B4])" office:value-type="string" office:string-value="062-122" calcext:value-type="string">
            <text:p>062-122</text:p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style-name="ce5" table:formula="of:=IF([$tmpout.C4]=0;&quot;&quot;;[$tmpout.C4] &amp; &quot; (&quot; &amp; [$tmpout.E4] &amp;&quot;-&quot;&amp;[$tmpout.D4] &amp; &quot; T=&quot; &amp; [$tmpout.F4] &amp; &quot;)&quot;)">
            <text:p/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G4]=0;&quot;&quot;;[$tmpout.G4] &amp; &quot; (&quot; &amp; [$tmpout.I4] &amp;&quot;-&quot;&amp;[$tmpout.H4] &amp; &quot; T=&quot; &amp; [$tmpout.J4] &amp; &quot;)&quot;)" office:value-type="string" office:string-value="0.69 (0.57-0.77 T=0.65)" calcext:value-type="string">
            <text:p>0.69 (0.57-0.77 T=0.65)</text:p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O4]=0;&quot;&quot;;[$tmpout.O4] &amp; &quot; (&quot; &amp; [$tmpout.Q4] &amp;&quot;-&quot;&amp;[$tmpout.P4] &amp; &quot; T=&quot; &amp; [$tmpout.R4] &amp; &quot;)&quot;)">
            <text:p/>
          </table:table-cell>
          <table:table-cell table:formula="of:=IF([$tmpout.$B4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5]=0;&quot;&quot;;[$tmpout.B5])" office:value-type="string" office:string-value="123-183" calcext:value-type="string">
            <text:p>123-183</text:p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style-name="ce5" table:formula="of:=IF([$tmpout.C5]=0;&quot;&quot;;[$tmpout.C5] &amp; &quot; (&quot; &amp; [$tmpout.E5] &amp;&quot;-&quot;&amp;[$tmpout.D5] &amp; &quot; T=&quot; &amp; [$tmpout.F5] &amp; &quot;)&quot;)">
            <text:p/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G5]=0;&quot;&quot;;[$tmpout.G5] &amp; &quot; (&quot; &amp; [$tmpout.I5] &amp;&quot;-&quot;&amp;[$tmpout.H5] &amp; &quot; T=&quot; &amp; [$tmpout.J5] &amp; &quot;)&quot;)" office:value-type="string" office:string-value="0.44 (0.26-0.58 T=0.49)" calcext:value-type="string">
            <text:p>0.44 (0.26-0.58 T=0.49)</text:p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O5]=0;&quot;&quot;;[$tmpout.O5] &amp; &quot; (&quot; &amp; [$tmpout.Q5] &amp;&quot;-&quot;&amp;[$tmpout.P5] &amp; &quot; T=&quot; &amp; [$tmpout.R5] &amp; &quot;)&quot;)">
            <text:p/>
          </table:table-cell>
          <table:table-cell table:formula="of:=IF([$tmpout.$B5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6]=0;&quot;&quot;;[$tmpout.B6])" office:value-type="string" office:string-value="184-244" calcext:value-type="string">
            <text:p>184-244</text:p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style-name="ce5" table:formula="of:=IF([$tmpout.C6]=0;&quot;&quot;;[$tmpout.C6] &amp; &quot; (&quot; &amp; [$tmpout.E6] &amp;&quot;-&quot;&amp;[$tmpout.D6] &amp; &quot; T=&quot; &amp; [$tmpout.F6] &amp; &quot;)&quot;)">
            <text:p/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G6]=0;&quot;&quot;;[$tmpout.G6] &amp; &quot; (&quot; &amp; [$tmpout.I6] &amp;&quot;-&quot;&amp;[$tmpout.H6] &amp; &quot; T=&quot; &amp; [$tmpout.J6] &amp; &quot;)&quot;)" office:value-type="string" office:string-value="0.4 (-0.23-0.7 T=0.34)" calcext:value-type="string">
            <text:p>0.4 (-0.23-0.7 T=0.34)</text:p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O6]=0;&quot;&quot;;[$tmpout.O6] &amp; &quot; (&quot; &amp; [$tmpout.Q6] &amp;&quot;-&quot;&amp;[$tmpout.P6] &amp; &quot; T=&quot; &amp; [$tmpout.R6] &amp; &quot;)&quot;)">
            <text:p/>
          </table:table-cell>
          <table:table-cell table:formula="of:=IF([$tmpout.$B6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7]=0;&quot;&quot;;[$tmpout.B7])" office:value-type="string" office:string-value="245-305" calcext:value-type="string">
            <text:p>245-305</text:p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style-name="ce5" table:formula="of:=IF([$tmpout.C7]=0;&quot;&quot;;[$tmpout.C7] &amp; &quot; (&quot; &amp; [$tmpout.E7] &amp;&quot;-&quot;&amp;[$tmpout.D7] &amp; &quot; T=&quot; &amp; [$tmpout.F7] &amp; &quot;)&quot;)">
            <text:p/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formula="of:=IF([$tmpout.G7]=0;&quot;&quot;;[$tmpout.G7] &amp; &quot; (&quot; &amp; [$tmpout.I7] &amp;&quot;-&quot;&amp;[$tmpout.H7] &amp; &quot; T=&quot; &amp; [$tmpout.J7] &amp; &quot;)&quot;)">
            <text:p/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formula="of:=IF([$tmpout.O7]=0;&quot;&quot;;[$tmpout.O7] &amp; &quot; (&quot; &amp; [$tmpout.Q7] &amp;&quot;-&quot;&amp;[$tmpout.P7] &amp; &quot; T=&quot; &amp; [$tmpout.R7] &amp; &quot;)&quot;)">
            <text:p/>
          </table:table-cell>
          <table:table-cell table:formula="of:=IF([$tmpout.$B7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8]=0;&quot;&quot;;[$tmpout.B8])" office:value-type="string" office:string-value="306-366" calcext:value-type="string">
            <text:p>306-366</text:p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style-name="ce5" table:formula="of:=IF([$tmpout.C8]=0;&quot;&quot;;[$tmpout.C8] &amp; &quot; (&quot; &amp; [$tmpout.E8] &amp;&quot;-&quot;&amp;[$tmpout.D8] &amp; &quot; T=&quot; &amp; [$tmpout.F8] &amp; &quot;)&quot;)">
            <text:p/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formula="of:=IF([$tmpout.G8]=0;&quot;&quot;;[$tmpout.G8] &amp; &quot; (&quot; &amp; [$tmpout.I8] &amp;&quot;-&quot;&amp;[$tmpout.H8] &amp; &quot; T=&quot; &amp; [$tmpout.J8] &amp; &quot;)&quot;)">
            <text:p/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formula="of:=IF([$tmpout.O8]=0;&quot;&quot;;[$tmpout.O8] &amp; &quot; (&quot; &amp; [$tmpout.Q8] &amp;&quot;-&quot;&amp;[$tmpout.P8] &amp; &quot; T=&quot; &amp; [$tmpout.R8] &amp; &quot;)&quot;)">
            <text:p/>
          </table:table-cell>
          <table:table-cell table:formula="of:=IF([$tmpout.$B8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9]=0;&quot;&quot;;[$tmpout.B9])" office:value-type="string" office:string-value="367-427" calcext:value-type="string">
            <text:p>367-427</text:p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style-name="ce5" table:formula="of:=IF([$tmpout.C9]=0;&quot;&quot;;[$tmpout.C9] &amp; &quot; (&quot; &amp; [$tmpout.E9] &amp;&quot;-&quot;&amp;[$tmpout.D9] &amp; &quot; T=&quot; &amp; [$tmpout.F9] &amp; &quot;)&quot;)">
            <text:p/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formula="of:=IF([$tmpout.G9]=0;&quot;&quot;;[$tmpout.G9] &amp; &quot; (&quot; &amp; [$tmpout.I9] &amp;&quot;-&quot;&amp;[$tmpout.H9] &amp; &quot; T=&quot; &amp; [$tmpout.J9] &amp; &quot;)&quot;)">
            <text:p/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formula="of:=IF([$tmpout.O9]=0;&quot;&quot;;[$tmpout.O9] &amp; &quot; (&quot; &amp; [$tmpout.Q9] &amp;&quot;-&quot;&amp;[$tmpout.P9] &amp; &quot; T=&quot; &amp; [$tmpout.R9] &amp; &quot;)&quot;)">
            <text:p/>
          </table:table-cell>
          <table:table-cell table:formula="of:=IF([$tmpout.$B9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10]=0;&quot;&quot;;[$tmpout.B10])" office:value-type="string" office:string-value="428-488" calcext:value-type="string">
            <text:p>428-488</text:p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style-name="ce5" table:formula="of:=IF([$tmpout.C10]=0;&quot;&quot;;[$tmpout.C10] &amp; &quot; (&quot; &amp; [$tmpout.E10] &amp;&quot;-&quot;&amp;[$tmpout.D10] &amp; &quot; T=&quot; &amp; [$tmpout.F10] &amp; &quot;)&quot;)">
            <text:p/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formula="of:=IF([$tmpout.G10]=0;&quot;&quot;;[$tmpout.G10] &amp; &quot; (&quot; &amp; [$tmpout.I10] &amp;&quot;-&quot;&amp;[$tmpout.H10] &amp; &quot; T=&quot; &amp; [$tmpout.J10] &amp; &quot;)&quot;)">
            <text:p/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formula="of:=IF([$tmpout.O10]=0;&quot;&quot;;[$tmpout.O10] &amp; &quot; (&quot; &amp; [$tmpout.Q10] &amp;&quot;-&quot;&amp;[$tmpout.P10] &amp; &quot; T=&quot; &amp; [$tmpout.R10] &amp; &quot;)&quot;)">
            <text:p/>
          </table:table-cell>
          <table:table-cell table:formula="of:=IF([$tmpout.$B10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11]=0;&quot;&quot;;[$tmpout.B11])" office:value-type="string" office:string-value="489-549" calcext:value-type="string">
            <text:p>489-549</text:p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style-name="ce5" table:formula="of:=IF([$tmpout.C11]=0;&quot;&quot;;[$tmpout.C11] &amp; &quot; (&quot; &amp; [$tmpout.E11] &amp;&quot;-&quot;&amp;[$tmpout.D11] &amp; &quot; T=&quot; &amp; [$tmpout.F11] &amp; &quot;)&quot;)">
            <text:p/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formula="of:=IF([$tmpout.G11]=0;&quot;&quot;;[$tmpout.G11] &amp; &quot; (&quot; &amp; [$tmpout.I11] &amp;&quot;-&quot;&amp;[$tmpout.H11] &amp; &quot; T=&quot; &amp; [$tmpout.J11] &amp; &quot;)&quot;)">
            <text:p/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formula="of:=IF([$tmpout.O11]=0;&quot;&quot;;[$tmpout.O11] &amp; &quot; (&quot; &amp; [$tmpout.Q11] &amp;&quot;-&quot;&amp;[$tmpout.P11] &amp; &quot; T=&quot; &amp; [$tmpout.R11] &amp; &quot;)&quot;)">
            <text:p/>
          </table:table-cell>
          <table:table-cell table:formula="of:=IF([$tmpout.$B11]=0;&quot;&quot;;&quot;\\ \hline&quot;)" office:value-type="string" office:string-value="\\ \hline" calcext:value-type="string">
            <text:p>\\ \hline</text:p>
          </table:table-cell>
        </table:table-row>
        <table:table-row table:style-name="ro1">
          <table:table-cell table:style-name="ce5" office:value-type="string" calcext:value-type="string">
            <text:p>\end{tabular}</text:p>
          </table:table-cell>
          <table:table-cell table:style-name="ce5" table:formula="of:=IF([$tmpout.$B12]=0;&quot;&quot;;&quot;&amp;&quot;)">
            <text:p/>
          </table:table-cell>
          <table:table-cell table:style-name="ce5" table:formula="of:=IF([$tmpout.C12]=0;&quot;&quot;;[$tmpout.C12] &amp; &quot; (&quot; &amp; [$tmpout.D12] &amp;&quot;-&quot;&amp;[$tmpout.E12] &amp; &quot; T=&quot; &amp; [$tmpout.F12] &amp; &quot;)&quot;)">
            <text:p/>
          </table:table-cell>
          <table:table-cell table:style-name="ce5" table:formula="of:=IF([$tmpout.$B12]=0;&quot;&quot;;&quot;&amp;&quot;)">
            <text:p/>
          </table:table-cell>
          <table:table-cell table:formula="of:=IF([$tmpout.G12]=0;&quot;&quot;;[$tmpout.G12] &amp; &quot; (&quot; &amp; [$tmpout.I12] &amp;&quot;-&quot;&amp;[$tmpout.H12] &amp; &quot; T=&quot; &amp; [$tmpout.J12] &amp; &quot;)&quot;)">
            <text:p/>
          </table:table-cell>
          <table:table-cell table:style-name="ce5" table:formula="of:=IF([$tmpout.$B12]=0;&quot;&quot;;&quot;&amp;&quot;)">
            <text:p/>
          </table:table-cell>
          <table:table-cell table:formula="of:=IF([$tmpout.O12]=0;&quot;&quot;;[$tmpout.O12] &amp; &quot; (&quot; &amp; [$tmpout.P12] &amp;&quot;-&quot;&amp;[$tmpout.Q12] &amp; &quot; T=&quot; &amp; [$tmpout.R12] &amp; &quot;)&quot;)">
            <text:p/>
          </table:table-cell>
          <table:table-cell table:formula="of:=IF([$tmpout.$B12]=0;&quot;&quot;;&quot;\\&quot;)">
            <text:p/>
          </table:table-cell>
        </table:table-row>
        <table:table-row table:style-name="ro1">
          <table:table-cell table:style-name="ce5" office:value-type="string" calcext:value-type="string">
            <text:p>\end{center}</text:p>
          </table:table-cell>
          <table:table-cell table:style-name="ce5" table:formula="of:=IF([$tmpout.$B13]=0;&quot;&quot;;&quot;&amp;&quot;)">
            <text:p/>
          </table:table-cell>
          <table:table-cell table:style-name="ce5" table:formula="of:=IF([$tmpout.C13]=0;&quot;&quot;;[$tmpout.C13] &amp; &quot; (&quot; &amp; [$tmpout.D13] &amp;&quot;-&quot;&amp;[$tmpout.E13] &amp; &quot; T=&quot; &amp; [$tmpout.F13] &amp; &quot;)&quot;)">
            <text:p/>
          </table:table-cell>
          <table:table-cell table:style-name="ce5" table:formula="of:=IF([$tmpout.$B13]=0;&quot;&quot;;&quot;&amp;&quot;)">
            <text:p/>
          </table:table-cell>
          <table:table-cell table:formula="of:=IF([$tmpout.G13]=0;&quot;&quot;;[$tmpout.G13] &amp; &quot; (&quot; &amp; [$tmpout.I13] &amp;&quot;-&quot;&amp;[$tmpout.H13] &amp; &quot; T=&quot; &amp; [$tmpout.J13] &amp; &quot;)&quot;)">
            <text:p/>
          </table:table-cell>
          <table:table-cell table:style-name="ce5" table:formula="of:=IF([$tmpout.$B13]=0;&quot;&quot;;&quot;&amp;&quot;)">
            <text:p/>
          </table:table-cell>
          <table:table-cell table:formula="of:=IF([$tmpout.O13]=0;&quot;&quot;;[$tmpout.O13] &amp; &quot; (&quot; &amp; [$tmpout.P13] &amp;&quot;-&quot;&amp;[$tmpout.Q13] &amp; &quot; T=&quot; &amp; [$tmpout.R13] &amp; &quot;)&quot;)">
            <text:p/>
          </table:table-cell>
          <table:table-cell table:formula="of:=IF([$tmpout.$B13]=0;&quot;&quot;;&quot;\\&quot;)">
            <text:p/>
          </table:table-cell>
        </table:table-row>
        <table:table-row table:style-name="ro1">
          <table:table-cell table:style-name="ce5" table:formula="of:=IF([$tmpout.B14]=0;&quot;&quot;;[$tmpout.B14])">
            <text:p/>
          </table:table-cell>
          <table:table-cell table:style-name="ce5" table:formula="of:=IF([$tmpout.$B14]=0;&quot;&quot;;&quot;&amp;&quot;)">
            <text:p/>
          </table:table-cell>
          <table:table-cell table:style-name="ce5" table:formula="of:=IF([$tmpout.C14]=0;&quot;&quot;;[$tmpout.C14] &amp; &quot; (&quot; &amp; [$tmpout.D14] &amp;&quot;-&quot;&amp;[$tmpout.E14] &amp; &quot; T=&quot; &amp; [$tmpout.F14] &amp; &quot;)&quot;)">
            <text:p/>
          </table:table-cell>
          <table:table-cell table:style-name="ce5" table:formula="of:=IF([$tmpout.$B14]=0;&quot;&quot;;&quot;&amp;&quot;)">
            <text:p/>
          </table:table-cell>
          <table:table-cell table:formula="of:=IF([$tmpout.G14]=0;&quot;&quot;;[$tmpout.G14] &amp; &quot; (&quot; &amp; [$tmpout.I14] &amp;&quot;-&quot;&amp;[$tmpout.H14] &amp; &quot; T=&quot; &amp; [$tmpout.J14] &amp; &quot;)&quot;)">
            <text:p/>
          </table:table-cell>
          <table:table-cell table:style-name="ce5" table:formula="of:=IF([$tmpout.$B14]=0;&quot;&quot;;&quot;&amp;&quot;)">
            <text:p/>
          </table:table-cell>
          <table:table-cell table:formula="of:=IF([$tmpout.O14]=0;&quot;&quot;;[$tmpout.O14] &amp; &quot; (&quot; &amp; [$tmpout.P14] &amp;&quot;-&quot;&amp;[$tmpout.Q14] &amp; &quot; T=&quot; &amp; [$tmpout.R14] &amp; &quot;)&quot;)">
            <text:p/>
          </table:table-cell>
          <table:table-cell table:formula="of:=IF([$tmpout.$B14]=0;&quot;&quot;;&quot;\\&quot;)">
            <text:p/>
          </table:table-cell>
        </table:table-row>
        <table:table-row table:style-name="ro1">
          <table:table-cell table:style-name="ce5" table:formula="of:=IF([$tmpout.B15]=0;&quot;&quot;;[$tmpout.B15])">
            <text:p/>
          </table:table-cell>
          <table:table-cell table:style-name="ce5" table:formula="of:=IF([$tmpout.$B15]=0;&quot;&quot;;&quot;&amp;&quot;)">
            <text:p/>
          </table:table-cell>
          <table:table-cell table:style-name="ce5" table:formula="of:=IF([$tmpout.C15]=0;&quot;&quot;;[$tmpout.C15] &amp; &quot; (&quot; &amp; [$tmpout.D15] &amp;&quot;-&quot;&amp;[$tmpout.E15] &amp; &quot; T=&quot; &amp; [$tmpout.F15] &amp; &quot;)&quot;)">
            <text:p/>
          </table:table-cell>
          <table:table-cell table:style-name="ce5" table:formula="of:=IF([$tmpout.$B15]=0;&quot;&quot;;&quot;&amp;&quot;)">
            <text:p/>
          </table:table-cell>
          <table:table-cell table:formula="of:=IF([$tmpout.G15]=0;&quot;&quot;;[$tmpout.G15] &amp; &quot; (&quot; &amp; [$tmpout.I15] &amp;&quot;-&quot;&amp;[$tmpout.H15] &amp; &quot; T=&quot; &amp; [$tmpout.J15] &amp; &quot;)&quot;)">
            <text:p/>
          </table:table-cell>
          <table:table-cell table:style-name="ce5" table:formula="of:=IF([$tmpout.$B15]=0;&quot;&quot;;&quot;&amp;&quot;)">
            <text:p/>
          </table:table-cell>
          <table:table-cell table:formula="of:=IF([$tmpout.O15]=0;&quot;&quot;;[$tmpout.O15] &amp; &quot; (&quot; &amp; [$tmpout.P15] &amp;&quot;-&quot;&amp;[$tmpout.Q15] &amp; &quot; T=&quot; &amp; [$tmpout.R15] &amp; &quot;)&quot;)">
            <text:p/>
          </table:table-cell>
          <table:table-cell table:formula="of:=IF([$tmpout.$B15]=0;&quot;&quot;;&quot;\\&quot;)">
            <text:p/>
          </table:table-cell>
        </table:table-row>
        <table:table-row table:style-name="ro1">
          <table:table-cell table:style-name="ce5" table:formula="of:=IF([$tmpout.B16]=0;&quot;&quot;;[$tmpout.B16])">
            <text:p/>
          </table:table-cell>
          <table:table-cell table:style-name="ce5" table:formula="of:=IF([$tmpout.$B16]=0;&quot;&quot;;&quot;&amp;&quot;)">
            <text:p/>
          </table:table-cell>
          <table:table-cell table:style-name="ce5" table:formula="of:=IF([$tmpout.C16]=0;&quot;&quot;;[$tmpout.C16] &amp; &quot; (&quot; &amp; [$tmpout.D16] &amp;&quot;-&quot;&amp;[$tmpout.E16] &amp; &quot; T=&quot; &amp; [$tmpout.F16] &amp; &quot;)&quot;)">
            <text:p/>
          </table:table-cell>
          <table:table-cell table:style-name="ce5" table:formula="of:=IF([$tmpout.$B16]=0;&quot;&quot;;&quot;&amp;&quot;)">
            <text:p/>
          </table:table-cell>
          <table:table-cell table:formula="of:=IF([$tmpout.G16]=0;&quot;&quot;;[$tmpout.G16] &amp; &quot; (&quot; &amp; [$tmpout.I16] &amp;&quot;-&quot;&amp;[$tmpout.H16] &amp; &quot; T=&quot; &amp; [$tmpout.J16] &amp; &quot;)&quot;)">
            <text:p/>
          </table:table-cell>
          <table:table-cell table:style-name="ce5" table:formula="of:=IF([$tmpout.$B16]=0;&quot;&quot;;&quot;&amp;&quot;)">
            <text:p/>
          </table:table-cell>
          <table:table-cell table:formula="of:=IF([$tmpout.O16]=0;&quot;&quot;;[$tmpout.O16] &amp; &quot; (&quot; &amp; [$tmpout.P16] &amp;&quot;-&quot;&amp;[$tmpout.Q16] &amp; &quot; T=&quot; &amp; [$tmpout.R16] &amp; &quot;)&quot;)">
            <text:p/>
          </table:table-cell>
          <table:table-cell table:formula="of:=IF([$tmpout.$B16]=0;&quot;&quot;;&quot;\\&quot;)">
            <text:p/>
          </table:table-cell>
        </table:table-row>
        <table:table-row table:style-name="ro1">
          <table:table-cell table:style-name="ce5" table:formula="of:=IF([$tmpout.B17]=0;&quot;&quot;;[$tmpout.B17])">
            <text:p/>
          </table:table-cell>
          <table:table-cell table:style-name="ce5" table:formula="of:=IF([$tmpout.$B17]=0;&quot;&quot;;&quot;&amp;&quot;)">
            <text:p/>
          </table:table-cell>
          <table:table-cell table:style-name="ce5" table:formula="of:=IF([$tmpout.C17]=0;&quot;&quot;;[$tmpout.C17] &amp; &quot; (&quot; &amp; [$tmpout.D17] &amp;&quot;-&quot;&amp;[$tmpout.E17] &amp; &quot; T=&quot; &amp; [$tmpout.F17] &amp; &quot;)&quot;)">
            <text:p/>
          </table:table-cell>
          <table:table-cell table:style-name="ce5" table:formula="of:=IF([$tmpout.$B17]=0;&quot;&quot;;&quot;&amp;&quot;)">
            <text:p/>
          </table:table-cell>
          <table:table-cell table:formula="of:=IF([$tmpout.G17]=0;&quot;&quot;;[$tmpout.G17] &amp; &quot; (&quot; &amp; [$tmpout.I17] &amp;&quot;-&quot;&amp;[$tmpout.H17] &amp; &quot; T=&quot; &amp; [$tmpout.J17] &amp; &quot;)&quot;)">
            <text:p/>
          </table:table-cell>
          <table:table-cell table:style-name="ce5" table:formula="of:=IF([$tmpout.$B17]=0;&quot;&quot;;&quot;&amp;&quot;)">
            <text:p/>
          </table:table-cell>
          <table:table-cell table:formula="of:=IF([$tmpout.O17]=0;&quot;&quot;;[$tmpout.O17] &amp; &quot; (&quot; &amp; [$tmpout.P17] &amp;&quot;-&quot;&amp;[$tmpout.Q17] &amp; &quot; T=&quot; &amp; [$tmpout.R17] &amp; &quot;)&quot;)">
            <text:p/>
          </table:table-cell>
          <table:table-cell table:formula="of:=IF([$tmpout.$B17]=0;&quot;&quot;;&quot;\\&quot;)">
            <text:p/>
          </table:table-cell>
        </table:table-row>
        <table:table-row table:style-name="ro1">
          <table:table-cell table:style-name="ce5" table:formula="of:=IF([$tmpout.B18]=0;&quot;&quot;;[$tmpout.B18])">
            <text:p/>
          </table:table-cell>
          <table:table-cell table:style-name="ce5" table:formula="of:=IF([$tmpout.$B18]=0;&quot;&quot;;&quot;&amp;&quot;)">
            <text:p/>
          </table:table-cell>
          <table:table-cell table:style-name="ce5" table:formula="of:=IF([$tmpout.C18]=0;&quot;&quot;;[$tmpout.C18] &amp; &quot; (&quot; &amp; [$tmpout.D18] &amp;&quot;-&quot;&amp;[$tmpout.E18] &amp; &quot; T=&quot; &amp; [$tmpout.F18] &amp; &quot;)&quot;)">
            <text:p/>
          </table:table-cell>
          <table:table-cell table:style-name="ce5" table:formula="of:=IF([$tmpout.$B18]=0;&quot;&quot;;&quot;&amp;&quot;)">
            <text:p/>
          </table:table-cell>
          <table:table-cell table:formula="of:=IF([$tmpout.G18]=0;&quot;&quot;;[$tmpout.G18] &amp; &quot; (&quot; &amp; [$tmpout.I18] &amp;&quot;-&quot;&amp;[$tmpout.H18] &amp; &quot; T=&quot; &amp; [$tmpout.J18] &amp; &quot;)&quot;)">
            <text:p/>
          </table:table-cell>
          <table:table-cell table:style-name="ce5" table:formula="of:=IF([$tmpout.$B18]=0;&quot;&quot;;&quot;&amp;&quot;)">
            <text:p/>
          </table:table-cell>
          <table:table-cell table:formula="of:=IF([$tmpout.O18]=0;&quot;&quot;;[$tmpout.O18] &amp; &quot; (&quot; &amp; [$tmpout.P18] &amp;&quot;-&quot;&amp;[$tmpout.Q18] &amp; &quot; T=&quot; &amp; [$tmpout.R18] &amp; &quot;)&quot;)">
            <text:p/>
          </table:table-cell>
          <table:table-cell table:formula="of:=IF([$tmpout.$B18]=0;&quot;&quot;;&quot;\\&quot;)">
            <text:p/>
          </table:table-cell>
        </table:table-row>
        <table:table-row table:style-name="ro1">
          <table:table-cell table:formula="of:=IF([$tmpout.B19]=0;&quot;&quot;;[$tmpout.B19])">
            <text:p/>
          </table:table-cell>
          <table:table-cell table:formula="of:=IF([$tmpout.$B19]=0;&quot;&quot;;&quot;&amp;&quot;)">
            <text:p/>
          </table:table-cell>
          <table:table-cell table:formula="of:=IF([$tmpout.C19]=0;&quot;&quot;;[$tmpout.C19] &amp; &quot; (&quot; &amp; [$tmpout.D19] &amp;&quot;-&quot;&amp;[$tmpout.E19] &amp; &quot; T=&quot; &amp; [$tmpout.F19] &amp; &quot;)&quot;)">
            <text:p/>
          </table:table-cell>
          <table:table-cell table:formula="of:=IF([$tmpout.$B19]=0;&quot;&quot;;&quot;&amp;&quot;)">
            <text:p/>
          </table:table-cell>
          <table:table-cell table:formula="of:=IF([$tmpout.G19]=0;&quot;&quot;;[$tmpout.G19] &amp; &quot; (&quot; &amp; [$tmpout.I19] &amp;&quot;-&quot;&amp;[$tmpout.H19] &amp; &quot; T=&quot; &amp; [$tmpout.J19] &amp; &quot;)&quot;)">
            <text:p/>
          </table:table-cell>
          <table:table-cell table:formula="of:=IF([$tmpout.$B19]=0;&quot;&quot;;&quot;&amp;&quot;)">
            <text:p/>
          </table:table-cell>
          <table:table-cell table:formula="of:=IF([$tmpout.O19]=0;&quot;&quot;;[$tmpout.O19] &amp; &quot; (&quot; &amp; [$tmpout.P19] &amp;&quot;-&quot;&amp;[$tmpout.Q19] &amp; &quot; T=&quot; &amp; [$tmpout.R19] &amp; &quot;)&quot;)">
            <text:p/>
          </table:table-cell>
          <table:table-cell table:formula="of:=IF([$tmpout.$B19]=0;&quot;&quot;;&quot;\\&quot;)">
            <text:p/>
          </table:table-cell>
        </table:table-row>
        <table:table-row table:style-name="ro1">
          <table:table-cell table:formula="of:=IF([$tmpout.B20]=0;&quot;&quot;;[$tmpout.B20])">
            <text:p/>
          </table:table-cell>
          <table:table-cell table:formula="of:=IF([$tmpout.$B20]=0;&quot;&quot;;&quot;&amp;&quot;)">
            <text:p/>
          </table:table-cell>
          <table:table-cell table:formula="of:=IF([$tmpout.C20]=0;&quot;&quot;;[$tmpout.C20] &amp; &quot; (&quot; &amp; [$tmpout.D20] &amp;&quot;-&quot;&amp;[$tmpout.E20] &amp; &quot; T=&quot; &amp; [$tmpout.F20] &amp; &quot;)&quot;)">
            <text:p/>
          </table:table-cell>
          <table:table-cell table:formula="of:=IF([$tmpout.$B20]=0;&quot;&quot;;&quot;&amp;&quot;)">
            <text:p/>
          </table:table-cell>
          <table:table-cell table:formula="of:=IF([$tmpout.G20]=0;&quot;&quot;;[$tmpout.G20] &amp; &quot; (&quot; &amp; [$tmpout.I20] &amp;&quot;-&quot;&amp;[$tmpout.H20] &amp; &quot; T=&quot; &amp; [$tmpout.J20] &amp; &quot;)&quot;)">
            <text:p/>
          </table:table-cell>
          <table:table-cell table:formula="of:=IF([$tmpout.$B20]=0;&quot;&quot;;&quot;&amp;&quot;)">
            <text:p/>
          </table:table-cell>
          <table:table-cell table:formula="of:=IF([$tmpout.O20]=0;&quot;&quot;;[$tmpout.O20] &amp; &quot; (&quot; &amp; [$tmpout.P20] &amp;&quot;-&quot;&amp;[$tmpout.Q20] &amp; &quot; T=&quot; &amp; [$tmpout.R20] &amp; &quot;)&quot;)">
            <text:p/>
          </table:table-cell>
          <table:table-cell table:formula="of:=IF([$tmpout.$B20]=0;&quot;&quot;;&quot;\\&quot;)">
            <text:p/>
          </table:table-cell>
        </table:table-row>
        <table:table-row table:style-name="ro1">
          <table:table-cell table:formula="of:=IF([$tmpout.B21]=0;&quot;&quot;;[$tmpout.B21])">
            <text:p/>
          </table:table-cell>
          <table:table-cell table:formula="of:=IF([$tmpout.$B21]=0;&quot;&quot;;&quot;&amp;&quot;)">
            <text:p/>
          </table:table-cell>
          <table:table-cell table:formula="of:=IF([$tmpout.C21]=0;&quot;&quot;;[$tmpout.C21] &amp; &quot; (&quot; &amp; [$tmpout.D21] &amp;&quot;-&quot;&amp;[$tmpout.E21] &amp; &quot; T=&quot; &amp; [$tmpout.F21] &amp; &quot;)&quot;)">
            <text:p/>
          </table:table-cell>
          <table:table-cell table:formula="of:=IF([$tmpout.$B21]=0;&quot;&quot;;&quot;&amp;&quot;)">
            <text:p/>
          </table:table-cell>
          <table:table-cell table:formula="of:=IF([$tmpout.G21]=0;&quot;&quot;;[$tmpout.G21] &amp; &quot; (&quot; &amp; [$tmpout.I21] &amp;&quot;-&quot;&amp;[$tmpout.H21] &amp; &quot; T=&quot; &amp; [$tmpout.J21] &amp; &quot;)&quot;)">
            <text:p/>
          </table:table-cell>
          <table:table-cell table:formula="of:=IF([$tmpout.$B21]=0;&quot;&quot;;&quot;&amp;&quot;)">
            <text:p/>
          </table:table-cell>
          <table:table-cell table:formula="of:=IF([$tmpout.O21]=0;&quot;&quot;;[$tmpout.O21] &amp; &quot; (&quot; &amp; [$tmpout.P21] &amp;&quot;-&quot;&amp;[$tmpout.Q21] &amp; &quot; T=&quot; &amp; [$tmpout.R21] &amp; &quot;)&quot;)">
            <text:p/>
          </table:table-cell>
          <table:table-cell table:formula="of:=IF([$tmpout.$B21]=0;&quot;&quot;;&quot;\\&quot;)">
            <text:p/>
          </table:table-cell>
        </table:table-row>
        <table:table-row table:style-name="ro1">
          <table:table-cell table:formula="of:=IF([$tmpout.B22]=0;&quot;&quot;;[$tmpout.B22])">
            <text:p/>
          </table:table-cell>
          <table:table-cell table:formula="of:=IF([$tmpout.$B22]=0;&quot;&quot;;&quot;&amp;&quot;)">
            <text:p/>
          </table:table-cell>
          <table:table-cell table:formula="of:=IF([$tmpout.C22]=0;&quot;&quot;;[$tmpout.C22] &amp; &quot; (&quot; &amp; [$tmpout.D22] &amp;&quot;-&quot;&amp;[$tmpout.E22] &amp; &quot; T=&quot; &amp; [$tmpout.F22] &amp; &quot;)&quot;)">
            <text:p/>
          </table:table-cell>
          <table:table-cell table:formula="of:=IF([$tmpout.$B22]=0;&quot;&quot;;&quot;&amp;&quot;)">
            <text:p/>
          </table:table-cell>
          <table:table-cell table:formula="of:=IF([$tmpout.G22]=0;&quot;&quot;;[$tmpout.G22] &amp; &quot; (&quot; &amp; [$tmpout.I22] &amp;&quot;-&quot;&amp;[$tmpout.H22] &amp; &quot; T=&quot; &amp; [$tmpout.J22] &amp; &quot;)&quot;)">
            <text:p/>
          </table:table-cell>
          <table:table-cell table:formula="of:=IF([$tmpout.$B22]=0;&quot;&quot;;&quot;&amp;&quot;)">
            <text:p/>
          </table:table-cell>
          <table:table-cell table:formula="of:=IF([$tmpout.O22]=0;&quot;&quot;;[$tmpout.O22] &amp; &quot; (&quot; &amp; [$tmpout.P22] &amp;&quot;-&quot;&amp;[$tmpout.Q22] &amp; &quot; T=&quot; &amp; [$tmpout.R22] &amp; &quot;)&quot;)">
            <text:p/>
          </table:table-cell>
          <table:table-cell table:formula="of:=IF([$tmpout.$B22]=0;&quot;&quot;;&quot;\\&quot;)">
            <text:p/>
          </table:table-cell>
        </table:table-row>
        <table:table-row table:style-name="ro1">
          <table:table-cell table:formula="of:=IF([$tmpout.B23]=0;&quot;&quot;;[$tmpout.B23])">
            <text:p/>
          </table:table-cell>
          <table:table-cell table:formula="of:=IF([$tmpout.$B23]=0;&quot;&quot;;&quot;&amp;&quot;)">
            <text:p/>
          </table:table-cell>
          <table:table-cell table:formula="of:=IF([$tmpout.C23]=0;&quot;&quot;;[$tmpout.C23] &amp; &quot; (&quot; &amp; [$tmpout.D23] &amp;&quot;-&quot;&amp;[$tmpout.E23] &amp; &quot; T=&quot; &amp; [$tmpout.F23] &amp; &quot;)&quot;)">
            <text:p/>
          </table:table-cell>
          <table:table-cell table:formula="of:=IF([$tmpout.$B23]=0;&quot;&quot;;&quot;&amp;&quot;)">
            <text:p/>
          </table:table-cell>
          <table:table-cell table:formula="of:=IF([$tmpout.G23]=0;&quot;&quot;;[$tmpout.G23] &amp; &quot; (&quot; &amp; [$tmpout.I23] &amp;&quot;-&quot;&amp;[$tmpout.H23] &amp; &quot; T=&quot; &amp; [$tmpout.J23] &amp; &quot;)&quot;)">
            <text:p/>
          </table:table-cell>
          <table:table-cell table:formula="of:=IF([$tmpout.$B23]=0;&quot;&quot;;&quot;&amp;&quot;)">
            <text:p/>
          </table:table-cell>
          <table:table-cell table:formula="of:=IF([$tmpout.O23]=0;&quot;&quot;;[$tmpout.O23] &amp; &quot; (&quot; &amp; [$tmpout.P23] &amp;&quot;-&quot;&amp;[$tmpout.Q23] &amp; &quot; T=&quot; &amp; [$tmpout.R23] &amp; &quot;)&quot;)">
            <text:p/>
          </table:table-cell>
          <table:table-cell table:formula="of:=IF([$tmpout.$B23]=0;&quot;&quot;;&quot;\\&quot;)">
            <text:p/>
          </table:table-cell>
        </table:table-row>
        <table:table-row table:style-name="ro1">
          <table:table-cell table:formula="of:=IF([$tmpout.B24]=0;&quot;&quot;;[$tmpout.B24])">
            <text:p/>
          </table:table-cell>
          <table:table-cell table:formula="of:=IF([$tmpout.$B24]=0;&quot;&quot;;&quot;&amp;&quot;)">
            <text:p/>
          </table:table-cell>
          <table:table-cell table:formula="of:=IF([$tmpout.C24]=0;&quot;&quot;;[$tmpout.C24] &amp; &quot; (&quot; &amp; [$tmpout.D24] &amp;&quot;-&quot;&amp;[$tmpout.E24] &amp; &quot; T=&quot; &amp; [$tmpout.F24] &amp; &quot;)&quot;)">
            <text:p/>
          </table:table-cell>
          <table:table-cell table:formula="of:=IF([$tmpout.$B24]=0;&quot;&quot;;&quot;&amp;&quot;)">
            <text:p/>
          </table:table-cell>
          <table:table-cell table:formula="of:=IF([$tmpout.G24]=0;&quot;&quot;;[$tmpout.G24] &amp; &quot; (&quot; &amp; [$tmpout.I24] &amp;&quot;-&quot;&amp;[$tmpout.H24] &amp; &quot; T=&quot; &amp; [$tmpout.J24] &amp; &quot;)&quot;)">
            <text:p/>
          </table:table-cell>
          <table:table-cell table:formula="of:=IF([$tmpout.$B24]=0;&quot;&quot;;&quot;&amp;&quot;)">
            <text:p/>
          </table:table-cell>
          <table:table-cell table:formula="of:=IF([$tmpout.O24]=0;&quot;&quot;;[$tmpout.O24] &amp; &quot; (&quot; &amp; [$tmpout.P24] &amp;&quot;-&quot;&amp;[$tmpout.Q24] &amp; &quot; T=&quot; &amp; [$tmpout.R24] &amp; &quot;)&quot;)">
            <text:p/>
          </table:table-cell>
          <table:table-cell table:formula="of:=IF([$tmpout.$B24]=0;&quot;&quot;;&quot;\\&quot;)">
            <text:p/>
          </table:table-cell>
        </table:table-row>
        <table:table-row table:style-name="ro1">
          <table:table-cell table:formula="of:=IF([$tmpout.B25]=0;&quot;&quot;;[$tmpout.B25])">
            <text:p/>
          </table:table-cell>
          <table:table-cell table:formula="of:=IF([$tmpout.$B25]=0;&quot;&quot;;&quot;&amp;&quot;)">
            <text:p/>
          </table:table-cell>
          <table:table-cell table:formula="of:=IF([$tmpout.C25]=0;&quot;&quot;;[$tmpout.C25] &amp; &quot; (&quot; &amp; [$tmpout.D25] &amp;&quot;-&quot;&amp;[$tmpout.E25] &amp; &quot; T=&quot; &amp; [$tmpout.F25] &amp; &quot;)&quot;)">
            <text:p/>
          </table:table-cell>
          <table:table-cell table:formula="of:=IF([$tmpout.$B25]=0;&quot;&quot;;&quot;&amp;&quot;)">
            <text:p/>
          </table:table-cell>
          <table:table-cell table:formula="of:=IF([$tmpout.G25]=0;&quot;&quot;;[$tmpout.G25] &amp; &quot; (&quot; &amp; [$tmpout.I25] &amp;&quot;-&quot;&amp;[$tmpout.H25] &amp; &quot; T=&quot; &amp; [$tmpout.J25] &amp; &quot;)&quot;)">
            <text:p/>
          </table:table-cell>
          <table:table-cell table:formula="of:=IF([$tmpout.$B25]=0;&quot;&quot;;&quot;&amp;&quot;)">
            <text:p/>
          </table:table-cell>
          <table:table-cell table:formula="of:=IF([$tmpout.O25]=0;&quot;&quot;;[$tmpout.O25] &amp; &quot; (&quot; &amp; [$tmpout.P25] &amp;&quot;-&quot;&amp;[$tmpout.Q25] &amp; &quot; T=&quot; &amp; [$tmpout.R25] &amp; &quot;)&quot;)">
            <text:p/>
          </table:table-cell>
          <table:table-cell table:formula="of:=IF([$tmpout.$B25]=0;&quot;&quot;;&quot;\\&quot;)">
            <text:p/>
          </table:table-cell>
        </table:table-row>
        <table:table-row table:style-name="ro1">
          <table:table-cell table:formula="of:=IF([$tmpout.B26]=0;&quot;&quot;;[$tmpout.B26])">
            <text:p/>
          </table:table-cell>
          <table:table-cell table:formula="of:=IF([$tmpout.$B26]=0;&quot;&quot;;&quot;&amp;&quot;)">
            <text:p/>
          </table:table-cell>
          <table:table-cell table:formula="of:=IF([$tmpout.C26]=0;&quot;&quot;;[$tmpout.C26] &amp; &quot; (&quot; &amp; [$tmpout.D26] &amp;&quot;-&quot;&amp;[$tmpout.E26] &amp; &quot; T=&quot; &amp; [$tmpout.F26] &amp; &quot;)&quot;)">
            <text:p/>
          </table:table-cell>
          <table:table-cell table:formula="of:=IF([$tmpout.$B26]=0;&quot;&quot;;&quot;&amp;&quot;)">
            <text:p/>
          </table:table-cell>
          <table:table-cell table:formula="of:=IF([$tmpout.G26]=0;&quot;&quot;;[$tmpout.G26] &amp; &quot; (&quot; &amp; [$tmpout.I26] &amp;&quot;-&quot;&amp;[$tmpout.H26] &amp; &quot; T=&quot; &amp; [$tmpout.J26] &amp; &quot;)&quot;)">
            <text:p/>
          </table:table-cell>
          <table:table-cell table:formula="of:=IF([$tmpout.$B26]=0;&quot;&quot;;&quot;&amp;&quot;)">
            <text:p/>
          </table:table-cell>
          <table:table-cell table:formula="of:=IF([$tmpout.O26]=0;&quot;&quot;;[$tmpout.O26] &amp; &quot; (&quot; &amp; [$tmpout.P26] &amp;&quot;-&quot;&amp;[$tmpout.Q26] &amp; &quot; T=&quot; &amp; [$tmpout.R26] &amp; &quot;)&quot;)">
            <text:p/>
          </table:table-cell>
          <table:table-cell table:formula="of:=IF([$tmpout.$B26]=0;&quot;&quot;;&quot;\\&quot;)">
            <text:p/>
          </table:table-cell>
        </table:table-row>
        <table:table-row table:style-name="ro1">
          <table:table-cell table:formula="of:=IF([$tmpout.B27]=0;&quot;&quot;;[$tmpout.B27])">
            <text:p/>
          </table:table-cell>
          <table:table-cell table:formula="of:=IF([$tmpout.$B27]=0;&quot;&quot;;&quot;&amp;&quot;)">
            <text:p/>
          </table:table-cell>
          <table:table-cell table:formula="of:=IF([$tmpout.C27]=0;&quot;&quot;;[$tmpout.C27] &amp; &quot; (&quot; &amp; [$tmpout.D27] &amp;&quot;-&quot;&amp;[$tmpout.E27] &amp; &quot; T=&quot; &amp; [$tmpout.F27] &amp; &quot;)&quot;)">
            <text:p/>
          </table:table-cell>
          <table:table-cell table:formula="of:=IF([$tmpout.$B27]=0;&quot;&quot;;&quot;&amp;&quot;)">
            <text:p/>
          </table:table-cell>
          <table:table-cell table:formula="of:=IF([$tmpout.G27]=0;&quot;&quot;;[$tmpout.G27] &amp; &quot; (&quot; &amp; [$tmpout.I27] &amp;&quot;-&quot;&amp;[$tmpout.H27] &amp; &quot; T=&quot; &amp; [$tmpout.J27] &amp; &quot;)&quot;)">
            <text:p/>
          </table:table-cell>
          <table:table-cell table:formula="of:=IF([$tmpout.$B27]=0;&quot;&quot;;&quot;&amp;&quot;)">
            <text:p/>
          </table:table-cell>
          <table:table-cell table:formula="of:=IF([$tmpout.O27]=0;&quot;&quot;;[$tmpout.O27] &amp; &quot; (&quot; &amp; [$tmpout.P27] &amp;&quot;-&quot;&amp;[$tmpout.Q27] &amp; &quot; T=&quot; &amp; [$tmpout.R27] &amp; &quot;)&quot;)">
            <text:p/>
          </table:table-cell>
          <table:table-cell table:formula="of:=IF([$tmpout.$B27]=0;&quot;&quot;;&quot;\\&quot;)">
            <text:p/>
          </table:table-cell>
        </table:table-row>
        <table:table-row table:style-name="ro1">
          <table:table-cell table:formula="of:=IF([$tmpout.B28]=0;&quot;&quot;;[$tmpout.B28])">
            <text:p/>
          </table:table-cell>
          <table:table-cell table:formula="of:=IF([$tmpout.$B28]=0;&quot;&quot;;&quot;&amp;&quot;)">
            <text:p/>
          </table:table-cell>
          <table:table-cell table:formula="of:=IF([$tmpout.C28]=0;&quot;&quot;;[$tmpout.C28] &amp; &quot; (&quot; &amp; [$tmpout.D28] &amp;&quot;-&quot;&amp;[$tmpout.E28] &amp; &quot; T=&quot; &amp; [$tmpout.F28] &amp; &quot;)&quot;)">
            <text:p/>
          </table:table-cell>
          <table:table-cell table:formula="of:=IF([$tmpout.$B28]=0;&quot;&quot;;&quot;&amp;&quot;)">
            <text:p/>
          </table:table-cell>
          <table:table-cell table:formula="of:=IF([$tmpout.G28]=0;&quot;&quot;;[$tmpout.G28] &amp; &quot; (&quot; &amp; [$tmpout.I28] &amp;&quot;-&quot;&amp;[$tmpout.H28] &amp; &quot; T=&quot; &amp; [$tmpout.J28] &amp; &quot;)&quot;)">
            <text:p/>
          </table:table-cell>
          <table:table-cell table:formula="of:=IF([$tmpout.$B28]=0;&quot;&quot;;&quot;&amp;&quot;)">
            <text:p/>
          </table:table-cell>
          <table:table-cell table:formula="of:=IF([$tmpout.O28]=0;&quot;&quot;;[$tmpout.O28] &amp; &quot; (&quot; &amp; [$tmpout.P28] &amp;&quot;-&quot;&amp;[$tmpout.Q28] &amp; &quot; T=&quot; &amp; [$tmpout.R28] &amp; &quot;)&quot;)">
            <text:p/>
          </table:table-cell>
          <table:table-cell table:formula="of:=IF([$tmpout.$B28]=0;&quot;&quot;;&quot;\\&quot;)">
            <text:p/>
          </table:table-cell>
        </table:table-row>
        <table:table-row table:style-name="ro1">
          <table:table-cell table:formula="of:=IF([$tmpout.B29]=0;&quot;&quot;;[$tmpout.B29])">
            <text:p/>
          </table:table-cell>
          <table:table-cell table:formula="of:=IF([$tmpout.$B29]=0;&quot;&quot;;&quot;&amp;&quot;)">
            <text:p/>
          </table:table-cell>
          <table:table-cell table:formula="of:=IF([$tmpout.C29]=0;&quot;&quot;;[$tmpout.C29] &amp; &quot; (&quot; &amp; [$tmpout.D29] &amp;&quot;-&quot;&amp;[$tmpout.E29] &amp; &quot; T=&quot; &amp; [$tmpout.F29] &amp; &quot;)&quot;)">
            <text:p/>
          </table:table-cell>
          <table:table-cell table:formula="of:=IF([$tmpout.$B29]=0;&quot;&quot;;&quot;&amp;&quot;)">
            <text:p/>
          </table:table-cell>
          <table:table-cell table:formula="of:=IF([$tmpout.G29]=0;&quot;&quot;;[$tmpout.G29] &amp; &quot; (&quot; &amp; [$tmpout.I29] &amp;&quot;-&quot;&amp;[$tmpout.H29] &amp; &quot; T=&quot; &amp; [$tmpout.J29] &amp; &quot;)&quot;)">
            <text:p/>
          </table:table-cell>
          <table:table-cell table:formula="of:=IF([$tmpout.$B29]=0;&quot;&quot;;&quot;&amp;&quot;)">
            <text:p/>
          </table:table-cell>
          <table:table-cell table:formula="of:=IF([$tmpout.O29]=0;&quot;&quot;;[$tmpout.O29] &amp; &quot; (&quot; &amp; [$tmpout.P29] &amp;&quot;-&quot;&amp;[$tmpout.Q29] &amp; &quot; T=&quot; &amp; [$tmpout.R29] &amp; &quot;)&quot;)">
            <text:p/>
          </table:table-cell>
          <table:table-cell table:formula="of:=IF([$tmpout.$B29]=0;&quot;&quot;;&quot;\\&quot;)">
            <text:p/>
          </table:table-cell>
        </table:table-row>
        <table:table-row table:style-name="ro1">
          <table:table-cell table:formula="of:=IF([$tmpout.B30]=0;&quot;&quot;;[$tmpout.B30])">
            <text:p/>
          </table:table-cell>
          <table:table-cell table:formula="of:=IF([$tmpout.$B30]=0;&quot;&quot;;&quot;&amp;&quot;)">
            <text:p/>
          </table:table-cell>
          <table:table-cell table:formula="of:=IF([$tmpout.C30]=0;&quot;&quot;;[$tmpout.C30] &amp; &quot; (&quot; &amp; [$tmpout.D30] &amp;&quot;-&quot;&amp;[$tmpout.E30] &amp; &quot; T=&quot; &amp; [$tmpout.F30] &amp; &quot;)&quot;)">
            <text:p/>
          </table:table-cell>
          <table:table-cell table:formula="of:=IF([$tmpout.$B30]=0;&quot;&quot;;&quot;&amp;&quot;)">
            <text:p/>
          </table:table-cell>
          <table:table-cell table:formula="of:=IF([$tmpout.G30]=0;&quot;&quot;;[$tmpout.G30] &amp; &quot; (&quot; &amp; [$tmpout.I30] &amp;&quot;-&quot;&amp;[$tmpout.H30] &amp; &quot; T=&quot; &amp; [$tmpout.J30] &amp; &quot;)&quot;)">
            <text:p/>
          </table:table-cell>
          <table:table-cell table:formula="of:=IF([$tmpout.$B30]=0;&quot;&quot;;&quot;&amp;&quot;)">
            <text:p/>
          </table:table-cell>
          <table:table-cell table:formula="of:=IF([$tmpout.O30]=0;&quot;&quot;;[$tmpout.O30] &amp; &quot; (&quot; &amp; [$tmpout.P30] &amp;&quot;-&quot;&amp;[$tmpout.Q30] &amp; &quot; T=&quot; &amp; [$tmpout.R30] &amp; &quot;)&quot;)">
            <text:p/>
          </table:table-cell>
          <table:table-cell table:formula="of:=IF([$tmpout.$B30]=0;&quot;&quot;;&quot;\\&quot;)">
            <text:p/>
          </table:table-cell>
        </table:table-row>
        <table:table-row table:style-name="ro1">
          <table:table-cell table:formula="of:=IF([$tmpout.B31]=0;&quot;&quot;;[$tmpout.B31])">
            <text:p/>
          </table:table-cell>
          <table:table-cell table:formula="of:=IF([$tmpout.$B31]=0;&quot;&quot;;&quot;&amp;&quot;)">
            <text:p/>
          </table:table-cell>
          <table:table-cell table:formula="of:=IF([$tmpout.C31]=0;&quot;&quot;;[$tmpout.C31] &amp; &quot; (&quot; &amp; [$tmpout.D31] &amp;&quot;-&quot;&amp;[$tmpout.E31] &amp; &quot; T=&quot; &amp; [$tmpout.F31] &amp; &quot;)&quot;)">
            <text:p/>
          </table:table-cell>
          <table:table-cell table:formula="of:=IF([$tmpout.$B31]=0;&quot;&quot;;&quot;&amp;&quot;)">
            <text:p/>
          </table:table-cell>
          <table:table-cell table:formula="of:=IF([$tmpout.G31]=0;&quot;&quot;;[$tmpout.G31] &amp; &quot; (&quot; &amp; [$tmpout.I31] &amp;&quot;-&quot;&amp;[$tmpout.H31] &amp; &quot; T=&quot; &amp; [$tmpout.J31] &amp; &quot;)&quot;)">
            <text:p/>
          </table:table-cell>
          <table:table-cell table:formula="of:=IF([$tmpout.$B31]=0;&quot;&quot;;&quot;&amp;&quot;)">
            <text:p/>
          </table:table-cell>
          <table:table-cell table:formula="of:=IF([$tmpout.O31]=0;&quot;&quot;;[$tmpout.O31] &amp; &quot; (&quot; &amp; [$tmpout.P31] &amp;&quot;-&quot;&amp;[$tmpout.Q31] &amp; &quot; T=&quot; &amp; [$tmpout.R31] &amp; &quot;)&quot;)">
            <text:p/>
          </table:table-cell>
          <table:table-cell table:formula="of:=IF([$tmpout.$B31]=0;&quot;&quot;;&quot;\\&quot;)">
            <text:p/>
          </table:table-cell>
        </table:table-row>
        <table:table-row table:style-name="ro1">
          <table:table-cell table:formula="of:=IF([$tmpout.B32]=0;&quot;&quot;;[$tmpout.B32])">
            <text:p/>
          </table:table-cell>
          <table:table-cell table:formula="of:=IF([$tmpout.$B32]=0;&quot;&quot;;&quot;&amp;&quot;)">
            <text:p/>
          </table:table-cell>
          <table:table-cell table:formula="of:=IF([$tmpout.C32]=0;&quot;&quot;;[$tmpout.C32] &amp; &quot; (&quot; &amp; [$tmpout.D32] &amp;&quot;-&quot;&amp;[$tmpout.E32] &amp; &quot; T=&quot; &amp; [$tmpout.F32] &amp; &quot;)&quot;)">
            <text:p/>
          </table:table-cell>
          <table:table-cell table:formula="of:=IF([$tmpout.$B32]=0;&quot;&quot;;&quot;&amp;&quot;)">
            <text:p/>
          </table:table-cell>
          <table:table-cell table:formula="of:=IF([$tmpout.G32]=0;&quot;&quot;;[$tmpout.G32] &amp; &quot; (&quot; &amp; [$tmpout.I32] &amp;&quot;-&quot;&amp;[$tmpout.H32] &amp; &quot; T=&quot; &amp; [$tmpout.J32] &amp; &quot;)&quot;)">
            <text:p/>
          </table:table-cell>
          <table:table-cell table:formula="of:=IF([$tmpout.$B32]=0;&quot;&quot;;&quot;&amp;&quot;)">
            <text:p/>
          </table:table-cell>
          <table:table-cell table:formula="of:=IF([$tmpout.O32]=0;&quot;&quot;;[$tmpout.O32] &amp; &quot; (&quot; &amp; [$tmpout.P32] &amp;&quot;-&quot;&amp;[$tmpout.Q32] &amp; &quot; T=&quot; &amp; [$tmpout.R32] &amp; &quot;)&quot;)">
            <text:p/>
          </table:table-cell>
          <table:table-cell table:formula="of:=IF([$tmpout.$B32]=0;&quot;&quot;;&quot;\\&quot;)">
            <text:p/>
          </table:table-cell>
        </table:table-row>
        <table:table-row table:style-name="ro1">
          <table:table-cell table:formula="of:=IF([$tmpout.B33]=0;&quot;&quot;;[$tmpout.B33])">
            <text:p/>
          </table:table-cell>
          <table:table-cell table:formula="of:=IF([$tmpout.$B33]=0;&quot;&quot;;&quot;&amp;&quot;)">
            <text:p/>
          </table:table-cell>
          <table:table-cell table:formula="of:=IF([$tmpout.C33]=0;&quot;&quot;;[$tmpout.C33] &amp; &quot; (&quot; &amp; [$tmpout.D33] &amp;&quot;-&quot;&amp;[$tmpout.E33] &amp; &quot; T=&quot; &amp; [$tmpout.F33] &amp; &quot;)&quot;)">
            <text:p/>
          </table:table-cell>
          <table:table-cell table:formula="of:=IF([$tmpout.$B33]=0;&quot;&quot;;&quot;&amp;&quot;)">
            <text:p/>
          </table:table-cell>
          <table:table-cell table:formula="of:=IF([$tmpout.G33]=0;&quot;&quot;;[$tmpout.G33] &amp; &quot; (&quot; &amp; [$tmpout.I33] &amp;&quot;-&quot;&amp;[$tmpout.H33] &amp; &quot; T=&quot; &amp; [$tmpout.J33] &amp; &quot;)&quot;)">
            <text:p/>
          </table:table-cell>
          <table:table-cell table:formula="of:=IF([$tmpout.$B33]=0;&quot;&quot;;&quot;&amp;&quot;)">
            <text:p/>
          </table:table-cell>
          <table:table-cell table:formula="of:=IF([$tmpout.O33]=0;&quot;&quot;;[$tmpout.O33] &amp; &quot; (&quot; &amp; [$tmpout.P33] &amp;&quot;-&quot;&amp;[$tmpout.Q33] &amp; &quot; T=&quot; &amp; [$tmpout.R33] &amp; &quot;)&quot;)">
            <text:p/>
          </table:table-cell>
          <table:table-cell table:formula="of:=IF([$tmpout.$B33]=0;&quot;&quot;;&quot;\\&quot;)">
            <text:p/>
          </table:table-cell>
        </table:table-row>
        <table:table-row table:style-name="ro1">
          <table:table-cell table:formula="of:=IF([$tmpout.B34]=0;&quot;&quot;;[$tmpout.B34])">
            <text:p/>
          </table:table-cell>
          <table:table-cell table:formula="of:=IF([$tmpout.$B34]=0;&quot;&quot;;&quot;&amp;&quot;)">
            <text:p/>
          </table:table-cell>
          <table:table-cell table:formula="of:=IF([$tmpout.C34]=0;&quot;&quot;;[$tmpout.C34] &amp; &quot; (&quot; &amp; [$tmpout.D34] &amp;&quot;-&quot;&amp;[$tmpout.E34] &amp; &quot; T=&quot; &amp; [$tmpout.F34] &amp; &quot;)&quot;)">
            <text:p/>
          </table:table-cell>
          <table:table-cell table:formula="of:=IF([$tmpout.$B34]=0;&quot;&quot;;&quot;&amp;&quot;)">
            <text:p/>
          </table:table-cell>
          <table:table-cell table:formula="of:=IF([$tmpout.G34]=0;&quot;&quot;;[$tmpout.G34] &amp; &quot; (&quot; &amp; [$tmpout.I34] &amp;&quot;-&quot;&amp;[$tmpout.H34] &amp; &quot; T=&quot; &amp; [$tmpout.J34] &amp; &quot;)&quot;)">
            <text:p/>
          </table:table-cell>
          <table:table-cell table:formula="of:=IF([$tmpout.$B34]=0;&quot;&quot;;&quot;&amp;&quot;)">
            <text:p/>
          </table:table-cell>
          <table:table-cell table:formula="of:=IF([$tmpout.O34]=0;&quot;&quot;;[$tmpout.O34] &amp; &quot; (&quot; &amp; [$tmpout.P34] &amp;&quot;-&quot;&amp;[$tmpout.Q34] &amp; &quot; T=&quot; &amp; [$tmpout.R34] &amp; &quot;)&quot;)">
            <text:p/>
          </table:table-cell>
          <table:table-cell table:formula="of:=IF([$tmpout.$B34]=0;&quot;&quot;;&quot;\\&quot;)">
            <text:p/>
          </table:table-cell>
        </table:table-row>
        <table:table-row table:style-name="ro1">
          <table:table-cell table:formula="of:=IF([$tmpout.B35]=0;&quot;&quot;;[$tmpout.B35])">
            <text:p/>
          </table:table-cell>
          <table:table-cell table:formula="of:=IF([$tmpout.$B35]=0;&quot;&quot;;&quot;&amp;&quot;)">
            <text:p/>
          </table:table-cell>
          <table:table-cell table:formula="of:=IF([$tmpout.C35]=0;&quot;&quot;;[$tmpout.C35] &amp; &quot; (&quot; &amp; [$tmpout.D35] &amp;&quot;-&quot;&amp;[$tmpout.E35] &amp; &quot; T=&quot; &amp; [$tmpout.F35] &amp; &quot;)&quot;)">
            <text:p/>
          </table:table-cell>
          <table:table-cell table:formula="of:=IF([$tmpout.$B35]=0;&quot;&quot;;&quot;&amp;&quot;)">
            <text:p/>
          </table:table-cell>
          <table:table-cell table:formula="of:=IF([$tmpout.G35]=0;&quot;&quot;;[$tmpout.G35] &amp; &quot; (&quot; &amp; [$tmpout.I35] &amp;&quot;-&quot;&amp;[$tmpout.H35] &amp; &quot; T=&quot; &amp; [$tmpout.J35] &amp; &quot;)&quot;)">
            <text:p/>
          </table:table-cell>
          <table:table-cell table:formula="of:=IF([$tmpout.$B35]=0;&quot;&quot;;&quot;&amp;&quot;)">
            <text:p/>
          </table:table-cell>
          <table:table-cell table:formula="of:=IF([$tmpout.O35]=0;&quot;&quot;;[$tmpout.O35] &amp; &quot; (&quot; &amp; [$tmpout.P35] &amp;&quot;-&quot;&amp;[$tmpout.Q35] &amp; &quot; T=&quot; &amp; [$tmpout.R35] &amp; &quot;)&quot;)">
            <text:p/>
          </table:table-cell>
          <table:table-cell table:formula="of:=IF([$tmpout.$B35]=0;&quot;&quot;;&quot;\\&quot;)">
            <text:p/>
          </table:table-cell>
        </table:table-row>
        <table:table-row table:style-name="ro1">
          <table:table-cell table:formula="of:=IF([$tmpout.B36]=0;&quot;&quot;;[$tmpout.B36])">
            <text:p/>
          </table:table-cell>
          <table:table-cell table:formula="of:=IF([$tmpout.$B36]=0;&quot;&quot;;&quot;&amp;&quot;)">
            <text:p/>
          </table:table-cell>
          <table:table-cell table:formula="of:=IF([$tmpout.C36]=0;&quot;&quot;;[$tmpout.C36] &amp; &quot; (&quot; &amp; [$tmpout.D36] &amp;&quot;-&quot;&amp;[$tmpout.E36] &amp; &quot; T=&quot; &amp; [$tmpout.F36] &amp; &quot;)&quot;)">
            <text:p/>
          </table:table-cell>
          <table:table-cell table:formula="of:=IF([$tmpout.$B36]=0;&quot;&quot;;&quot;&amp;&quot;)">
            <text:p/>
          </table:table-cell>
          <table:table-cell table:formula="of:=IF([$tmpout.G36]=0;&quot;&quot;;[$tmpout.G36] &amp; &quot; (&quot; &amp; [$tmpout.I36] &amp;&quot;-&quot;&amp;[$tmpout.H36] &amp; &quot; T=&quot; &amp; [$tmpout.J36] &amp; &quot;)&quot;)">
            <text:p/>
          </table:table-cell>
          <table:table-cell table:formula="of:=IF([$tmpout.$B36]=0;&quot;&quot;;&quot;&amp;&quot;)">
            <text:p/>
          </table:table-cell>
          <table:table-cell table:formula="of:=IF([$tmpout.O36]=0;&quot;&quot;;[$tmpout.O36] &amp; &quot; (&quot; &amp; [$tmpout.P36] &amp;&quot;-&quot;&amp;[$tmpout.Q36] &amp; &quot; T=&quot; &amp; [$tmpout.R36] &amp; &quot;)&quot;)">
            <text:p/>
          </table:table-cell>
          <table:table-cell table:formula="of:=IF([$tmpout.$B36]=0;&quot;&quot;;&quot;\\&quot;)">
            <text:p/>
          </table:table-cell>
        </table:table-row>
        <table:table-row table:style-name="ro1">
          <table:table-cell table:formula="of:=IF([$tmpout.B37]=0;&quot;&quot;;[$tmpout.B37])">
            <text:p/>
          </table:table-cell>
          <table:table-cell table:formula="of:=IF([$tmpout.$B37]=0;&quot;&quot;;&quot;&amp;&quot;)">
            <text:p/>
          </table:table-cell>
          <table:table-cell table:formula="of:=IF([$tmpout.C37]=0;&quot;&quot;;[$tmpout.C37] &amp; &quot; (&quot; &amp; [$tmpout.D37] &amp;&quot;-&quot;&amp;[$tmpout.E37] &amp; &quot; T=&quot; &amp; [$tmpout.F37] &amp; &quot;)&quot;)">
            <text:p/>
          </table:table-cell>
          <table:table-cell table:formula="of:=IF([$tmpout.$B37]=0;&quot;&quot;;&quot;&amp;&quot;)">
            <text:p/>
          </table:table-cell>
          <table:table-cell table:formula="of:=IF([$tmpout.G37]=0;&quot;&quot;;[$tmpout.G37] &amp; &quot; (&quot; &amp; [$tmpout.I37] &amp;&quot;-&quot;&amp;[$tmpout.H37] &amp; &quot; T=&quot; &amp; [$tmpout.J37] &amp; &quot;)&quot;)">
            <text:p/>
          </table:table-cell>
          <table:table-cell table:formula="of:=IF([$tmpout.$B37]=0;&quot;&quot;;&quot;&amp;&quot;)">
            <text:p/>
          </table:table-cell>
          <table:table-cell table:formula="of:=IF([$tmpout.O37]=0;&quot;&quot;;[$tmpout.O37] &amp; &quot; (&quot; &amp; [$tmpout.P37] &amp;&quot;-&quot;&amp;[$tmpout.Q37] &amp; &quot; T=&quot; &amp; [$tmpout.R37] &amp; &quot;)&quot;)">
            <text:p/>
          </table:table-cell>
          <table:table-cell table:formula="of:=IF([$tmpout.$B37]=0;&quot;&quot;;&quot;\\&quot;)">
            <text:p/>
          </table:table-cell>
        </table:table-row>
        <table:table-row table:style-name="ro1">
          <table:table-cell table:formula="of:=IF([$tmpout.B38]=0;&quot;&quot;;[$tmpout.B38])">
            <text:p/>
          </table:table-cell>
          <table:table-cell table:formula="of:=IF([$tmpout.$B38]=0;&quot;&quot;;&quot;&amp;&quot;)">
            <text:p/>
          </table:table-cell>
          <table:table-cell table:formula="of:=IF([$tmpout.C38]=0;&quot;&quot;;[$tmpout.C38] &amp; &quot; (&quot; &amp; [$tmpout.D38] &amp;&quot;-&quot;&amp;[$tmpout.E38] &amp; &quot; T=&quot; &amp; [$tmpout.F38] &amp; &quot;)&quot;)">
            <text:p/>
          </table:table-cell>
          <table:table-cell table:formula="of:=IF([$tmpout.$B38]=0;&quot;&quot;;&quot;&amp;&quot;)">
            <text:p/>
          </table:table-cell>
          <table:table-cell table:formula="of:=IF([$tmpout.G38]=0;&quot;&quot;;[$tmpout.G38] &amp; &quot; (&quot; &amp; [$tmpout.I38] &amp;&quot;-&quot;&amp;[$tmpout.H38] &amp; &quot; T=&quot; &amp; [$tmpout.J38] &amp; &quot;)&quot;)">
            <text:p/>
          </table:table-cell>
          <table:table-cell table:formula="of:=IF([$tmpout.$B38]=0;&quot;&quot;;&quot;&amp;&quot;)">
            <text:p/>
          </table:table-cell>
          <table:table-cell table:formula="of:=IF([$tmpout.O38]=0;&quot;&quot;;[$tmpout.O38] &amp; &quot; (&quot; &amp; [$tmpout.P38] &amp;&quot;-&quot;&amp;[$tmpout.Q38] &amp; &quot; T=&quot; &amp; [$tmpout.R38] &amp; &quot;)&quot;)">
            <text:p/>
          </table:table-cell>
          <table:table-cell table:formula="of:=IF([$tmpout.$B38]=0;&quot;&quot;;&quot;\\&quot;)">
            <text:p/>
          </table:table-cell>
        </table:table-row>
        <table:table-row table:style-name="ro1">
          <table:table-cell table:formula="of:=IF([$tmpout.B39]=0;&quot;&quot;;[$tmpout.B39])">
            <text:p/>
          </table:table-cell>
          <table:table-cell table:formula="of:=IF([$tmpout.$B39]=0;&quot;&quot;;&quot;&amp;&quot;)">
            <text:p/>
          </table:table-cell>
          <table:table-cell table:formula="of:=IF([$tmpout.C39]=0;&quot;&quot;;[$tmpout.C39] &amp; &quot; (&quot; &amp; [$tmpout.D39] &amp;&quot;-&quot;&amp;[$tmpout.E39] &amp; &quot; T=&quot; &amp; [$tmpout.F39] &amp; &quot;)&quot;)">
            <text:p/>
          </table:table-cell>
          <table:table-cell table:formula="of:=IF([$tmpout.$B39]=0;&quot;&quot;;&quot;&amp;&quot;)">
            <text:p/>
          </table:table-cell>
          <table:table-cell table:formula="of:=IF([$tmpout.G39]=0;&quot;&quot;;[$tmpout.G39] &amp; &quot; (&quot; &amp; [$tmpout.I39] &amp;&quot;-&quot;&amp;[$tmpout.H39] &amp; &quot; T=&quot; &amp; [$tmpout.J39] &amp; &quot;)&quot;)">
            <text:p/>
          </table:table-cell>
          <table:table-cell table:formula="of:=IF([$tmpout.$B39]=0;&quot;&quot;;&quot;&amp;&quot;)">
            <text:p/>
          </table:table-cell>
          <table:table-cell table:formula="of:=IF([$tmpout.O39]=0;&quot;&quot;;[$tmpout.O39] &amp; &quot; (&quot; &amp; [$tmpout.P39] &amp;&quot;-&quot;&amp;[$tmpout.Q39] &amp; &quot; T=&quot; &amp; [$tmpout.R39] &amp; &quot;)&quot;)">
            <text:p/>
          </table:table-cell>
          <table:table-cell table:formula="of:=IF([$tmpout.$B39]=0;&quot;&quot;;&quot;\\&quot;)">
            <text:p/>
          </table:table-cell>
        </table:table-row>
        <table:table-row table:style-name="ro1">
          <table:table-cell table:formula="of:=IF([$tmpout.B40]=0;&quot;&quot;;[$tmpout.B40])">
            <text:p/>
          </table:table-cell>
          <table:table-cell table:formula="of:=IF([$tmpout.$B40]=0;&quot;&quot;;&quot;&amp;&quot;)">
            <text:p/>
          </table:table-cell>
          <table:table-cell table:formula="of:=IF([$tmpout.C40]=0;&quot;&quot;;[$tmpout.C40] &amp; &quot; (&quot; &amp; [$tmpout.D40] &amp;&quot;-&quot;&amp;[$tmpout.E40] &amp; &quot; T=&quot; &amp; [$tmpout.F40] &amp; &quot;)&quot;)">
            <text:p/>
          </table:table-cell>
          <table:table-cell table:formula="of:=IF([$tmpout.$B40]=0;&quot;&quot;;&quot;&amp;&quot;)">
            <text:p/>
          </table:table-cell>
          <table:table-cell table:formula="of:=IF([$tmpout.G40]=0;&quot;&quot;;[$tmpout.G40] &amp; &quot; (&quot; &amp; [$tmpout.I40] &amp;&quot;-&quot;&amp;[$tmpout.H40] &amp; &quot; T=&quot; &amp; [$tmpout.J40] &amp; &quot;)&quot;)">
            <text:p/>
          </table:table-cell>
          <table:table-cell table:formula="of:=IF([$tmpout.$B40]=0;&quot;&quot;;&quot;&amp;&quot;)">
            <text:p/>
          </table:table-cell>
          <table:table-cell table:formula="of:=IF([$tmpout.O40]=0;&quot;&quot;;[$tmpout.O40] &amp; &quot; (&quot; &amp; [$tmpout.P40] &amp;&quot;-&quot;&amp;[$tmpout.Q40] &amp; &quot; T=&quot; &amp; [$tmpout.R40] &amp; &quot;)&quot;)">
            <text:p/>
          </table:table-cell>
          <table:table-cell table:formula="of:=IF([$tmpout.$B40]=0;&quot;&quot;;&quot;\\&quot;)">
            <text:p/>
          </table:table-cell>
        </table:table-row>
        <table:table-row table:style-name="ro1">
          <table:table-cell table:formula="of:=IF([$tmpout.B41]=0;&quot;&quot;;[$tmpout.B41])">
            <text:p/>
          </table:table-cell>
          <table:table-cell table:formula="of:=IF([$tmpout.$B41]=0;&quot;&quot;;&quot;&amp;&quot;)">
            <text:p/>
          </table:table-cell>
          <table:table-cell table:formula="of:=IF([$tmpout.C41]=0;&quot;&quot;;[$tmpout.C41] &amp; &quot; (&quot; &amp; [$tmpout.D41] &amp;&quot;-&quot;&amp;[$tmpout.E41] &amp; &quot; T=&quot; &amp; [$tmpout.F41] &amp; &quot;)&quot;)">
            <text:p/>
          </table:table-cell>
          <table:table-cell table:formula="of:=IF([$tmpout.$B41]=0;&quot;&quot;;&quot;&amp;&quot;)">
            <text:p/>
          </table:table-cell>
          <table:table-cell table:formula="of:=IF([$tmpout.G41]=0;&quot;&quot;;[$tmpout.G41] &amp; &quot; (&quot; &amp; [$tmpout.I41] &amp;&quot;-&quot;&amp;[$tmpout.H41] &amp; &quot; T=&quot; &amp; [$tmpout.J41] &amp; &quot;)&quot;)">
            <text:p/>
          </table:table-cell>
          <table:table-cell table:formula="of:=IF([$tmpout.$B41]=0;&quot;&quot;;&quot;&amp;&quot;)">
            <text:p/>
          </table:table-cell>
          <table:table-cell table:formula="of:=IF([$tmpout.O41]=0;&quot;&quot;;[$tmpout.O41] &amp; &quot; (&quot; &amp; [$tmpout.P41] &amp;&quot;-&quot;&amp;[$tmpout.Q41] &amp; &quot; T=&quot; &amp; [$tmpout.R41] &amp; &quot;)&quot;)">
            <text:p/>
          </table:table-cell>
          <table:table-cell table:formula="of:=IF([$tmpout.$B41]=0;&quot;&quot;;&quot;\\&quot;)">
            <text:p/>
          </table:table-cell>
        </table:table-row>
        <table:table-row table:style-name="ro1">
          <table:table-cell table:formula="of:=IF([$tmpout.B42]=0;&quot;&quot;;[$tmpout.B42])">
            <text:p/>
          </table:table-cell>
          <table:table-cell table:formula="of:=IF([$tmpout.$B42]=0;&quot;&quot;;&quot;&amp;&quot;)">
            <text:p/>
          </table:table-cell>
          <table:table-cell table:formula="of:=IF([$tmpout.C42]=0;&quot;&quot;;[$tmpout.C42] &amp; &quot; (&quot; &amp; [$tmpout.D42] &amp;&quot;-&quot;&amp;[$tmpout.E42] &amp; &quot; T=&quot; &amp; [$tmpout.F42] &amp; &quot;)&quot;)">
            <text:p/>
          </table:table-cell>
          <table:table-cell table:formula="of:=IF([$tmpout.$B42]=0;&quot;&quot;;&quot;&amp;&quot;)">
            <text:p/>
          </table:table-cell>
          <table:table-cell table:formula="of:=IF([$tmpout.G42]=0;&quot;&quot;;[$tmpout.G42] &amp; &quot; (&quot; &amp; [$tmpout.I42] &amp;&quot;-&quot;&amp;[$tmpout.H42] &amp; &quot; T=&quot; &amp; [$tmpout.J42] &amp; &quot;)&quot;)">
            <text:p/>
          </table:table-cell>
          <table:table-cell table:formula="of:=IF([$tmpout.$B42]=0;&quot;&quot;;&quot;&amp;&quot;)">
            <text:p/>
          </table:table-cell>
          <table:table-cell table:formula="of:=IF([$tmpout.O42]=0;&quot;&quot;;[$tmpout.O42] &amp; &quot; (&quot; &amp; [$tmpout.P42] &amp;&quot;-&quot;&amp;[$tmpout.Q42] &amp; &quot; T=&quot; &amp; [$tmpout.R42] &amp; &quot;)&quot;)">
            <text:p/>
          </table:table-cell>
          <table:table-cell table:formula="of:=IF([$tmpout.$B42]=0;&quot;&quot;;&quot;\\&quot;)">
            <text:p/>
          </table:table-cell>
        </table:table-row>
        <table:table-row table:style-name="ro1">
          <table:table-cell table:formula="of:=IF([$tmpout.B43]=0;&quot;&quot;;[$tmpout.B43])">
            <text:p/>
          </table:table-cell>
          <table:table-cell table:formula="of:=IF([$tmpout.$B43]=0;&quot;&quot;;&quot;&amp;&quot;)">
            <text:p/>
          </table:table-cell>
          <table:table-cell table:formula="of:=IF([$tmpout.C43]=0;&quot;&quot;;[$tmpout.C43] &amp; &quot; (&quot; &amp; [$tmpout.D43] &amp;&quot;-&quot;&amp;[$tmpout.E43] &amp; &quot; T=&quot; &amp; [$tmpout.F43] &amp; &quot;)&quot;)">
            <text:p/>
          </table:table-cell>
          <table:table-cell table:formula="of:=IF([$tmpout.$B43]=0;&quot;&quot;;&quot;&amp;&quot;)">
            <text:p/>
          </table:table-cell>
          <table:table-cell table:formula="of:=IF([$tmpout.G43]=0;&quot;&quot;;[$tmpout.G43] &amp; &quot; (&quot; &amp; [$tmpout.I43] &amp;&quot;-&quot;&amp;[$tmpout.H43] &amp; &quot; T=&quot; &amp; [$tmpout.J43] &amp; &quot;)&quot;)">
            <text:p/>
          </table:table-cell>
          <table:table-cell table:formula="of:=IF([$tmpout.$B43]=0;&quot;&quot;;&quot;&amp;&quot;)">
            <text:p/>
          </table:table-cell>
          <table:table-cell table:formula="of:=IF([$tmpout.O43]=0;&quot;&quot;;[$tmpout.O43] &amp; &quot; (&quot; &amp; [$tmpout.P43] &amp;&quot;-&quot;&amp;[$tmpout.Q43] &amp; &quot; T=&quot; &amp; [$tmpout.R43] &amp; &quot;)&quot;)">
            <text:p/>
          </table:table-cell>
          <table:table-cell table:formula="of:=IF([$tmpout.$B43]=0;&quot;&quot;;&quot;\\&quot;)">
            <text:p/>
          </table:table-cell>
        </table:table-row>
        <table:table-row table:style-name="ro1">
          <table:table-cell table:formula="of:=IF([$tmpout.B44]=0;&quot;&quot;;[$tmpout.B44])">
            <text:p/>
          </table:table-cell>
          <table:table-cell table:formula="of:=IF([$tmpout.$B44]=0;&quot;&quot;;&quot;&amp;&quot;)">
            <text:p/>
          </table:table-cell>
          <table:table-cell table:formula="of:=IF([$tmpout.C44]=0;&quot;&quot;;[$tmpout.C44] &amp; &quot; (&quot; &amp; [$tmpout.D44] &amp;&quot;-&quot;&amp;[$tmpout.E44] &amp; &quot; T=&quot; &amp; [$tmpout.F44] &amp; &quot;)&quot;)">
            <text:p/>
          </table:table-cell>
          <table:table-cell table:formula="of:=IF([$tmpout.$B44]=0;&quot;&quot;;&quot;&amp;&quot;)">
            <text:p/>
          </table:table-cell>
          <table:table-cell table:formula="of:=IF([$tmpout.G44]=0;&quot;&quot;;[$tmpout.G44] &amp; &quot; (&quot; &amp; [$tmpout.I44] &amp;&quot;-&quot;&amp;[$tmpout.H44] &amp; &quot; T=&quot; &amp; [$tmpout.J44] &amp; &quot;)&quot;)">
            <text:p/>
          </table:table-cell>
          <table:table-cell table:formula="of:=IF([$tmpout.$B44]=0;&quot;&quot;;&quot;&amp;&quot;)">
            <text:p/>
          </table:table-cell>
          <table:table-cell table:formula="of:=IF([$tmpout.O44]=0;&quot;&quot;;[$tmpout.O44] &amp; &quot; (&quot; &amp; [$tmpout.P44] &amp;&quot;-&quot;&amp;[$tmpout.Q44] &amp; &quot; T=&quot; &amp; [$tmpout.R44] &amp; &quot;)&quot;)">
            <text:p/>
          </table:table-cell>
          <table:table-cell table:formula="of:=IF([$tmpout.$B44]=0;&quot;&quot;;&quot;\\&quot;)">
            <text:p/>
          </table:table-cell>
        </table:table-row>
        <table:table-row table:style-name="ro1">
          <table:table-cell table:formula="of:=IF([$tmpout.B45]=0;&quot;&quot;;[$tmpout.B45])">
            <text:p/>
          </table:table-cell>
          <table:table-cell table:formula="of:=IF([$tmpout.$B45]=0;&quot;&quot;;&quot;&amp;&quot;)">
            <text:p/>
          </table:table-cell>
          <table:table-cell table:formula="of:=IF([$tmpout.C45]=0;&quot;&quot;;[$tmpout.C45] &amp; &quot; (&quot; &amp; [$tmpout.D45] &amp;&quot;-&quot;&amp;[$tmpout.E45] &amp; &quot; T=&quot; &amp; [$tmpout.F45] &amp; &quot;)&quot;)">
            <text:p/>
          </table:table-cell>
          <table:table-cell table:formula="of:=IF([$tmpout.$B45]=0;&quot;&quot;;&quot;&amp;&quot;)">
            <text:p/>
          </table:table-cell>
          <table:table-cell table:formula="of:=IF([$tmpout.G45]=0;&quot;&quot;;[$tmpout.G45] &amp; &quot; (&quot; &amp; [$tmpout.I45] &amp;&quot;-&quot;&amp;[$tmpout.H45] &amp; &quot; T=&quot; &amp; [$tmpout.J45] &amp; &quot;)&quot;)">
            <text:p/>
          </table:table-cell>
          <table:table-cell table:formula="of:=IF([$tmpout.$B45]=0;&quot;&quot;;&quot;&amp;&quot;)">
            <text:p/>
          </table:table-cell>
          <table:table-cell table:formula="of:=IF([$tmpout.O45]=0;&quot;&quot;;[$tmpout.O45] &amp; &quot; (&quot; &amp; [$tmpout.P45] &amp;&quot;-&quot;&amp;[$tmpout.Q45] &amp; &quot; T=&quot; &amp; [$tmpout.R45] &amp; &quot;)&quot;)">
            <text:p/>
          </table:table-cell>
          <table:table-cell table:formula="of:=IF([$tmpout.$B45]=0;&quot;&quot;;&quot;\\&quot;)">
            <text:p/>
          </table:table-cell>
        </table:table-row>
        <table:table-row table:style-name="ro1">
          <table:table-cell table:formula="of:=IF([$tmpout.B46]=0;&quot;&quot;;[$tmpout.B46])">
            <text:p/>
          </table:table-cell>
          <table:table-cell table:formula="of:=IF([$tmpout.$B46]=0;&quot;&quot;;&quot;&amp;&quot;)">
            <text:p/>
          </table:table-cell>
          <table:table-cell table:formula="of:=IF([$tmpout.C46]=0;&quot;&quot;;[$tmpout.C46] &amp; &quot; (&quot; &amp; [$tmpout.D46] &amp;&quot;-&quot;&amp;[$tmpout.E46] &amp; &quot; T=&quot; &amp; [$tmpout.F46] &amp; &quot;)&quot;)">
            <text:p/>
          </table:table-cell>
          <table:table-cell table:formula="of:=IF([$tmpout.$B46]=0;&quot;&quot;;&quot;&amp;&quot;)">
            <text:p/>
          </table:table-cell>
          <table:table-cell table:formula="of:=IF([$tmpout.G46]=0;&quot;&quot;;[$tmpout.G46] &amp; &quot; (&quot; &amp; [$tmpout.I46] &amp;&quot;-&quot;&amp;[$tmpout.H46] &amp; &quot; T=&quot; &amp; [$tmpout.J46] &amp; &quot;)&quot;)">
            <text:p/>
          </table:table-cell>
          <table:table-cell table:formula="of:=IF([$tmpout.$B46]=0;&quot;&quot;;&quot;&amp;&quot;)">
            <text:p/>
          </table:table-cell>
          <table:table-cell table:formula="of:=IF([$tmpout.O46]=0;&quot;&quot;;[$tmpout.O46] &amp; &quot; (&quot; &amp; [$tmpout.P46] &amp;&quot;-&quot;&amp;[$tmpout.Q46] &amp; &quot; T=&quot; &amp; [$tmpout.R46] &amp; &quot;)&quot;)">
            <text:p/>
          </table:table-cell>
          <table:table-cell table:formula="of:=IF([$tmpout.$B46]=0;&quot;&quot;;&quot;\\&quot;)">
            <text:p/>
          </table:table-cell>
        </table:table-row>
        <table:table-row table:style-name="ro1">
          <table:table-cell table:formula="of:=IF([$tmpout.B47]=0;&quot;&quot;;[$tmpout.B47])">
            <text:p/>
          </table:table-cell>
          <table:table-cell table:formula="of:=IF([$tmpout.$B47]=0;&quot;&quot;;&quot;&amp;&quot;)">
            <text:p/>
          </table:table-cell>
          <table:table-cell table:formula="of:=IF([$tmpout.C47]=0;&quot;&quot;;[$tmpout.C47] &amp; &quot; (&quot; &amp; [$tmpout.D47] &amp;&quot;-&quot;&amp;[$tmpout.E47] &amp; &quot; T=&quot; &amp; [$tmpout.F47] &amp; &quot;)&quot;)">
            <text:p/>
          </table:table-cell>
          <table:table-cell table:formula="of:=IF([$tmpout.$B47]=0;&quot;&quot;;&quot;&amp;&quot;)">
            <text:p/>
          </table:table-cell>
          <table:table-cell table:formula="of:=IF([$tmpout.G47]=0;&quot;&quot;;[$tmpout.G47] &amp; &quot; (&quot; &amp; [$tmpout.I47] &amp;&quot;-&quot;&amp;[$tmpout.H47] &amp; &quot; T=&quot; &amp; [$tmpout.J47] &amp; &quot;)&quot;)">
            <text:p/>
          </table:table-cell>
          <table:table-cell table:formula="of:=IF([$tmpout.$B47]=0;&quot;&quot;;&quot;&amp;&quot;)">
            <text:p/>
          </table:table-cell>
          <table:table-cell table:formula="of:=IF([$tmpout.O47]=0;&quot;&quot;;[$tmpout.O47] &amp; &quot; (&quot; &amp; [$tmpout.P47] &amp;&quot;-&quot;&amp;[$tmpout.Q47] &amp; &quot; T=&quot; &amp; [$tmpout.R47] &amp; &quot;)&quot;)">
            <text:p/>
          </table:table-cell>
          <table:table-cell table:formula="of:=IF([$tmpout.$B47]=0;&quot;&quot;;&quot;\\&quot;)">
            <text:p/>
          </table:table-cell>
        </table:table-row>
        <table:table-row table:style-name="ro1">
          <table:table-cell table:formula="of:=IF([$tmpout.B48]=0;&quot;&quot;;[$tmpout.B48])">
            <text:p/>
          </table:table-cell>
          <table:table-cell table:formula="of:=IF([$tmpout.$B48]=0;&quot;&quot;;&quot;&amp;&quot;)">
            <text:p/>
          </table:table-cell>
          <table:table-cell table:formula="of:=IF([$tmpout.C48]=0;&quot;&quot;;[$tmpout.C48] &amp; &quot; (&quot; &amp; [$tmpout.D48] &amp;&quot;-&quot;&amp;[$tmpout.E48] &amp; &quot; T=&quot; &amp; [$tmpout.F48] &amp; &quot;)&quot;)">
            <text:p/>
          </table:table-cell>
          <table:table-cell table:formula="of:=IF([$tmpout.$B48]=0;&quot;&quot;;&quot;&amp;&quot;)">
            <text:p/>
          </table:table-cell>
          <table:table-cell table:formula="of:=IF([$tmpout.G48]=0;&quot;&quot;;[$tmpout.G48] &amp; &quot; (&quot; &amp; [$tmpout.I48] &amp;&quot;-&quot;&amp;[$tmpout.H48] &amp; &quot; T=&quot; &amp; [$tmpout.J48] &amp; &quot;)&quot;)">
            <text:p/>
          </table:table-cell>
          <table:table-cell table:formula="of:=IF([$tmpout.$B48]=0;&quot;&quot;;&quot;&amp;&quot;)">
            <text:p/>
          </table:table-cell>
          <table:table-cell table:formula="of:=IF([$tmpout.O48]=0;&quot;&quot;;[$tmpout.O48] &amp; &quot; (&quot; &amp; [$tmpout.P48] &amp;&quot;-&quot;&amp;[$tmpout.Q48] &amp; &quot; T=&quot; &amp; [$tmpout.R48] &amp; &quot;)&quot;)">
            <text:p/>
          </table:table-cell>
          <table:table-cell table:formula="of:=IF([$tmpout.$B48]=0;&quot;&quot;;&quot;\\&quot;)">
            <text:p/>
          </table:table-cell>
        </table:table-row>
        <table:table-row table:style-name="ro1">
          <table:table-cell table:formula="of:=IF([$tmpout.B49]=0;&quot;&quot;;[$tmpout.B49])">
            <text:p/>
          </table:table-cell>
          <table:table-cell table:formula="of:=IF([$tmpout.$B49]=0;&quot;&quot;;&quot;&amp;&quot;)">
            <text:p/>
          </table:table-cell>
          <table:table-cell table:formula="of:=IF([$tmpout.C49]=0;&quot;&quot;;[$tmpout.C49] &amp; &quot; (&quot; &amp; [$tmpout.D49] &amp;&quot;-&quot;&amp;[$tmpout.E49] &amp; &quot; T=&quot; &amp; [$tmpout.F49] &amp; &quot;)&quot;)">
            <text:p/>
          </table:table-cell>
          <table:table-cell table:formula="of:=IF([$tmpout.$B49]=0;&quot;&quot;;&quot;&amp;&quot;)">
            <text:p/>
          </table:table-cell>
          <table:table-cell table:formula="of:=IF([$tmpout.G49]=0;&quot;&quot;;[$tmpout.G49] &amp; &quot; (&quot; &amp; [$tmpout.I49] &amp;&quot;-&quot;&amp;[$tmpout.H49] &amp; &quot; T=&quot; &amp; [$tmpout.J49] &amp; &quot;)&quot;)">
            <text:p/>
          </table:table-cell>
          <table:table-cell table:formula="of:=IF([$tmpout.$B49]=0;&quot;&quot;;&quot;&amp;&quot;)">
            <text:p/>
          </table:table-cell>
          <table:table-cell table:formula="of:=IF([$tmpout.O49]=0;&quot;&quot;;[$tmpout.O49] &amp; &quot; (&quot; &amp; [$tmpout.P49] &amp;&quot;-&quot;&amp;[$tmpout.Q49] &amp; &quot; T=&quot; &amp; [$tmpout.R49] &amp; &quot;)&quot;)">
            <text:p/>
          </table:table-cell>
          <table:table-cell table:formula="of:=IF([$tmpout.$B49]=0;&quot;&quot;;&quot;\\&quot;)">
            <text:p/>
          </table:table-cell>
        </table:table-row>
        <table:table-row table:style-name="ro1">
          <table:table-cell table:formula="of:=IF([$tmpout.B50]=0;&quot;&quot;;[$tmpout.B50])">
            <text:p/>
          </table:table-cell>
          <table:table-cell table:formula="of:=IF([$tmpout.$B50]=0;&quot;&quot;;&quot;&amp;&quot;)">
            <text:p/>
          </table:table-cell>
          <table:table-cell table:formula="of:=IF([$tmpout.C50]=0;&quot;&quot;;[$tmpout.C50] &amp; &quot; (&quot; &amp; [$tmpout.D50] &amp;&quot;-&quot;&amp;[$tmpout.E50] &amp; &quot; T=&quot; &amp; [$tmpout.F50] &amp; &quot;)&quot;)">
            <text:p/>
          </table:table-cell>
          <table:table-cell table:formula="of:=IF([$tmpout.$B50]=0;&quot;&quot;;&quot;&amp;&quot;)">
            <text:p/>
          </table:table-cell>
          <table:table-cell table:formula="of:=IF([$tmpout.G50]=0;&quot;&quot;;[$tmpout.G50] &amp; &quot; (&quot; &amp; [$tmpout.I50] &amp;&quot;-&quot;&amp;[$tmpout.H50] &amp; &quot; T=&quot; &amp; [$tmpout.J50] &amp; &quot;)&quot;)">
            <text:p/>
          </table:table-cell>
          <table:table-cell table:formula="of:=IF([$tmpout.$B50]=0;&quot;&quot;;&quot;&amp;&quot;)">
            <text:p/>
          </table:table-cell>
          <table:table-cell table:formula="of:=IF([$tmpout.O50]=0;&quot;&quot;;[$tmpout.O50] &amp; &quot; (&quot; &amp; [$tmpout.P50] &amp;&quot;-&quot;&amp;[$tmpout.Q50] &amp; &quot; T=&quot; &amp; [$tmpout.R50] &amp; &quot;)&quot;)">
            <text:p/>
          </table:table-cell>
          <table:table-cell table:formula="of:=IF([$tmpout.$B50]=0;&quot;&quot;;&quot;\\&quot;)">
            <text:p/>
          </table:table-cell>
        </table:table-row>
        <table:table-row table:style-name="ro1"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&amp;&quot;)">
            <text:p/>
          </table:table-cell>
          <table:table-cell table:style-name="Default"/>
          <table:table-cell table:formula="of:=IF([$tmpout.$B51]=0;&quot;&quot;;&quot;&amp;&quot;)">
            <text:p/>
          </table:table-cell>
          <table:table-cell/>
          <table:table-cell table:formula="of:=IF([$tmpout.$B51]=0;&quot;&quot;;&quot;\\&quot;)">
            <text:p/>
          </table:table-cell>
        </table:table-row>
        <table:table-row table:style-name="ro1"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&amp;&quot;)">
            <text:p/>
          </table:table-cell>
          <table:table-cell table:style-name="Default"/>
          <table:table-cell table:formula="of:=IF([$tmpout.$B52]=0;&quot;&quot;;&quot;&amp;&quot;)">
            <text:p/>
          </table:table-cell>
          <table:table-cell/>
          <table:table-cell table:formula="of:=IF([$tmpout.$B52]=0;&quot;&quot;;&quot;\\&quot;)">
            <text:p/>
          </table:table-cell>
        </table:table-row>
        <table:table-row table:style-name="ro1"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&amp;&quot;)">
            <text:p/>
          </table:table-cell>
          <table:table-cell table:style-name="Default"/>
          <table:table-cell table:formula="of:=IF([$tmpout.$B53]=0;&quot;&quot;;&quot;&amp;&quot;)">
            <text:p/>
          </table:table-cell>
          <table:table-cell/>
          <table:table-cell table:formula="of:=IF([$tmpout.$B53]=0;&quot;&quot;;&quot;\\&quot;)">
            <text:p/>
          </table:table-cell>
        </table:table-row>
        <table:table-row table:style-name="ro1"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&amp;&quot;)">
            <text:p/>
          </table:table-cell>
          <table:table-cell table:style-name="Default"/>
          <table:table-cell table:formula="of:=IF([$tmpout.$B54]=0;&quot;&quot;;&quot;&amp;&quot;)">
            <text:p/>
          </table:table-cell>
          <table:table-cell/>
          <table:table-cell table:formula="of:=IF([$tmpout.$B54]=0;&quot;&quot;;&quot;\\&quot;)">
            <text:p/>
          </table:table-cell>
        </table:table-row>
        <table:table-row table:style-name="ro1"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&amp;&quot;)">
            <text:p/>
          </table:table-cell>
          <table:table-cell table:style-name="Default"/>
          <table:table-cell table:formula="of:=IF([$tmpout.$B55]=0;&quot;&quot;;&quot;&amp;&quot;)">
            <text:p/>
          </table:table-cell>
          <table:table-cell/>
          <table:table-cell table:formula="of:=IF([$tmpout.$B55]=0;&quot;&quot;;&quot;\\&quot;)">
            <text:p/>
          </table:table-cell>
        </table:table-row>
        <table:table-row table:style-name="ro1"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&amp;&quot;)">
            <text:p/>
          </table:table-cell>
          <table:table-cell table:style-name="Default"/>
          <table:table-cell table:formula="of:=IF([$tmpout.$B56]=0;&quot;&quot;;&quot;&amp;&quot;)">
            <text:p/>
          </table:table-cell>
          <table:table-cell/>
          <table:table-cell table:formula="of:=IF([$tmpout.$B56]=0;&quot;&quot;;&quot;\\&quot;)">
            <text:p/>
          </table:table-cell>
        </table:table-row>
        <table:table-row table:style-name="ro1"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&amp;&quot;)">
            <text:p/>
          </table:table-cell>
          <table:table-cell table:style-name="Default"/>
          <table:table-cell table:formula="of:=IF([$tmpout.$B57]=0;&quot;&quot;;&quot;&amp;&quot;)">
            <text:p/>
          </table:table-cell>
          <table:table-cell/>
          <table:table-cell table:formula="of:=IF([$tmpout.$B57]=0;&quot;&quot;;&quot;\\&quot;)">
            <text:p/>
          </table:table-cell>
        </table:table-row>
        <table:table-row table:style-name="ro1"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&amp;&quot;)">
            <text:p/>
          </table:table-cell>
          <table:table-cell table:style-name="Default"/>
          <table:table-cell table:formula="of:=IF([$tmpout.$B58]=0;&quot;&quot;;&quot;&amp;&quot;)">
            <text:p/>
          </table:table-cell>
          <table:table-cell/>
          <table:table-cell table:formula="of:=IF([$tmpout.$B58]=0;&quot;&quot;;&quot;\\&quot;)">
            <text:p/>
          </table:table-cell>
        </table:table-row>
        <table:table-row table:style-name="ro1"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&amp;&quot;)">
            <text:p/>
          </table:table-cell>
          <table:table-cell table:style-name="Default"/>
          <table:table-cell table:formula="of:=IF([$tmpout.$B59]=0;&quot;&quot;;&quot;&amp;&quot;)">
            <text:p/>
          </table:table-cell>
          <table:table-cell/>
          <table:table-cell table:formula="of:=IF([$tmpout.$B59]=0;&quot;&quot;;&quot;\\&quot;)">
            <text:p/>
          </table:table-cell>
        </table:table-row>
        <table:table-row table:style-name="ro1"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&amp;&quot;)">
            <text:p/>
          </table:table-cell>
          <table:table-cell table:style-name="Default"/>
          <table:table-cell table:formula="of:=IF([$tmpout.$B60]=0;&quot;&quot;;&quot;&amp;&quot;)">
            <text:p/>
          </table:table-cell>
          <table:table-cell/>
          <table:table-cell table:formula="of:=IF([$tmpout.$B60]=0;&quot;&quot;;&quot;\\&quot;)">
            <text:p/>
          </table:table-cell>
        </table:table-row>
        <table:table-row table:style-name="ro1"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&amp;&quot;)">
            <text:p/>
          </table:table-cell>
          <table:table-cell table:style-name="Default"/>
          <table:table-cell table:formula="of:=IF([$tmpout.$B61]=0;&quot;&quot;;&quot;&amp;&quot;)">
            <text:p/>
          </table:table-cell>
          <table:table-cell/>
          <table:table-cell table:formula="of:=IF([$tmpout.$B61]=0;&quot;&quot;;&quot;\\&quot;)">
            <text:p/>
          </table:table-cell>
        </table:table-row>
        <table:table-row table:style-name="ro1"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&amp;&quot;)">
            <text:p/>
          </table:table-cell>
          <table:table-cell table:style-name="Default"/>
          <table:table-cell table:formula="of:=IF([$tmpout.$B62]=0;&quot;&quot;;&quot;&amp;&quot;)">
            <text:p/>
          </table:table-cell>
          <table:table-cell/>
          <table:table-cell table:formula="of:=IF([$tmpout.$B62]=0;&quot;&quot;;&quot;\\&quot;)">
            <text:p/>
          </table:table-cell>
        </table:table-row>
        <table:table-row table:style-name="ro1"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&amp;&quot;)">
            <text:p/>
          </table:table-cell>
          <table:table-cell table:style-name="Default"/>
          <table:table-cell table:formula="of:=IF([$tmpout.$B63]=0;&quot;&quot;;&quot;&amp;&quot;)">
            <text:p/>
          </table:table-cell>
          <table:table-cell/>
          <table:table-cell table:formula="of:=IF([$tmpout.$B63]=0;&quot;&quot;;&quot;\\&quot;)">
            <text:p/>
          </table:table-cell>
        </table:table-row>
        <table:table-row table:style-name="ro1"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&amp;&quot;)">
            <text:p/>
          </table:table-cell>
          <table:table-cell table:style-name="Default"/>
          <table:table-cell table:formula="of:=IF([$tmpout.$B64]=0;&quot;&quot;;&quot;&amp;&quot;)">
            <text:p/>
          </table:table-cell>
          <table:table-cell/>
          <table:table-cell table:formula="of:=IF([$tmpout.$B64]=0;&quot;&quot;;&quot;\\&quot;)">
            <text:p/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IF([$tmpout.$B65]=0;&quot;&quot;;&quot;\\&quot;)">
            <text:p/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IF([$tmpout.$B66]=0;&quot;&quot;;&quot;\\&quot;)">
            <text:p/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IF([$tmpout.$B67]=0;&quot;&quot;;&quot;\\&quot;)">
            <text:p/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IF([$tmpout.$B68]=0;&quot;&quot;;&quot;\\&quot;)">
            <text:p/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IF([$tmpout.$B69]=0;&quot;&quot;;&quot;\\&quot;)">
            <text:p/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IF([$tmpout.$B70]=0;&quot;&quot;;&quot;\\&quot;)">
            <text:p/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IF([$tmpout.$B71]=0;&quot;&quot;;&quot;\\&quot;)">
            <text:p/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IF([$tmpout.$B72]=0;&quot;&quot;;&quot;\\&quot;)">
            <text:p/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IF([$tmpout.$B73]=0;&quot;&quot;;&quot;\\&quot;)">
            <text:p/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IF([$tmpout.$B74]=0;&quot;&quot;;&quot;\\&quot;)">
            <text:p/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IF([$tmpout.$B75]=0;&quot;&quot;;&quot;\\&quot;)">
            <text:p/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IF([$tmpout.$B76]=0;&quot;&quot;;&quot;\\&quot;)">
            <text:p/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IF([$tmpout.$B77]=0;&quot;&quot;;&quot;\\&quot;)">
            <text:p/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IF([$tmpout.$B78]=0;&quot;&quot;;&quot;\\&quot;)">
            <text:p/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IF([$tmpout.$B79]=0;&quot;&quot;;&quot;\\&quot;)">
            <text:p/>
          </table:table-cell>
        </table:table-row>
      </table:table>
      <table:table table:name="trendtable.tex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rends</text:p>
          </table:table-cell>
          <table:table-cell table:number-columns-repeated="6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2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E2];2)&amp;[$trends.I2] &amp; &quot; (&quot; &amp; ROUND([$trends.F2];2) &amp; &quot; - &quot; &amp;  ROUND([$trends.G2];2) &amp;&quot;)&quot;" office:value-type="string" office:string-value="3.03*** (1.87 - 4.19)" calcext:value-type="string">
            <text:p>3.03*** (1.87 - 4.19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3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3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E3];2)&amp;[$trends.I3] &amp; &quot; (&quot; &amp; ROUND([$trends.F3];2) &amp; &quot; - &quot; &amp;  ROUND([$trends.G3];2) &amp;&quot;)&quot;" office:value-type="string" office:string-value="-1.86 (-4.82 - 1.11)" calcext:value-type="string">
            <text:p>-1.86 (-4.82 - 1.11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4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4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E4];2)&amp;[$trends.I4] &amp; &quot; (&quot; &amp; ROUND([$trends.F4];2) &amp; &quot; - &quot; &amp;  ROUND([$trends.G4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5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5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E5];2)&amp;[$trends.I5] &amp; &quot; (&quot; &amp; ROUND([$trends.F5];2) &amp; &quot; - &quot; &amp;  ROUND([$trends.G5];2) &amp;&quot;)&quot;" office:value-type="string" office:string-value="1.23** (0.18 - 2.28)" calcext:value-type="string">
            <text:p>1.23** (0.18 - 2.28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6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6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E6];2)&amp;[$trends.I6] &amp; &quot; (&quot; &amp; ROUND([$trends.F6];2) &amp; &quot; - &quot; &amp;  ROUND([$trends.G6];2) &amp;&quot;)&quot;" office:value-type="string" office:string-value="3.32*** (2.7 - 3.94)" calcext:value-type="string">
            <text:p>3.32*** (2.7 - 3.94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7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7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E7];2)&amp;[$trends.I7] &amp; &quot; (&quot; &amp; ROUND([$trends.F7];2) &amp; &quot; - &quot; &amp;  ROUND([$trends.G7];2) &amp;&quot;)&quot;" office:value-type="string" office:string-value="1.39** (0.26 - 2.51)" calcext:value-type="string">
            <text:p>1.39** (0.26 - 2.51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8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8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E8];2)&amp;[$trends.I8] &amp; &quot; (&quot; &amp; ROUND([$trends.F8];2) &amp; &quot; - &quot; &amp;  ROUND([$trends.G8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9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9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E9];2)&amp;[$trends.I9] &amp; &quot; (&quot; &amp; ROUND([$trends.F9];2) &amp; &quot; - &quot; &amp;  ROUND([$trends.G9];2) &amp;&quot;)&quot;" office:value-type="string" office:string-value="1.85*** (1.09 - 2.61)" calcext:value-type="string">
            <text:p>1.85*** (1.09 - 2.61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0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0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E10];2)&amp;[$trends.I10] &amp; &quot; (&quot; &amp; ROUND([$trends.F10];2) &amp; &quot; - &quot; &amp;  ROUND([$trends.G10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1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1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E11];2)&amp;[$trends.I11] &amp; &quot; (&quot; &amp; ROUND([$trends.F11];2) &amp; &quot; - &quot; &amp;  ROUND([$trends.G11];2) &amp;&quot;)&quot;" office:value-type="string" office:string-value="7.41*** (5.08 - 9.75)" calcext:value-type="string">
            <text:p>7.41*** (5.08 - 9.75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2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2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E12];2)&amp;[$trends.I12] &amp; &quot; (&quot; &amp; ROUND([$trends.F12];2) &amp; &quot; - &quot; &amp;  ROUND([$trends.G12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3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3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E13];2)&amp;[$trends.I13] &amp; &quot; (&quot; &amp; ROUND([$trends.F13];2) &amp; &quot; - &quot; &amp;  ROUND([$trends.G13];2) &amp;&quot;)&quot;" office:value-type="string" office:string-value="34.63 (-77.53 - 146.79)" calcext:value-type="string">
            <text:p>34.63 (-77.53 - 146.79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4]" office:value-type="string" office:string-value="secbnew" calcext:value-type="string">
            <text:p>secbnew</text:p>
          </table:table-cell>
          <table:table-cell office:value-type="string" calcext:value-type="string">
            <text:p>&amp;</text:p>
          </table:table-cell>
          <table:table-cell table:formula="of:=[$trends.B14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E14];2)&amp;[$trends.I14] &amp; &quot; (&quot; &amp; ROUND([$trends.F14];2) &amp; &quot; - &quot; &amp;  ROUND([$trends.G14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5]" office:value-type="string" office:string-value="secbnew" calcext:value-type="string">
            <text:p>secbnew</text:p>
          </table:table-cell>
          <table:table-cell office:value-type="string" calcext:value-type="string">
            <text:p>&amp;</text:p>
          </table:table-cell>
          <table:table-cell table:formula="of:=[$trends.B15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E15];2)&amp;[$trends.I15] &amp; &quot; (&quot; &amp; ROUND([$trends.F15];2) &amp; &quot; - &quot; &amp;  ROUND([$trends.G15];2) &amp;&quot;)&quot;" office:value-type="string" office:string-value="7.89*** (4.38 - 11.41)" calcext:value-type="string">
            <text:p>7.89*** (4.38 - 11.41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6]" office:value-type="string" office:string-value="secbnew" calcext:value-type="string">
            <text:p>secbnew</text:p>
          </table:table-cell>
          <table:table-cell office:value-type="string" calcext:value-type="string">
            <text:p>&amp;</text:p>
          </table:table-cell>
          <table:table-cell table:formula="of:=[$trends.B16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E16];2)&amp;[$trends.I16] &amp; &quot; (&quot; &amp; ROUND([$trends.F16];2) &amp; &quot; - &quot; &amp;  ROUND([$trends.G16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7]" office:value-type="string" office:string-value="secbnew" calcext:value-type="string">
            <text:p>secbnew</text:p>
          </table:table-cell>
          <table:table-cell office:value-type="string" calcext:value-type="string">
            <text:p>&amp;</text:p>
          </table:table-cell>
          <table:table-cell table:formula="of:=[$trends.B17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E17];2)&amp;[$trends.I17] &amp; &quot; (&quot; &amp; ROUND([$trends.F17];2) &amp; &quot; - &quot; &amp;  ROUND([$trends.G17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8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18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E18];2)&amp;[$trends.I18] &amp; &quot; (&quot; &amp; ROUND([$trends.F18];2) &amp; &quot; - &quot; &amp;  ROUND([$trends.G18];2) &amp;&quot;)&quot;" office:value-type="string" office:string-value="0.41** (0.09 - 0.74)" calcext:value-type="string">
            <text:p>0.41** (0.09 - 0.74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9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19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E19];2)&amp;[$trends.I19] &amp; &quot; (&quot; &amp; ROUND([$trends.F19];2) &amp; &quot; - &quot; &amp;  ROUND([$trends.G19];2) &amp;&quot;)&quot;" office:value-type="string" office:string-value="0.81* (-0.02 - 1.64)" calcext:value-type="string">
            <text:p>0.81* (-0.02 - 1.64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0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20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E20];2)&amp;[$trends.I20] &amp; &quot; (&quot; &amp; ROUND([$trends.F20];2) &amp; &quot; - &quot; &amp;  ROUND([$trends.G20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1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21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E21];2)&amp;[$trends.I21] &amp; &quot; (&quot; &amp; ROUND([$trends.F21];2) &amp; &quot; - &quot; &amp;  ROUND([$trends.G21];2) &amp;&quot;)&quot;" office:value-type="string" office:string-value="1.46 (-0.44 - 3.37)" calcext:value-type="string">
            <text:p>1.46 (-0.44 - 3.37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2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2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E22];2)&amp;[$trends.I22] &amp; &quot; (&quot; &amp; ROUND([$trends.F22];2) &amp; &quot; - &quot; &amp;  ROUND([$trends.G22];2) &amp;&quot;)&quot;" office:value-type="string" office:string-value="0.01 (-0.26 - 0.28)" calcext:value-type="string">
            <text:p>0.01 (-0.26 - 0.28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3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3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E23];2)&amp;[$trends.I23] &amp; &quot; (&quot; &amp; ROUND([$trends.F23];2) &amp; &quot; - &quot; &amp;  ROUND([$trends.G23];2) &amp;&quot;)&quot;" office:value-type="string" office:string-value="0.32** (0.06 - 0.59)" calcext:value-type="string">
            <text:p>0.32** (0.06 - 0.59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4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4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E24];2)&amp;[$trends.I24] &amp; &quot; (&quot; &amp; ROUND([$trends.F24];2) &amp; &quot; - &quot; &amp;  ROUND([$trends.G24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5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5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E25];2)&amp;[$trends.I25] &amp; &quot; (&quot; &amp; ROUND([$trends.F25];2) &amp; &quot; - &quot; &amp;  ROUND([$trends.G25];2) &amp;&quot;)&quot;" office:value-type="string" office:string-value="1.18 (-0.71 - 3.08)" calcext:value-type="string">
            <text:p>1.18 (-0.71 - 3.08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6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6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E26];2)&amp;[$trends.I26] &amp; &quot; (&quot; &amp; ROUND([$trends.F26];2) &amp; &quot; - &quot; &amp;  ROUND([$trends.G26];2) &amp;&quot;)&quot;" office:value-type="string" office:string-value="-0.36** (-0.68 - -0.03)" calcext:value-type="string">
            <text:p>-0.36** (-0.68 - -0.03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7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7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E27];2)&amp;[$trends.I27] &amp; &quot; (&quot; &amp; ROUND([$trends.F27];2) &amp; &quot; - &quot; &amp;  ROUND([$trends.G27];2) &amp;&quot;)&quot;" office:value-type="string" office:string-value="0.29 (-0.99 - 1.56)" calcext:value-type="string">
            <text:p>0.29 (-0.99 - 1.56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8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8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E28];2)&amp;[$trends.I28] &amp; &quot; (&quot; &amp; ROUND([$trends.F28];2) &amp; &quot; - &quot; &amp;  ROUND([$trends.G28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9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9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E29];2)&amp;[$trends.I29] &amp; &quot; (&quot; &amp; ROUND([$trends.F29];2) &amp; &quot; - &quot; &amp;  ROUND([$trends.G29];2) &amp;&quot;)&quot;" office:value-type="string" office:string-value="-1.63** (-3 - -0.26)" calcext:value-type="string">
            <text:p>-1.63** (-3 - -0.26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8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8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7P0"/>
    </number:currency-style>
    <number:currency-style style:name="N125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5P0"/>
    </number:currency-style>
    <number:currency-style style:name="N123P0" style:volatile="true"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23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23P0"/>
    </number:currency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2:27:54.333295633</meta:creation-date>
    <dc:date>2024-04-10T19:33:07.777342214</dc:date>
    <meta:editing-duration>PT16H1M2S</meta:editing-duration>
    <meta:editing-cycles>54</meta:editing-cycles>
    <meta:generator>LibreOffice/7.3.7.2$Linux_X86_64 LibreOffice_project/30$Build-2</meta:generator>
    <meta:document-statistic meta:table-count="24" meta:cell-count="5356" meta:object-count="0"/>
  </office:meta>
</office:document-meta>
</file>